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ts_dw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1011" table:default-cell-style-name="Default"/>
        <table:table-row table:style-name="ro1"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pts_read</text:p>
          </table:table-cell>
          <table:table-cell table:style-name="ce1" office:value-type="string" calcext:value-type="string">
            <text:p>dts_read</text:p>
          </table:table-cell>
          <table:table-cell table:style-name="ce1" office:value-type="string" calcext:value-type="string">
            <text:p><text:s/>NB_SAMPLES_PTS </text:p>
          </table:table-cell>
          <table:table-cell table:style-name="ce1"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UP(([.D2]+40)/44100*90000)+23" office:value-type="float" office:value="105" calcext:value-type="float">
            <text:p>105</text:p>
          </table:table-cell>
          <table:table-cell table:formula="of:=[.F2]-[.B2]" office:value-type="float" office:value="0" calcext:value-type="float">
            <text:p>0</text:p>
          </table:table-cell>
          <table:table-cell table:formula="of:=ROUNDUP(([.D2])/44100*90000)+23" office:value-type="float" office:value="23" calcext:value-type="float">
            <text:p>23</text:p>
          </table:table-cell>
          <table:table-cell table:formula="of:=[.H2]-[.C2]"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7" calcext:value-type="float">
            <text:p>2717</text:p>
          </table:table-cell>
          <table:table-cell office:value-type="float" office:value="2636" calcext:value-type="float">
            <text:p>2636</text:p>
          </table:table-cell>
          <table:table-cell office:value-type="float" office:value="1280" calcext:value-type="float">
            <text:p>1280</text:p>
          </table:table-cell>
          <table:table-cell table:formula="of:=[.D3]/240" office:value-type="float" office:value="5.33333333333333" calcext:value-type="float">
            <text:p>5,33333333333333</text:p>
          </table:table-cell>
          <table:table-cell table:formula="of:=ROUNDUP(([.D3]+40)/44100*90000)+23" office:value-type="float" office:value="2717" calcext:value-type="float">
            <text:p>2717</text:p>
          </table:table-cell>
          <table:table-cell table:formula="of:=[.F3]-[.B3]" office:value-type="float" office:value="0" calcext:value-type="float">
            <text:p>0</text:p>
          </table:table-cell>
          <table:table-cell table:formula="of:=ROUNDUP(([.D3])/44100*90000)+23" office:value-type="float" office:value="2636" calcext:value-type="float">
            <text:p>2636</text:p>
          </table:table-cell>
          <table:table-cell table:formula="of:=[.H3]-[.C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30" calcext:value-type="float">
            <text:p>5330</text:p>
          </table:table-cell>
          <table:table-cell office:value-type="float" office:value="5248" calcext:value-type="float">
            <text:p>5248</text:p>
          </table:table-cell>
          <table:table-cell office:value-type="float" office:value="2560" calcext:value-type="float">
            <text:p>2560</text:p>
          </table:table-cell>
          <table:table-cell table:formula="of:=[.D4]/240" office:value-type="float" office:value="10.6666666666667" calcext:value-type="float">
            <text:p>10,6666666666667</text:p>
          </table:table-cell>
          <table:table-cell table:formula="of:=ROUNDUP(([.D4]+40)/44100*90000)+23" office:value-type="float" office:value="5330" calcext:value-type="float">
            <text:p>5330</text:p>
          </table:table-cell>
          <table:table-cell table:formula="of:=[.F4]-[.B4]" office:value-type="float" office:value="0" calcext:value-type="float">
            <text:p>0</text:p>
          </table:table-cell>
          <table:table-cell table:formula="of:=ROUNDUP(([.D4])/44100*90000)+23" office:value-type="float" office:value="5248" calcext:value-type="float">
            <text:p>5248</text:p>
          </table:table-cell>
          <table:table-cell table:formula="of:=[.H4]-[.C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42" calcext:value-type="float">
            <text:p>7942</text:p>
          </table:table-cell>
          <table:table-cell office:value-type="float" office:value="7860" calcext:value-type="float">
            <text:p>7860</text:p>
          </table:table-cell>
          <table:table-cell office:value-type="float" office:value="3840" calcext:value-type="float">
            <text:p>3840</text:p>
          </table:table-cell>
          <table:table-cell table:formula="of:=[.D5]/240" office:value-type="float" office:value="16" calcext:value-type="float">
            <text:p>16</text:p>
          </table:table-cell>
          <table:table-cell table:formula="of:=ROUNDUP(([.D5]+40)/44100*90000)+23" office:value-type="float" office:value="7942" calcext:value-type="float">
            <text:p>7942</text:p>
          </table:table-cell>
          <table:table-cell table:formula="of:=[.F5]-[.B5]" office:value-type="float" office:value="0" calcext:value-type="float">
            <text:p>0</text:p>
          </table:table-cell>
          <table:table-cell table:formula="of:=ROUNDUP(([.D5])/44100*90000)+23" office:value-type="float" office:value="7860" calcext:value-type="float">
            <text:p>7860</text:p>
          </table:table-cell>
          <table:table-cell table:formula="of:=[.H5]-[.C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54" calcext:value-type="float">
            <text:p>10554</text:p>
          </table:table-cell>
          <table:table-cell office:value-type="float" office:value="10472" calcext:value-type="float">
            <text:p>10472</text:p>
          </table:table-cell>
          <table:table-cell office:value-type="float" office:value="5120" calcext:value-type="float">
            <text:p>5120</text:p>
          </table:table-cell>
          <table:table-cell table:formula="of:=[.D6]/240" office:value-type="float" office:value="21.3333333333333" calcext:value-type="float">
            <text:p>21,3333333333333</text:p>
          </table:table-cell>
          <table:table-cell table:formula="of:=ROUNDUP(([.D6]+40)/44100*90000)+23" office:value-type="float" office:value="10554" calcext:value-type="float">
            <text:p>10554</text:p>
          </table:table-cell>
          <table:table-cell table:formula="of:=[.F6]-[.B6]" office:value-type="float" office:value="0" calcext:value-type="float">
            <text:p>0</text:p>
          </table:table-cell>
          <table:table-cell table:formula="of:=ROUNDUP(([.D6])/44100*90000)+23" office:value-type="float" office:value="10472" calcext:value-type="float">
            <text:p>10472</text:p>
          </table:table-cell>
          <table:table-cell table:formula="of:=[.H6]-[.C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248" calcext:value-type="float">
            <text:p>13248</text:p>
          </table:table-cell>
          <table:table-cell office:value-type="float" office:value="13166" calcext:value-type="float">
            <text:p>13166</text:p>
          </table:table-cell>
          <table:table-cell office:value-type="float" office:value="6440" calcext:value-type="float">
            <text:p>6440</text:p>
          </table:table-cell>
          <table:table-cell table:formula="of:=[.D7]/240" office:value-type="float" office:value="26.8333333333333" calcext:value-type="float">
            <text:p>26,8333333333333</text:p>
          </table:table-cell>
          <table:table-cell table:formula="of:=ROUNDUP(([.D7]+40)/44100*90000)+23" office:value-type="float" office:value="13248" calcext:value-type="float">
            <text:p>13248</text:p>
          </table:table-cell>
          <table:table-cell table:formula="of:=[.F7]-[.B7]" office:value-type="float" office:value="0" calcext:value-type="float">
            <text:p>0</text:p>
          </table:table-cell>
          <table:table-cell table:formula="of:=ROUNDUP(([.D7])/44100*90000)+23" office:value-type="float" office:value="13166" calcext:value-type="float">
            <text:p>13166</text:p>
          </table:table-cell>
          <table:table-cell table:formula="of:=[.H7]-[.C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60" calcext:value-type="float">
            <text:p>15860</text:p>
          </table:table-cell>
          <table:table-cell office:value-type="float" office:value="15779" calcext:value-type="float">
            <text:p>15779</text:p>
          </table:table-cell>
          <table:table-cell office:value-type="float" office:value="7720" calcext:value-type="float">
            <text:p>7720</text:p>
          </table:table-cell>
          <table:table-cell table:formula="of:=[.D8]/240" office:value-type="float" office:value="32.1666666666667" calcext:value-type="float">
            <text:p>32,1666666666667</text:p>
          </table:table-cell>
          <table:table-cell table:formula="of:=ROUNDUP(([.D8]+40)/44100*90000)+23" office:value-type="float" office:value="15860" calcext:value-type="float">
            <text:p>15860</text:p>
          </table:table-cell>
          <table:table-cell table:formula="of:=[.F8]-[.B8]" office:value-type="float" office:value="0" calcext:value-type="float">
            <text:p>0</text:p>
          </table:table-cell>
          <table:table-cell table:formula="of:=ROUNDUP(([.D8])/44100*90000)+23" office:value-type="float" office:value="15779" calcext:value-type="float">
            <text:p>15779</text:p>
          </table:table-cell>
          <table:table-cell table:formula="of:=[.H8]-[.C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472" calcext:value-type="float">
            <text:p>18472</text:p>
          </table:table-cell>
          <table:table-cell office:value-type="float" office:value="18391" calcext:value-type="float">
            <text:p>18391</text:p>
          </table:table-cell>
          <table:table-cell office:value-type="float" office:value="9000" calcext:value-type="float">
            <text:p>9000</text:p>
          </table:table-cell>
          <table:table-cell table:formula="of:=[.D9]/240" office:value-type="float" office:value="37.5" calcext:value-type="float">
            <text:p>37,5</text:p>
          </table:table-cell>
          <table:table-cell table:formula="of:=ROUNDUP(([.D9]+40)/44100*90000)+23" office:value-type="float" office:value="18472" calcext:value-type="float">
            <text:p>18472</text:p>
          </table:table-cell>
          <table:table-cell table:formula="of:=[.F9]-[.B9]" office:value-type="float" office:value="0" calcext:value-type="float">
            <text:p>0</text:p>
          </table:table-cell>
          <table:table-cell table:formula="of:=ROUNDUP(([.D9])/44100*90000)+23" office:value-type="float" office:value="18391" calcext:value-type="float">
            <text:p>18391</text:p>
          </table:table-cell>
          <table:table-cell table:formula="of:=[.H9]-[.C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085" calcext:value-type="float">
            <text:p>21085</text:p>
          </table:table-cell>
          <table:table-cell office:value-type="float" office:value="21003" calcext:value-type="float">
            <text:p>21003</text:p>
          </table:table-cell>
          <table:table-cell office:value-type="float" office:value="10280" calcext:value-type="float">
            <text:p>10280</text:p>
          </table:table-cell>
          <table:table-cell table:formula="of:=[.D10]/240" office:value-type="float" office:value="42.8333333333333" calcext:value-type="float">
            <text:p>42,8333333333333</text:p>
          </table:table-cell>
          <table:table-cell table:formula="of:=ROUNDUP(([.D10]+40)/44100*90000)+23" office:value-type="float" office:value="21085" calcext:value-type="float">
            <text:p>21085</text:p>
          </table:table-cell>
          <table:table-cell table:formula="of:=[.F10]-[.B10]" office:value-type="float" office:value="0" calcext:value-type="float">
            <text:p>0</text:p>
          </table:table-cell>
          <table:table-cell table:formula="of:=ROUNDUP(([.D10])/44100*90000)+23" office:value-type="float" office:value="21003" calcext:value-type="float">
            <text:p>21003</text:p>
          </table:table-cell>
          <table:table-cell table:formula="of:=[.H10]-[.C1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697" calcext:value-type="float">
            <text:p>23697</text:p>
          </table:table-cell>
          <table:table-cell office:value-type="float" office:value="23615" calcext:value-type="float">
            <text:p>23615</text:p>
          </table:table-cell>
          <table:table-cell office:value-type="float" office:value="11560" calcext:value-type="float">
            <text:p>11560</text:p>
          </table:table-cell>
          <table:table-cell table:formula="of:=[.D11]/240" office:value-type="float" office:value="48.1666666666667" calcext:value-type="float">
            <text:p>48,1666666666667</text:p>
          </table:table-cell>
          <table:table-cell table:formula="of:=ROUNDUP(([.D11]+40)/44100*90000)+23" office:value-type="float" office:value="23697" calcext:value-type="float">
            <text:p>23697</text:p>
          </table:table-cell>
          <table:table-cell table:formula="of:=[.F11]-[.B11]" office:value-type="float" office:value="0" calcext:value-type="float">
            <text:p>0</text:p>
          </table:table-cell>
          <table:table-cell table:formula="of:=ROUNDUP(([.D11])/44100*90000)+23" office:value-type="float" office:value="23615" calcext:value-type="float">
            <text:p>23615</text:p>
          </table:table-cell>
          <table:table-cell table:formula="of:=[.H11]-[.C1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309" calcext:value-type="float">
            <text:p>26309</text:p>
          </table:table-cell>
          <table:table-cell office:value-type="float" office:value="26228" calcext:value-type="float">
            <text:p>26228</text:p>
          </table:table-cell>
          <table:table-cell office:value-type="float" office:value="12840" calcext:value-type="float">
            <text:p>12840</text:p>
          </table:table-cell>
          <table:table-cell table:formula="of:=[.D12]/240" office:value-type="float" office:value="53.5" calcext:value-type="float">
            <text:p>53,5</text:p>
          </table:table-cell>
          <table:table-cell table:formula="of:=ROUNDUP(([.D12]+40)/44100*90000)+23" office:value-type="float" office:value="26309" calcext:value-type="float">
            <text:p>26309</text:p>
          </table:table-cell>
          <table:table-cell table:formula="of:=[.F12]-[.B12]" office:value-type="float" office:value="0" calcext:value-type="float">
            <text:p>0</text:p>
          </table:table-cell>
          <table:table-cell table:formula="of:=ROUNDUP(([.D12])/44100*90000)+23" office:value-type="float" office:value="26228" calcext:value-type="float">
            <text:p>26228</text:p>
          </table:table-cell>
          <table:table-cell table:formula="of:=[.H12]-[.C1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003" calcext:value-type="float">
            <text:p>29003</text:p>
          </table:table-cell>
          <table:table-cell office:value-type="float" office:value="28921" calcext:value-type="float">
            <text:p>28921</text:p>
          </table:table-cell>
          <table:table-cell office:value-type="float" office:value="14160" calcext:value-type="float">
            <text:p>14160</text:p>
          </table:table-cell>
          <table:table-cell table:formula="of:=[.D13]/240" office:value-type="float" office:value="59" calcext:value-type="float">
            <text:p>59</text:p>
          </table:table-cell>
          <table:table-cell table:formula="of:=ROUNDUP(([.D13]+40)/44100*90000)+23" office:value-type="float" office:value="29003" calcext:value-type="float">
            <text:p>29003</text:p>
          </table:table-cell>
          <table:table-cell table:formula="of:=[.F13]-[.B13]" office:value-type="float" office:value="0" calcext:value-type="float">
            <text:p>0</text:p>
          </table:table-cell>
          <table:table-cell table:formula="of:=ROUNDUP(([.D13])/44100*90000)+23" office:value-type="float" office:value="28921" calcext:value-type="float">
            <text:p>28921</text:p>
          </table:table-cell>
          <table:table-cell table:formula="of:=[.H13]-[.C1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615" calcext:value-type="float">
            <text:p>31615</text:p>
          </table:table-cell>
          <table:table-cell office:value-type="float" office:value="31534" calcext:value-type="float">
            <text:p>31534</text:p>
          </table:table-cell>
          <table:table-cell office:value-type="float" office:value="15440" calcext:value-type="float">
            <text:p>15440</text:p>
          </table:table-cell>
          <table:table-cell table:formula="of:=[.D14]/240" office:value-type="float" office:value="64.3333333333333" calcext:value-type="float">
            <text:p>64,3333333333333</text:p>
          </table:table-cell>
          <table:table-cell table:formula="of:=ROUNDUP(([.D14]+40)/44100*90000)+23" office:value-type="float" office:value="31615" calcext:value-type="float">
            <text:p>31615</text:p>
          </table:table-cell>
          <table:table-cell table:formula="of:=[.F14]-[.B14]" office:value-type="float" office:value="0" calcext:value-type="float">
            <text:p>0</text:p>
          </table:table-cell>
          <table:table-cell table:formula="of:=ROUNDUP(([.D14])/44100*90000)+23" office:value-type="float" office:value="31534" calcext:value-type="float">
            <text:p>31534</text:p>
          </table:table-cell>
          <table:table-cell table:formula="of:=[.H14]-[.C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228" calcext:value-type="float">
            <text:p>34228</text:p>
          </table:table-cell>
          <table:table-cell office:value-type="float" office:value="34146" calcext:value-type="float">
            <text:p>34146</text:p>
          </table:table-cell>
          <table:table-cell office:value-type="float" office:value="16720" calcext:value-type="float">
            <text:p>16720</text:p>
          </table:table-cell>
          <table:table-cell table:formula="of:=[.D15]/240" office:value-type="float" office:value="69.6666666666667" calcext:value-type="float">
            <text:p>69,6666666666667</text:p>
          </table:table-cell>
          <table:table-cell table:formula="of:=ROUNDUP(([.D15]+40)/44100*90000)+23" office:value-type="float" office:value="34228" calcext:value-type="float">
            <text:p>34228</text:p>
          </table:table-cell>
          <table:table-cell table:formula="of:=[.F15]-[.B15]" office:value-type="float" office:value="0" calcext:value-type="float">
            <text:p>0</text:p>
          </table:table-cell>
          <table:table-cell table:formula="of:=ROUNDUP(([.D15])/44100*90000)+23" office:value-type="float" office:value="34146" calcext:value-type="float">
            <text:p>34146</text:p>
          </table:table-cell>
          <table:table-cell table:formula="of:=[.H15]-[.C1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840" calcext:value-type="float">
            <text:p>36840</text:p>
          </table:table-cell>
          <table:table-cell office:value-type="float" office:value="36758" calcext:value-type="float">
            <text:p>36758</text:p>
          </table:table-cell>
          <table:table-cell office:value-type="float" office:value="18000" calcext:value-type="float">
            <text:p>18000</text:p>
          </table:table-cell>
          <table:table-cell table:formula="of:=[.D16]/240" office:value-type="float" office:value="75" calcext:value-type="float">
            <text:p>75</text:p>
          </table:table-cell>
          <table:table-cell table:formula="of:=ROUNDUP(([.D16]+40)/44100*90000)+23" office:value-type="float" office:value="36840" calcext:value-type="float">
            <text:p>36840</text:p>
          </table:table-cell>
          <table:table-cell table:formula="of:=[.F16]-[.B16]" office:value-type="float" office:value="0" calcext:value-type="float">
            <text:p>0</text:p>
          </table:table-cell>
          <table:table-cell table:formula="of:=ROUNDUP(([.D16])/44100*90000)+23" office:value-type="float" office:value="36758" calcext:value-type="float">
            <text:p>36758</text:p>
          </table:table-cell>
          <table:table-cell table:formula="of:=[.H16]-[.C1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452" calcext:value-type="float">
            <text:p>39452</text:p>
          </table:table-cell>
          <table:table-cell office:value-type="float" office:value="39370" calcext:value-type="float">
            <text:p>39370</text:p>
          </table:table-cell>
          <table:table-cell office:value-type="float" office:value="19280" calcext:value-type="float">
            <text:p>19280</text:p>
          </table:table-cell>
          <table:table-cell table:formula="of:=[.D17]/240" office:value-type="float" office:value="80.3333333333333" calcext:value-type="float">
            <text:p>80,3333333333333</text:p>
          </table:table-cell>
          <table:table-cell table:formula="of:=ROUNDUP(([.D17]+40)/44100*90000)+23" office:value-type="float" office:value="39452" calcext:value-type="float">
            <text:p>39452</text:p>
          </table:table-cell>
          <table:table-cell table:formula="of:=[.F17]-[.B17]" office:value-type="float" office:value="0" calcext:value-type="float">
            <text:p>0</text:p>
          </table:table-cell>
          <table:table-cell table:formula="of:=ROUNDUP(([.D17])/44100*90000)+23" office:value-type="float" office:value="39370" calcext:value-type="float">
            <text:p>39370</text:p>
          </table:table-cell>
          <table:table-cell table:formula="of:=[.H17]-[.C1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064" calcext:value-type="float">
            <text:p>42064</text:p>
          </table:table-cell>
          <table:table-cell office:value-type="float" office:value="41983" calcext:value-type="float">
            <text:p>41983</text:p>
          </table:table-cell>
          <table:table-cell office:value-type="float" office:value="20560" calcext:value-type="float">
            <text:p>20560</text:p>
          </table:table-cell>
          <table:table-cell table:formula="of:=[.D18]/240" office:value-type="float" office:value="85.6666666666667" calcext:value-type="float">
            <text:p>85,6666666666667</text:p>
          </table:table-cell>
          <table:table-cell table:formula="of:=ROUNDUP(([.D18]+40)/44100*90000)+23" office:value-type="float" office:value="42064" calcext:value-type="float">
            <text:p>42064</text:p>
          </table:table-cell>
          <table:table-cell table:formula="of:=[.F18]-[.B18]" office:value-type="float" office:value="0" calcext:value-type="float">
            <text:p>0</text:p>
          </table:table-cell>
          <table:table-cell table:formula="of:=ROUNDUP(([.D18])/44100*90000)+23" office:value-type="float" office:value="41983" calcext:value-type="float">
            <text:p>41983</text:p>
          </table:table-cell>
          <table:table-cell table:formula="of:=[.H18]-[.C1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677" calcext:value-type="float">
            <text:p>44677</text:p>
          </table:table-cell>
          <table:table-cell office:value-type="float" office:value="44595" calcext:value-type="float">
            <text:p>44595</text:p>
          </table:table-cell>
          <table:table-cell office:value-type="float" office:value="21840" calcext:value-type="float">
            <text:p>21840</text:p>
          </table:table-cell>
          <table:table-cell table:formula="of:=[.D19]/240" office:value-type="float" office:value="91" calcext:value-type="float">
            <text:p>91</text:p>
          </table:table-cell>
          <table:table-cell table:formula="of:=ROUNDUP(([.D19]+40)/44100*90000)+23" office:value-type="float" office:value="44677" calcext:value-type="float">
            <text:p>44677</text:p>
          </table:table-cell>
          <table:table-cell table:formula="of:=[.F19]-[.B19]" office:value-type="float" office:value="0" calcext:value-type="float">
            <text:p>0</text:p>
          </table:table-cell>
          <table:table-cell table:formula="of:=ROUNDUP(([.D19])/44100*90000)+23" office:value-type="float" office:value="44595" calcext:value-type="float">
            <text:p>44595</text:p>
          </table:table-cell>
          <table:table-cell table:formula="of:=[.H19]-[.C1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289" calcext:value-type="float">
            <text:p>47289</text:p>
          </table:table-cell>
          <table:table-cell office:value-type="float" office:value="47207" calcext:value-type="float">
            <text:p>47207</text:p>
          </table:table-cell>
          <table:table-cell office:value-type="float" office:value="23120" calcext:value-type="float">
            <text:p>23120</text:p>
          </table:table-cell>
          <table:table-cell table:formula="of:=[.D20]/240" office:value-type="float" office:value="96.3333333333333" calcext:value-type="float">
            <text:p>96,3333333333333</text:p>
          </table:table-cell>
          <table:table-cell table:formula="of:=ROUNDUP(([.D20]+40)/44100*90000)+23" office:value-type="float" office:value="47289" calcext:value-type="float">
            <text:p>47289</text:p>
          </table:table-cell>
          <table:table-cell table:formula="of:=[.F20]-[.B20]" office:value-type="float" office:value="0" calcext:value-type="float">
            <text:p>0</text:p>
          </table:table-cell>
          <table:table-cell table:formula="of:=ROUNDUP(([.D20])/44100*90000)+23" office:value-type="float" office:value="47207" calcext:value-type="float">
            <text:p>47207</text:p>
          </table:table-cell>
          <table:table-cell table:formula="of:=[.H20]-[.C2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819" calcext:value-type="float">
            <text:p>49819</text:p>
          </table:table-cell>
          <table:table-cell office:value-type="float" office:value="49738" calcext:value-type="float">
            <text:p>49738</text:p>
          </table:table-cell>
          <table:table-cell office:value-type="float" office:value="24360" calcext:value-type="float">
            <text:p>24360</text:p>
          </table:table-cell>
          <table:table-cell table:formula="of:=[.D21]/240" office:value-type="float" office:value="101.5" calcext:value-type="float">
            <text:p>101,5</text:p>
          </table:table-cell>
          <table:table-cell table:formula="of:=ROUNDUP(([.D21]+40)/44100*90000)+23" office:value-type="float" office:value="49819" calcext:value-type="float">
            <text:p>49819</text:p>
          </table:table-cell>
          <table:table-cell table:formula="of:=[.F21]-[.B21]" office:value-type="float" office:value="0" calcext:value-type="float">
            <text:p>0</text:p>
          </table:table-cell>
          <table:table-cell table:formula="of:=ROUNDUP(([.D21])/44100*90000)+23" office:value-type="float" office:value="49738" calcext:value-type="float">
            <text:p>49738</text:p>
          </table:table-cell>
          <table:table-cell table:formula="of:=[.H21]-[.C2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187" calcext:value-type="float">
            <text:p>52187</text:p>
          </table:table-cell>
          <table:table-cell office:value-type="float" office:value="52105" calcext:value-type="float">
            <text:p>52105</text:p>
          </table:table-cell>
          <table:table-cell office:value-type="float" office:value="25520" calcext:value-type="float">
            <text:p>25520</text:p>
          </table:table-cell>
          <table:table-cell table:formula="of:=[.D22]/240" office:value-type="float" office:value="106.333333333333" calcext:value-type="float">
            <text:p>106,333333333333</text:p>
          </table:table-cell>
          <table:table-cell table:formula="of:=ROUNDUP(([.D22]+40)/44100*90000)+23" office:value-type="float" office:value="52187" calcext:value-type="float">
            <text:p>52187</text:p>
          </table:table-cell>
          <table:table-cell table:formula="of:=[.F22]-[.B22]" office:value-type="float" office:value="0" calcext:value-type="float">
            <text:p>0</text:p>
          </table:table-cell>
          <table:table-cell table:formula="of:=ROUNDUP(([.D22])/44100*90000)+23" office:value-type="float" office:value="52105" calcext:value-type="float">
            <text:p>52105</text:p>
          </table:table-cell>
          <table:table-cell table:formula="of:=[.H22]-[.C2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983" calcext:value-type="float">
            <text:p>53983</text:p>
          </table:table-cell>
          <table:table-cell office:value-type="float" office:value="53901" calcext:value-type="float">
            <text:p>53901</text:p>
          </table:table-cell>
          <table:table-cell office:value-type="float" office:value="26360" calcext:value-type="float">
            <text:p>26360</text:p>
          </table:table-cell>
          <table:table-cell table:formula="of:=[.D23]/240" office:value-type="float" office:value="109.833333333333" calcext:value-type="float">
            <text:p>109,833333333333</text:p>
          </table:table-cell>
          <table:table-cell table:formula="of:=ROUNDUP(([.D23]+40)/44100*90000)+23" office:value-type="float" office:value="53901" calcext:value-type="float">
            <text:p>53901</text:p>
          </table:table-cell>
          <table:table-cell table:formula="of:=[.F23]-[.B23]" office:value-type="float" office:value="-82" calcext:value-type="float">
            <text:p>-82</text:p>
          </table:table-cell>
          <table:table-cell table:formula="of:=ROUNDUP(([.D23])/44100*90000)+23" office:value-type="float" office:value="53819" calcext:value-type="float">
            <text:p>53819</text:p>
          </table:table-cell>
          <table:table-cell table:formula="of:=[.H23]-[.C23]" office:value-type="float" office:value="-82" calcext:value-type="float">
            <text:p>-82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370" calcext:value-type="float">
            <text:p>55370</text:p>
          </table:table-cell>
          <table:table-cell office:value-type="float" office:value="55289" calcext:value-type="float">
            <text:p>55289</text:p>
          </table:table-cell>
          <table:table-cell office:value-type="float" office:value="27080" calcext:value-type="float">
            <text:p>27080</text:p>
          </table:table-cell>
          <table:table-cell table:formula="of:=[.D24]/240" office:value-type="float" office:value="112.833333333333" calcext:value-type="float">
            <text:p>112,833333333333</text:p>
          </table:table-cell>
          <table:table-cell table:formula="of:=ROUNDUP(([.D24]+40)/44100*90000)+23" office:value-type="float" office:value="55370" calcext:value-type="float">
            <text:p>55370</text:p>
          </table:table-cell>
          <table:table-cell table:formula="of:=[.F24]-[.B24]" office:value-type="float" office:value="0" calcext:value-type="float">
            <text:p>0</text:p>
          </table:table-cell>
          <table:table-cell table:formula="of:=ROUNDUP(([.D24])/44100*90000)+23" office:value-type="float" office:value="55289" calcext:value-type="float">
            <text:p>55289</text:p>
          </table:table-cell>
          <table:table-cell table:formula="of:=[.H24]-[.C2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758" calcext:value-type="float">
            <text:p>56758</text:p>
          </table:table-cell>
          <table:table-cell office:value-type="float" office:value="56677" calcext:value-type="float">
            <text:p>56677</text:p>
          </table:table-cell>
          <table:table-cell office:value-type="float" office:value="27760" calcext:value-type="float">
            <text:p>27760</text:p>
          </table:table-cell>
          <table:table-cell table:formula="of:=[.D25]/240" office:value-type="float" office:value="115.666666666667" calcext:value-type="float">
            <text:p>115,666666666667</text:p>
          </table:table-cell>
          <table:table-cell table:formula="of:=ROUNDUP(([.D25]+40)/44100*90000)+23" office:value-type="float" office:value="56758" calcext:value-type="float">
            <text:p>56758</text:p>
          </table:table-cell>
          <table:table-cell table:formula="of:=[.F25]-[.B25]" office:value-type="float" office:value="0" calcext:value-type="float">
            <text:p>0</text:p>
          </table:table-cell>
          <table:table-cell table:formula="of:=ROUNDUP(([.D25])/44100*90000)+23" office:value-type="float" office:value="56677" calcext:value-type="float">
            <text:p>56677</text:p>
          </table:table-cell>
          <table:table-cell table:formula="of:=[.H25]-[.C2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228" calcext:value-type="float">
            <text:p>58228</text:p>
          </table:table-cell>
          <table:table-cell office:value-type="float" office:value="58146" calcext:value-type="float">
            <text:p>58146</text:p>
          </table:table-cell>
          <table:table-cell office:value-type="float" office:value="28480" calcext:value-type="float">
            <text:p>28480</text:p>
          </table:table-cell>
          <table:table-cell table:formula="of:=[.D26]/240" office:value-type="float" office:value="118.666666666667" calcext:value-type="float">
            <text:p>118,666666666667</text:p>
          </table:table-cell>
          <table:table-cell table:formula="of:=ROUNDUP(([.D26]+40)/44100*90000)+23" office:value-type="float" office:value="58228" calcext:value-type="float">
            <text:p>58228</text:p>
          </table:table-cell>
          <table:table-cell table:formula="of:=[.F26]-[.B26]" office:value-type="float" office:value="0" calcext:value-type="float">
            <text:p>0</text:p>
          </table:table-cell>
          <table:table-cell table:formula="of:=ROUNDUP(([.D26])/44100*90000)+23" office:value-type="float" office:value="58146" calcext:value-type="float">
            <text:p>58146</text:p>
          </table:table-cell>
          <table:table-cell table:formula="of:=[.H26]-[.C2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697" calcext:value-type="float">
            <text:p>59697</text:p>
          </table:table-cell>
          <table:table-cell office:value-type="float" office:value="59615" calcext:value-type="float">
            <text:p>59615</text:p>
          </table:table-cell>
          <table:table-cell office:value-type="float" office:value="29200" calcext:value-type="float">
            <text:p>29200</text:p>
          </table:table-cell>
          <table:table-cell table:formula="of:=[.D27]/240" office:value-type="float" office:value="121.666666666667" calcext:value-type="float">
            <text:p>121,666666666667</text:p>
          </table:table-cell>
          <table:table-cell table:formula="of:=ROUNDUP(([.D27]+40)/44100*90000)+23" office:value-type="float" office:value="59697" calcext:value-type="float">
            <text:p>59697</text:p>
          </table:table-cell>
          <table:table-cell table:formula="of:=[.F27]-[.B27]" office:value-type="float" office:value="0" calcext:value-type="float">
            <text:p>0</text:p>
          </table:table-cell>
          <table:table-cell table:formula="of:=ROUNDUP(([.D27])/44100*90000)+23" office:value-type="float" office:value="59615" calcext:value-type="float">
            <text:p>59615</text:p>
          </table:table-cell>
          <table:table-cell table:formula="of:=[.H27]-[.C2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166" calcext:value-type="float">
            <text:p>61166</text:p>
          </table:table-cell>
          <table:table-cell office:value-type="float" office:value="61085" calcext:value-type="float">
            <text:p>61085</text:p>
          </table:table-cell>
          <table:table-cell office:value-type="float" office:value="29920" calcext:value-type="float">
            <text:p>29920</text:p>
          </table:table-cell>
          <table:table-cell table:formula="of:=[.D28]/240" office:value-type="float" office:value="124.666666666667" calcext:value-type="float">
            <text:p>124,666666666667</text:p>
          </table:table-cell>
          <table:table-cell table:formula="of:=ROUNDUP(([.D28]+40)/44100*90000)+23" office:value-type="float" office:value="61166" calcext:value-type="float">
            <text:p>61166</text:p>
          </table:table-cell>
          <table:table-cell table:formula="of:=[.F28]-[.B28]" office:value-type="float" office:value="0" calcext:value-type="float">
            <text:p>0</text:p>
          </table:table-cell>
          <table:table-cell table:formula="of:=ROUNDUP(([.D28])/44100*90000)+23" office:value-type="float" office:value="61085" calcext:value-type="float">
            <text:p>61085</text:p>
          </table:table-cell>
          <table:table-cell table:formula="of:=[.H28]-[.C2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2636" calcext:value-type="float">
            <text:p>62636</text:p>
          </table:table-cell>
          <table:table-cell office:value-type="float" office:value="62554" calcext:value-type="float">
            <text:p>62554</text:p>
          </table:table-cell>
          <table:table-cell office:value-type="float" office:value="30640" calcext:value-type="float">
            <text:p>30640</text:p>
          </table:table-cell>
          <table:table-cell table:formula="of:=[.D29]/240" office:value-type="float" office:value="127.666666666667" calcext:value-type="float">
            <text:p>127,666666666667</text:p>
          </table:table-cell>
          <table:table-cell table:formula="of:=ROUNDUP(([.D29]+40)/44100*90000)+23" office:value-type="float" office:value="62636" calcext:value-type="float">
            <text:p>62636</text:p>
          </table:table-cell>
          <table:table-cell table:formula="of:=[.F29]-[.B29]" office:value-type="float" office:value="0" calcext:value-type="float">
            <text:p>0</text:p>
          </table:table-cell>
          <table:table-cell table:formula="of:=ROUNDUP(([.D29])/44100*90000)+23" office:value-type="float" office:value="62554" calcext:value-type="float">
            <text:p>62554</text:p>
          </table:table-cell>
          <table:table-cell table:formula="of:=[.H29]-[.C2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4024" calcext:value-type="float">
            <text:p>64024</text:p>
          </table:table-cell>
          <table:table-cell office:value-type="float" office:value="63942" calcext:value-type="float">
            <text:p>63942</text:p>
          </table:table-cell>
          <table:table-cell office:value-type="float" office:value="31320" calcext:value-type="float">
            <text:p>31320</text:p>
          </table:table-cell>
          <table:table-cell table:formula="of:=[.D30]/240" office:value-type="float" office:value="130.5" calcext:value-type="float">
            <text:p>130,5</text:p>
          </table:table-cell>
          <table:table-cell table:formula="of:=ROUNDUP(([.D30]+40)/44100*90000)+23" office:value-type="float" office:value="64023" calcext:value-type="float">
            <text:p>64023</text:p>
          </table:table-cell>
          <table:table-cell table:formula="of:=[.F30]-[.B30]" office:value-type="float" office:value="-1" calcext:value-type="float">
            <text:p>-1</text:p>
          </table:table-cell>
          <table:table-cell table:formula="of:=ROUNDUP(([.D30])/44100*90000)+23" office:value-type="float" office:value="63942" calcext:value-type="float">
            <text:p>63942</text:p>
          </table:table-cell>
          <table:table-cell table:formula="of:=[.H30]-[.C3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493" calcext:value-type="float">
            <text:p>65493</text:p>
          </table:table-cell>
          <table:table-cell office:value-type="float" office:value="65411" calcext:value-type="float">
            <text:p>65411</text:p>
          </table:table-cell>
          <table:table-cell office:value-type="float" office:value="32040" calcext:value-type="float">
            <text:p>32040</text:p>
          </table:table-cell>
          <table:table-cell table:formula="of:=[.D31]/240" office:value-type="float" office:value="133.5" calcext:value-type="float">
            <text:p>133,5</text:p>
          </table:table-cell>
          <table:table-cell table:formula="of:=ROUNDUP(([.D31]+40)/44100*90000)+23" office:value-type="float" office:value="65493" calcext:value-type="float">
            <text:p>65493</text:p>
          </table:table-cell>
          <table:table-cell table:formula="of:=[.F31]-[.B31]" office:value-type="float" office:value="0" calcext:value-type="float">
            <text:p>0</text:p>
          </table:table-cell>
          <table:table-cell table:formula="of:=ROUNDUP(([.D31])/44100*90000)+23" office:value-type="float" office:value="65411" calcext:value-type="float">
            <text:p>65411</text:p>
          </table:table-cell>
          <table:table-cell table:formula="of:=[.H31]-[.C3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962" calcext:value-type="float">
            <text:p>66962</text:p>
          </table:table-cell>
          <table:table-cell office:value-type="float" office:value="66881" calcext:value-type="float">
            <text:p>66881</text:p>
          </table:table-cell>
          <table:table-cell office:value-type="float" office:value="32760" calcext:value-type="float">
            <text:p>32760</text:p>
          </table:table-cell>
          <table:table-cell table:formula="of:=[.D32]/240" office:value-type="float" office:value="136.5" calcext:value-type="float">
            <text:p>136,5</text:p>
          </table:table-cell>
          <table:table-cell table:formula="of:=ROUNDUP(([.D32]+40)/44100*90000)+23" office:value-type="float" office:value="66962" calcext:value-type="float">
            <text:p>66962</text:p>
          </table:table-cell>
          <table:table-cell table:formula="of:=[.F32]-[.B32]" office:value-type="float" office:value="0" calcext:value-type="float">
            <text:p>0</text:p>
          </table:table-cell>
          <table:table-cell table:formula="of:=ROUNDUP(([.D32])/44100*90000)+23" office:value-type="float" office:value="66881" calcext:value-type="float">
            <text:p>66881</text:p>
          </table:table-cell>
          <table:table-cell table:formula="of:=[.H32]-[.C3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8432" calcext:value-type="float">
            <text:p>68432</text:p>
          </table:table-cell>
          <table:table-cell office:value-type="float" office:value="68350" calcext:value-type="float">
            <text:p>68350</text:p>
          </table:table-cell>
          <table:table-cell office:value-type="float" office:value="33480" calcext:value-type="float">
            <text:p>33480</text:p>
          </table:table-cell>
          <table:table-cell table:formula="of:=[.D33]/240" office:value-type="float" office:value="139.5" calcext:value-type="float">
            <text:p>139,5</text:p>
          </table:table-cell>
          <table:table-cell table:formula="of:=ROUNDUP(([.D33]+40)/44100*90000)+23" office:value-type="float" office:value="68432" calcext:value-type="float">
            <text:p>68432</text:p>
          </table:table-cell>
          <table:table-cell table:formula="of:=[.F33]-[.B33]" office:value-type="float" office:value="0" calcext:value-type="float">
            <text:p>0</text:p>
          </table:table-cell>
          <table:table-cell table:formula="of:=ROUNDUP(([.D33])/44100*90000)+23" office:value-type="float" office:value="68350" calcext:value-type="float">
            <text:p>68350</text:p>
          </table:table-cell>
          <table:table-cell table:formula="of:=[.H33]-[.C3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9819" calcext:value-type="float">
            <text:p>69819</text:p>
          </table:table-cell>
          <table:table-cell office:value-type="float" office:value="69738" calcext:value-type="float">
            <text:p>69738</text:p>
          </table:table-cell>
          <table:table-cell office:value-type="float" office:value="34160" calcext:value-type="float">
            <text:p>34160</text:p>
          </table:table-cell>
          <table:table-cell table:formula="of:=[.D34]/240" office:value-type="float" office:value="142.333333333333" calcext:value-type="float">
            <text:p>142,333333333333</text:p>
          </table:table-cell>
          <table:table-cell table:formula="of:=ROUNDUP(([.D34]+40)/44100*90000)+23" office:value-type="float" office:value="69819" calcext:value-type="float">
            <text:p>69819</text:p>
          </table:table-cell>
          <table:table-cell table:formula="of:=[.F34]-[.B34]" office:value-type="float" office:value="0" calcext:value-type="float">
            <text:p>0</text:p>
          </table:table-cell>
          <table:table-cell table:formula="of:=ROUNDUP(([.D34])/44100*90000)+23" office:value-type="float" office:value="69738" calcext:value-type="float">
            <text:p>69738</text:p>
          </table:table-cell>
          <table:table-cell table:formula="of:=[.H34]-[.C3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1289" calcext:value-type="float">
            <text:p>71289</text:p>
          </table:table-cell>
          <table:table-cell office:value-type="float" office:value="71207" calcext:value-type="float">
            <text:p>71207</text:p>
          </table:table-cell>
          <table:table-cell office:value-type="float" office:value="34880" calcext:value-type="float">
            <text:p>34880</text:p>
          </table:table-cell>
          <table:table-cell table:formula="of:=[.D35]/240" office:value-type="float" office:value="145.333333333333" calcext:value-type="float">
            <text:p>145,333333333333</text:p>
          </table:table-cell>
          <table:table-cell table:formula="of:=ROUNDUP(([.D35]+40)/44100*90000)+23" office:value-type="float" office:value="71289" calcext:value-type="float">
            <text:p>71289</text:p>
          </table:table-cell>
          <table:table-cell table:formula="of:=[.F35]-[.B35]" office:value-type="float" office:value="0" calcext:value-type="float">
            <text:p>0</text:p>
          </table:table-cell>
          <table:table-cell table:formula="of:=ROUNDUP(([.D35])/44100*90000)+23" office:value-type="float" office:value="71207" calcext:value-type="float">
            <text:p>71207</text:p>
          </table:table-cell>
          <table:table-cell table:formula="of:=[.H35]-[.C3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2758" calcext:value-type="float">
            <text:p>72758</text:p>
          </table:table-cell>
          <table:table-cell office:value-type="float" office:value="72677" calcext:value-type="float">
            <text:p>72677</text:p>
          </table:table-cell>
          <table:table-cell office:value-type="float" office:value="35600" calcext:value-type="float">
            <text:p>35600</text:p>
          </table:table-cell>
          <table:table-cell table:formula="of:=[.D36]/240" office:value-type="float" office:value="148.333333333333" calcext:value-type="float">
            <text:p>148,333333333333</text:p>
          </table:table-cell>
          <table:table-cell table:formula="of:=ROUNDUP(([.D36]+40)/44100*90000)+23" office:value-type="float" office:value="72758" calcext:value-type="float">
            <text:p>72758</text:p>
          </table:table-cell>
          <table:table-cell table:formula="of:=[.F36]-[.B36]" office:value-type="float" office:value="0" calcext:value-type="float">
            <text:p>0</text:p>
          </table:table-cell>
          <table:table-cell table:formula="of:=ROUNDUP(([.D36])/44100*90000)+23" office:value-type="float" office:value="72677" calcext:value-type="float">
            <text:p>72677</text:p>
          </table:table-cell>
          <table:table-cell table:formula="of:=[.H36]-[.C3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4146" calcext:value-type="float">
            <text:p>74146</text:p>
          </table:table-cell>
          <table:table-cell office:value-type="float" office:value="74064" calcext:value-type="float">
            <text:p>74064</text:p>
          </table:table-cell>
          <table:table-cell office:value-type="float" office:value="36280" calcext:value-type="float">
            <text:p>36280</text:p>
          </table:table-cell>
          <table:table-cell table:formula="of:=[.D37]/240" office:value-type="float" office:value="151.166666666667" calcext:value-type="float">
            <text:p>151,166666666667</text:p>
          </table:table-cell>
          <table:table-cell table:formula="of:=ROUNDUP(([.D37]+40)/44100*90000)+23" office:value-type="float" office:value="74146" calcext:value-type="float">
            <text:p>74146</text:p>
          </table:table-cell>
          <table:table-cell table:formula="of:=[.F37]-[.B37]" office:value-type="float" office:value="0" calcext:value-type="float">
            <text:p>0</text:p>
          </table:table-cell>
          <table:table-cell table:formula="of:=ROUNDUP(([.D37])/44100*90000)+23" office:value-type="float" office:value="74064" calcext:value-type="float">
            <text:p>74064</text:p>
          </table:table-cell>
          <table:table-cell table:formula="of:=[.H37]-[.C3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5615" calcext:value-type="float">
            <text:p>75615</text:p>
          </table:table-cell>
          <table:table-cell office:value-type="float" office:value="75534" calcext:value-type="float">
            <text:p>75534</text:p>
          </table:table-cell>
          <table:table-cell office:value-type="float" office:value="37000" calcext:value-type="float">
            <text:p>37000</text:p>
          </table:table-cell>
          <table:table-cell table:formula="of:=[.D38]/240" office:value-type="float" office:value="154.166666666667" calcext:value-type="float">
            <text:p>154,166666666667</text:p>
          </table:table-cell>
          <table:table-cell table:formula="of:=ROUNDUP(([.D38]+40)/44100*90000)+23" office:value-type="float" office:value="75615" calcext:value-type="float">
            <text:p>75615</text:p>
          </table:table-cell>
          <table:table-cell table:formula="of:=[.F38]-[.B38]" office:value-type="float" office:value="0" calcext:value-type="float">
            <text:p>0</text:p>
          </table:table-cell>
          <table:table-cell table:formula="of:=ROUNDUP(([.D38])/44100*90000)+23" office:value-type="float" office:value="75534" calcext:value-type="float">
            <text:p>75534</text:p>
          </table:table-cell>
          <table:table-cell table:formula="of:=[.H38]-[.C3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085" calcext:value-type="float">
            <text:p>77085</text:p>
          </table:table-cell>
          <table:table-cell office:value-type="float" office:value="77003" calcext:value-type="float">
            <text:p>77003</text:p>
          </table:table-cell>
          <table:table-cell office:value-type="float" office:value="37720" calcext:value-type="float">
            <text:p>37720</text:p>
          </table:table-cell>
          <table:table-cell table:formula="of:=[.D39]/240" office:value-type="float" office:value="157.166666666667" calcext:value-type="float">
            <text:p>157,166666666667</text:p>
          </table:table-cell>
          <table:table-cell table:formula="of:=ROUNDUP(([.D39]+40)/44100*90000)+23" office:value-type="float" office:value="77085" calcext:value-type="float">
            <text:p>77085</text:p>
          </table:table-cell>
          <table:table-cell table:formula="of:=[.F39]-[.B39]" office:value-type="float" office:value="0" calcext:value-type="float">
            <text:p>0</text:p>
          </table:table-cell>
          <table:table-cell table:formula="of:=ROUNDUP(([.D39])/44100*90000)+23" office:value-type="float" office:value="77003" calcext:value-type="float">
            <text:p>77003</text:p>
          </table:table-cell>
          <table:table-cell table:formula="of:=[.H39]-[.C3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8472" calcext:value-type="float">
            <text:p>78472</text:p>
          </table:table-cell>
          <table:table-cell office:value-type="float" office:value="78391" calcext:value-type="float">
            <text:p>78391</text:p>
          </table:table-cell>
          <table:table-cell office:value-type="float" office:value="38400" calcext:value-type="float">
            <text:p>38400</text:p>
          </table:table-cell>
          <table:table-cell table:formula="of:=[.D40]/240" office:value-type="float" office:value="160" calcext:value-type="float">
            <text:p>160</text:p>
          </table:table-cell>
          <table:table-cell table:formula="of:=ROUNDUP(([.D40]+40)/44100*90000)+23" office:value-type="float" office:value="78472" calcext:value-type="float">
            <text:p>78472</text:p>
          </table:table-cell>
          <table:table-cell table:formula="of:=[.F40]-[.B40]" office:value-type="float" office:value="0" calcext:value-type="float">
            <text:p>0</text:p>
          </table:table-cell>
          <table:table-cell table:formula="of:=ROUNDUP(([.D40])/44100*90000)+23" office:value-type="float" office:value="78391" calcext:value-type="float">
            <text:p>78391</text:p>
          </table:table-cell>
          <table:table-cell table:formula="of:=[.H40]-[.C4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9942" calcext:value-type="float">
            <text:p>79942</text:p>
          </table:table-cell>
          <table:table-cell office:value-type="float" office:value="79860" calcext:value-type="float">
            <text:p>79860</text:p>
          </table:table-cell>
          <table:table-cell office:value-type="float" office:value="39120" calcext:value-type="float">
            <text:p>39120</text:p>
          </table:table-cell>
          <table:table-cell table:formula="of:=[.D41]/240" office:value-type="float" office:value="163" calcext:value-type="float">
            <text:p>163</text:p>
          </table:table-cell>
          <table:table-cell table:formula="of:=ROUNDUP(([.D41]+40)/44100*90000)+23" office:value-type="float" office:value="79942" calcext:value-type="float">
            <text:p>79942</text:p>
          </table:table-cell>
          <table:table-cell table:formula="of:=[.F41]-[.B41]" office:value-type="float" office:value="0" calcext:value-type="float">
            <text:p>0</text:p>
          </table:table-cell>
          <table:table-cell table:formula="of:=ROUNDUP(([.D41])/44100*90000)+23" office:value-type="float" office:value="79860" calcext:value-type="float">
            <text:p>79860</text:p>
          </table:table-cell>
          <table:table-cell table:formula="of:=[.H41]-[.C4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411" calcext:value-type="float">
            <text:p>81411</text:p>
          </table:table-cell>
          <table:table-cell office:value-type="float" office:value="81330" calcext:value-type="float">
            <text:p>81330</text:p>
          </table:table-cell>
          <table:table-cell office:value-type="float" office:value="39840" calcext:value-type="float">
            <text:p>39840</text:p>
          </table:table-cell>
          <table:table-cell table:formula="of:=[.D42]/240" office:value-type="float" office:value="166" calcext:value-type="float">
            <text:p>166</text:p>
          </table:table-cell>
          <table:table-cell table:formula="of:=ROUNDUP(([.D42]+40)/44100*90000)+23" office:value-type="float" office:value="81411" calcext:value-type="float">
            <text:p>81411</text:p>
          </table:table-cell>
          <table:table-cell table:formula="of:=[.F42]-[.B42]" office:value-type="float" office:value="0" calcext:value-type="float">
            <text:p>0</text:p>
          </table:table-cell>
          <table:table-cell table:formula="of:=ROUNDUP(([.D42])/44100*90000)+23" office:value-type="float" office:value="81330" calcext:value-type="float">
            <text:p>81330</text:p>
          </table:table-cell>
          <table:table-cell table:formula="of:=[.H42]-[.C4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881" calcext:value-type="float">
            <text:p>82881</text:p>
          </table:table-cell>
          <table:table-cell office:value-type="float" office:value="82799" calcext:value-type="float">
            <text:p>82799</text:p>
          </table:table-cell>
          <table:table-cell office:value-type="float" office:value="40560" calcext:value-type="float">
            <text:p>40560</text:p>
          </table:table-cell>
          <table:table-cell table:formula="of:=[.D43]/240" office:value-type="float" office:value="169" calcext:value-type="float">
            <text:p>169</text:p>
          </table:table-cell>
          <table:table-cell table:formula="of:=ROUNDUP(([.D43]+40)/44100*90000)+23" office:value-type="float" office:value="82881" calcext:value-type="float">
            <text:p>82881</text:p>
          </table:table-cell>
          <table:table-cell table:formula="of:=[.F43]-[.B43]" office:value-type="float" office:value="0" calcext:value-type="float">
            <text:p>0</text:p>
          </table:table-cell>
          <table:table-cell table:formula="of:=ROUNDUP(([.D43])/44100*90000)+23" office:value-type="float" office:value="82799" calcext:value-type="float">
            <text:p>82799</text:p>
          </table:table-cell>
          <table:table-cell table:formula="of:=[.H43]-[.C4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4268" calcext:value-type="float">
            <text:p>84268</text:p>
          </table:table-cell>
          <table:table-cell office:value-type="float" office:value="84187" calcext:value-type="float">
            <text:p>84187</text:p>
          </table:table-cell>
          <table:table-cell office:value-type="float" office:value="41240" calcext:value-type="float">
            <text:p>41240</text:p>
          </table:table-cell>
          <table:table-cell table:formula="of:=[.D44]/240" office:value-type="float" office:value="171.833333333333" calcext:value-type="float">
            <text:p>171,833333333333</text:p>
          </table:table-cell>
          <table:table-cell table:formula="of:=ROUNDUP(([.D44]+40)/44100*90000)+23" office:value-type="float" office:value="84268" calcext:value-type="float">
            <text:p>84268</text:p>
          </table:table-cell>
          <table:table-cell table:formula="of:=[.F44]-[.B44]" office:value-type="float" office:value="0" calcext:value-type="float">
            <text:p>0</text:p>
          </table:table-cell>
          <table:table-cell table:formula="of:=ROUNDUP(([.D44])/44100*90000)+23" office:value-type="float" office:value="84187" calcext:value-type="float">
            <text:p>84187</text:p>
          </table:table-cell>
          <table:table-cell table:formula="of:=[.H44]-[.C4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5656" calcext:value-type="float">
            <text:p>85656</text:p>
          </table:table-cell>
          <table:table-cell office:value-type="float" office:value="85575" calcext:value-type="float">
            <text:p>85575</text:p>
          </table:table-cell>
          <table:table-cell office:value-type="float" office:value="41920" calcext:value-type="float">
            <text:p>41920</text:p>
          </table:table-cell>
          <table:table-cell table:formula="of:=[.D45]/240" office:value-type="float" office:value="174.666666666667" calcext:value-type="float">
            <text:p>174,666666666667</text:p>
          </table:table-cell>
          <table:table-cell table:formula="of:=ROUNDUP(([.D45]+40)/44100*90000)+23" office:value-type="float" office:value="85656" calcext:value-type="float">
            <text:p>85656</text:p>
          </table:table-cell>
          <table:table-cell table:formula="of:=[.F45]-[.B45]" office:value-type="float" office:value="0" calcext:value-type="float">
            <text:p>0</text:p>
          </table:table-cell>
          <table:table-cell table:formula="of:=ROUNDUP(([.D45])/44100*90000)+23" office:value-type="float" office:value="85575" calcext:value-type="float">
            <text:p>85575</text:p>
          </table:table-cell>
          <table:table-cell table:formula="of:=[.H45]-[.C4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7126" calcext:value-type="float">
            <text:p>87126</text:p>
          </table:table-cell>
          <table:table-cell office:value-type="float" office:value="87044" calcext:value-type="float">
            <text:p>87044</text:p>
          </table:table-cell>
          <table:table-cell office:value-type="float" office:value="42640" calcext:value-type="float">
            <text:p>42640</text:p>
          </table:table-cell>
          <table:table-cell table:formula="of:=[.D46]/240" office:value-type="float" office:value="177.666666666667" calcext:value-type="float">
            <text:p>177,666666666667</text:p>
          </table:table-cell>
          <table:table-cell table:formula="of:=ROUNDUP(([.D46]+40)/44100*90000)+23" office:value-type="float" office:value="87126" calcext:value-type="float">
            <text:p>87126</text:p>
          </table:table-cell>
          <table:table-cell table:formula="of:=[.F46]-[.B46]" office:value-type="float" office:value="0" calcext:value-type="float">
            <text:p>0</text:p>
          </table:table-cell>
          <table:table-cell table:formula="of:=ROUNDUP(([.D46])/44100*90000)+23" office:value-type="float" office:value="87044" calcext:value-type="float">
            <text:p>87044</text:p>
          </table:table-cell>
          <table:table-cell table:formula="of:=[.H46]-[.C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8513" calcext:value-type="float">
            <text:p>88513</text:p>
          </table:table-cell>
          <table:table-cell office:value-type="float" office:value="88432" calcext:value-type="float">
            <text:p>88432</text:p>
          </table:table-cell>
          <table:table-cell office:value-type="float" office:value="43320" calcext:value-type="float">
            <text:p>43320</text:p>
          </table:table-cell>
          <table:table-cell table:formula="of:=[.D47]/240" office:value-type="float" office:value="180.5" calcext:value-type="float">
            <text:p>180,5</text:p>
          </table:table-cell>
          <table:table-cell table:formula="of:=ROUNDUP(([.D47]+40)/44100*90000)+23" office:value-type="float" office:value="88513" calcext:value-type="float">
            <text:p>88513</text:p>
          </table:table-cell>
          <table:table-cell table:formula="of:=[.F47]-[.B47]" office:value-type="float" office:value="0" calcext:value-type="float">
            <text:p>0</text:p>
          </table:table-cell>
          <table:table-cell table:formula="of:=ROUNDUP(([.D47])/44100*90000)+23" office:value-type="float" office:value="88432" calcext:value-type="float">
            <text:p>88432</text:p>
          </table:table-cell>
          <table:table-cell table:formula="of:=[.H47]-[.C4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9901" calcext:value-type="float">
            <text:p>89901</text:p>
          </table:table-cell>
          <table:table-cell office:value-type="float" office:value="89819" calcext:value-type="float">
            <text:p>89819</text:p>
          </table:table-cell>
          <table:table-cell office:value-type="float" office:value="44000" calcext:value-type="float">
            <text:p>44000</text:p>
          </table:table-cell>
          <table:table-cell table:formula="of:=[.D48]/240" office:value-type="float" office:value="183.333333333333" calcext:value-type="float">
            <text:p>183,333333333333</text:p>
          </table:table-cell>
          <table:table-cell table:formula="of:=ROUNDUP(([.D48]+40)/44100*90000)+23" office:value-type="float" office:value="89901" calcext:value-type="float">
            <text:p>89901</text:p>
          </table:table-cell>
          <table:table-cell table:formula="of:=[.F48]-[.B48]" office:value-type="float" office:value="0" calcext:value-type="float">
            <text:p>0</text:p>
          </table:table-cell>
          <table:table-cell table:formula="of:=ROUNDUP(([.D48])/44100*90000)+23" office:value-type="float" office:value="89819" calcext:value-type="float">
            <text:p>89819</text:p>
          </table:table-cell>
          <table:table-cell table:formula="of:=[.H48]-[.C4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1370" calcext:value-type="float">
            <text:p>91370</text:p>
          </table:table-cell>
          <table:table-cell office:value-type="float" office:value="91289" calcext:value-type="float">
            <text:p>91289</text:p>
          </table:table-cell>
          <table:table-cell office:value-type="float" office:value="44720" calcext:value-type="float">
            <text:p>44720</text:p>
          </table:table-cell>
          <table:table-cell table:formula="of:=[.D49]/240" office:value-type="float" office:value="186.333333333333" calcext:value-type="float">
            <text:p>186,333333333333</text:p>
          </table:table-cell>
          <table:table-cell table:formula="of:=ROUNDUP(([.D49]+40)/44100*90000)+23" office:value-type="float" office:value="91370" calcext:value-type="float">
            <text:p>91370</text:p>
          </table:table-cell>
          <table:table-cell table:formula="of:=[.F49]-[.B49]" office:value-type="float" office:value="0" calcext:value-type="float">
            <text:p>0</text:p>
          </table:table-cell>
          <table:table-cell table:formula="of:=ROUNDUP(([.D49])/44100*90000)+23" office:value-type="float" office:value="91289" calcext:value-type="float">
            <text:p>91289</text:p>
          </table:table-cell>
          <table:table-cell table:formula="of:=[.H49]-[.C4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840" calcext:value-type="float">
            <text:p>92840</text:p>
          </table:table-cell>
          <table:table-cell office:value-type="float" office:value="92758" calcext:value-type="float">
            <text:p>92758</text:p>
          </table:table-cell>
          <table:table-cell office:value-type="float" office:value="45440" calcext:value-type="float">
            <text:p>45440</text:p>
          </table:table-cell>
          <table:table-cell table:formula="of:=[.D50]/240" office:value-type="float" office:value="189.333333333333" calcext:value-type="float">
            <text:p>189,333333333333</text:p>
          </table:table-cell>
          <table:table-cell table:formula="of:=ROUNDUP(([.D50]+40)/44100*90000)+23" office:value-type="float" office:value="92840" calcext:value-type="float">
            <text:p>92840</text:p>
          </table:table-cell>
          <table:table-cell table:formula="of:=[.F50]-[.B50]" office:value-type="float" office:value="0" calcext:value-type="float">
            <text:p>0</text:p>
          </table:table-cell>
          <table:table-cell table:formula="of:=ROUNDUP(([.D50])/44100*90000)+23" office:value-type="float" office:value="92758" calcext:value-type="float">
            <text:p>92758</text:p>
          </table:table-cell>
          <table:table-cell table:formula="of:=[.H50]-[.C5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4228" calcext:value-type="float">
            <text:p>94228</text:p>
          </table:table-cell>
          <table:table-cell office:value-type="float" office:value="94146" calcext:value-type="float">
            <text:p>94146</text:p>
          </table:table-cell>
          <table:table-cell office:value-type="float" office:value="46120" calcext:value-type="float">
            <text:p>46120</text:p>
          </table:table-cell>
          <table:table-cell table:formula="of:=[.D51]/240" office:value-type="float" office:value="192.166666666667" calcext:value-type="float">
            <text:p>192,166666666667</text:p>
          </table:table-cell>
          <table:table-cell table:formula="of:=ROUNDUP(([.D51]+40)/44100*90000)+23" office:value-type="float" office:value="94228" calcext:value-type="float">
            <text:p>94228</text:p>
          </table:table-cell>
          <table:table-cell table:formula="of:=[.F51]-[.B51]" office:value-type="float" office:value="0" calcext:value-type="float">
            <text:p>0</text:p>
          </table:table-cell>
          <table:table-cell table:formula="of:=ROUNDUP(([.D51])/44100*90000)+23" office:value-type="float" office:value="94146" calcext:value-type="float">
            <text:p>94146</text:p>
          </table:table-cell>
          <table:table-cell table:formula="of:=[.H51]-[.C5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697" calcext:value-type="float">
            <text:p>95697</text:p>
          </table:table-cell>
          <table:table-cell office:value-type="float" office:value="95615" calcext:value-type="float">
            <text:p>95615</text:p>
          </table:table-cell>
          <table:table-cell office:value-type="float" office:value="46840" calcext:value-type="float">
            <text:p>46840</text:p>
          </table:table-cell>
          <table:table-cell table:formula="of:=[.D52]/240" office:value-type="float" office:value="195.166666666667" calcext:value-type="float">
            <text:p>195,166666666667</text:p>
          </table:table-cell>
          <table:table-cell table:formula="of:=ROUNDUP(([.D52]+40)/44100*90000)+23" office:value-type="float" office:value="95697" calcext:value-type="float">
            <text:p>95697</text:p>
          </table:table-cell>
          <table:table-cell table:formula="of:=[.F52]-[.B52]" office:value-type="float" office:value="0" calcext:value-type="float">
            <text:p>0</text:p>
          </table:table-cell>
          <table:table-cell table:formula="of:=ROUNDUP(([.D52])/44100*90000)+23" office:value-type="float" office:value="95615" calcext:value-type="float">
            <text:p>95615</text:p>
          </table:table-cell>
          <table:table-cell table:formula="of:=[.H52]-[.C5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7166" calcext:value-type="float">
            <text:p>97166</text:p>
          </table:table-cell>
          <table:table-cell office:value-type="float" office:value="97085" calcext:value-type="float">
            <text:p>97085</text:p>
          </table:table-cell>
          <table:table-cell office:value-type="float" office:value="47560" calcext:value-type="float">
            <text:p>47560</text:p>
          </table:table-cell>
          <table:table-cell table:formula="of:=[.D53]/240" office:value-type="float" office:value="198.166666666667" calcext:value-type="float">
            <text:p>198,166666666667</text:p>
          </table:table-cell>
          <table:table-cell table:formula="of:=ROUNDUP(([.D53]+40)/44100*90000)+23" office:value-type="float" office:value="97166" calcext:value-type="float">
            <text:p>97166</text:p>
          </table:table-cell>
          <table:table-cell table:formula="of:=[.F53]-[.B53]" office:value-type="float" office:value="0" calcext:value-type="float">
            <text:p>0</text:p>
          </table:table-cell>
          <table:table-cell table:formula="of:=ROUNDUP(([.D53])/44100*90000)+23" office:value-type="float" office:value="97085" calcext:value-type="float">
            <text:p>97085</text:p>
          </table:table-cell>
          <table:table-cell table:formula="of:=[.H53]-[.C5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8636" calcext:value-type="float">
            <text:p>98636</text:p>
          </table:table-cell>
          <table:table-cell office:value-type="float" office:value="98554" calcext:value-type="float">
            <text:p>98554</text:p>
          </table:table-cell>
          <table:table-cell office:value-type="float" office:value="48280" calcext:value-type="float">
            <text:p>48280</text:p>
          </table:table-cell>
          <table:table-cell table:formula="of:=[.D54]/240" office:value-type="float" office:value="201.166666666667" calcext:value-type="float">
            <text:p>201,166666666667</text:p>
          </table:table-cell>
          <table:table-cell table:formula="of:=ROUNDUP(([.D54]+40)/44100*90000)+23" office:value-type="float" office:value="98636" calcext:value-type="float">
            <text:p>98636</text:p>
          </table:table-cell>
          <table:table-cell table:formula="of:=[.F54]-[.B54]" office:value-type="float" office:value="0" calcext:value-type="float">
            <text:p>0</text:p>
          </table:table-cell>
          <table:table-cell table:formula="of:=ROUNDUP(([.D54])/44100*90000)+23" office:value-type="float" office:value="98554" calcext:value-type="float">
            <text:p>98554</text:p>
          </table:table-cell>
          <table:table-cell table:formula="of:=[.H54]-[.C5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24" calcext:value-type="float">
            <text:p>100024</text:p>
          </table:table-cell>
          <table:table-cell office:value-type="float" office:value="99942" calcext:value-type="float">
            <text:p>99942</text:p>
          </table:table-cell>
          <table:table-cell office:value-type="float" office:value="48960" calcext:value-type="float">
            <text:p>48960</text:p>
          </table:table-cell>
          <table:table-cell table:formula="of:=[.D55]/240" office:value-type="float" office:value="204" calcext:value-type="float">
            <text:p>204</text:p>
          </table:table-cell>
          <table:table-cell table:formula="of:=ROUNDUP(([.D55]+40)/44100*90000)+23" office:value-type="float" office:value="100023" calcext:value-type="float">
            <text:p>100023</text:p>
          </table:table-cell>
          <table:table-cell table:formula="of:=[.F55]-[.B55]" office:value-type="float" office:value="-1" calcext:value-type="float">
            <text:p>-1</text:p>
          </table:table-cell>
          <table:table-cell table:formula="of:=ROUNDUP(([.D55])/44100*90000)+23" office:value-type="float" office:value="99942" calcext:value-type="float">
            <text:p>99942</text:p>
          </table:table-cell>
          <table:table-cell table:formula="of:=[.H55]-[.C5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1493" calcext:value-type="float">
            <text:p>101493</text:p>
          </table:table-cell>
          <table:table-cell office:value-type="float" office:value="101411" calcext:value-type="float">
            <text:p>101411</text:p>
          </table:table-cell>
          <table:table-cell office:value-type="float" office:value="49680" calcext:value-type="float">
            <text:p>49680</text:p>
          </table:table-cell>
          <table:table-cell table:formula="of:=[.D56]/240" office:value-type="float" office:value="207" calcext:value-type="float">
            <text:p>207</text:p>
          </table:table-cell>
          <table:table-cell table:formula="of:=ROUNDUP(([.D56]+40)/44100*90000)+23" office:value-type="float" office:value="101493" calcext:value-type="float">
            <text:p>101493</text:p>
          </table:table-cell>
          <table:table-cell table:formula="of:=[.F56]-[.B56]" office:value-type="float" office:value="0" calcext:value-type="float">
            <text:p>0</text:p>
          </table:table-cell>
          <table:table-cell table:formula="of:=ROUNDUP(([.D56])/44100*90000)+23" office:value-type="float" office:value="101411" calcext:value-type="float">
            <text:p>101411</text:p>
          </table:table-cell>
          <table:table-cell table:formula="of:=[.H56]-[.C5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3044" calcext:value-type="float">
            <text:p>103044</text:p>
          </table:table-cell>
          <table:table-cell office:value-type="float" office:value="102962" calcext:value-type="float">
            <text:p>102962</text:p>
          </table:table-cell>
          <table:table-cell office:value-type="float" office:value="50440" calcext:value-type="float">
            <text:p>50440</text:p>
          </table:table-cell>
          <table:table-cell table:formula="of:=[.D57]/240" office:value-type="float" office:value="210.166666666667" calcext:value-type="float">
            <text:p>210,166666666667</text:p>
          </table:table-cell>
          <table:table-cell table:formula="of:=ROUNDUP(([.D57]+40)/44100*90000)+23" office:value-type="float" office:value="103044" calcext:value-type="float">
            <text:p>103044</text:p>
          </table:table-cell>
          <table:table-cell table:formula="of:=[.F57]-[.B57]" office:value-type="float" office:value="0" calcext:value-type="float">
            <text:p>0</text:p>
          </table:table-cell>
          <table:table-cell table:formula="of:=ROUNDUP(([.D57])/44100*90000)+23" office:value-type="float" office:value="102962" calcext:value-type="float">
            <text:p>102962</text:p>
          </table:table-cell>
          <table:table-cell table:formula="of:=[.H57]-[.C5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4513" calcext:value-type="float">
            <text:p>104513</text:p>
          </table:table-cell>
          <table:table-cell office:value-type="float" office:value="104432" calcext:value-type="float">
            <text:p>104432</text:p>
          </table:table-cell>
          <table:table-cell office:value-type="float" office:value="51160" calcext:value-type="float">
            <text:p>51160</text:p>
          </table:table-cell>
          <table:table-cell table:formula="of:=[.D58]/240" office:value-type="float" office:value="213.166666666667" calcext:value-type="float">
            <text:p>213,166666666667</text:p>
          </table:table-cell>
          <table:table-cell table:formula="of:=ROUNDUP(([.D58]+40)/44100*90000)+23" office:value-type="float" office:value="104513" calcext:value-type="float">
            <text:p>104513</text:p>
          </table:table-cell>
          <table:table-cell table:formula="of:=[.F58]-[.B58]" office:value-type="float" office:value="0" calcext:value-type="float">
            <text:p>0</text:p>
          </table:table-cell>
          <table:table-cell table:formula="of:=ROUNDUP(([.D58])/44100*90000)+23" office:value-type="float" office:value="104432" calcext:value-type="float">
            <text:p>104432</text:p>
          </table:table-cell>
          <table:table-cell table:formula="of:=[.H58]-[.C5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5983" calcext:value-type="float">
            <text:p>105983</text:p>
          </table:table-cell>
          <table:table-cell office:value-type="float" office:value="105901" calcext:value-type="float">
            <text:p>105901</text:p>
          </table:table-cell>
          <table:table-cell office:value-type="float" office:value="51880" calcext:value-type="float">
            <text:p>51880</text:p>
          </table:table-cell>
          <table:table-cell table:formula="of:=[.D59]/240" office:value-type="float" office:value="216.166666666667" calcext:value-type="float">
            <text:p>216,166666666667</text:p>
          </table:table-cell>
          <table:table-cell table:formula="of:=ROUNDUP(([.D59]+40)/44100*90000)+23" office:value-type="float" office:value="105983" calcext:value-type="float">
            <text:p>105983</text:p>
          </table:table-cell>
          <table:table-cell table:formula="of:=[.F59]-[.B59]" office:value-type="float" office:value="0" calcext:value-type="float">
            <text:p>0</text:p>
          </table:table-cell>
          <table:table-cell table:formula="of:=ROUNDUP(([.D59])/44100*90000)+23" office:value-type="float" office:value="105901" calcext:value-type="float">
            <text:p>105901</text:p>
          </table:table-cell>
          <table:table-cell table:formula="of:=[.H59]-[.C5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7370" calcext:value-type="float">
            <text:p>107370</text:p>
          </table:table-cell>
          <table:table-cell office:value-type="float" office:value="107289" calcext:value-type="float">
            <text:p>107289</text:p>
          </table:table-cell>
          <table:table-cell office:value-type="float" office:value="52560" calcext:value-type="float">
            <text:p>52560</text:p>
          </table:table-cell>
          <table:table-cell table:formula="of:=[.D60]/240" office:value-type="float" office:value="219" calcext:value-type="float">
            <text:p>219</text:p>
          </table:table-cell>
          <table:table-cell table:formula="of:=ROUNDUP(([.D60]+40)/44100*90000)+23" office:value-type="float" office:value="107370" calcext:value-type="float">
            <text:p>107370</text:p>
          </table:table-cell>
          <table:table-cell table:formula="of:=[.F60]-[.B60]" office:value-type="float" office:value="0" calcext:value-type="float">
            <text:p>0</text:p>
          </table:table-cell>
          <table:table-cell table:formula="of:=ROUNDUP(([.D60])/44100*90000)+23" office:value-type="float" office:value="107289" calcext:value-type="float">
            <text:p>107289</text:p>
          </table:table-cell>
          <table:table-cell table:formula="of:=[.H60]-[.C6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8840" calcext:value-type="float">
            <text:p>108840</text:p>
          </table:table-cell>
          <table:table-cell office:value-type="float" office:value="108758" calcext:value-type="float">
            <text:p>108758</text:p>
          </table:table-cell>
          <table:table-cell office:value-type="float" office:value="53280" calcext:value-type="float">
            <text:p>53280</text:p>
          </table:table-cell>
          <table:table-cell table:formula="of:=[.D61]/240" office:value-type="float" office:value="222" calcext:value-type="float">
            <text:p>222</text:p>
          </table:table-cell>
          <table:table-cell table:formula="of:=ROUNDUP(([.D61]+40)/44100*90000)+23" office:value-type="float" office:value="108840" calcext:value-type="float">
            <text:p>108840</text:p>
          </table:table-cell>
          <table:table-cell table:formula="of:=[.F61]-[.B61]" office:value-type="float" office:value="0" calcext:value-type="float">
            <text:p>0</text:p>
          </table:table-cell>
          <table:table-cell table:formula="of:=ROUNDUP(([.D61])/44100*90000)+23" office:value-type="float" office:value="108758" calcext:value-type="float">
            <text:p>108758</text:p>
          </table:table-cell>
          <table:table-cell table:formula="of:=[.H61]-[.C6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0391" calcext:value-type="float">
            <text:p>110391</text:p>
          </table:table-cell>
          <table:table-cell office:value-type="float" office:value="110309" calcext:value-type="float">
            <text:p>110309</text:p>
          </table:table-cell>
          <table:table-cell office:value-type="float" office:value="54040" calcext:value-type="float">
            <text:p>54040</text:p>
          </table:table-cell>
          <table:table-cell table:formula="of:=[.D62]/240" office:value-type="float" office:value="225.166666666667" calcext:value-type="float">
            <text:p>225,166666666667</text:p>
          </table:table-cell>
          <table:table-cell table:formula="of:=ROUNDUP(([.D62]+40)/44100*90000)+23" office:value-type="float" office:value="110391" calcext:value-type="float">
            <text:p>110391</text:p>
          </table:table-cell>
          <table:table-cell table:formula="of:=[.F62]-[.B62]" office:value-type="float" office:value="0" calcext:value-type="float">
            <text:p>0</text:p>
          </table:table-cell>
          <table:table-cell table:formula="of:=ROUNDUP(([.D62])/44100*90000)+23" office:value-type="float" office:value="110309" calcext:value-type="float">
            <text:p>110309</text:p>
          </table:table-cell>
          <table:table-cell table:formula="of:=[.H62]-[.C6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1860" calcext:value-type="float">
            <text:p>111860</text:p>
          </table:table-cell>
          <table:table-cell office:value-type="float" office:value="111779" calcext:value-type="float">
            <text:p>111779</text:p>
          </table:table-cell>
          <table:table-cell office:value-type="float" office:value="54760" calcext:value-type="float">
            <text:p>54760</text:p>
          </table:table-cell>
          <table:table-cell table:formula="of:=[.D63]/240" office:value-type="float" office:value="228.166666666667" calcext:value-type="float">
            <text:p>228,166666666667</text:p>
          </table:table-cell>
          <table:table-cell table:formula="of:=ROUNDUP(([.D63]+40)/44100*90000)+23" office:value-type="float" office:value="111860" calcext:value-type="float">
            <text:p>111860</text:p>
          </table:table-cell>
          <table:table-cell table:formula="of:=[.F63]-[.B63]" office:value-type="float" office:value="0" calcext:value-type="float">
            <text:p>0</text:p>
          </table:table-cell>
          <table:table-cell table:formula="of:=ROUNDUP(([.D63])/44100*90000)+23" office:value-type="float" office:value="111779" calcext:value-type="float">
            <text:p>111779</text:p>
          </table:table-cell>
          <table:table-cell table:formula="of:=[.H63]-[.C6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3330" calcext:value-type="float">
            <text:p>113330</text:p>
          </table:table-cell>
          <table:table-cell office:value-type="float" office:value="113248" calcext:value-type="float">
            <text:p>113248</text:p>
          </table:table-cell>
          <table:table-cell office:value-type="float" office:value="55480" calcext:value-type="float">
            <text:p>55480</text:p>
          </table:table-cell>
          <table:table-cell table:formula="of:=[.D64]/240" office:value-type="float" office:value="231.166666666667" calcext:value-type="float">
            <text:p>231,166666666667</text:p>
          </table:table-cell>
          <table:table-cell table:formula="of:=ROUNDUP(([.D64]+40)/44100*90000)+23" office:value-type="float" office:value="113330" calcext:value-type="float">
            <text:p>113330</text:p>
          </table:table-cell>
          <table:table-cell table:formula="of:=[.F64]-[.B64]" office:value-type="float" office:value="0" calcext:value-type="float">
            <text:p>0</text:p>
          </table:table-cell>
          <table:table-cell table:formula="of:=ROUNDUP(([.D64])/44100*90000)+23" office:value-type="float" office:value="113248" calcext:value-type="float">
            <text:p>113248</text:p>
          </table:table-cell>
          <table:table-cell table:formula="of:=[.H64]-[.C6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4799" calcext:value-type="float">
            <text:p>114799</text:p>
          </table:table-cell>
          <table:table-cell office:value-type="float" office:value="114717" calcext:value-type="float">
            <text:p>114717</text:p>
          </table:table-cell>
          <table:table-cell office:value-type="float" office:value="56200" calcext:value-type="float">
            <text:p>56200</text:p>
          </table:table-cell>
          <table:table-cell table:formula="of:=[.D65]/240" office:value-type="float" office:value="234.166666666667" calcext:value-type="float">
            <text:p>234,166666666667</text:p>
          </table:table-cell>
          <table:table-cell table:formula="of:=ROUNDUP(([.D65]+40)/44100*90000)+23" office:value-type="float" office:value="114799" calcext:value-type="float">
            <text:p>114799</text:p>
          </table:table-cell>
          <table:table-cell table:formula="of:=[.F65]-[.B65]" office:value-type="float" office:value="0" calcext:value-type="float">
            <text:p>0</text:p>
          </table:table-cell>
          <table:table-cell table:formula="of:=ROUNDUP(([.D65])/44100*90000)+23" office:value-type="float" office:value="114717" calcext:value-type="float">
            <text:p>114717</text:p>
          </table:table-cell>
          <table:table-cell table:formula="of:=[.H65]-[.C6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6268" calcext:value-type="float">
            <text:p>116268</text:p>
          </table:table-cell>
          <table:table-cell office:value-type="float" office:value="116187" calcext:value-type="float">
            <text:p>116187</text:p>
          </table:table-cell>
          <table:table-cell office:value-type="float" office:value="56920" calcext:value-type="float">
            <text:p>56920</text:p>
          </table:table-cell>
          <table:table-cell table:formula="of:=[.D66]/240" office:value-type="float" office:value="237.166666666667" calcext:value-type="float">
            <text:p>237,166666666667</text:p>
          </table:table-cell>
          <table:table-cell table:formula="of:=ROUNDUP(([.D66]+40)/44100*90000)+23" office:value-type="float" office:value="116268" calcext:value-type="float">
            <text:p>116268</text:p>
          </table:table-cell>
          <table:table-cell table:formula="of:=[.F66]-[.B66]" office:value-type="float" office:value="0" calcext:value-type="float">
            <text:p>0</text:p>
          </table:table-cell>
          <table:table-cell table:formula="of:=ROUNDUP(([.D66])/44100*90000)+23" office:value-type="float" office:value="116187" calcext:value-type="float">
            <text:p>116187</text:p>
          </table:table-cell>
          <table:table-cell table:formula="of:=[.H66]-[.C6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7738" calcext:value-type="float">
            <text:p>117738</text:p>
          </table:table-cell>
          <table:table-cell office:value-type="float" office:value="117656" calcext:value-type="float">
            <text:p>117656</text:p>
          </table:table-cell>
          <table:table-cell office:value-type="float" office:value="57640" calcext:value-type="float">
            <text:p>57640</text:p>
          </table:table-cell>
          <table:table-cell table:formula="of:=[.D67]/240" office:value-type="float" office:value="240.166666666667" calcext:value-type="float">
            <text:p>240,166666666667</text:p>
          </table:table-cell>
          <table:table-cell table:formula="of:=ROUNDUP(([.D67]+40)/44100*90000)+23" office:value-type="float" office:value="117738" calcext:value-type="float">
            <text:p>117738</text:p>
          </table:table-cell>
          <table:table-cell table:formula="of:=[.F67]-[.B67]" office:value-type="float" office:value="0" calcext:value-type="float">
            <text:p>0</text:p>
          </table:table-cell>
          <table:table-cell table:formula="of:=ROUNDUP(([.D67])/44100*90000)+23" office:value-type="float" office:value="117656" calcext:value-type="float">
            <text:p>117656</text:p>
          </table:table-cell>
          <table:table-cell table:formula="of:=[.H67]-[.C6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9044" calcext:value-type="float">
            <text:p>119044</text:p>
          </table:table-cell>
          <table:table-cell office:value-type="float" office:value="118962" calcext:value-type="float">
            <text:p>118962</text:p>
          </table:table-cell>
          <table:table-cell office:value-type="float" office:value="58280" calcext:value-type="float">
            <text:p>58280</text:p>
          </table:table-cell>
          <table:table-cell table:formula="of:=[.D68]/240" office:value-type="float" office:value="242.833333333333" calcext:value-type="float">
            <text:p>242,833333333333</text:p>
          </table:table-cell>
          <table:table-cell table:formula="of:=ROUNDUP(([.D68]+40)/44100*90000)+23" office:value-type="float" office:value="119044" calcext:value-type="float">
            <text:p>119044</text:p>
          </table:table-cell>
          <table:table-cell table:formula="of:=[.F68]-[.B68]" office:value-type="float" office:value="0" calcext:value-type="float">
            <text:p>0</text:p>
          </table:table-cell>
          <table:table-cell table:formula="of:=ROUNDUP(([.D68])/44100*90000)+23" office:value-type="float" office:value="118962" calcext:value-type="float">
            <text:p>118962</text:p>
          </table:table-cell>
          <table:table-cell table:formula="of:=[.H68]-[.C6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0432" calcext:value-type="float">
            <text:p>120432</text:p>
          </table:table-cell>
          <table:table-cell office:value-type="float" office:value="120350" calcext:value-type="float">
            <text:p>120350</text:p>
          </table:table-cell>
          <table:table-cell office:value-type="float" office:value="58960" calcext:value-type="float">
            <text:p>58960</text:p>
          </table:table-cell>
          <table:table-cell table:formula="of:=[.D69]/240" office:value-type="float" office:value="245.666666666667" calcext:value-type="float">
            <text:p>245,666666666667</text:p>
          </table:table-cell>
          <table:table-cell table:formula="of:=ROUNDUP(([.D69]+40)/44100*90000)+23" office:value-type="float" office:value="120432" calcext:value-type="float">
            <text:p>120432</text:p>
          </table:table-cell>
          <table:table-cell table:formula="of:=[.F69]-[.B69]" office:value-type="float" office:value="0" calcext:value-type="float">
            <text:p>0</text:p>
          </table:table-cell>
          <table:table-cell table:formula="of:=ROUNDUP(([.D69])/44100*90000)+23" office:value-type="float" office:value="120350" calcext:value-type="float">
            <text:p>120350</text:p>
          </table:table-cell>
          <table:table-cell table:formula="of:=[.H69]-[.C6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1819" calcext:value-type="float">
            <text:p>121819</text:p>
          </table:table-cell>
          <table:table-cell office:value-type="float" office:value="121738" calcext:value-type="float">
            <text:p>121738</text:p>
          </table:table-cell>
          <table:table-cell office:value-type="float" office:value="59640" calcext:value-type="float">
            <text:p>59640</text:p>
          </table:table-cell>
          <table:table-cell table:formula="of:=[.D70]/240" office:value-type="float" office:value="248.5" calcext:value-type="float">
            <text:p>248,5</text:p>
          </table:table-cell>
          <table:table-cell table:formula="of:=ROUNDUP(([.D70]+40)/44100*90000)+23" office:value-type="float" office:value="121819" calcext:value-type="float">
            <text:p>121819</text:p>
          </table:table-cell>
          <table:table-cell table:formula="of:=[.F70]-[.B70]" office:value-type="float" office:value="0" calcext:value-type="float">
            <text:p>0</text:p>
          </table:table-cell>
          <table:table-cell table:formula="of:=ROUNDUP(([.D70])/44100*90000)+23" office:value-type="float" office:value="121738" calcext:value-type="float">
            <text:p>121738</text:p>
          </table:table-cell>
          <table:table-cell table:formula="of:=[.H70]-[.C7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3207" calcext:value-type="float">
            <text:p>123207</text:p>
          </table:table-cell>
          <table:table-cell office:value-type="float" office:value="123126" calcext:value-type="float">
            <text:p>123126</text:p>
          </table:table-cell>
          <table:table-cell office:value-type="float" office:value="60320" calcext:value-type="float">
            <text:p>60320</text:p>
          </table:table-cell>
          <table:table-cell table:formula="of:=[.D71]/240" office:value-type="float" office:value="251.333333333333" calcext:value-type="float">
            <text:p>251,333333333333</text:p>
          </table:table-cell>
          <table:table-cell table:formula="of:=ROUNDUP(([.D71]+40)/44100*90000)+23" office:value-type="float" office:value="123207" calcext:value-type="float">
            <text:p>123207</text:p>
          </table:table-cell>
          <table:table-cell table:formula="of:=[.F71]-[.B71]" office:value-type="float" office:value="0" calcext:value-type="float">
            <text:p>0</text:p>
          </table:table-cell>
          <table:table-cell table:formula="of:=ROUNDUP(([.D71])/44100*90000)+23" office:value-type="float" office:value="123126" calcext:value-type="float">
            <text:p>123126</text:p>
          </table:table-cell>
          <table:table-cell table:formula="of:=[.H71]-[.C7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4595" calcext:value-type="float">
            <text:p>124595</text:p>
          </table:table-cell>
          <table:table-cell office:value-type="float" office:value="124513" calcext:value-type="float">
            <text:p>124513</text:p>
          </table:table-cell>
          <table:table-cell office:value-type="float" office:value="61000" calcext:value-type="float">
            <text:p>61000</text:p>
          </table:table-cell>
          <table:table-cell table:formula="of:=[.D72]/240" office:value-type="float" office:value="254.166666666667" calcext:value-type="float">
            <text:p>254,166666666667</text:p>
          </table:table-cell>
          <table:table-cell table:formula="of:=ROUNDUP(([.D72]+40)/44100*90000)+23" office:value-type="float" office:value="124595" calcext:value-type="float">
            <text:p>124595</text:p>
          </table:table-cell>
          <table:table-cell table:formula="of:=[.F72]-[.B72]" office:value-type="float" office:value="0" calcext:value-type="float">
            <text:p>0</text:p>
          </table:table-cell>
          <table:table-cell table:formula="of:=ROUNDUP(([.D72])/44100*90000)+23" office:value-type="float" office:value="124513" calcext:value-type="float">
            <text:p>124513</text:p>
          </table:table-cell>
          <table:table-cell table:formula="of:=[.H72]-[.C7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6064" calcext:value-type="float">
            <text:p>126064</text:p>
          </table:table-cell>
          <table:table-cell office:value-type="float" office:value="125983" calcext:value-type="float">
            <text:p>125983</text:p>
          </table:table-cell>
          <table:table-cell office:value-type="float" office:value="61720" calcext:value-type="float">
            <text:p>61720</text:p>
          </table:table-cell>
          <table:table-cell table:formula="of:=[.D73]/240" office:value-type="float" office:value="257.166666666667" calcext:value-type="float">
            <text:p>257,166666666667</text:p>
          </table:table-cell>
          <table:table-cell table:formula="of:=ROUNDUP(([.D73]+40)/44100*90000)+23" office:value-type="float" office:value="126064" calcext:value-type="float">
            <text:p>126064</text:p>
          </table:table-cell>
          <table:table-cell table:formula="of:=[.F73]-[.B73]" office:value-type="float" office:value="0" calcext:value-type="float">
            <text:p>0</text:p>
          </table:table-cell>
          <table:table-cell table:formula="of:=ROUNDUP(([.D73])/44100*90000)+23" office:value-type="float" office:value="125983" calcext:value-type="float">
            <text:p>125983</text:p>
          </table:table-cell>
          <table:table-cell table:formula="of:=[.H73]-[.C7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7534" calcext:value-type="float">
            <text:p>127534</text:p>
          </table:table-cell>
          <table:table-cell office:value-type="float" office:value="127452" calcext:value-type="float">
            <text:p>127452</text:p>
          </table:table-cell>
          <table:table-cell office:value-type="float" office:value="62440" calcext:value-type="float">
            <text:p>62440</text:p>
          </table:table-cell>
          <table:table-cell table:formula="of:=[.D74]/240" office:value-type="float" office:value="260.166666666667" calcext:value-type="float">
            <text:p>260,166666666667</text:p>
          </table:table-cell>
          <table:table-cell table:formula="of:=ROUNDUP(([.D74]+40)/44100*90000)+23" office:value-type="float" office:value="127534" calcext:value-type="float">
            <text:p>127534</text:p>
          </table:table-cell>
          <table:table-cell table:formula="of:=[.F74]-[.B74]" office:value-type="float" office:value="0" calcext:value-type="float">
            <text:p>0</text:p>
          </table:table-cell>
          <table:table-cell table:formula="of:=ROUNDUP(([.D74])/44100*90000)+23" office:value-type="float" office:value="127452" calcext:value-type="float">
            <text:p>127452</text:p>
          </table:table-cell>
          <table:table-cell table:formula="of:=[.H74]-[.C7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8921" calcext:value-type="float">
            <text:p>128921</text:p>
          </table:table-cell>
          <table:table-cell office:value-type="float" office:value="128840" calcext:value-type="float">
            <text:p>128840</text:p>
          </table:table-cell>
          <table:table-cell office:value-type="float" office:value="63120" calcext:value-type="float">
            <text:p>63120</text:p>
          </table:table-cell>
          <table:table-cell table:formula="of:=[.D75]/240" office:value-type="float" office:value="263" calcext:value-type="float">
            <text:p>263</text:p>
          </table:table-cell>
          <table:table-cell table:formula="of:=ROUNDUP(([.D75]+40)/44100*90000)+23" office:value-type="float" office:value="128921" calcext:value-type="float">
            <text:p>128921</text:p>
          </table:table-cell>
          <table:table-cell table:formula="of:=[.F75]-[.B75]" office:value-type="float" office:value="0" calcext:value-type="float">
            <text:p>0</text:p>
          </table:table-cell>
          <table:table-cell table:formula="of:=ROUNDUP(([.D75])/44100*90000)+23" office:value-type="float" office:value="128840" calcext:value-type="float">
            <text:p>128840</text:p>
          </table:table-cell>
          <table:table-cell table:formula="of:=[.H75]-[.C7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0391" calcext:value-type="float">
            <text:p>130391</text:p>
          </table:table-cell>
          <table:table-cell office:value-type="float" office:value="130309" calcext:value-type="float">
            <text:p>130309</text:p>
          </table:table-cell>
          <table:table-cell office:value-type="float" office:value="63840" calcext:value-type="float">
            <text:p>63840</text:p>
          </table:table-cell>
          <table:table-cell table:formula="of:=[.D76]/240" office:value-type="float" office:value="266" calcext:value-type="float">
            <text:p>266</text:p>
          </table:table-cell>
          <table:table-cell table:formula="of:=ROUNDUP(([.D76]+40)/44100*90000)+23" office:value-type="float" office:value="130391" calcext:value-type="float">
            <text:p>130391</text:p>
          </table:table-cell>
          <table:table-cell table:formula="of:=[.F76]-[.B76]" office:value-type="float" office:value="0" calcext:value-type="float">
            <text:p>0</text:p>
          </table:table-cell>
          <table:table-cell table:formula="of:=ROUNDUP(([.D76])/44100*90000)+23" office:value-type="float" office:value="130309" calcext:value-type="float">
            <text:p>130309</text:p>
          </table:table-cell>
          <table:table-cell table:formula="of:=[.H76]-[.C7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1942" calcext:value-type="float">
            <text:p>131942</text:p>
          </table:table-cell>
          <table:table-cell office:value-type="float" office:value="131860" calcext:value-type="float">
            <text:p>131860</text:p>
          </table:table-cell>
          <table:table-cell office:value-type="float" office:value="64600" calcext:value-type="float">
            <text:p>64600</text:p>
          </table:table-cell>
          <table:table-cell table:formula="of:=[.D77]/240" office:value-type="float" office:value="269.166666666667" calcext:value-type="float">
            <text:p>269,166666666667</text:p>
          </table:table-cell>
          <table:table-cell table:formula="of:=ROUNDUP(([.D77]+40)/44100*90000)+23" office:value-type="float" office:value="131942" calcext:value-type="float">
            <text:p>131942</text:p>
          </table:table-cell>
          <table:table-cell table:formula="of:=[.F77]-[.B77]" office:value-type="float" office:value="0" calcext:value-type="float">
            <text:p>0</text:p>
          </table:table-cell>
          <table:table-cell table:formula="of:=ROUNDUP(([.D77])/44100*90000)+23" office:value-type="float" office:value="131860" calcext:value-type="float">
            <text:p>131860</text:p>
          </table:table-cell>
          <table:table-cell table:formula="of:=[.H77]-[.C7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3411" calcext:value-type="float">
            <text:p>133411</text:p>
          </table:table-cell>
          <table:table-cell office:value-type="float" office:value="133330" calcext:value-type="float">
            <text:p>133330</text:p>
          </table:table-cell>
          <table:table-cell office:value-type="float" office:value="65320" calcext:value-type="float">
            <text:p>65320</text:p>
          </table:table-cell>
          <table:table-cell table:formula="of:=[.D78]/240" office:value-type="float" office:value="272.166666666667" calcext:value-type="float">
            <text:p>272,166666666667</text:p>
          </table:table-cell>
          <table:table-cell table:formula="of:=ROUNDUP(([.D78]+40)/44100*90000)+23" office:value-type="float" office:value="133411" calcext:value-type="float">
            <text:p>133411</text:p>
          </table:table-cell>
          <table:table-cell table:formula="of:=[.F78]-[.B78]" office:value-type="float" office:value="0" calcext:value-type="float">
            <text:p>0</text:p>
          </table:table-cell>
          <table:table-cell table:formula="of:=ROUNDUP(([.D78])/44100*90000)+23" office:value-type="float" office:value="133330" calcext:value-type="float">
            <text:p>133330</text:p>
          </table:table-cell>
          <table:table-cell table:formula="of:=[.H78]-[.C7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4881" calcext:value-type="float">
            <text:p>134881</text:p>
          </table:table-cell>
          <table:table-cell office:value-type="float" office:value="134799" calcext:value-type="float">
            <text:p>134799</text:p>
          </table:table-cell>
          <table:table-cell office:value-type="float" office:value="66040" calcext:value-type="float">
            <text:p>66040</text:p>
          </table:table-cell>
          <table:table-cell table:formula="of:=[.D79]/240" office:value-type="float" office:value="275.166666666667" calcext:value-type="float">
            <text:p>275,166666666667</text:p>
          </table:table-cell>
          <table:table-cell table:formula="of:=ROUNDUP(([.D79]+40)/44100*90000)+23" office:value-type="float" office:value="134881" calcext:value-type="float">
            <text:p>134881</text:p>
          </table:table-cell>
          <table:table-cell table:formula="of:=[.F79]-[.B79]" office:value-type="float" office:value="0" calcext:value-type="float">
            <text:p>0</text:p>
          </table:table-cell>
          <table:table-cell table:formula="of:=ROUNDUP(([.D79])/44100*90000)+23" office:value-type="float" office:value="134799" calcext:value-type="float">
            <text:p>134799</text:p>
          </table:table-cell>
          <table:table-cell table:formula="of:=[.H79]-[.C7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6350" calcext:value-type="float">
            <text:p>136350</text:p>
          </table:table-cell>
          <table:table-cell office:value-type="float" office:value="136268" calcext:value-type="float">
            <text:p>136268</text:p>
          </table:table-cell>
          <table:table-cell office:value-type="float" office:value="66760" calcext:value-type="float">
            <text:p>66760</text:p>
          </table:table-cell>
          <table:table-cell table:formula="of:=[.D80]/240" office:value-type="float" office:value="278.166666666667" calcext:value-type="float">
            <text:p>278,166666666667</text:p>
          </table:table-cell>
          <table:table-cell table:formula="of:=ROUNDUP(([.D80]+40)/44100*90000)+23" office:value-type="float" office:value="136350" calcext:value-type="float">
            <text:p>136350</text:p>
          </table:table-cell>
          <table:table-cell table:formula="of:=[.F80]-[.B80]" office:value-type="float" office:value="0" calcext:value-type="float">
            <text:p>0</text:p>
          </table:table-cell>
          <table:table-cell table:formula="of:=ROUNDUP(([.D80])/44100*90000)+23" office:value-type="float" office:value="136268" calcext:value-type="float">
            <text:p>136268</text:p>
          </table:table-cell>
          <table:table-cell table:formula="of:=[.H80]-[.C8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7901" calcext:value-type="float">
            <text:p>137901</text:p>
          </table:table-cell>
          <table:table-cell office:value-type="float" office:value="137819" calcext:value-type="float">
            <text:p>137819</text:p>
          </table:table-cell>
          <table:table-cell office:value-type="float" office:value="67480" calcext:value-type="float">
            <text:p>67480</text:p>
          </table:table-cell>
          <table:table-cell table:formula="of:=[.D81]/240" office:value-type="float" office:value="281.166666666667" calcext:value-type="float">
            <text:p>281,166666666667</text:p>
          </table:table-cell>
          <table:table-cell table:formula="of:=ROUNDUP(([.D81]+40)/44100*90000)+23" office:value-type="float" office:value="137819" calcext:value-type="float">
            <text:p>137819</text:p>
          </table:table-cell>
          <table:table-cell table:formula="of:=[.F81]-[.B81]" office:value-type="float" office:value="-82" calcext:value-type="float">
            <text:p>-82</text:p>
          </table:table-cell>
          <table:table-cell table:formula="of:=ROUNDUP(([.D81])/44100*90000)+23" office:value-type="float" office:value="137738" calcext:value-type="float">
            <text:p>137738</text:p>
          </table:table-cell>
          <table:table-cell table:formula="of:=[.H81]-[.C81]" office:value-type="float" office:value="-81" calcext:value-type="float">
            <text:p>-81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9370" calcext:value-type="float">
            <text:p>139370</text:p>
          </table:table-cell>
          <table:table-cell office:value-type="float" office:value="139289" calcext:value-type="float">
            <text:p>139289</text:p>
          </table:table-cell>
          <table:table-cell office:value-type="float" office:value="68240" calcext:value-type="float">
            <text:p>68240</text:p>
          </table:table-cell>
          <table:table-cell table:formula="of:=[.D82]/240" office:value-type="float" office:value="284.333333333333" calcext:value-type="float">
            <text:p>284,333333333333</text:p>
          </table:table-cell>
          <table:table-cell table:formula="of:=ROUNDUP(([.D82]+40)/44100*90000)+23" office:value-type="float" office:value="139370" calcext:value-type="float">
            <text:p>139370</text:p>
          </table:table-cell>
          <table:table-cell table:formula="of:=[.F82]-[.B82]" office:value-type="float" office:value="0" calcext:value-type="float">
            <text:p>0</text:p>
          </table:table-cell>
          <table:table-cell table:formula="of:=ROUNDUP(([.D82])/44100*90000)+23" office:value-type="float" office:value="139289" calcext:value-type="float">
            <text:p>139289</text:p>
          </table:table-cell>
          <table:table-cell table:formula="of:=[.H82]-[.C8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0840" calcext:value-type="float">
            <text:p>140840</text:p>
          </table:table-cell>
          <table:table-cell office:value-type="float" office:value="140758" calcext:value-type="float">
            <text:p>140758</text:p>
          </table:table-cell>
          <table:table-cell office:value-type="float" office:value="68960" calcext:value-type="float">
            <text:p>68960</text:p>
          </table:table-cell>
          <table:table-cell table:formula="of:=[.D83]/240" office:value-type="float" office:value="287.333333333333" calcext:value-type="float">
            <text:p>287,333333333333</text:p>
          </table:table-cell>
          <table:table-cell table:formula="of:=ROUNDUP(([.D83]+40)/44100*90000)+23" office:value-type="float" office:value="140840" calcext:value-type="float">
            <text:p>140840</text:p>
          </table:table-cell>
          <table:table-cell table:formula="of:=[.F83]-[.B83]" office:value-type="float" office:value="0" calcext:value-type="float">
            <text:p>0</text:p>
          </table:table-cell>
          <table:table-cell table:formula="of:=ROUNDUP(([.D83])/44100*90000)+23" office:value-type="float" office:value="140758" calcext:value-type="float">
            <text:p>140758</text:p>
          </table:table-cell>
          <table:table-cell table:formula="of:=[.H83]-[.C8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2472" calcext:value-type="float">
            <text:p>142472</text:p>
          </table:table-cell>
          <table:table-cell office:value-type="float" office:value="142391" calcext:value-type="float">
            <text:p>142391</text:p>
          </table:table-cell>
          <table:table-cell office:value-type="float" office:value="69760" calcext:value-type="float">
            <text:p>69760</text:p>
          </table:table-cell>
          <table:table-cell table:formula="of:=[.D84]/240" office:value-type="float" office:value="290.666666666667" calcext:value-type="float">
            <text:p>290,666666666667</text:p>
          </table:table-cell>
          <table:table-cell table:formula="of:=ROUNDUP(([.D84]+40)/44100*90000)+23" office:value-type="float" office:value="142472" calcext:value-type="float">
            <text:p>142472</text:p>
          </table:table-cell>
          <table:table-cell table:formula="of:=[.F84]-[.B84]" office:value-type="float" office:value="0" calcext:value-type="float">
            <text:p>0</text:p>
          </table:table-cell>
          <table:table-cell table:formula="of:=ROUNDUP(([.D84])/44100*90000)+23" office:value-type="float" office:value="142391" calcext:value-type="float">
            <text:p>142391</text:p>
          </table:table-cell>
          <table:table-cell table:formula="of:=[.H84]-[.C8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024" calcext:value-type="float">
            <text:p>144024</text:p>
          </table:table-cell>
          <table:table-cell office:value-type="float" office:value="143942" calcext:value-type="float">
            <text:p>143942</text:p>
          </table:table-cell>
          <table:table-cell office:value-type="float" office:value="70520" calcext:value-type="float">
            <text:p>70520</text:p>
          </table:table-cell>
          <table:table-cell table:formula="of:=[.D85]/240" office:value-type="float" office:value="293.833333333333" calcext:value-type="float">
            <text:p>293,833333333333</text:p>
          </table:table-cell>
          <table:table-cell table:formula="of:=ROUNDUP(([.D85]+40)/44100*90000)+23" office:value-type="float" office:value="144023" calcext:value-type="float">
            <text:p>144023</text:p>
          </table:table-cell>
          <table:table-cell table:formula="of:=[.F85]-[.B85]" office:value-type="float" office:value="-1" calcext:value-type="float">
            <text:p>-1</text:p>
          </table:table-cell>
          <table:table-cell table:formula="of:=ROUNDUP(([.D85])/44100*90000)+23" office:value-type="float" office:value="143942" calcext:value-type="float">
            <text:p>143942</text:p>
          </table:table-cell>
          <table:table-cell table:formula="of:=[.H85]-[.C8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575" calcext:value-type="float">
            <text:p>145575</text:p>
          </table:table-cell>
          <table:table-cell office:value-type="float" office:value="145493" calcext:value-type="float">
            <text:p>145493</text:p>
          </table:table-cell>
          <table:table-cell office:value-type="float" office:value="71280" calcext:value-type="float">
            <text:p>71280</text:p>
          </table:table-cell>
          <table:table-cell table:formula="of:=[.D86]/240" office:value-type="float" office:value="297" calcext:value-type="float">
            <text:p>297</text:p>
          </table:table-cell>
          <table:table-cell table:formula="of:=ROUNDUP(([.D86]+40)/44100*90000)+23" office:value-type="float" office:value="145575" calcext:value-type="float">
            <text:p>145575</text:p>
          </table:table-cell>
          <table:table-cell table:formula="of:=[.F86]-[.B86]" office:value-type="float" office:value="0" calcext:value-type="float">
            <text:p>0</text:p>
          </table:table-cell>
          <table:table-cell table:formula="of:=ROUNDUP(([.D86])/44100*90000)+23" office:value-type="float" office:value="145493" calcext:value-type="float">
            <text:p>145493</text:p>
          </table:table-cell>
          <table:table-cell table:formula="of:=[.H86]-[.C8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7126" calcext:value-type="float">
            <text:p>147126</text:p>
          </table:table-cell>
          <table:table-cell office:value-type="float" office:value="147044" calcext:value-type="float">
            <text:p>147044</text:p>
          </table:table-cell>
          <table:table-cell office:value-type="float" office:value="72040" calcext:value-type="float">
            <text:p>72040</text:p>
          </table:table-cell>
          <table:table-cell table:formula="of:=[.D87]/240" office:value-type="float" office:value="300.166666666667" calcext:value-type="float">
            <text:p>300,166666666667</text:p>
          </table:table-cell>
          <table:table-cell table:formula="of:=ROUNDUP(([.D87]+40)/44100*90000)+23" office:value-type="float" office:value="147126" calcext:value-type="float">
            <text:p>147126</text:p>
          </table:table-cell>
          <table:table-cell table:formula="of:=[.F87]-[.B87]" office:value-type="float" office:value="0" calcext:value-type="float">
            <text:p>0</text:p>
          </table:table-cell>
          <table:table-cell table:formula="of:=ROUNDUP(([.D87])/44100*90000)+23" office:value-type="float" office:value="147044" calcext:value-type="float">
            <text:p>147044</text:p>
          </table:table-cell>
          <table:table-cell table:formula="of:=[.H87]-[.C8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8595" calcext:value-type="float">
            <text:p>148595</text:p>
          </table:table-cell>
          <table:table-cell office:value-type="float" office:value="148513" calcext:value-type="float">
            <text:p>148513</text:p>
          </table:table-cell>
          <table:table-cell office:value-type="float" office:value="72760" calcext:value-type="float">
            <text:p>72760</text:p>
          </table:table-cell>
          <table:table-cell table:formula="of:=[.D88]/240" office:value-type="float" office:value="303.166666666667" calcext:value-type="float">
            <text:p>303,166666666667</text:p>
          </table:table-cell>
          <table:table-cell table:formula="of:=ROUNDUP(([.D88]+40)/44100*90000)+23" office:value-type="float" office:value="148595" calcext:value-type="float">
            <text:p>148595</text:p>
          </table:table-cell>
          <table:table-cell table:formula="of:=[.F88]-[.B88]" office:value-type="float" office:value="0" calcext:value-type="float">
            <text:p>0</text:p>
          </table:table-cell>
          <table:table-cell table:formula="of:=ROUNDUP(([.D88])/44100*90000)+23" office:value-type="float" office:value="148513" calcext:value-type="float">
            <text:p>148513</text:p>
          </table:table-cell>
          <table:table-cell table:formula="of:=[.H88]-[.C8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9901" calcext:value-type="float">
            <text:p>149901</text:p>
          </table:table-cell>
          <table:table-cell office:value-type="float" office:value="149819" calcext:value-type="float">
            <text:p>149819</text:p>
          </table:table-cell>
          <table:table-cell office:value-type="float" office:value="73400" calcext:value-type="float">
            <text:p>73400</text:p>
          </table:table-cell>
          <table:table-cell table:formula="of:=[.D89]/240" office:value-type="float" office:value="305.833333333333" calcext:value-type="float">
            <text:p>305,833333333333</text:p>
          </table:table-cell>
          <table:table-cell table:formula="of:=ROUNDUP(([.D89]+40)/44100*90000)+23" office:value-type="float" office:value="149901" calcext:value-type="float">
            <text:p>149901</text:p>
          </table:table-cell>
          <table:table-cell table:formula="of:=[.F89]-[.B89]" office:value-type="float" office:value="0" calcext:value-type="float">
            <text:p>0</text:p>
          </table:table-cell>
          <table:table-cell table:formula="of:=ROUNDUP(([.D89])/44100*90000)+23" office:value-type="float" office:value="149819" calcext:value-type="float">
            <text:p>149819</text:p>
          </table:table-cell>
          <table:table-cell table:formula="of:=[.H89]-[.C8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1370" calcext:value-type="float">
            <text:p>151370</text:p>
          </table:table-cell>
          <table:table-cell office:value-type="float" office:value="151289" calcext:value-type="float">
            <text:p>151289</text:p>
          </table:table-cell>
          <table:table-cell office:value-type="float" office:value="74120" calcext:value-type="float">
            <text:p>74120</text:p>
          </table:table-cell>
          <table:table-cell table:formula="of:=[.D90]/240" office:value-type="float" office:value="308.833333333333" calcext:value-type="float">
            <text:p>308,833333333333</text:p>
          </table:table-cell>
          <table:table-cell table:formula="of:=ROUNDUP(([.D90]+40)/44100*90000)+23" office:value-type="float" office:value="151370" calcext:value-type="float">
            <text:p>151370</text:p>
          </table:table-cell>
          <table:table-cell table:formula="of:=[.F90]-[.B90]" office:value-type="float" office:value="0" calcext:value-type="float">
            <text:p>0</text:p>
          </table:table-cell>
          <table:table-cell table:formula="of:=ROUNDUP(([.D90])/44100*90000)+23" office:value-type="float" office:value="151289" calcext:value-type="float">
            <text:p>151289</text:p>
          </table:table-cell>
          <table:table-cell table:formula="of:=[.H90]-[.C9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2840" calcext:value-type="float">
            <text:p>152840</text:p>
          </table:table-cell>
          <table:table-cell office:value-type="float" office:value="152758" calcext:value-type="float">
            <text:p>152758</text:p>
          </table:table-cell>
          <table:table-cell office:value-type="float" office:value="74840" calcext:value-type="float">
            <text:p>74840</text:p>
          </table:table-cell>
          <table:table-cell table:formula="of:=[.D91]/240" office:value-type="float" office:value="311.833333333333" calcext:value-type="float">
            <text:p>311,833333333333</text:p>
          </table:table-cell>
          <table:table-cell table:formula="of:=ROUNDUP(([.D91]+40)/44100*90000)+23" office:value-type="float" office:value="152840" calcext:value-type="float">
            <text:p>152840</text:p>
          </table:table-cell>
          <table:table-cell table:formula="of:=[.F91]-[.B91]" office:value-type="float" office:value="0" calcext:value-type="float">
            <text:p>0</text:p>
          </table:table-cell>
          <table:table-cell table:formula="of:=ROUNDUP(([.D91])/44100*90000)+23" office:value-type="float" office:value="152758" calcext:value-type="float">
            <text:p>152758</text:p>
          </table:table-cell>
          <table:table-cell table:formula="of:=[.H91]-[.C9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4309" calcext:value-type="float">
            <text:p>154309</text:p>
          </table:table-cell>
          <table:table-cell office:value-type="float" office:value="154228" calcext:value-type="float">
            <text:p>154228</text:p>
          </table:table-cell>
          <table:table-cell office:value-type="float" office:value="75560" calcext:value-type="float">
            <text:p>75560</text:p>
          </table:table-cell>
          <table:table-cell table:formula="of:=[.D92]/240" office:value-type="float" office:value="314.833333333333" calcext:value-type="float">
            <text:p>314,833333333333</text:p>
          </table:table-cell>
          <table:table-cell table:formula="of:=ROUNDUP(([.D92]+40)/44100*90000)+23" office:value-type="float" office:value="154309" calcext:value-type="float">
            <text:p>154309</text:p>
          </table:table-cell>
          <table:table-cell table:formula="of:=[.F92]-[.B92]" office:value-type="float" office:value="0" calcext:value-type="float">
            <text:p>0</text:p>
          </table:table-cell>
          <table:table-cell table:formula="of:=ROUNDUP(([.D92])/44100*90000)+23" office:value-type="float" office:value="154228" calcext:value-type="float">
            <text:p>154228</text:p>
          </table:table-cell>
          <table:table-cell table:formula="of:=[.H92]-[.C9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5779" calcext:value-type="float">
            <text:p>155779</text:p>
          </table:table-cell>
          <table:table-cell office:value-type="float" office:value="155697" calcext:value-type="float">
            <text:p>155697</text:p>
          </table:table-cell>
          <table:table-cell office:value-type="float" office:value="76280" calcext:value-type="float">
            <text:p>76280</text:p>
          </table:table-cell>
          <table:table-cell table:formula="of:=[.D93]/240" office:value-type="float" office:value="317.833333333333" calcext:value-type="float">
            <text:p>317,833333333333</text:p>
          </table:table-cell>
          <table:table-cell table:formula="of:=ROUNDUP(([.D93]+40)/44100*90000)+23" office:value-type="float" office:value="155779" calcext:value-type="float">
            <text:p>155779</text:p>
          </table:table-cell>
          <table:table-cell table:formula="of:=[.F93]-[.B93]" office:value-type="float" office:value="0" calcext:value-type="float">
            <text:p>0</text:p>
          </table:table-cell>
          <table:table-cell table:formula="of:=ROUNDUP(([.D93])/44100*90000)+23" office:value-type="float" office:value="155697" calcext:value-type="float">
            <text:p>155697</text:p>
          </table:table-cell>
          <table:table-cell table:formula="of:=[.H93]-[.C9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7166" calcext:value-type="float">
            <text:p>157166</text:p>
          </table:table-cell>
          <table:table-cell office:value-type="float" office:value="157085" calcext:value-type="float">
            <text:p>157085</text:p>
          </table:table-cell>
          <table:table-cell office:value-type="float" office:value="76960" calcext:value-type="float">
            <text:p>76960</text:p>
          </table:table-cell>
          <table:table-cell table:formula="of:=[.D94]/240" office:value-type="float" office:value="320.666666666667" calcext:value-type="float">
            <text:p>320,666666666667</text:p>
          </table:table-cell>
          <table:table-cell table:formula="of:=ROUNDUP(([.D94]+40)/44100*90000)+23" office:value-type="float" office:value="157166" calcext:value-type="float">
            <text:p>157166</text:p>
          </table:table-cell>
          <table:table-cell table:formula="of:=[.F94]-[.B94]" office:value-type="float" office:value="0" calcext:value-type="float">
            <text:p>0</text:p>
          </table:table-cell>
          <table:table-cell table:formula="of:=ROUNDUP(([.D94])/44100*90000)+23" office:value-type="float" office:value="157085" calcext:value-type="float">
            <text:p>157085</text:p>
          </table:table-cell>
          <table:table-cell table:formula="of:=[.H94]-[.C9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8717" calcext:value-type="float">
            <text:p>158717</text:p>
          </table:table-cell>
          <table:table-cell office:value-type="float" office:value="158636" calcext:value-type="float">
            <text:p>158636</text:p>
          </table:table-cell>
          <table:table-cell office:value-type="float" office:value="77720" calcext:value-type="float">
            <text:p>77720</text:p>
          </table:table-cell>
          <table:table-cell table:formula="of:=[.D95]/240" office:value-type="float" office:value="323.833333333333" calcext:value-type="float">
            <text:p>323,833333333333</text:p>
          </table:table-cell>
          <table:table-cell table:formula="of:=ROUNDUP(([.D95]+40)/44100*90000)+23" office:value-type="float" office:value="158717" calcext:value-type="float">
            <text:p>158717</text:p>
          </table:table-cell>
          <table:table-cell table:formula="of:=[.F95]-[.B95]" office:value-type="float" office:value="0" calcext:value-type="float">
            <text:p>0</text:p>
          </table:table-cell>
          <table:table-cell table:formula="of:=ROUNDUP(([.D95])/44100*90000)+23" office:value-type="float" office:value="158636" calcext:value-type="float">
            <text:p>158636</text:p>
          </table:table-cell>
          <table:table-cell table:formula="of:=[.H95]-[.C9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0268" calcext:value-type="float">
            <text:p>160268</text:p>
          </table:table-cell>
          <table:table-cell office:value-type="float" office:value="160187" calcext:value-type="float">
            <text:p>160187</text:p>
          </table:table-cell>
          <table:table-cell office:value-type="float" office:value="78480" calcext:value-type="float">
            <text:p>78480</text:p>
          </table:table-cell>
          <table:table-cell table:formula="of:=[.D96]/240" office:value-type="float" office:value="327" calcext:value-type="float">
            <text:p>327</text:p>
          </table:table-cell>
          <table:table-cell table:formula="of:=ROUNDUP(([.D96]+40)/44100*90000)+23" office:value-type="float" office:value="160268" calcext:value-type="float">
            <text:p>160268</text:p>
          </table:table-cell>
          <table:table-cell table:formula="of:=[.F96]-[.B96]" office:value-type="float" office:value="0" calcext:value-type="float">
            <text:p>0</text:p>
          </table:table-cell>
          <table:table-cell table:formula="of:=ROUNDUP(([.D96])/44100*90000)+23" office:value-type="float" office:value="160187" calcext:value-type="float">
            <text:p>160187</text:p>
          </table:table-cell>
          <table:table-cell table:formula="of:=[.H96]-[.C9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1738" calcext:value-type="float">
            <text:p>161738</text:p>
          </table:table-cell>
          <table:table-cell office:value-type="float" office:value="161656" calcext:value-type="float">
            <text:p>161656</text:p>
          </table:table-cell>
          <table:table-cell office:value-type="float" office:value="79200" calcext:value-type="float">
            <text:p>79200</text:p>
          </table:table-cell>
          <table:table-cell table:formula="of:=[.D97]/240" office:value-type="float" office:value="330" calcext:value-type="float">
            <text:p>330</text:p>
          </table:table-cell>
          <table:table-cell table:formula="of:=ROUNDUP(([.D97]+40)/44100*90000)+23" office:value-type="float" office:value="161738" calcext:value-type="float">
            <text:p>161738</text:p>
          </table:table-cell>
          <table:table-cell table:formula="of:=[.F97]-[.B97]" office:value-type="float" office:value="0" calcext:value-type="float">
            <text:p>0</text:p>
          </table:table-cell>
          <table:table-cell table:formula="of:=ROUNDUP(([.D97])/44100*90000)+23" office:value-type="float" office:value="161656" calcext:value-type="float">
            <text:p>161656</text:p>
          </table:table-cell>
          <table:table-cell table:formula="of:=[.H97]-[.C9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3289" calcext:value-type="float">
            <text:p>163289</text:p>
          </table:table-cell>
          <table:table-cell office:value-type="float" office:value="163207" calcext:value-type="float">
            <text:p>163207</text:p>
          </table:table-cell>
          <table:table-cell office:value-type="float" office:value="79960" calcext:value-type="float">
            <text:p>79960</text:p>
          </table:table-cell>
          <table:table-cell table:formula="of:=[.D98]/240" office:value-type="float" office:value="333.166666666667" calcext:value-type="float">
            <text:p>333,166666666667</text:p>
          </table:table-cell>
          <table:table-cell table:formula="of:=ROUNDUP(([.D98]+40)/44100*90000)+23" office:value-type="float" office:value="163289" calcext:value-type="float">
            <text:p>163289</text:p>
          </table:table-cell>
          <table:table-cell table:formula="of:=[.F98]-[.B98]" office:value-type="float" office:value="0" calcext:value-type="float">
            <text:p>0</text:p>
          </table:table-cell>
          <table:table-cell table:formula="of:=ROUNDUP(([.D98])/44100*90000)+23" office:value-type="float" office:value="163207" calcext:value-type="float">
            <text:p>163207</text:p>
          </table:table-cell>
          <table:table-cell table:formula="of:=[.H98]-[.C9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4921" calcext:value-type="float">
            <text:p>164921</text:p>
          </table:table-cell>
          <table:table-cell office:value-type="float" office:value="164840" calcext:value-type="float">
            <text:p>164840</text:p>
          </table:table-cell>
          <table:table-cell office:value-type="float" office:value="80760" calcext:value-type="float">
            <text:p>80760</text:p>
          </table:table-cell>
          <table:table-cell table:formula="of:=[.D99]/240" office:value-type="float" office:value="336.5" calcext:value-type="float">
            <text:p>336,5</text:p>
          </table:table-cell>
          <table:table-cell table:formula="of:=ROUNDUP(([.D99]+40)/44100*90000)+23" office:value-type="float" office:value="164921" calcext:value-type="float">
            <text:p>164921</text:p>
          </table:table-cell>
          <table:table-cell table:formula="of:=[.F99]-[.B99]" office:value-type="float" office:value="0" calcext:value-type="float">
            <text:p>0</text:p>
          </table:table-cell>
          <table:table-cell table:formula="of:=ROUNDUP(([.D99])/44100*90000)+23" office:value-type="float" office:value="164840" calcext:value-type="float">
            <text:p>164840</text:p>
          </table:table-cell>
          <table:table-cell table:formula="of:=[.H99]-[.C9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6391" calcext:value-type="float">
            <text:p>166391</text:p>
          </table:table-cell>
          <table:table-cell office:value-type="float" office:value="166309" calcext:value-type="float">
            <text:p>166309</text:p>
          </table:table-cell>
          <table:table-cell office:value-type="float" office:value="81480" calcext:value-type="float">
            <text:p>81480</text:p>
          </table:table-cell>
          <table:table-cell table:formula="of:=[.D100]/240" office:value-type="float" office:value="339.5" calcext:value-type="float">
            <text:p>339,5</text:p>
          </table:table-cell>
          <table:table-cell table:formula="of:=ROUNDUP(([.D100]+40)/44100*90000)+23" office:value-type="float" office:value="166391" calcext:value-type="float">
            <text:p>166391</text:p>
          </table:table-cell>
          <table:table-cell table:formula="of:=[.F100]-[.B100]" office:value-type="float" office:value="0" calcext:value-type="float">
            <text:p>0</text:p>
          </table:table-cell>
          <table:table-cell table:formula="of:=ROUNDUP(([.D100])/44100*90000)+23" office:value-type="float" office:value="166309" calcext:value-type="float">
            <text:p>166309</text:p>
          </table:table-cell>
          <table:table-cell table:formula="of:=[.H100]-[.C10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7860" calcext:value-type="float">
            <text:p>167860</text:p>
          </table:table-cell>
          <table:table-cell office:value-type="float" office:value="167779" calcext:value-type="float">
            <text:p>167779</text:p>
          </table:table-cell>
          <table:table-cell office:value-type="float" office:value="82200" calcext:value-type="float">
            <text:p>82200</text:p>
          </table:table-cell>
          <table:table-cell table:formula="of:=[.D101]/240" office:value-type="float" office:value="342.5" calcext:value-type="float">
            <text:p>342,5</text:p>
          </table:table-cell>
          <table:table-cell table:formula="of:=ROUNDUP(([.D101]+40)/44100*90000)+23" office:value-type="float" office:value="167860" calcext:value-type="float">
            <text:p>167860</text:p>
          </table:table-cell>
          <table:table-cell table:formula="of:=[.F101]-[.B101]" office:value-type="float" office:value="0" calcext:value-type="float">
            <text:p>0</text:p>
          </table:table-cell>
          <table:table-cell table:formula="of:=ROUNDUP(([.D101])/44100*90000)+23" office:value-type="float" office:value="167779" calcext:value-type="float">
            <text:p>167779</text:p>
          </table:table-cell>
          <table:table-cell table:formula="of:=[.H101]-[.C10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411" calcext:value-type="float">
            <text:p>169411</text:p>
          </table:table-cell>
          <table:table-cell office:value-type="float" office:value="169330" calcext:value-type="float">
            <text:p>169330</text:p>
          </table:table-cell>
          <table:table-cell office:value-type="float" office:value="82960" calcext:value-type="float">
            <text:p>82960</text:p>
          </table:table-cell>
          <table:table-cell table:formula="of:=[.D102]/240" office:value-type="float" office:value="345.666666666667" calcext:value-type="float">
            <text:p>345,666666666667</text:p>
          </table:table-cell>
          <table:table-cell table:formula="of:=ROUNDUP(([.D102]+40)/44100*90000)+23" office:value-type="float" office:value="169411" calcext:value-type="float">
            <text:p>169411</text:p>
          </table:table-cell>
          <table:table-cell table:formula="of:=[.F102]-[.B102]" office:value-type="float" office:value="0" calcext:value-type="float">
            <text:p>0</text:p>
          </table:table-cell>
          <table:table-cell table:formula="of:=ROUNDUP(([.D102])/44100*90000)+23" office:value-type="float" office:value="169330" calcext:value-type="float">
            <text:p>169330</text:p>
          </table:table-cell>
          <table:table-cell table:formula="of:=[.H102]-[.C10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0962" calcext:value-type="float">
            <text:p>170962</text:p>
          </table:table-cell>
          <table:table-cell office:value-type="float" office:value="170881" calcext:value-type="float">
            <text:p>170881</text:p>
          </table:table-cell>
          <table:table-cell office:value-type="float" office:value="83720" calcext:value-type="float">
            <text:p>83720</text:p>
          </table:table-cell>
          <table:table-cell table:formula="of:=[.D103]/240" office:value-type="float" office:value="348.833333333333" calcext:value-type="float">
            <text:p>348,833333333333</text:p>
          </table:table-cell>
          <table:table-cell table:formula="of:=ROUNDUP(([.D103]+40)/44100*90000)+23" office:value-type="float" office:value="170962" calcext:value-type="float">
            <text:p>170962</text:p>
          </table:table-cell>
          <table:table-cell table:formula="of:=[.F103]-[.B103]" office:value-type="float" office:value="0" calcext:value-type="float">
            <text:p>0</text:p>
          </table:table-cell>
          <table:table-cell table:formula="of:=ROUNDUP(([.D103])/44100*90000)+23" office:value-type="float" office:value="170881" calcext:value-type="float">
            <text:p>170881</text:p>
          </table:table-cell>
          <table:table-cell table:formula="of:=[.H103]-[.C10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2595" calcext:value-type="float">
            <text:p>172595</text:p>
          </table:table-cell>
          <table:table-cell office:value-type="float" office:value="172513" calcext:value-type="float">
            <text:p>172513</text:p>
          </table:table-cell>
          <table:table-cell office:value-type="float" office:value="84520" calcext:value-type="float">
            <text:p>84520</text:p>
          </table:table-cell>
          <table:table-cell table:formula="of:=[.D104]/240" office:value-type="float" office:value="352.166666666667" calcext:value-type="float">
            <text:p>352,166666666667</text:p>
          </table:table-cell>
          <table:table-cell table:formula="of:=ROUNDUP(([.D104]+40)/44100*90000)+23" office:value-type="float" office:value="172595" calcext:value-type="float">
            <text:p>172595</text:p>
          </table:table-cell>
          <table:table-cell table:formula="of:=[.F104]-[.B104]" office:value-type="float" office:value="0" calcext:value-type="float">
            <text:p>0</text:p>
          </table:table-cell>
          <table:table-cell table:formula="of:=ROUNDUP(([.D104])/44100*90000)+23" office:value-type="float" office:value="172513" calcext:value-type="float">
            <text:p>172513</text:p>
          </table:table-cell>
          <table:table-cell table:formula="of:=[.H104]-[.C10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4228" calcext:value-type="float">
            <text:p>174228</text:p>
          </table:table-cell>
          <table:table-cell office:value-type="float" office:value="174146" calcext:value-type="float">
            <text:p>174146</text:p>
          </table:table-cell>
          <table:table-cell office:value-type="float" office:value="85320" calcext:value-type="float">
            <text:p>85320</text:p>
          </table:table-cell>
          <table:table-cell table:formula="of:=[.D105]/240" office:value-type="float" office:value="355.5" calcext:value-type="float">
            <text:p>355,5</text:p>
          </table:table-cell>
          <table:table-cell table:formula="of:=ROUNDUP(([.D105]+40)/44100*90000)+23" office:value-type="float" office:value="174228" calcext:value-type="float">
            <text:p>174228</text:p>
          </table:table-cell>
          <table:table-cell table:formula="of:=[.F105]-[.B105]" office:value-type="float" office:value="0" calcext:value-type="float">
            <text:p>0</text:p>
          </table:table-cell>
          <table:table-cell table:formula="of:=ROUNDUP(([.D105])/44100*90000)+23" office:value-type="float" office:value="174146" calcext:value-type="float">
            <text:p>174146</text:p>
          </table:table-cell>
          <table:table-cell table:formula="of:=[.H105]-[.C10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5860" calcext:value-type="float">
            <text:p>175860</text:p>
          </table:table-cell>
          <table:table-cell office:value-type="float" office:value="175779" calcext:value-type="float">
            <text:p>175779</text:p>
          </table:table-cell>
          <table:table-cell office:value-type="float" office:value="86120" calcext:value-type="float">
            <text:p>86120</text:p>
          </table:table-cell>
          <table:table-cell table:formula="of:=[.D106]/240" office:value-type="float" office:value="358.833333333333" calcext:value-type="float">
            <text:p>358,833333333333</text:p>
          </table:table-cell>
          <table:table-cell table:formula="of:=ROUNDUP(([.D106]+40)/44100*90000)+23" office:value-type="float" office:value="175860" calcext:value-type="float">
            <text:p>175860</text:p>
          </table:table-cell>
          <table:table-cell table:formula="of:=[.F106]-[.B106]" office:value-type="float" office:value="0" calcext:value-type="float">
            <text:p>0</text:p>
          </table:table-cell>
          <table:table-cell table:formula="of:=ROUNDUP(([.D106])/44100*90000)+23" office:value-type="float" office:value="175779" calcext:value-type="float">
            <text:p>175779</text:p>
          </table:table-cell>
          <table:table-cell table:formula="of:=[.H106]-[.C10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7493" calcext:value-type="float">
            <text:p>177493</text:p>
          </table:table-cell>
          <table:table-cell office:value-type="float" office:value="177411" calcext:value-type="float">
            <text:p>177411</text:p>
          </table:table-cell>
          <table:table-cell office:value-type="float" office:value="86920" calcext:value-type="float">
            <text:p>86920</text:p>
          </table:table-cell>
          <table:table-cell table:formula="of:=[.D107]/240" office:value-type="float" office:value="362.166666666667" calcext:value-type="float">
            <text:p>362,166666666667</text:p>
          </table:table-cell>
          <table:table-cell table:formula="of:=ROUNDUP(([.D107]+40)/44100*90000)+23" office:value-type="float" office:value="177493" calcext:value-type="float">
            <text:p>177493</text:p>
          </table:table-cell>
          <table:table-cell table:formula="of:=[.F107]-[.B107]" office:value-type="float" office:value="0" calcext:value-type="float">
            <text:p>0</text:p>
          </table:table-cell>
          <table:table-cell table:formula="of:=ROUNDUP(([.D107])/44100*90000)+23" office:value-type="float" office:value="177411" calcext:value-type="float">
            <text:p>177411</text:p>
          </table:table-cell>
          <table:table-cell table:formula="of:=[.H107]-[.C10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9044" calcext:value-type="float">
            <text:p>179044</text:p>
          </table:table-cell>
          <table:table-cell office:value-type="float" office:value="178962" calcext:value-type="float">
            <text:p>178962</text:p>
          </table:table-cell>
          <table:table-cell office:value-type="float" office:value="87680" calcext:value-type="float">
            <text:p>87680</text:p>
          </table:table-cell>
          <table:table-cell table:formula="of:=[.D108]/240" office:value-type="float" office:value="365.333333333333" calcext:value-type="float">
            <text:p>365,333333333333</text:p>
          </table:table-cell>
          <table:table-cell table:formula="of:=ROUNDUP(([.D108]+40)/44100*90000)+23" office:value-type="float" office:value="179044" calcext:value-type="float">
            <text:p>179044</text:p>
          </table:table-cell>
          <table:table-cell table:formula="of:=[.F108]-[.B108]" office:value-type="float" office:value="0" calcext:value-type="float">
            <text:p>0</text:p>
          </table:table-cell>
          <table:table-cell table:formula="of:=ROUNDUP(([.D108])/44100*90000)+23" office:value-type="float" office:value="178962" calcext:value-type="float">
            <text:p>178962</text:p>
          </table:table-cell>
          <table:table-cell table:formula="of:=[.H108]-[.C10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0432" calcext:value-type="float">
            <text:p>180432</text:p>
          </table:table-cell>
          <table:table-cell office:value-type="float" office:value="180350" calcext:value-type="float">
            <text:p>180350</text:p>
          </table:table-cell>
          <table:table-cell office:value-type="float" office:value="88360" calcext:value-type="float">
            <text:p>88360</text:p>
          </table:table-cell>
          <table:table-cell table:formula="of:=[.D109]/240" office:value-type="float" office:value="368.166666666667" calcext:value-type="float">
            <text:p>368,166666666667</text:p>
          </table:table-cell>
          <table:table-cell table:formula="of:=ROUNDUP(([.D109]+40)/44100*90000)+23" office:value-type="float" office:value="180432" calcext:value-type="float">
            <text:p>180432</text:p>
          </table:table-cell>
          <table:table-cell table:formula="of:=[.F109]-[.B109]" office:value-type="float" office:value="0" calcext:value-type="float">
            <text:p>0</text:p>
          </table:table-cell>
          <table:table-cell table:formula="of:=ROUNDUP(([.D109])/44100*90000)+23" office:value-type="float" office:value="180350" calcext:value-type="float">
            <text:p>180350</text:p>
          </table:table-cell>
          <table:table-cell table:formula="of:=[.H109]-[.C10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1819" calcext:value-type="float">
            <text:p>181819</text:p>
          </table:table-cell>
          <table:table-cell office:value-type="float" office:value="181738" calcext:value-type="float">
            <text:p>181738</text:p>
          </table:table-cell>
          <table:table-cell office:value-type="float" office:value="89040" calcext:value-type="float">
            <text:p>89040</text:p>
          </table:table-cell>
          <table:table-cell table:formula="of:=[.D110]/240" office:value-type="float" office:value="371" calcext:value-type="float">
            <text:p>371</text:p>
          </table:table-cell>
          <table:table-cell table:formula="of:=ROUNDUP(([.D110]+40)/44100*90000)+23" office:value-type="float" office:value="181819" calcext:value-type="float">
            <text:p>181819</text:p>
          </table:table-cell>
          <table:table-cell table:formula="of:=[.F110]-[.B110]" office:value-type="float" office:value="0" calcext:value-type="float">
            <text:p>0</text:p>
          </table:table-cell>
          <table:table-cell table:formula="of:=ROUNDUP(([.D110])/44100*90000)+23" office:value-type="float" office:value="181738" calcext:value-type="float">
            <text:p>181738</text:p>
          </table:table-cell>
          <table:table-cell table:formula="of:=[.H110]-[.C11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3289" calcext:value-type="float">
            <text:p>183289</text:p>
          </table:table-cell>
          <table:table-cell office:value-type="float" office:value="183207" calcext:value-type="float">
            <text:p>183207</text:p>
          </table:table-cell>
          <table:table-cell office:value-type="float" office:value="89760" calcext:value-type="float">
            <text:p>89760</text:p>
          </table:table-cell>
          <table:table-cell table:formula="of:=[.D111]/240" office:value-type="float" office:value="374" calcext:value-type="float">
            <text:p>374</text:p>
          </table:table-cell>
          <table:table-cell table:formula="of:=ROUNDUP(([.D111]+40)/44100*90000)+23" office:value-type="float" office:value="183289" calcext:value-type="float">
            <text:p>183289</text:p>
          </table:table-cell>
          <table:table-cell table:formula="of:=[.F111]-[.B111]" office:value-type="float" office:value="0" calcext:value-type="float">
            <text:p>0</text:p>
          </table:table-cell>
          <table:table-cell table:formula="of:=ROUNDUP(([.D111])/44100*90000)+23" office:value-type="float" office:value="183207" calcext:value-type="float">
            <text:p>183207</text:p>
          </table:table-cell>
          <table:table-cell table:formula="of:=[.H111]-[.C11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4758" calcext:value-type="float">
            <text:p>184758</text:p>
          </table:table-cell>
          <table:table-cell office:value-type="float" office:value="184677" calcext:value-type="float">
            <text:p>184677</text:p>
          </table:table-cell>
          <table:table-cell office:value-type="float" office:value="90480" calcext:value-type="float">
            <text:p>90480</text:p>
          </table:table-cell>
          <table:table-cell table:formula="of:=[.D112]/240" office:value-type="float" office:value="377" calcext:value-type="float">
            <text:p>377</text:p>
          </table:table-cell>
          <table:table-cell table:formula="of:=ROUNDUP(([.D112]+40)/44100*90000)+23" office:value-type="float" office:value="184758" calcext:value-type="float">
            <text:p>184758</text:p>
          </table:table-cell>
          <table:table-cell table:formula="of:=[.F112]-[.B112]" office:value-type="float" office:value="0" calcext:value-type="float">
            <text:p>0</text:p>
          </table:table-cell>
          <table:table-cell table:formula="of:=ROUNDUP(([.D112])/44100*90000)+23" office:value-type="float" office:value="184677" calcext:value-type="float">
            <text:p>184677</text:p>
          </table:table-cell>
          <table:table-cell table:formula="of:=[.H112]-[.C11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6146" calcext:value-type="float">
            <text:p>186146</text:p>
          </table:table-cell>
          <table:table-cell office:value-type="float" office:value="186064" calcext:value-type="float">
            <text:p>186064</text:p>
          </table:table-cell>
          <table:table-cell office:value-type="float" office:value="91160" calcext:value-type="float">
            <text:p>91160</text:p>
          </table:table-cell>
          <table:table-cell table:formula="of:=[.D113]/240" office:value-type="float" office:value="379.833333333333" calcext:value-type="float">
            <text:p>379,833333333333</text:p>
          </table:table-cell>
          <table:table-cell table:formula="of:=ROUNDUP(([.D113]+40)/44100*90000)+23" office:value-type="float" office:value="186146" calcext:value-type="float">
            <text:p>186146</text:p>
          </table:table-cell>
          <table:table-cell table:formula="of:=[.F113]-[.B113]" office:value-type="float" office:value="0" calcext:value-type="float">
            <text:p>0</text:p>
          </table:table-cell>
          <table:table-cell table:formula="of:=ROUNDUP(([.D113])/44100*90000)+23" office:value-type="float" office:value="186064" calcext:value-type="float">
            <text:p>186064</text:p>
          </table:table-cell>
          <table:table-cell table:formula="of:=[.H113]-[.C11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87615" calcext:value-type="float">
            <text:p>187615</text:p>
          </table:table-cell>
          <table:table-cell office:value-type="float" office:value="187534" calcext:value-type="float">
            <text:p>187534</text:p>
          </table:table-cell>
          <table:table-cell office:value-type="float" office:value="91880" calcext:value-type="float">
            <text:p>91880</text:p>
          </table:table-cell>
          <table:table-cell table:formula="of:=[.D114]/240" office:value-type="float" office:value="382.833333333333" calcext:value-type="float">
            <text:p>382,833333333333</text:p>
          </table:table-cell>
          <table:table-cell table:formula="of:=ROUNDUP(([.D114]+40)/44100*90000)+23" office:value-type="float" office:value="187615" calcext:value-type="float">
            <text:p>187615</text:p>
          </table:table-cell>
          <table:table-cell table:formula="of:=[.F114]-[.B114]" office:value-type="float" office:value="0" calcext:value-type="float">
            <text:p>0</text:p>
          </table:table-cell>
          <table:table-cell table:formula="of:=ROUNDUP(([.D114])/44100*90000)+23" office:value-type="float" office:value="187534" calcext:value-type="float">
            <text:p>187534</text:p>
          </table:table-cell>
          <table:table-cell table:formula="of:=[.H114]-[.C1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9166" calcext:value-type="float">
            <text:p>189166</text:p>
          </table:table-cell>
          <table:table-cell office:value-type="float" office:value="189085" calcext:value-type="float">
            <text:p>189085</text:p>
          </table:table-cell>
          <table:table-cell office:value-type="float" office:value="92640" calcext:value-type="float">
            <text:p>92640</text:p>
          </table:table-cell>
          <table:table-cell table:formula="of:=[.D115]/240" office:value-type="float" office:value="386" calcext:value-type="float">
            <text:p>386</text:p>
          </table:table-cell>
          <table:table-cell table:formula="of:=ROUNDUP(([.D115]+40)/44100*90000)+23" office:value-type="float" office:value="189166" calcext:value-type="float">
            <text:p>189166</text:p>
          </table:table-cell>
          <table:table-cell table:formula="of:=[.F115]-[.B115]" office:value-type="float" office:value="0" calcext:value-type="float">
            <text:p>0</text:p>
          </table:table-cell>
          <table:table-cell table:formula="of:=ROUNDUP(([.D115])/44100*90000)+23" office:value-type="float" office:value="189085" calcext:value-type="float">
            <text:p>189085</text:p>
          </table:table-cell>
          <table:table-cell table:formula="of:=[.H115]-[.C11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90636" calcext:value-type="float">
            <text:p>190636</text:p>
          </table:table-cell>
          <table:table-cell office:value-type="float" office:value="190554" calcext:value-type="float">
            <text:p>190554</text:p>
          </table:table-cell>
          <table:table-cell office:value-type="float" office:value="93360" calcext:value-type="float">
            <text:p>93360</text:p>
          </table:table-cell>
          <table:table-cell table:formula="of:=[.D116]/240" office:value-type="float" office:value="389" calcext:value-type="float">
            <text:p>389</text:p>
          </table:table-cell>
          <table:table-cell table:formula="of:=ROUNDUP(([.D116]+40)/44100*90000)+23" office:value-type="float" office:value="190636" calcext:value-type="float">
            <text:p>190636</text:p>
          </table:table-cell>
          <table:table-cell table:formula="of:=[.F116]-[.B116]" office:value-type="float" office:value="0" calcext:value-type="float">
            <text:p>0</text:p>
          </table:table-cell>
          <table:table-cell table:formula="of:=ROUNDUP(([.D116])/44100*90000)+23" office:value-type="float" office:value="190554" calcext:value-type="float">
            <text:p>190554</text:p>
          </table:table-cell>
          <table:table-cell table:formula="of:=[.H116]-[.C11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92187" calcext:value-type="float">
            <text:p>192187</text:p>
          </table:table-cell>
          <table:table-cell office:value-type="float" office:value="192105" calcext:value-type="float">
            <text:p>192105</text:p>
          </table:table-cell>
          <table:table-cell office:value-type="float" office:value="94120" calcext:value-type="float">
            <text:p>94120</text:p>
          </table:table-cell>
          <table:table-cell table:formula="of:=[.D117]/240" office:value-type="float" office:value="392.166666666667" calcext:value-type="float">
            <text:p>392,166666666667</text:p>
          </table:table-cell>
          <table:table-cell table:formula="of:=ROUNDUP(([.D117]+40)/44100*90000)+23" office:value-type="float" office:value="192187" calcext:value-type="float">
            <text:p>192187</text:p>
          </table:table-cell>
          <table:table-cell table:formula="of:=[.F117]-[.B117]" office:value-type="float" office:value="0" calcext:value-type="float">
            <text:p>0</text:p>
          </table:table-cell>
          <table:table-cell table:formula="of:=ROUNDUP(([.D117])/44100*90000)+23" office:value-type="float" office:value="192105" calcext:value-type="float">
            <text:p>192105</text:p>
          </table:table-cell>
          <table:table-cell table:formula="of:=[.H117]-[.C11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3738" calcext:value-type="float">
            <text:p>193738</text:p>
          </table:table-cell>
          <table:table-cell office:value-type="float" office:value="193656" calcext:value-type="float">
            <text:p>193656</text:p>
          </table:table-cell>
          <table:table-cell office:value-type="float" office:value="94880" calcext:value-type="float">
            <text:p>94880</text:p>
          </table:table-cell>
          <table:table-cell table:formula="of:=[.D118]/240" office:value-type="float" office:value="395.333333333333" calcext:value-type="float">
            <text:p>395,333333333333</text:p>
          </table:table-cell>
          <table:table-cell table:formula="of:=ROUNDUP(([.D118]+40)/44100*90000)+23" office:value-type="float" office:value="193738" calcext:value-type="float">
            <text:p>193738</text:p>
          </table:table-cell>
          <table:table-cell table:formula="of:=[.F118]-[.B118]" office:value-type="float" office:value="0" calcext:value-type="float">
            <text:p>0</text:p>
          </table:table-cell>
          <table:table-cell table:formula="of:=ROUNDUP(([.D118])/44100*90000)+23" office:value-type="float" office:value="193656" calcext:value-type="float">
            <text:p>193656</text:p>
          </table:table-cell>
          <table:table-cell table:formula="of:=[.H118]-[.C11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5289" calcext:value-type="float">
            <text:p>195289</text:p>
          </table:table-cell>
          <table:table-cell office:value-type="float" office:value="195207" calcext:value-type="float">
            <text:p>195207</text:p>
          </table:table-cell>
          <table:table-cell office:value-type="float" office:value="95640" calcext:value-type="float">
            <text:p>95640</text:p>
          </table:table-cell>
          <table:table-cell table:formula="of:=[.D119]/240" office:value-type="float" office:value="398.5" calcext:value-type="float">
            <text:p>398,5</text:p>
          </table:table-cell>
          <table:table-cell table:formula="of:=ROUNDUP(([.D119]+40)/44100*90000)+23" office:value-type="float" office:value="195289" calcext:value-type="float">
            <text:p>195289</text:p>
          </table:table-cell>
          <table:table-cell table:formula="of:=[.F119]-[.B119]" office:value-type="float" office:value="0" calcext:value-type="float">
            <text:p>0</text:p>
          </table:table-cell>
          <table:table-cell table:formula="of:=ROUNDUP(([.D119])/44100*90000)+23" office:value-type="float" office:value="195207" calcext:value-type="float">
            <text:p>195207</text:p>
          </table:table-cell>
          <table:table-cell table:formula="of:=[.H119]-[.C11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6840" calcext:value-type="float">
            <text:p>196840</text:p>
          </table:table-cell>
          <table:table-cell office:value-type="float" office:value="196758" calcext:value-type="float">
            <text:p>196758</text:p>
          </table:table-cell>
          <table:table-cell office:value-type="float" office:value="96400" calcext:value-type="float">
            <text:p>96400</text:p>
          </table:table-cell>
          <table:table-cell table:formula="of:=[.D120]/240" office:value-type="float" office:value="401.666666666667" calcext:value-type="float">
            <text:p>401,666666666667</text:p>
          </table:table-cell>
          <table:table-cell table:formula="of:=ROUNDUP(([.D120]+40)/44100*90000)+23" office:value-type="float" office:value="196840" calcext:value-type="float">
            <text:p>196840</text:p>
          </table:table-cell>
          <table:table-cell table:formula="of:=[.F120]-[.B120]" office:value-type="float" office:value="0" calcext:value-type="float">
            <text:p>0</text:p>
          </table:table-cell>
          <table:table-cell table:formula="of:=ROUNDUP(([.D120])/44100*90000)+23" office:value-type="float" office:value="196758" calcext:value-type="float">
            <text:p>196758</text:p>
          </table:table-cell>
          <table:table-cell table:formula="of:=[.H120]-[.C12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8391" calcext:value-type="float">
            <text:p>198391</text:p>
          </table:table-cell>
          <table:table-cell office:value-type="float" office:value="198309" calcext:value-type="float">
            <text:p>198309</text:p>
          </table:table-cell>
          <table:table-cell office:value-type="float" office:value="97160" calcext:value-type="float">
            <text:p>97160</text:p>
          </table:table-cell>
          <table:table-cell table:formula="of:=[.D121]/240" office:value-type="float" office:value="404.833333333333" calcext:value-type="float">
            <text:p>404,833333333333</text:p>
          </table:table-cell>
          <table:table-cell table:formula="of:=ROUNDUP(([.D121]+40)/44100*90000)+23" office:value-type="float" office:value="198391" calcext:value-type="float">
            <text:p>198391</text:p>
          </table:table-cell>
          <table:table-cell table:formula="of:=[.F121]-[.B121]" office:value-type="float" office:value="0" calcext:value-type="float">
            <text:p>0</text:p>
          </table:table-cell>
          <table:table-cell table:formula="of:=ROUNDUP(([.D121])/44100*90000)+23" office:value-type="float" office:value="198309" calcext:value-type="float">
            <text:p>198309</text:p>
          </table:table-cell>
          <table:table-cell table:formula="of:=[.H121]-[.C12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9860" calcext:value-type="float">
            <text:p>199860</text:p>
          </table:table-cell>
          <table:table-cell office:value-type="float" office:value="199779" calcext:value-type="float">
            <text:p>199779</text:p>
          </table:table-cell>
          <table:table-cell office:value-type="float" office:value="97880" calcext:value-type="float">
            <text:p>97880</text:p>
          </table:table-cell>
          <table:table-cell table:formula="of:=[.D122]/240" office:value-type="float" office:value="407.833333333333" calcext:value-type="float">
            <text:p>407,833333333333</text:p>
          </table:table-cell>
          <table:table-cell table:formula="of:=ROUNDUP(([.D122]+40)/44100*90000)+23" office:value-type="float" office:value="199860" calcext:value-type="float">
            <text:p>199860</text:p>
          </table:table-cell>
          <table:table-cell table:formula="of:=[.F122]-[.B122]" office:value-type="float" office:value="0" calcext:value-type="float">
            <text:p>0</text:p>
          </table:table-cell>
          <table:table-cell table:formula="of:=ROUNDUP(([.D122])/44100*90000)+23" office:value-type="float" office:value="199779" calcext:value-type="float">
            <text:p>199779</text:p>
          </table:table-cell>
          <table:table-cell table:formula="of:=[.H122]-[.C12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1493" calcext:value-type="float">
            <text:p>201493</text:p>
          </table:table-cell>
          <table:table-cell office:value-type="float" office:value="201411" calcext:value-type="float">
            <text:p>201411</text:p>
          </table:table-cell>
          <table:table-cell office:value-type="float" office:value="98680" calcext:value-type="float">
            <text:p>98680</text:p>
          </table:table-cell>
          <table:table-cell table:formula="of:=[.D123]/240" office:value-type="float" office:value="411.166666666667" calcext:value-type="float">
            <text:p>411,166666666667</text:p>
          </table:table-cell>
          <table:table-cell table:formula="of:=ROUNDUP(([.D123]+40)/44100*90000)+23" office:value-type="float" office:value="201493" calcext:value-type="float">
            <text:p>201493</text:p>
          </table:table-cell>
          <table:table-cell table:formula="of:=[.F123]-[.B123]" office:value-type="float" office:value="0" calcext:value-type="float">
            <text:p>0</text:p>
          </table:table-cell>
          <table:table-cell table:formula="of:=ROUNDUP(([.D123])/44100*90000)+23" office:value-type="float" office:value="201411" calcext:value-type="float">
            <text:p>201411</text:p>
          </table:table-cell>
          <table:table-cell table:formula="of:=[.H123]-[.C12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3044" calcext:value-type="float">
            <text:p>203044</text:p>
          </table:table-cell>
          <table:table-cell office:value-type="float" office:value="202962" calcext:value-type="float">
            <text:p>202962</text:p>
          </table:table-cell>
          <table:table-cell office:value-type="float" office:value="99440" calcext:value-type="float">
            <text:p>99440</text:p>
          </table:table-cell>
          <table:table-cell table:formula="of:=[.D124]/240" office:value-type="float" office:value="414.333333333333" calcext:value-type="float">
            <text:p>414,333333333333</text:p>
          </table:table-cell>
          <table:table-cell table:formula="of:=ROUNDUP(([.D124]+40)/44100*90000)+23" office:value-type="float" office:value="203044" calcext:value-type="float">
            <text:p>203044</text:p>
          </table:table-cell>
          <table:table-cell table:formula="of:=[.F124]-[.B124]" office:value-type="float" office:value="0" calcext:value-type="float">
            <text:p>0</text:p>
          </table:table-cell>
          <table:table-cell table:formula="of:=ROUNDUP(([.D124])/44100*90000)+23" office:value-type="float" office:value="202962" calcext:value-type="float">
            <text:p>202962</text:p>
          </table:table-cell>
          <table:table-cell table:formula="of:=[.H124]-[.C12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4595" calcext:value-type="float">
            <text:p>204595</text:p>
          </table:table-cell>
          <table:table-cell office:value-type="float" office:value="204513" calcext:value-type="float">
            <text:p>204513</text:p>
          </table:table-cell>
          <table:table-cell office:value-type="float" office:value="100200" calcext:value-type="float">
            <text:p>100200</text:p>
          </table:table-cell>
          <table:table-cell table:formula="of:=[.D125]/240" office:value-type="float" office:value="417.5" calcext:value-type="float">
            <text:p>417,5</text:p>
          </table:table-cell>
          <table:table-cell table:formula="of:=ROUNDUP(([.D125]+40)/44100*90000)+23" office:value-type="float" office:value="204595" calcext:value-type="float">
            <text:p>204595</text:p>
          </table:table-cell>
          <table:table-cell table:formula="of:=[.F125]-[.B125]" office:value-type="float" office:value="0" calcext:value-type="float">
            <text:p>0</text:p>
          </table:table-cell>
          <table:table-cell table:formula="of:=ROUNDUP(([.D125])/44100*90000)+23" office:value-type="float" office:value="204513" calcext:value-type="float">
            <text:p>204513</text:p>
          </table:table-cell>
          <table:table-cell table:formula="of:=[.H125]-[.C12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6309" calcext:value-type="float">
            <text:p>206309</text:p>
          </table:table-cell>
          <table:table-cell office:value-type="float" office:value="206228" calcext:value-type="float">
            <text:p>206228</text:p>
          </table:table-cell>
          <table:table-cell office:value-type="float" office:value="101040" calcext:value-type="float">
            <text:p>101040</text:p>
          </table:table-cell>
          <table:table-cell table:formula="of:=[.D126]/240" office:value-type="float" office:value="421" calcext:value-type="float">
            <text:p>421</text:p>
          </table:table-cell>
          <table:table-cell table:formula="of:=ROUNDUP(([.D126]+40)/44100*90000)+23" office:value-type="float" office:value="206309" calcext:value-type="float">
            <text:p>206309</text:p>
          </table:table-cell>
          <table:table-cell table:formula="of:=[.F126]-[.B126]" office:value-type="float" office:value="0" calcext:value-type="float">
            <text:p>0</text:p>
          </table:table-cell>
          <table:table-cell table:formula="of:=ROUNDUP(([.D126])/44100*90000)+23" office:value-type="float" office:value="206228" calcext:value-type="float">
            <text:p>206228</text:p>
          </table:table-cell>
          <table:table-cell table:formula="of:=[.H126]-[.C12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7860" calcext:value-type="float">
            <text:p>207860</text:p>
          </table:table-cell>
          <table:table-cell office:value-type="float" office:value="207779" calcext:value-type="float">
            <text:p>207779</text:p>
          </table:table-cell>
          <table:table-cell office:value-type="float" office:value="101800" calcext:value-type="float">
            <text:p>101800</text:p>
          </table:table-cell>
          <table:table-cell table:formula="of:=[.D127]/240" office:value-type="float" office:value="424.166666666667" calcext:value-type="float">
            <text:p>424,166666666667</text:p>
          </table:table-cell>
          <table:table-cell table:formula="of:=ROUNDUP(([.D127]+40)/44100*90000)+23" office:value-type="float" office:value="207860" calcext:value-type="float">
            <text:p>207860</text:p>
          </table:table-cell>
          <table:table-cell table:formula="of:=[.F127]-[.B127]" office:value-type="float" office:value="0" calcext:value-type="float">
            <text:p>0</text:p>
          </table:table-cell>
          <table:table-cell table:formula="of:=ROUNDUP(([.D127])/44100*90000)+23" office:value-type="float" office:value="207779" calcext:value-type="float">
            <text:p>207779</text:p>
          </table:table-cell>
          <table:table-cell table:formula="of:=[.H127]-[.C12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9493" calcext:value-type="float">
            <text:p>209493</text:p>
          </table:table-cell>
          <table:table-cell office:value-type="float" office:value="209411" calcext:value-type="float">
            <text:p>209411</text:p>
          </table:table-cell>
          <table:table-cell office:value-type="float" office:value="102600" calcext:value-type="float">
            <text:p>102600</text:p>
          </table:table-cell>
          <table:table-cell table:formula="of:=[.D128]/240" office:value-type="float" office:value="427.5" calcext:value-type="float">
            <text:p>427,5</text:p>
          </table:table-cell>
          <table:table-cell table:formula="of:=ROUNDUP(([.D128]+40)/44100*90000)+23" office:value-type="float" office:value="209493" calcext:value-type="float">
            <text:p>209493</text:p>
          </table:table-cell>
          <table:table-cell table:formula="of:=[.F128]-[.B128]" office:value-type="float" office:value="0" calcext:value-type="float">
            <text:p>0</text:p>
          </table:table-cell>
          <table:table-cell table:formula="of:=ROUNDUP(([.D128])/44100*90000)+23" office:value-type="float" office:value="209411" calcext:value-type="float">
            <text:p>209411</text:p>
          </table:table-cell>
          <table:table-cell table:formula="of:=[.H128]-[.C12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1044" calcext:value-type="float">
            <text:p>211044</text:p>
          </table:table-cell>
          <table:table-cell office:value-type="float" office:value="210962" calcext:value-type="float">
            <text:p>210962</text:p>
          </table:table-cell>
          <table:table-cell office:value-type="float" office:value="103360" calcext:value-type="float">
            <text:p>103360</text:p>
          </table:table-cell>
          <table:table-cell table:formula="of:=[.D129]/240" office:value-type="float" office:value="430.666666666667" calcext:value-type="float">
            <text:p>430,666666666667</text:p>
          </table:table-cell>
          <table:table-cell table:formula="of:=ROUNDUP(([.D129]+40)/44100*90000)+23" office:value-type="float" office:value="211044" calcext:value-type="float">
            <text:p>211044</text:p>
          </table:table-cell>
          <table:table-cell table:formula="of:=[.F129]-[.B129]" office:value-type="float" office:value="0" calcext:value-type="float">
            <text:p>0</text:p>
          </table:table-cell>
          <table:table-cell table:formula="of:=ROUNDUP(([.D129])/44100*90000)+23" office:value-type="float" office:value="210962" calcext:value-type="float">
            <text:p>210962</text:p>
          </table:table-cell>
          <table:table-cell table:formula="of:=[.H129]-[.C12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2432" calcext:value-type="float">
            <text:p>212432</text:p>
          </table:table-cell>
          <table:table-cell office:value-type="float" office:value="212350" calcext:value-type="float">
            <text:p>212350</text:p>
          </table:table-cell>
          <table:table-cell office:value-type="float" office:value="104040" calcext:value-type="float">
            <text:p>104040</text:p>
          </table:table-cell>
          <table:table-cell table:formula="of:=[.D130]/240" office:value-type="float" office:value="433.5" calcext:value-type="float">
            <text:p>433,5</text:p>
          </table:table-cell>
          <table:table-cell table:formula="of:=ROUNDUP(([.D130]+40)/44100*90000)+23" office:value-type="float" office:value="212432" calcext:value-type="float">
            <text:p>212432</text:p>
          </table:table-cell>
          <table:table-cell table:formula="of:=[.F130]-[.B130]" office:value-type="float" office:value="0" calcext:value-type="float">
            <text:p>0</text:p>
          </table:table-cell>
          <table:table-cell table:formula="of:=ROUNDUP(([.D130])/44100*90000)+23" office:value-type="float" office:value="212350" calcext:value-type="float">
            <text:p>212350</text:p>
          </table:table-cell>
          <table:table-cell table:formula="of:=[.H130]-[.C13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13819" calcext:value-type="float">
            <text:p>213819</text:p>
          </table:table-cell>
          <table:table-cell office:value-type="float" office:value="213738" calcext:value-type="float">
            <text:p>213738</text:p>
          </table:table-cell>
          <table:table-cell office:value-type="float" office:value="104720" calcext:value-type="float">
            <text:p>104720</text:p>
          </table:table-cell>
          <table:table-cell table:formula="of:=[.D131]/240" office:value-type="float" office:value="436.333333333333" calcext:value-type="float">
            <text:p>436,333333333333</text:p>
          </table:table-cell>
          <table:table-cell table:formula="of:=ROUNDUP(([.D131]+40)/44100*90000)+23" office:value-type="float" office:value="213819" calcext:value-type="float">
            <text:p>213819</text:p>
          </table:table-cell>
          <table:table-cell table:formula="of:=[.F131]-[.B131]" office:value-type="float" office:value="0" calcext:value-type="float">
            <text:p>0</text:p>
          </table:table-cell>
          <table:table-cell table:formula="of:=ROUNDUP(([.D131])/44100*90000)+23" office:value-type="float" office:value="213738" calcext:value-type="float">
            <text:p>213738</text:p>
          </table:table-cell>
          <table:table-cell table:formula="of:=[.H131]-[.C13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15289" calcext:value-type="float">
            <text:p>215289</text:p>
          </table:table-cell>
          <table:table-cell office:value-type="float" office:value="215207" calcext:value-type="float">
            <text:p>215207</text:p>
          </table:table-cell>
          <table:table-cell office:value-type="float" office:value="105440" calcext:value-type="float">
            <text:p>105440</text:p>
          </table:table-cell>
          <table:table-cell table:formula="of:=[.D132]/240" office:value-type="float" office:value="439.333333333333" calcext:value-type="float">
            <text:p>439,333333333333</text:p>
          </table:table-cell>
          <table:table-cell table:formula="of:=ROUNDUP(([.D132]+40)/44100*90000)+23" office:value-type="float" office:value="215289" calcext:value-type="float">
            <text:p>215289</text:p>
          </table:table-cell>
          <table:table-cell table:formula="of:=[.F132]-[.B132]" office:value-type="float" office:value="0" calcext:value-type="float">
            <text:p>0</text:p>
          </table:table-cell>
          <table:table-cell table:formula="of:=ROUNDUP(([.D132])/44100*90000)+23" office:value-type="float" office:value="215207" calcext:value-type="float">
            <text:p>215207</text:p>
          </table:table-cell>
          <table:table-cell table:formula="of:=[.H132]-[.C13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16840" calcext:value-type="float">
            <text:p>216840</text:p>
          </table:table-cell>
          <table:table-cell office:value-type="float" office:value="216758" calcext:value-type="float">
            <text:p>216758</text:p>
          </table:table-cell>
          <table:table-cell office:value-type="float" office:value="106200" calcext:value-type="float">
            <text:p>106200</text:p>
          </table:table-cell>
          <table:table-cell table:formula="of:=[.D133]/240" office:value-type="float" office:value="442.5" calcext:value-type="float">
            <text:p>442,5</text:p>
          </table:table-cell>
          <table:table-cell table:formula="of:=ROUNDUP(([.D133]+40)/44100*90000)+23" office:value-type="float" office:value="216840" calcext:value-type="float">
            <text:p>216840</text:p>
          </table:table-cell>
          <table:table-cell table:formula="of:=[.F133]-[.B133]" office:value-type="float" office:value="0" calcext:value-type="float">
            <text:p>0</text:p>
          </table:table-cell>
          <table:table-cell table:formula="of:=ROUNDUP(([.D133])/44100*90000)+23" office:value-type="float" office:value="216758" calcext:value-type="float">
            <text:p>216758</text:p>
          </table:table-cell>
          <table:table-cell table:formula="of:=[.H133]-[.C13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18228" calcext:value-type="float">
            <text:p>218228</text:p>
          </table:table-cell>
          <table:table-cell office:value-type="float" office:value="218146" calcext:value-type="float">
            <text:p>218146</text:p>
          </table:table-cell>
          <table:table-cell office:value-type="float" office:value="106880" calcext:value-type="float">
            <text:p>106880</text:p>
          </table:table-cell>
          <table:table-cell table:formula="of:=[.D134]/240" office:value-type="float" office:value="445.333333333333" calcext:value-type="float">
            <text:p>445,333333333333</text:p>
          </table:table-cell>
          <table:table-cell table:formula="of:=ROUNDUP(([.D134]+40)/44100*90000)+23" office:value-type="float" office:value="218228" calcext:value-type="float">
            <text:p>218228</text:p>
          </table:table-cell>
          <table:table-cell table:formula="of:=[.F134]-[.B134]" office:value-type="float" office:value="0" calcext:value-type="float">
            <text:p>0</text:p>
          </table:table-cell>
          <table:table-cell table:formula="of:=ROUNDUP(([.D134])/44100*90000)+23" office:value-type="float" office:value="218146" calcext:value-type="float">
            <text:p>218146</text:p>
          </table:table-cell>
          <table:table-cell table:formula="of:=[.H134]-[.C13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9779" calcext:value-type="float">
            <text:p>219779</text:p>
          </table:table-cell>
          <table:table-cell office:value-type="float" office:value="219697" calcext:value-type="float">
            <text:p>219697</text:p>
          </table:table-cell>
          <table:table-cell office:value-type="float" office:value="107640" calcext:value-type="float">
            <text:p>107640</text:p>
          </table:table-cell>
          <table:table-cell table:formula="of:=[.D135]/240" office:value-type="float" office:value="448.5" calcext:value-type="float">
            <text:p>448,5</text:p>
          </table:table-cell>
          <table:table-cell table:formula="of:=ROUNDUP(([.D135]+40)/44100*90000)+23" office:value-type="float" office:value="219779" calcext:value-type="float">
            <text:p>219779</text:p>
          </table:table-cell>
          <table:table-cell table:formula="of:=[.F135]-[.B135]" office:value-type="float" office:value="0" calcext:value-type="float">
            <text:p>0</text:p>
          </table:table-cell>
          <table:table-cell table:formula="of:=ROUNDUP(([.D135])/44100*90000)+23" office:value-type="float" office:value="219697" calcext:value-type="float">
            <text:p>219697</text:p>
          </table:table-cell>
          <table:table-cell table:formula="of:=[.H135]-[.C13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1330" calcext:value-type="float">
            <text:p>221330</text:p>
          </table:table-cell>
          <table:table-cell office:value-type="float" office:value="221248" calcext:value-type="float">
            <text:p>221248</text:p>
          </table:table-cell>
          <table:table-cell office:value-type="float" office:value="108400" calcext:value-type="float">
            <text:p>108400</text:p>
          </table:table-cell>
          <table:table-cell table:formula="of:=[.D136]/240" office:value-type="float" office:value="451.666666666667" calcext:value-type="float">
            <text:p>451,666666666667</text:p>
          </table:table-cell>
          <table:table-cell table:formula="of:=ROUNDUP(([.D136]+40)/44100*90000)+23" office:value-type="float" office:value="221330" calcext:value-type="float">
            <text:p>221330</text:p>
          </table:table-cell>
          <table:table-cell table:formula="of:=[.F136]-[.B136]" office:value-type="float" office:value="0" calcext:value-type="float">
            <text:p>0</text:p>
          </table:table-cell>
          <table:table-cell table:formula="of:=ROUNDUP(([.D136])/44100*90000)+23" office:value-type="float" office:value="221248" calcext:value-type="float">
            <text:p>221248</text:p>
          </table:table-cell>
          <table:table-cell table:formula="of:=[.H136]-[.C13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2881" calcext:value-type="float">
            <text:p>222881</text:p>
          </table:table-cell>
          <table:table-cell office:value-type="float" office:value="222799" calcext:value-type="float">
            <text:p>222799</text:p>
          </table:table-cell>
          <table:table-cell office:value-type="float" office:value="109160" calcext:value-type="float">
            <text:p>109160</text:p>
          </table:table-cell>
          <table:table-cell table:formula="of:=[.D137]/240" office:value-type="float" office:value="454.833333333333" calcext:value-type="float">
            <text:p>454,833333333333</text:p>
          </table:table-cell>
          <table:table-cell table:formula="of:=ROUNDUP(([.D137]+40)/44100*90000)+23" office:value-type="float" office:value="222881" calcext:value-type="float">
            <text:p>222881</text:p>
          </table:table-cell>
          <table:table-cell table:formula="of:=[.F137]-[.B137]" office:value-type="float" office:value="0" calcext:value-type="float">
            <text:p>0</text:p>
          </table:table-cell>
          <table:table-cell table:formula="of:=ROUNDUP(([.D137])/44100*90000)+23" office:value-type="float" office:value="222799" calcext:value-type="float">
            <text:p>222799</text:p>
          </table:table-cell>
          <table:table-cell table:formula="of:=[.H137]-[.C13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4513" calcext:value-type="float">
            <text:p>224513</text:p>
          </table:table-cell>
          <table:table-cell office:value-type="float" office:value="224432" calcext:value-type="float">
            <text:p>224432</text:p>
          </table:table-cell>
          <table:table-cell office:value-type="float" office:value="109960" calcext:value-type="float">
            <text:p>109960</text:p>
          </table:table-cell>
          <table:table-cell table:formula="of:=[.D138]/240" office:value-type="float" office:value="458.166666666667" calcext:value-type="float">
            <text:p>458,166666666667</text:p>
          </table:table-cell>
          <table:table-cell table:formula="of:=ROUNDUP(([.D138]+40)/44100*90000)+23" office:value-type="float" office:value="224513" calcext:value-type="float">
            <text:p>224513</text:p>
          </table:table-cell>
          <table:table-cell table:formula="of:=[.F138]-[.B138]" office:value-type="float" office:value="0" calcext:value-type="float">
            <text:p>0</text:p>
          </table:table-cell>
          <table:table-cell table:formula="of:=ROUNDUP(([.D138])/44100*90000)+23" office:value-type="float" office:value="224432" calcext:value-type="float">
            <text:p>224432</text:p>
          </table:table-cell>
          <table:table-cell table:formula="of:=[.H138]-[.C13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6064" calcext:value-type="float">
            <text:p>226064</text:p>
          </table:table-cell>
          <table:table-cell office:value-type="float" office:value="225983" calcext:value-type="float">
            <text:p>225983</text:p>
          </table:table-cell>
          <table:table-cell office:value-type="float" office:value="110720" calcext:value-type="float">
            <text:p>110720</text:p>
          </table:table-cell>
          <table:table-cell table:formula="of:=[.D139]/240" office:value-type="float" office:value="461.333333333333" calcext:value-type="float">
            <text:p>461,333333333333</text:p>
          </table:table-cell>
          <table:table-cell table:formula="of:=ROUNDUP(([.D139]+40)/44100*90000)+23" office:value-type="float" office:value="226064" calcext:value-type="float">
            <text:p>226064</text:p>
          </table:table-cell>
          <table:table-cell table:formula="of:=[.F139]-[.B139]" office:value-type="float" office:value="0" calcext:value-type="float">
            <text:p>0</text:p>
          </table:table-cell>
          <table:table-cell table:formula="of:=ROUNDUP(([.D139])/44100*90000)+23" office:value-type="float" office:value="225983" calcext:value-type="float">
            <text:p>225983</text:p>
          </table:table-cell>
          <table:table-cell table:formula="of:=[.H139]-[.C13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7615" calcext:value-type="float">
            <text:p>227615</text:p>
          </table:table-cell>
          <table:table-cell office:value-type="float" office:value="227534" calcext:value-type="float">
            <text:p>227534</text:p>
          </table:table-cell>
          <table:table-cell office:value-type="float" office:value="111480" calcext:value-type="float">
            <text:p>111480</text:p>
          </table:table-cell>
          <table:table-cell table:formula="of:=[.D140]/240" office:value-type="float" office:value="464.5" calcext:value-type="float">
            <text:p>464,5</text:p>
          </table:table-cell>
          <table:table-cell table:formula="of:=ROUNDUP(([.D140]+40)/44100*90000)+23" office:value-type="float" office:value="227615" calcext:value-type="float">
            <text:p>227615</text:p>
          </table:table-cell>
          <table:table-cell table:formula="of:=[.F140]-[.B140]" office:value-type="float" office:value="0" calcext:value-type="float">
            <text:p>0</text:p>
          </table:table-cell>
          <table:table-cell table:formula="of:=ROUNDUP(([.D140])/44100*90000)+23" office:value-type="float" office:value="227534" calcext:value-type="float">
            <text:p>227534</text:p>
          </table:table-cell>
          <table:table-cell table:formula="of:=[.H140]-[.C14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29166" calcext:value-type="float">
            <text:p>229166</text:p>
          </table:table-cell>
          <table:table-cell office:value-type="float" office:value="229085" calcext:value-type="float">
            <text:p>229085</text:p>
          </table:table-cell>
          <table:table-cell office:value-type="float" office:value="112240" calcext:value-type="float">
            <text:p>112240</text:p>
          </table:table-cell>
          <table:table-cell table:formula="of:=[.D141]/240" office:value-type="float" office:value="467.666666666667" calcext:value-type="float">
            <text:p>467,666666666667</text:p>
          </table:table-cell>
          <table:table-cell table:formula="of:=ROUNDUP(([.D141]+40)/44100*90000)+23" office:value-type="float" office:value="229166" calcext:value-type="float">
            <text:p>229166</text:p>
          </table:table-cell>
          <table:table-cell table:formula="of:=[.F141]-[.B141]" office:value-type="float" office:value="0" calcext:value-type="float">
            <text:p>0</text:p>
          </table:table-cell>
          <table:table-cell table:formula="of:=ROUNDUP(([.D141])/44100*90000)+23" office:value-type="float" office:value="229085" calcext:value-type="float">
            <text:p>229085</text:p>
          </table:table-cell>
          <table:table-cell table:formula="of:=[.H141]-[.C14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0717" calcext:value-type="float">
            <text:p>230717</text:p>
          </table:table-cell>
          <table:table-cell office:value-type="float" office:value="230636" calcext:value-type="float">
            <text:p>230636</text:p>
          </table:table-cell>
          <table:table-cell office:value-type="float" office:value="113000" calcext:value-type="float">
            <text:p>113000</text:p>
          </table:table-cell>
          <table:table-cell table:formula="of:=[.D142]/240" office:value-type="float" office:value="470.833333333333" calcext:value-type="float">
            <text:p>470,833333333333</text:p>
          </table:table-cell>
          <table:table-cell table:formula="of:=ROUNDUP(([.D142]+40)/44100*90000)+23" office:value-type="float" office:value="230717" calcext:value-type="float">
            <text:p>230717</text:p>
          </table:table-cell>
          <table:table-cell table:formula="of:=[.F142]-[.B142]" office:value-type="float" office:value="0" calcext:value-type="float">
            <text:p>0</text:p>
          </table:table-cell>
          <table:table-cell table:formula="of:=ROUNDUP(([.D142])/44100*90000)+23" office:value-type="float" office:value="230636" calcext:value-type="float">
            <text:p>230636</text:p>
          </table:table-cell>
          <table:table-cell table:formula="of:=[.H142]-[.C14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2268" calcext:value-type="float">
            <text:p>232268</text:p>
          </table:table-cell>
          <table:table-cell office:value-type="float" office:value="232187" calcext:value-type="float">
            <text:p>232187</text:p>
          </table:table-cell>
          <table:table-cell office:value-type="float" office:value="113760" calcext:value-type="float">
            <text:p>113760</text:p>
          </table:table-cell>
          <table:table-cell table:formula="of:=[.D143]/240" office:value-type="float" office:value="474" calcext:value-type="float">
            <text:p>474</text:p>
          </table:table-cell>
          <table:table-cell table:formula="of:=ROUNDUP(([.D143]+40)/44100*90000)+23" office:value-type="float" office:value="232268" calcext:value-type="float">
            <text:p>232268</text:p>
          </table:table-cell>
          <table:table-cell table:formula="of:=[.F143]-[.B143]" office:value-type="float" office:value="0" calcext:value-type="float">
            <text:p>0</text:p>
          </table:table-cell>
          <table:table-cell table:formula="of:=ROUNDUP(([.D143])/44100*90000)+23" office:value-type="float" office:value="232187" calcext:value-type="float">
            <text:p>232187</text:p>
          </table:table-cell>
          <table:table-cell table:formula="of:=[.H143]-[.C14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3819" calcext:value-type="float">
            <text:p>233819</text:p>
          </table:table-cell>
          <table:table-cell office:value-type="float" office:value="233738" calcext:value-type="float">
            <text:p>233738</text:p>
          </table:table-cell>
          <table:table-cell office:value-type="float" office:value="114520" calcext:value-type="float">
            <text:p>114520</text:p>
          </table:table-cell>
          <table:table-cell table:formula="of:=[.D144]/240" office:value-type="float" office:value="477.166666666667" calcext:value-type="float">
            <text:p>477,166666666667</text:p>
          </table:table-cell>
          <table:table-cell table:formula="of:=ROUNDUP(([.D144]+40)/44100*90000)+23" office:value-type="float" office:value="233819" calcext:value-type="float">
            <text:p>233819</text:p>
          </table:table-cell>
          <table:table-cell table:formula="of:=[.F144]-[.B144]" office:value-type="float" office:value="0" calcext:value-type="float">
            <text:p>0</text:p>
          </table:table-cell>
          <table:table-cell table:formula="of:=ROUNDUP(([.D144])/44100*90000)+23" office:value-type="float" office:value="233738" calcext:value-type="float">
            <text:p>233738</text:p>
          </table:table-cell>
          <table:table-cell table:formula="of:=[.H144]-[.C14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5370" calcext:value-type="float">
            <text:p>235370</text:p>
          </table:table-cell>
          <table:table-cell office:value-type="float" office:value="235289" calcext:value-type="float">
            <text:p>235289</text:p>
          </table:table-cell>
          <table:table-cell office:value-type="float" office:value="115280" calcext:value-type="float">
            <text:p>115280</text:p>
          </table:table-cell>
          <table:table-cell table:formula="of:=[.D145]/240" office:value-type="float" office:value="480.333333333333" calcext:value-type="float">
            <text:p>480,333333333333</text:p>
          </table:table-cell>
          <table:table-cell table:formula="of:=ROUNDUP(([.D145]+40)/44100*90000)+23" office:value-type="float" office:value="235370" calcext:value-type="float">
            <text:p>235370</text:p>
          </table:table-cell>
          <table:table-cell table:formula="of:=[.F145]-[.B145]" office:value-type="float" office:value="0" calcext:value-type="float">
            <text:p>0</text:p>
          </table:table-cell>
          <table:table-cell table:formula="of:=ROUNDUP(([.D145])/44100*90000)+23" office:value-type="float" office:value="235289" calcext:value-type="float">
            <text:p>235289</text:p>
          </table:table-cell>
          <table:table-cell table:formula="of:=[.H145]-[.C14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7003" calcext:value-type="float">
            <text:p>237003</text:p>
          </table:table-cell>
          <table:table-cell office:value-type="float" office:value="236921" calcext:value-type="float">
            <text:p>236921</text:p>
          </table:table-cell>
          <table:table-cell office:value-type="float" office:value="116080" calcext:value-type="float">
            <text:p>116080</text:p>
          </table:table-cell>
          <table:table-cell table:formula="of:=[.D146]/240" office:value-type="float" office:value="483.666666666667" calcext:value-type="float">
            <text:p>483,666666666667</text:p>
          </table:table-cell>
          <table:table-cell table:formula="of:=ROUNDUP(([.D146]+40)/44100*90000)+23" office:value-type="float" office:value="237003" calcext:value-type="float">
            <text:p>237003</text:p>
          </table:table-cell>
          <table:table-cell table:formula="of:=[.F146]-[.B146]" office:value-type="float" office:value="0" calcext:value-type="float">
            <text:p>0</text:p>
          </table:table-cell>
          <table:table-cell table:formula="of:=ROUNDUP(([.D146])/44100*90000)+23" office:value-type="float" office:value="236921" calcext:value-type="float">
            <text:p>236921</text:p>
          </table:table-cell>
          <table:table-cell table:formula="of:=[.H146]-[.C1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8636" calcext:value-type="float">
            <text:p>238636</text:p>
          </table:table-cell>
          <table:table-cell office:value-type="float" office:value="238554" calcext:value-type="float">
            <text:p>238554</text:p>
          </table:table-cell>
          <table:table-cell office:value-type="float" office:value="116880" calcext:value-type="float">
            <text:p>116880</text:p>
          </table:table-cell>
          <table:table-cell table:formula="of:=[.D147]/240" office:value-type="float" office:value="487" calcext:value-type="float">
            <text:p>487</text:p>
          </table:table-cell>
          <table:table-cell table:formula="of:=ROUNDUP(([.D147]+40)/44100*90000)+23" office:value-type="float" office:value="238636" calcext:value-type="float">
            <text:p>238636</text:p>
          </table:table-cell>
          <table:table-cell table:formula="of:=[.F147]-[.B147]" office:value-type="float" office:value="0" calcext:value-type="float">
            <text:p>0</text:p>
          </table:table-cell>
          <table:table-cell table:formula="of:=ROUNDUP(([.D147])/44100*90000)+23" office:value-type="float" office:value="238554" calcext:value-type="float">
            <text:p>238554</text:p>
          </table:table-cell>
          <table:table-cell table:formula="of:=[.H147]-[.C14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40268" calcext:value-type="float">
            <text:p>240268</text:p>
          </table:table-cell>
          <table:table-cell office:value-type="float" office:value="240187" calcext:value-type="float">
            <text:p>240187</text:p>
          </table:table-cell>
          <table:table-cell office:value-type="float" office:value="117680" calcext:value-type="float">
            <text:p>117680</text:p>
          </table:table-cell>
          <table:table-cell table:formula="of:=[.D148]/240" office:value-type="float" office:value="490.333333333333" calcext:value-type="float">
            <text:p>490,333333333333</text:p>
          </table:table-cell>
          <table:table-cell table:formula="of:=ROUNDUP(([.D148]+40)/44100*90000)+23" office:value-type="float" office:value="240268" calcext:value-type="float">
            <text:p>240268</text:p>
          </table:table-cell>
          <table:table-cell table:formula="of:=[.F148]-[.B148]" office:value-type="float" office:value="0" calcext:value-type="float">
            <text:p>0</text:p>
          </table:table-cell>
          <table:table-cell table:formula="of:=ROUNDUP(([.D148])/44100*90000)+23" office:value-type="float" office:value="240187" calcext:value-type="float">
            <text:p>240187</text:p>
          </table:table-cell>
          <table:table-cell table:formula="of:=[.H148]-[.C14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41819" calcext:value-type="float">
            <text:p>241819</text:p>
          </table:table-cell>
          <table:table-cell office:value-type="float" office:value="241738" calcext:value-type="float">
            <text:p>241738</text:p>
          </table:table-cell>
          <table:table-cell office:value-type="float" office:value="118440" calcext:value-type="float">
            <text:p>118440</text:p>
          </table:table-cell>
          <table:table-cell table:formula="of:=[.D149]/240" office:value-type="float" office:value="493.5" calcext:value-type="float">
            <text:p>493,5</text:p>
          </table:table-cell>
          <table:table-cell table:formula="of:=ROUNDUP(([.D149]+40)/44100*90000)+23" office:value-type="float" office:value="241819" calcext:value-type="float">
            <text:p>241819</text:p>
          </table:table-cell>
          <table:table-cell table:formula="of:=[.F149]-[.B149]" office:value-type="float" office:value="0" calcext:value-type="float">
            <text:p>0</text:p>
          </table:table-cell>
          <table:table-cell table:formula="of:=ROUNDUP(([.D149])/44100*90000)+23" office:value-type="float" office:value="241738" calcext:value-type="float">
            <text:p>241738</text:p>
          </table:table-cell>
          <table:table-cell table:formula="of:=[.H149]-[.C14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43207" calcext:value-type="float">
            <text:p>243207</text:p>
          </table:table-cell>
          <table:table-cell office:value-type="float" office:value="243126" calcext:value-type="float">
            <text:p>243126</text:p>
          </table:table-cell>
          <table:table-cell office:value-type="float" office:value="119120" calcext:value-type="float">
            <text:p>119120</text:p>
          </table:table-cell>
          <table:table-cell table:formula="of:=[.D150]/240" office:value-type="float" office:value="496.333333333333" calcext:value-type="float">
            <text:p>496,333333333333</text:p>
          </table:table-cell>
          <table:table-cell table:formula="of:=ROUNDUP(([.D150]+40)/44100*90000)+23" office:value-type="float" office:value="243207" calcext:value-type="float">
            <text:p>243207</text:p>
          </table:table-cell>
          <table:table-cell table:formula="of:=[.F150]-[.B150]" office:value-type="float" office:value="0" calcext:value-type="float">
            <text:p>0</text:p>
          </table:table-cell>
          <table:table-cell table:formula="of:=ROUNDUP(([.D150])/44100*90000)+23" office:value-type="float" office:value="243126" calcext:value-type="float">
            <text:p>243126</text:p>
          </table:table-cell>
          <table:table-cell table:formula="of:=[.H150]-[.C15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4595" calcext:value-type="float">
            <text:p>244595</text:p>
          </table:table-cell>
          <table:table-cell office:value-type="float" office:value="244513" calcext:value-type="float">
            <text:p>244513</text:p>
          </table:table-cell>
          <table:table-cell office:value-type="float" office:value="119800" calcext:value-type="float">
            <text:p>119800</text:p>
          </table:table-cell>
          <table:table-cell table:formula="of:=[.D151]/240" office:value-type="float" office:value="499.166666666667" calcext:value-type="float">
            <text:p>499,166666666667</text:p>
          </table:table-cell>
          <table:table-cell table:formula="of:=ROUNDUP(([.D151]+40)/44100*90000)+23" office:value-type="float" office:value="244595" calcext:value-type="float">
            <text:p>244595</text:p>
          </table:table-cell>
          <table:table-cell table:formula="of:=[.F151]-[.B151]" office:value-type="float" office:value="0" calcext:value-type="float">
            <text:p>0</text:p>
          </table:table-cell>
          <table:table-cell table:formula="of:=ROUNDUP(([.D151])/44100*90000)+23" office:value-type="float" office:value="244513" calcext:value-type="float">
            <text:p>244513</text:p>
          </table:table-cell>
          <table:table-cell table:formula="of:=[.H151]-[.C15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5901" calcext:value-type="float">
            <text:p>245901</text:p>
          </table:table-cell>
          <table:table-cell office:value-type="float" office:value="245819" calcext:value-type="float">
            <text:p>245819</text:p>
          </table:table-cell>
          <table:table-cell office:value-type="float" office:value="120440" calcext:value-type="float">
            <text:p>120440</text:p>
          </table:table-cell>
          <table:table-cell table:formula="of:=[.D152]/240" office:value-type="float" office:value="501.833333333333" calcext:value-type="float">
            <text:p>501,833333333333</text:p>
          </table:table-cell>
          <table:table-cell table:formula="of:=ROUNDUP(([.D152]+40)/44100*90000)+23" office:value-type="float" office:value="245901" calcext:value-type="float">
            <text:p>245901</text:p>
          </table:table-cell>
          <table:table-cell table:formula="of:=[.F152]-[.B152]" office:value-type="float" office:value="0" calcext:value-type="float">
            <text:p>0</text:p>
          </table:table-cell>
          <table:table-cell table:formula="of:=ROUNDUP(([.D152])/44100*90000)+23" office:value-type="float" office:value="245819" calcext:value-type="float">
            <text:p>245819</text:p>
          </table:table-cell>
          <table:table-cell table:formula="of:=[.H152]-[.C15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7289" calcext:value-type="float">
            <text:p>247289</text:p>
          </table:table-cell>
          <table:table-cell office:value-type="float" office:value="247207" calcext:value-type="float">
            <text:p>247207</text:p>
          </table:table-cell>
          <table:table-cell office:value-type="float" office:value="121120" calcext:value-type="float">
            <text:p>121120</text:p>
          </table:table-cell>
          <table:table-cell table:formula="of:=[.D153]/240" office:value-type="float" office:value="504.666666666667" calcext:value-type="float">
            <text:p>504,666666666667</text:p>
          </table:table-cell>
          <table:table-cell table:formula="of:=ROUNDUP(([.D153]+40)/44100*90000)+23" office:value-type="float" office:value="247289" calcext:value-type="float">
            <text:p>247289</text:p>
          </table:table-cell>
          <table:table-cell table:formula="of:=[.F153]-[.B153]" office:value-type="float" office:value="0" calcext:value-type="float">
            <text:p>0</text:p>
          </table:table-cell>
          <table:table-cell table:formula="of:=ROUNDUP(([.D153])/44100*90000)+23" office:value-type="float" office:value="247207" calcext:value-type="float">
            <text:p>247207</text:p>
          </table:table-cell>
          <table:table-cell table:formula="of:=[.H153]-[.C15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8758" calcext:value-type="float">
            <text:p>248758</text:p>
          </table:table-cell>
          <table:table-cell office:value-type="float" office:value="248677" calcext:value-type="float">
            <text:p>248677</text:p>
          </table:table-cell>
          <table:table-cell office:value-type="float" office:value="121840" calcext:value-type="float">
            <text:p>121840</text:p>
          </table:table-cell>
          <table:table-cell table:formula="of:=[.D154]/240" office:value-type="float" office:value="507.666666666667" calcext:value-type="float">
            <text:p>507,666666666667</text:p>
          </table:table-cell>
          <table:table-cell table:formula="of:=ROUNDUP(([.D154]+40)/44100*90000)+23" office:value-type="float" office:value="248758" calcext:value-type="float">
            <text:p>248758</text:p>
          </table:table-cell>
          <table:table-cell table:formula="of:=[.F154]-[.B154]" office:value-type="float" office:value="0" calcext:value-type="float">
            <text:p>0</text:p>
          </table:table-cell>
          <table:table-cell table:formula="of:=ROUNDUP(([.D154])/44100*90000)+23" office:value-type="float" office:value="248677" calcext:value-type="float">
            <text:p>248677</text:p>
          </table:table-cell>
          <table:table-cell table:formula="of:=[.H154]-[.C15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0228" calcext:value-type="float">
            <text:p>250228</text:p>
          </table:table-cell>
          <table:table-cell office:value-type="float" office:value="250146" calcext:value-type="float">
            <text:p>250146</text:p>
          </table:table-cell>
          <table:table-cell office:value-type="float" office:value="122560" calcext:value-type="float">
            <text:p>122560</text:p>
          </table:table-cell>
          <table:table-cell table:formula="of:=[.D155]/240" office:value-type="float" office:value="510.666666666667" calcext:value-type="float">
            <text:p>510,666666666667</text:p>
          </table:table-cell>
          <table:table-cell table:formula="of:=ROUNDUP(([.D155]+40)/44100*90000)+23" office:value-type="float" office:value="250228" calcext:value-type="float">
            <text:p>250228</text:p>
          </table:table-cell>
          <table:table-cell table:formula="of:=[.F155]-[.B155]" office:value-type="float" office:value="0" calcext:value-type="float">
            <text:p>0</text:p>
          </table:table-cell>
          <table:table-cell table:formula="of:=ROUNDUP(([.D155])/44100*90000)+23" office:value-type="float" office:value="250146" calcext:value-type="float">
            <text:p>250146</text:p>
          </table:table-cell>
          <table:table-cell table:formula="of:=[.H155]-[.C15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1697" calcext:value-type="float">
            <text:p>251697</text:p>
          </table:table-cell>
          <table:table-cell office:value-type="float" office:value="251615" calcext:value-type="float">
            <text:p>251615</text:p>
          </table:table-cell>
          <table:table-cell office:value-type="float" office:value="123280" calcext:value-type="float">
            <text:p>123280</text:p>
          </table:table-cell>
          <table:table-cell table:formula="of:=[.D156]/240" office:value-type="float" office:value="513.666666666667" calcext:value-type="float">
            <text:p>513,666666666667</text:p>
          </table:table-cell>
          <table:table-cell table:formula="of:=ROUNDUP(([.D156]+40)/44100*90000)+23" office:value-type="float" office:value="251697" calcext:value-type="float">
            <text:p>251697</text:p>
          </table:table-cell>
          <table:table-cell table:formula="of:=[.F156]-[.B156]" office:value-type="float" office:value="0" calcext:value-type="float">
            <text:p>0</text:p>
          </table:table-cell>
          <table:table-cell table:formula="of:=ROUNDUP(([.D156])/44100*90000)+23" office:value-type="float" office:value="251615" calcext:value-type="float">
            <text:p>251615</text:p>
          </table:table-cell>
          <table:table-cell table:formula="of:=[.H156]-[.C15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3166" calcext:value-type="float">
            <text:p>253166</text:p>
          </table:table-cell>
          <table:table-cell office:value-type="float" office:value="253085" calcext:value-type="float">
            <text:p>253085</text:p>
          </table:table-cell>
          <table:table-cell office:value-type="float" office:value="124000" calcext:value-type="float">
            <text:p>124000</text:p>
          </table:table-cell>
          <table:table-cell table:formula="of:=[.D157]/240" office:value-type="float" office:value="516.666666666667" calcext:value-type="float">
            <text:p>516,666666666667</text:p>
          </table:table-cell>
          <table:table-cell table:formula="of:=ROUNDUP(([.D157]+40)/44100*90000)+23" office:value-type="float" office:value="253166" calcext:value-type="float">
            <text:p>253166</text:p>
          </table:table-cell>
          <table:table-cell table:formula="of:=[.F157]-[.B157]" office:value-type="float" office:value="0" calcext:value-type="float">
            <text:p>0</text:p>
          </table:table-cell>
          <table:table-cell table:formula="of:=ROUNDUP(([.D157])/44100*90000)+23" office:value-type="float" office:value="253085" calcext:value-type="float">
            <text:p>253085</text:p>
          </table:table-cell>
          <table:table-cell table:formula="of:=[.H157]-[.C15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4636" calcext:value-type="float">
            <text:p>254636</text:p>
          </table:table-cell>
          <table:table-cell office:value-type="float" office:value="254554" calcext:value-type="float">
            <text:p>254554</text:p>
          </table:table-cell>
          <table:table-cell office:value-type="float" office:value="124720" calcext:value-type="float">
            <text:p>124720</text:p>
          </table:table-cell>
          <table:table-cell table:formula="of:=[.D158]/240" office:value-type="float" office:value="519.666666666667" calcext:value-type="float">
            <text:p>519,666666666667</text:p>
          </table:table-cell>
          <table:table-cell table:formula="of:=ROUNDUP(([.D158]+40)/44100*90000)+23" office:value-type="float" office:value="254636" calcext:value-type="float">
            <text:p>254636</text:p>
          </table:table-cell>
          <table:table-cell table:formula="of:=[.F158]-[.B158]" office:value-type="float" office:value="0" calcext:value-type="float">
            <text:p>0</text:p>
          </table:table-cell>
          <table:table-cell table:formula="of:=ROUNDUP(([.D158])/44100*90000)+23" office:value-type="float" office:value="254554" calcext:value-type="float">
            <text:p>254554</text:p>
          </table:table-cell>
          <table:table-cell table:formula="of:=[.H158]-[.C15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6187" calcext:value-type="float">
            <text:p>256187</text:p>
          </table:table-cell>
          <table:table-cell office:value-type="float" office:value="256105" calcext:value-type="float">
            <text:p>256105</text:p>
          </table:table-cell>
          <table:table-cell office:value-type="float" office:value="125480" calcext:value-type="float">
            <text:p>125480</text:p>
          </table:table-cell>
          <table:table-cell table:formula="of:=[.D159]/240" office:value-type="float" office:value="522.833333333333" calcext:value-type="float">
            <text:p>522,833333333333</text:p>
          </table:table-cell>
          <table:table-cell table:formula="of:=ROUNDUP(([.D159]+40)/44100*90000)+23" office:value-type="float" office:value="256187" calcext:value-type="float">
            <text:p>256187</text:p>
          </table:table-cell>
          <table:table-cell table:formula="of:=[.F159]-[.B159]" office:value-type="float" office:value="0" calcext:value-type="float">
            <text:p>0</text:p>
          </table:table-cell>
          <table:table-cell table:formula="of:=ROUNDUP(([.D159])/44100*90000)+23" office:value-type="float" office:value="256105" calcext:value-type="float">
            <text:p>256105</text:p>
          </table:table-cell>
          <table:table-cell table:formula="of:=[.H159]-[.C15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7656" calcext:value-type="float">
            <text:p>257656</text:p>
          </table:table-cell>
          <table:table-cell office:value-type="float" office:value="257575" calcext:value-type="float">
            <text:p>257575</text:p>
          </table:table-cell>
          <table:table-cell office:value-type="float" office:value="126200" calcext:value-type="float">
            <text:p>126200</text:p>
          </table:table-cell>
          <table:table-cell table:formula="of:=[.D160]/240" office:value-type="float" office:value="525.833333333333" calcext:value-type="float">
            <text:p>525,833333333333</text:p>
          </table:table-cell>
          <table:table-cell table:formula="of:=ROUNDUP(([.D160]+40)/44100*90000)+23" office:value-type="float" office:value="257656" calcext:value-type="float">
            <text:p>257656</text:p>
          </table:table-cell>
          <table:table-cell table:formula="of:=[.F160]-[.B160]" office:value-type="float" office:value="0" calcext:value-type="float">
            <text:p>0</text:p>
          </table:table-cell>
          <table:table-cell table:formula="of:=ROUNDUP(([.D160])/44100*90000)+23" office:value-type="float" office:value="257575" calcext:value-type="float">
            <text:p>257575</text:p>
          </table:table-cell>
          <table:table-cell table:formula="of:=[.H160]-[.C16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9207" calcext:value-type="float">
            <text:p>259207</text:p>
          </table:table-cell>
          <table:table-cell office:value-type="float" office:value="259126" calcext:value-type="float">
            <text:p>259126</text:p>
          </table:table-cell>
          <table:table-cell office:value-type="float" office:value="126960" calcext:value-type="float">
            <text:p>126960</text:p>
          </table:table-cell>
          <table:table-cell table:formula="of:=[.D161]/240" office:value-type="float" office:value="529" calcext:value-type="float">
            <text:p>529</text:p>
          </table:table-cell>
          <table:table-cell table:formula="of:=ROUNDUP(([.D161]+40)/44100*90000)+23" office:value-type="float" office:value="259207" calcext:value-type="float">
            <text:p>259207</text:p>
          </table:table-cell>
          <table:table-cell table:formula="of:=[.F161]-[.B161]" office:value-type="float" office:value="0" calcext:value-type="float">
            <text:p>0</text:p>
          </table:table-cell>
          <table:table-cell table:formula="of:=ROUNDUP(([.D161])/44100*90000)+23" office:value-type="float" office:value="259126" calcext:value-type="float">
            <text:p>259126</text:p>
          </table:table-cell>
          <table:table-cell table:formula="of:=[.H161]-[.C16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60677" calcext:value-type="float">
            <text:p>260677</text:p>
          </table:table-cell>
          <table:table-cell office:value-type="float" office:value="260595" calcext:value-type="float">
            <text:p>260595</text:p>
          </table:table-cell>
          <table:table-cell office:value-type="float" office:value="127680" calcext:value-type="float">
            <text:p>127680</text:p>
          </table:table-cell>
          <table:table-cell table:formula="of:=[.D162]/240" office:value-type="float" office:value="532" calcext:value-type="float">
            <text:p>532</text:p>
          </table:table-cell>
          <table:table-cell table:formula="of:=ROUNDUP(([.D162]+40)/44100*90000)+23" office:value-type="float" office:value="260677" calcext:value-type="float">
            <text:p>260677</text:p>
          </table:table-cell>
          <table:table-cell table:formula="of:=[.F162]-[.B162]" office:value-type="float" office:value="0" calcext:value-type="float">
            <text:p>0</text:p>
          </table:table-cell>
          <table:table-cell table:formula="of:=ROUNDUP(([.D162])/44100*90000)+23" office:value-type="float" office:value="260595" calcext:value-type="float">
            <text:p>260595</text:p>
          </table:table-cell>
          <table:table-cell table:formula="of:=[.H162]-[.C16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62228" calcext:value-type="float">
            <text:p>262228</text:p>
          </table:table-cell>
          <table:table-cell office:value-type="float" office:value="262146" calcext:value-type="float">
            <text:p>262146</text:p>
          </table:table-cell>
          <table:table-cell office:value-type="float" office:value="128440" calcext:value-type="float">
            <text:p>128440</text:p>
          </table:table-cell>
          <table:table-cell table:formula="of:=[.D163]/240" office:value-type="float" office:value="535.166666666667" calcext:value-type="float">
            <text:p>535,166666666667</text:p>
          </table:table-cell>
          <table:table-cell table:formula="of:=ROUNDUP(([.D163]+40)/44100*90000)+23" office:value-type="float" office:value="262228" calcext:value-type="float">
            <text:p>262228</text:p>
          </table:table-cell>
          <table:table-cell table:formula="of:=[.F163]-[.B163]" office:value-type="float" office:value="0" calcext:value-type="float">
            <text:p>0</text:p>
          </table:table-cell>
          <table:table-cell table:formula="of:=ROUNDUP(([.D163])/44100*90000)+23" office:value-type="float" office:value="262146" calcext:value-type="float">
            <text:p>262146</text:p>
          </table:table-cell>
          <table:table-cell table:formula="of:=[.H163]-[.C16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63779" calcext:value-type="float">
            <text:p>263779</text:p>
          </table:table-cell>
          <table:table-cell office:value-type="float" office:value="263697" calcext:value-type="float">
            <text:p>263697</text:p>
          </table:table-cell>
          <table:table-cell office:value-type="float" office:value="129200" calcext:value-type="float">
            <text:p>129200</text:p>
          </table:table-cell>
          <table:table-cell table:formula="of:=[.D164]/240" office:value-type="float" office:value="538.333333333333" calcext:value-type="float">
            <text:p>538,333333333333</text:p>
          </table:table-cell>
          <table:table-cell table:formula="of:=ROUNDUP(([.D164]+40)/44100*90000)+23" office:value-type="float" office:value="263779" calcext:value-type="float">
            <text:p>263779</text:p>
          </table:table-cell>
          <table:table-cell table:formula="of:=[.F164]-[.B164]" office:value-type="float" office:value="0" calcext:value-type="float">
            <text:p>0</text:p>
          </table:table-cell>
          <table:table-cell table:formula="of:=ROUNDUP(([.D164])/44100*90000)+23" office:value-type="float" office:value="263697" calcext:value-type="float">
            <text:p>263697</text:p>
          </table:table-cell>
          <table:table-cell table:formula="of:=[.H164]-[.C16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65330" calcext:value-type="float">
            <text:p>265330</text:p>
          </table:table-cell>
          <table:table-cell office:value-type="float" office:value="265248" calcext:value-type="float">
            <text:p>265248</text:p>
          </table:table-cell>
          <table:table-cell office:value-type="float" office:value="129960" calcext:value-type="float">
            <text:p>129960</text:p>
          </table:table-cell>
          <table:table-cell table:formula="of:=[.D165]/240" office:value-type="float" office:value="541.5" calcext:value-type="float">
            <text:p>541,5</text:p>
          </table:table-cell>
          <table:table-cell table:formula="of:=ROUNDUP(([.D165]+40)/44100*90000)+23" office:value-type="float" office:value="265330" calcext:value-type="float">
            <text:p>265330</text:p>
          </table:table-cell>
          <table:table-cell table:formula="of:=[.F165]-[.B165]" office:value-type="float" office:value="0" calcext:value-type="float">
            <text:p>0</text:p>
          </table:table-cell>
          <table:table-cell table:formula="of:=ROUNDUP(([.D165])/44100*90000)+23" office:value-type="float" office:value="265248" calcext:value-type="float">
            <text:p>265248</text:p>
          </table:table-cell>
          <table:table-cell table:formula="of:=[.H165]-[.C16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66881" calcext:value-type="float">
            <text:p>266881</text:p>
          </table:table-cell>
          <table:table-cell office:value-type="float" office:value="266799" calcext:value-type="float">
            <text:p>266799</text:p>
          </table:table-cell>
          <table:table-cell office:value-type="float" office:value="130720" calcext:value-type="float">
            <text:p>130720</text:p>
          </table:table-cell>
          <table:table-cell table:formula="of:=[.D166]/240" office:value-type="float" office:value="544.666666666667" calcext:value-type="float">
            <text:p>544,666666666667</text:p>
          </table:table-cell>
          <table:table-cell table:formula="of:=ROUNDUP(([.D166]+40)/44100*90000)+23" office:value-type="float" office:value="266881" calcext:value-type="float">
            <text:p>266881</text:p>
          </table:table-cell>
          <table:table-cell table:formula="of:=[.F166]-[.B166]" office:value-type="float" office:value="0" calcext:value-type="float">
            <text:p>0</text:p>
          </table:table-cell>
          <table:table-cell table:formula="of:=ROUNDUP(([.D166])/44100*90000)+23" office:value-type="float" office:value="266799" calcext:value-type="float">
            <text:p>266799</text:p>
          </table:table-cell>
          <table:table-cell table:formula="of:=[.H166]-[.C16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68513" calcext:value-type="float">
            <text:p>268513</text:p>
          </table:table-cell>
          <table:table-cell office:value-type="float" office:value="268432" calcext:value-type="float">
            <text:p>268432</text:p>
          </table:table-cell>
          <table:table-cell office:value-type="float" office:value="131520" calcext:value-type="float">
            <text:p>131520</text:p>
          </table:table-cell>
          <table:table-cell table:formula="of:=[.D167]/240" office:value-type="float" office:value="548" calcext:value-type="float">
            <text:p>548</text:p>
          </table:table-cell>
          <table:table-cell table:formula="of:=ROUNDUP(([.D167]+40)/44100*90000)+23" office:value-type="float" office:value="268513" calcext:value-type="float">
            <text:p>268513</text:p>
          </table:table-cell>
          <table:table-cell table:formula="of:=[.F167]-[.B167]" office:value-type="float" office:value="0" calcext:value-type="float">
            <text:p>0</text:p>
          </table:table-cell>
          <table:table-cell table:formula="of:=ROUNDUP(([.D167])/44100*90000)+23" office:value-type="float" office:value="268432" calcext:value-type="float">
            <text:p>268432</text:p>
          </table:table-cell>
          <table:table-cell table:formula="of:=[.H167]-[.C16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70064" calcext:value-type="float">
            <text:p>270064</text:p>
          </table:table-cell>
          <table:table-cell office:value-type="float" office:value="269983" calcext:value-type="float">
            <text:p>269983</text:p>
          </table:table-cell>
          <table:table-cell office:value-type="float" office:value="132280" calcext:value-type="float">
            <text:p>132280</text:p>
          </table:table-cell>
          <table:table-cell table:formula="of:=[.D168]/240" office:value-type="float" office:value="551.166666666667" calcext:value-type="float">
            <text:p>551,166666666667</text:p>
          </table:table-cell>
          <table:table-cell table:formula="of:=ROUNDUP(([.D168]+40)/44100*90000)+23" office:value-type="float" office:value="270064" calcext:value-type="float">
            <text:p>270064</text:p>
          </table:table-cell>
          <table:table-cell table:formula="of:=[.F168]-[.B168]" office:value-type="float" office:value="0" calcext:value-type="float">
            <text:p>0</text:p>
          </table:table-cell>
          <table:table-cell table:formula="of:=ROUNDUP(([.D168])/44100*90000)+23" office:value-type="float" office:value="269983" calcext:value-type="float">
            <text:p>269983</text:p>
          </table:table-cell>
          <table:table-cell table:formula="of:=[.H168]-[.C16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71615" calcext:value-type="float">
            <text:p>271615</text:p>
          </table:table-cell>
          <table:table-cell office:value-type="float" office:value="271534" calcext:value-type="float">
            <text:p>271534</text:p>
          </table:table-cell>
          <table:table-cell office:value-type="float" office:value="133040" calcext:value-type="float">
            <text:p>133040</text:p>
          </table:table-cell>
          <table:table-cell table:formula="of:=[.D169]/240" office:value-type="float" office:value="554.333333333333" calcext:value-type="float">
            <text:p>554,333333333333</text:p>
          </table:table-cell>
          <table:table-cell table:formula="of:=ROUNDUP(([.D169]+40)/44100*90000)+23" office:value-type="float" office:value="271615" calcext:value-type="float">
            <text:p>271615</text:p>
          </table:table-cell>
          <table:table-cell table:formula="of:=[.F169]-[.B169]" office:value-type="float" office:value="0" calcext:value-type="float">
            <text:p>0</text:p>
          </table:table-cell>
          <table:table-cell table:formula="of:=ROUNDUP(([.D169])/44100*90000)+23" office:value-type="float" office:value="271534" calcext:value-type="float">
            <text:p>271534</text:p>
          </table:table-cell>
          <table:table-cell table:formula="of:=[.H169]-[.C16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73166" calcext:value-type="float">
            <text:p>273166</text:p>
          </table:table-cell>
          <table:table-cell office:value-type="float" office:value="273085" calcext:value-type="float">
            <text:p>273085</text:p>
          </table:table-cell>
          <table:table-cell office:value-type="float" office:value="133800" calcext:value-type="float">
            <text:p>133800</text:p>
          </table:table-cell>
          <table:table-cell table:formula="of:=[.D170]/240" office:value-type="float" office:value="557.5" calcext:value-type="float">
            <text:p>557,5</text:p>
          </table:table-cell>
          <table:table-cell table:formula="of:=ROUNDUP(([.D170]+40)/44100*90000)+23" office:value-type="float" office:value="273166" calcext:value-type="float">
            <text:p>273166</text:p>
          </table:table-cell>
          <table:table-cell table:formula="of:=[.F170]-[.B170]" office:value-type="float" office:value="0" calcext:value-type="float">
            <text:p>0</text:p>
          </table:table-cell>
          <table:table-cell table:formula="of:=ROUNDUP(([.D170])/44100*90000)+23" office:value-type="float" office:value="273085" calcext:value-type="float">
            <text:p>273085</text:p>
          </table:table-cell>
          <table:table-cell table:formula="of:=[.H170]-[.C17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74636" calcext:value-type="float">
            <text:p>274636</text:p>
          </table:table-cell>
          <table:table-cell office:value-type="float" office:value="274554" calcext:value-type="float">
            <text:p>274554</text:p>
          </table:table-cell>
          <table:table-cell office:value-type="float" office:value="134520" calcext:value-type="float">
            <text:p>134520</text:p>
          </table:table-cell>
          <table:table-cell table:formula="of:=[.D171]/240" office:value-type="float" office:value="560.5" calcext:value-type="float">
            <text:p>560,5</text:p>
          </table:table-cell>
          <table:table-cell table:formula="of:=ROUNDUP(([.D171]+40)/44100*90000)+23" office:value-type="float" office:value="274636" calcext:value-type="float">
            <text:p>274636</text:p>
          </table:table-cell>
          <table:table-cell table:formula="of:=[.F171]-[.B171]" office:value-type="float" office:value="0" calcext:value-type="float">
            <text:p>0</text:p>
          </table:table-cell>
          <table:table-cell table:formula="of:=ROUNDUP(([.D171])/44100*90000)+23" office:value-type="float" office:value="274554" calcext:value-type="float">
            <text:p>274554</text:p>
          </table:table-cell>
          <table:table-cell table:formula="of:=[.H171]-[.C17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76024" calcext:value-type="float">
            <text:p>276024</text:p>
          </table:table-cell>
          <table:table-cell office:value-type="float" office:value="275942" calcext:value-type="float">
            <text:p>275942</text:p>
          </table:table-cell>
          <table:table-cell office:value-type="float" office:value="135200" calcext:value-type="float">
            <text:p>135200</text:p>
          </table:table-cell>
          <table:table-cell table:formula="of:=[.D172]/240" office:value-type="float" office:value="563.333333333333" calcext:value-type="float">
            <text:p>563,333333333333</text:p>
          </table:table-cell>
          <table:table-cell table:formula="of:=ROUNDUP(([.D172]+40)/44100*90000)+23" office:value-type="float" office:value="276023" calcext:value-type="float">
            <text:p>276023</text:p>
          </table:table-cell>
          <table:table-cell table:formula="of:=[.F172]-[.B172]" office:value-type="float" office:value="-1" calcext:value-type="float">
            <text:p>-1</text:p>
          </table:table-cell>
          <table:table-cell table:formula="of:=ROUNDUP(([.D172])/44100*90000)+23" office:value-type="float" office:value="275942" calcext:value-type="float">
            <text:p>275942</text:p>
          </table:table-cell>
          <table:table-cell table:formula="of:=[.H172]-[.C17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77411" calcext:value-type="float">
            <text:p>277411</text:p>
          </table:table-cell>
          <table:table-cell office:value-type="float" office:value="277330" calcext:value-type="float">
            <text:p>277330</text:p>
          </table:table-cell>
          <table:table-cell office:value-type="float" office:value="135880" calcext:value-type="float">
            <text:p>135880</text:p>
          </table:table-cell>
          <table:table-cell table:formula="of:=[.D173]/240" office:value-type="float" office:value="566.166666666667" calcext:value-type="float">
            <text:p>566,166666666667</text:p>
          </table:table-cell>
          <table:table-cell table:formula="of:=ROUNDUP(([.D173]+40)/44100*90000)+23" office:value-type="float" office:value="277411" calcext:value-type="float">
            <text:p>277411</text:p>
          </table:table-cell>
          <table:table-cell table:formula="of:=[.F173]-[.B173]" office:value-type="float" office:value="0" calcext:value-type="float">
            <text:p>0</text:p>
          </table:table-cell>
          <table:table-cell table:formula="of:=ROUNDUP(([.D173])/44100*90000)+23" office:value-type="float" office:value="277330" calcext:value-type="float">
            <text:p>277330</text:p>
          </table:table-cell>
          <table:table-cell table:formula="of:=[.H173]-[.C17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78881" calcext:value-type="float">
            <text:p>278881</text:p>
          </table:table-cell>
          <table:table-cell office:value-type="float" office:value="278799" calcext:value-type="float">
            <text:p>278799</text:p>
          </table:table-cell>
          <table:table-cell office:value-type="float" office:value="136600" calcext:value-type="float">
            <text:p>136600</text:p>
          </table:table-cell>
          <table:table-cell table:formula="of:=[.D174]/240" office:value-type="float" office:value="569.166666666667" calcext:value-type="float">
            <text:p>569,166666666667</text:p>
          </table:table-cell>
          <table:table-cell table:formula="of:=ROUNDUP(([.D174]+40)/44100*90000)+23" office:value-type="float" office:value="278881" calcext:value-type="float">
            <text:p>278881</text:p>
          </table:table-cell>
          <table:table-cell table:formula="of:=[.F174]-[.B174]" office:value-type="float" office:value="0" calcext:value-type="float">
            <text:p>0</text:p>
          </table:table-cell>
          <table:table-cell table:formula="of:=ROUNDUP(([.D174])/44100*90000)+23" office:value-type="float" office:value="278799" calcext:value-type="float">
            <text:p>278799</text:p>
          </table:table-cell>
          <table:table-cell table:formula="of:=[.H174]-[.C17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80432" calcext:value-type="float">
            <text:p>280432</text:p>
          </table:table-cell>
          <table:table-cell office:value-type="float" office:value="280350" calcext:value-type="float">
            <text:p>280350</text:p>
          </table:table-cell>
          <table:table-cell office:value-type="float" office:value="137360" calcext:value-type="float">
            <text:p>137360</text:p>
          </table:table-cell>
          <table:table-cell table:formula="of:=[.D175]/240" office:value-type="float" office:value="572.333333333333" calcext:value-type="float">
            <text:p>572,333333333333</text:p>
          </table:table-cell>
          <table:table-cell table:formula="of:=ROUNDUP(([.D175]+40)/44100*90000)+23" office:value-type="float" office:value="280432" calcext:value-type="float">
            <text:p>280432</text:p>
          </table:table-cell>
          <table:table-cell table:formula="of:=[.F175]-[.B175]" office:value-type="float" office:value="0" calcext:value-type="float">
            <text:p>0</text:p>
          </table:table-cell>
          <table:table-cell table:formula="of:=ROUNDUP(([.D175])/44100*90000)+23" office:value-type="float" office:value="280350" calcext:value-type="float">
            <text:p>280350</text:p>
          </table:table-cell>
          <table:table-cell table:formula="of:=[.H175]-[.C17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81901" calcext:value-type="float">
            <text:p>281901</text:p>
          </table:table-cell>
          <table:table-cell office:value-type="float" office:value="281819" calcext:value-type="float">
            <text:p>281819</text:p>
          </table:table-cell>
          <table:table-cell office:value-type="float" office:value="138080" calcext:value-type="float">
            <text:p>138080</text:p>
          </table:table-cell>
          <table:table-cell table:formula="of:=[.D176]/240" office:value-type="float" office:value="575.333333333333" calcext:value-type="float">
            <text:p>575,333333333333</text:p>
          </table:table-cell>
          <table:table-cell table:formula="of:=ROUNDUP(([.D176]+40)/44100*90000)+23" office:value-type="float" office:value="281901" calcext:value-type="float">
            <text:p>281901</text:p>
          </table:table-cell>
          <table:table-cell table:formula="of:=[.F176]-[.B176]" office:value-type="float" office:value="0" calcext:value-type="float">
            <text:p>0</text:p>
          </table:table-cell>
          <table:table-cell table:formula="of:=ROUNDUP(([.D176])/44100*90000)+23" office:value-type="float" office:value="281819" calcext:value-type="float">
            <text:p>281819</text:p>
          </table:table-cell>
          <table:table-cell table:formula="of:=[.H176]-[.C17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83370" calcext:value-type="float">
            <text:p>283370</text:p>
          </table:table-cell>
          <table:table-cell office:value-type="float" office:value="283289" calcext:value-type="float">
            <text:p>283289</text:p>
          </table:table-cell>
          <table:table-cell office:value-type="float" office:value="138800" calcext:value-type="float">
            <text:p>138800</text:p>
          </table:table-cell>
          <table:table-cell table:formula="of:=[.D177]/240" office:value-type="float" office:value="578.333333333333" calcext:value-type="float">
            <text:p>578,333333333333</text:p>
          </table:table-cell>
          <table:table-cell table:formula="of:=ROUNDUP(([.D177]+40)/44100*90000)+23" office:value-type="float" office:value="283370" calcext:value-type="float">
            <text:p>283370</text:p>
          </table:table-cell>
          <table:table-cell table:formula="of:=[.F177]-[.B177]" office:value-type="float" office:value="0" calcext:value-type="float">
            <text:p>0</text:p>
          </table:table-cell>
          <table:table-cell table:formula="of:=ROUNDUP(([.D177])/44100*90000)+23" office:value-type="float" office:value="283289" calcext:value-type="float">
            <text:p>283289</text:p>
          </table:table-cell>
          <table:table-cell table:formula="of:=[.H177]-[.C17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84921" calcext:value-type="float">
            <text:p>284921</text:p>
          </table:table-cell>
          <table:table-cell office:value-type="float" office:value="284840" calcext:value-type="float">
            <text:p>284840</text:p>
          </table:table-cell>
          <table:table-cell office:value-type="float" office:value="139560" calcext:value-type="float">
            <text:p>139560</text:p>
          </table:table-cell>
          <table:table-cell table:formula="of:=[.D178]/240" office:value-type="float" office:value="581.5" calcext:value-type="float">
            <text:p>581,5</text:p>
          </table:table-cell>
          <table:table-cell table:formula="of:=ROUNDUP(([.D178]+40)/44100*90000)+23" office:value-type="float" office:value="284921" calcext:value-type="float">
            <text:p>284921</text:p>
          </table:table-cell>
          <table:table-cell table:formula="of:=[.F178]-[.B178]" office:value-type="float" office:value="0" calcext:value-type="float">
            <text:p>0</text:p>
          </table:table-cell>
          <table:table-cell table:formula="of:=ROUNDUP(([.D178])/44100*90000)+23" office:value-type="float" office:value="284840" calcext:value-type="float">
            <text:p>284840</text:p>
          </table:table-cell>
          <table:table-cell table:formula="of:=[.H178]-[.C17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86472" calcext:value-type="float">
            <text:p>286472</text:p>
          </table:table-cell>
          <table:table-cell office:value-type="float" office:value="286391" calcext:value-type="float">
            <text:p>286391</text:p>
          </table:table-cell>
          <table:table-cell office:value-type="float" office:value="140320" calcext:value-type="float">
            <text:p>140320</text:p>
          </table:table-cell>
          <table:table-cell table:formula="of:=[.D179]/240" office:value-type="float" office:value="584.666666666667" calcext:value-type="float">
            <text:p>584,666666666667</text:p>
          </table:table-cell>
          <table:table-cell table:formula="of:=ROUNDUP(([.D179]+40)/44100*90000)+23" office:value-type="float" office:value="286472" calcext:value-type="float">
            <text:p>286472</text:p>
          </table:table-cell>
          <table:table-cell table:formula="of:=[.F179]-[.B179]" office:value-type="float" office:value="0" calcext:value-type="float">
            <text:p>0</text:p>
          </table:table-cell>
          <table:table-cell table:formula="of:=ROUNDUP(([.D179])/44100*90000)+23" office:value-type="float" office:value="286391" calcext:value-type="float">
            <text:p>286391</text:p>
          </table:table-cell>
          <table:table-cell table:formula="of:=[.H179]-[.C17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88024" calcext:value-type="float">
            <text:p>288024</text:p>
          </table:table-cell>
          <table:table-cell office:value-type="float" office:value="287942" calcext:value-type="float">
            <text:p>287942</text:p>
          </table:table-cell>
          <table:table-cell office:value-type="float" office:value="141080" calcext:value-type="float">
            <text:p>141080</text:p>
          </table:table-cell>
          <table:table-cell table:formula="of:=[.D180]/240" office:value-type="float" office:value="587.833333333333" calcext:value-type="float">
            <text:p>587,833333333333</text:p>
          </table:table-cell>
          <table:table-cell table:formula="of:=ROUNDUP(([.D180]+40)/44100*90000)+23" office:value-type="float" office:value="288023" calcext:value-type="float">
            <text:p>288023</text:p>
          </table:table-cell>
          <table:table-cell table:formula="of:=[.F180]-[.B180]" office:value-type="float" office:value="-1" calcext:value-type="float">
            <text:p>-1</text:p>
          </table:table-cell>
          <table:table-cell table:formula="of:=ROUNDUP(([.D180])/44100*90000)+23" office:value-type="float" office:value="287942" calcext:value-type="float">
            <text:p>287942</text:p>
          </table:table-cell>
          <table:table-cell table:formula="of:=[.H180]-[.C18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9656" calcext:value-type="float">
            <text:p>289656</text:p>
          </table:table-cell>
          <table:table-cell office:value-type="float" office:value="289575" calcext:value-type="float">
            <text:p>289575</text:p>
          </table:table-cell>
          <table:table-cell office:value-type="float" office:value="141880" calcext:value-type="float">
            <text:p>141880</text:p>
          </table:table-cell>
          <table:table-cell table:formula="of:=[.D181]/240" office:value-type="float" office:value="591.166666666667" calcext:value-type="float">
            <text:p>591,166666666667</text:p>
          </table:table-cell>
          <table:table-cell table:formula="of:=ROUNDUP(([.D181]+40)/44100*90000)+23" office:value-type="float" office:value="289656" calcext:value-type="float">
            <text:p>289656</text:p>
          </table:table-cell>
          <table:table-cell table:formula="of:=[.F181]-[.B181]" office:value-type="float" office:value="0" calcext:value-type="float">
            <text:p>0</text:p>
          </table:table-cell>
          <table:table-cell table:formula="of:=ROUNDUP(([.D181])/44100*90000)+23" office:value-type="float" office:value="289575" calcext:value-type="float">
            <text:p>289575</text:p>
          </table:table-cell>
          <table:table-cell table:formula="of:=[.H181]-[.C18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1126" calcext:value-type="float">
            <text:p>291126</text:p>
          </table:table-cell>
          <table:table-cell office:value-type="float" office:value="291044" calcext:value-type="float">
            <text:p>291044</text:p>
          </table:table-cell>
          <table:table-cell office:value-type="float" office:value="142600" calcext:value-type="float">
            <text:p>142600</text:p>
          </table:table-cell>
          <table:table-cell table:formula="of:=[.D182]/240" office:value-type="float" office:value="594.166666666667" calcext:value-type="float">
            <text:p>594,166666666667</text:p>
          </table:table-cell>
          <table:table-cell table:formula="of:=ROUNDUP(([.D182]+40)/44100*90000)+23" office:value-type="float" office:value="291126" calcext:value-type="float">
            <text:p>291126</text:p>
          </table:table-cell>
          <table:table-cell table:formula="of:=[.F182]-[.B182]" office:value-type="float" office:value="0" calcext:value-type="float">
            <text:p>0</text:p>
          </table:table-cell>
          <table:table-cell table:formula="of:=ROUNDUP(([.D182])/44100*90000)+23" office:value-type="float" office:value="291044" calcext:value-type="float">
            <text:p>291044</text:p>
          </table:table-cell>
          <table:table-cell table:formula="of:=[.H182]-[.C18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2758" calcext:value-type="float">
            <text:p>292758</text:p>
          </table:table-cell>
          <table:table-cell office:value-type="float" office:value="292677" calcext:value-type="float">
            <text:p>292677</text:p>
          </table:table-cell>
          <table:table-cell office:value-type="float" office:value="143360" calcext:value-type="float">
            <text:p>143360</text:p>
          </table:table-cell>
          <table:table-cell table:formula="of:=[.D183]/240" office:value-type="float" office:value="597.333333333333" calcext:value-type="float">
            <text:p>597,333333333333</text:p>
          </table:table-cell>
          <table:table-cell table:formula="of:=ROUNDUP(([.D183]+40)/44100*90000)+23" office:value-type="float" office:value="292677" calcext:value-type="float">
            <text:p>292677</text:p>
          </table:table-cell>
          <table:table-cell table:formula="of:=[.F183]-[.B183]" office:value-type="float" office:value="-81" calcext:value-type="float">
            <text:p>-81</text:p>
          </table:table-cell>
          <table:table-cell table:formula="of:=ROUNDUP(([.D183])/44100*90000)+23" office:value-type="float" office:value="292595" calcext:value-type="float">
            <text:p>292595</text:p>
          </table:table-cell>
          <table:table-cell table:formula="of:=[.H183]-[.C183]" office:value-type="float" office:value="-82" calcext:value-type="float">
            <text:p>-82</text:p>
          </table:table-cell>
          <table:table-cell table:number-columns-repeated="10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94309" calcext:value-type="float">
            <text:p>294309</text:p>
          </table:table-cell>
          <table:table-cell office:value-type="float" office:value="294228" calcext:value-type="float">
            <text:p>294228</text:p>
          </table:table-cell>
          <table:table-cell office:value-type="float" office:value="144160" calcext:value-type="float">
            <text:p>144160</text:p>
          </table:table-cell>
          <table:table-cell table:formula="of:=[.D184]/240" office:value-type="float" office:value="600.666666666667" calcext:value-type="float">
            <text:p>600,666666666667</text:p>
          </table:table-cell>
          <table:table-cell table:formula="of:=ROUNDUP(([.D184]+40)/44100*90000)+23" office:value-type="float" office:value="294309" calcext:value-type="float">
            <text:p>294309</text:p>
          </table:table-cell>
          <table:table-cell table:formula="of:=[.F184]-[.B184]" office:value-type="float" office:value="0" calcext:value-type="float">
            <text:p>0</text:p>
          </table:table-cell>
          <table:table-cell table:formula="of:=ROUNDUP(([.D184])/44100*90000)+23" office:value-type="float" office:value="294228" calcext:value-type="float">
            <text:p>294228</text:p>
          </table:table-cell>
          <table:table-cell table:formula="of:=[.H184]-[.C18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95779" calcext:value-type="float">
            <text:p>295779</text:p>
          </table:table-cell>
          <table:table-cell office:value-type="float" office:value="295697" calcext:value-type="float">
            <text:p>295697</text:p>
          </table:table-cell>
          <table:table-cell office:value-type="float" office:value="144880" calcext:value-type="float">
            <text:p>144880</text:p>
          </table:table-cell>
          <table:table-cell table:formula="of:=[.D185]/240" office:value-type="float" office:value="603.666666666667" calcext:value-type="float">
            <text:p>603,666666666667</text:p>
          </table:table-cell>
          <table:table-cell table:formula="of:=ROUNDUP(([.D185]+40)/44100*90000)+23" office:value-type="float" office:value="295779" calcext:value-type="float">
            <text:p>295779</text:p>
          </table:table-cell>
          <table:table-cell table:formula="of:=[.F185]-[.B185]" office:value-type="float" office:value="0" calcext:value-type="float">
            <text:p>0</text:p>
          </table:table-cell>
          <table:table-cell table:formula="of:=ROUNDUP(([.D185])/44100*90000)+23" office:value-type="float" office:value="295697" calcext:value-type="float">
            <text:p>295697</text:p>
          </table:table-cell>
          <table:table-cell table:formula="of:=[.H185]-[.C18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97411" calcext:value-type="float">
            <text:p>297411</text:p>
          </table:table-cell>
          <table:table-cell office:value-type="float" office:value="297330" calcext:value-type="float">
            <text:p>297330</text:p>
          </table:table-cell>
          <table:table-cell office:value-type="float" office:value="145680" calcext:value-type="float">
            <text:p>145680</text:p>
          </table:table-cell>
          <table:table-cell table:formula="of:=[.D186]/240" office:value-type="float" office:value="607" calcext:value-type="float">
            <text:p>607</text:p>
          </table:table-cell>
          <table:table-cell table:formula="of:=ROUNDUP(([.D186]+40)/44100*90000)+23" office:value-type="float" office:value="297411" calcext:value-type="float">
            <text:p>297411</text:p>
          </table:table-cell>
          <table:table-cell table:formula="of:=[.F186]-[.B186]" office:value-type="float" office:value="0" calcext:value-type="float">
            <text:p>0</text:p>
          </table:table-cell>
          <table:table-cell table:formula="of:=ROUNDUP(([.D186])/44100*90000)+23" office:value-type="float" office:value="297330" calcext:value-type="float">
            <text:p>297330</text:p>
          </table:table-cell>
          <table:table-cell table:formula="of:=[.H186]-[.C18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99044" calcext:value-type="float">
            <text:p>299044</text:p>
          </table:table-cell>
          <table:table-cell office:value-type="float" office:value="298962" calcext:value-type="float">
            <text:p>298962</text:p>
          </table:table-cell>
          <table:table-cell office:value-type="float" office:value="146480" calcext:value-type="float">
            <text:p>146480</text:p>
          </table:table-cell>
          <table:table-cell table:formula="of:=[.D187]/240" office:value-type="float" office:value="610.333333333333" calcext:value-type="float">
            <text:p>610,333333333333</text:p>
          </table:table-cell>
          <table:table-cell table:formula="of:=ROUNDUP(([.D187]+40)/44100*90000)+23" office:value-type="float" office:value="299044" calcext:value-type="float">
            <text:p>299044</text:p>
          </table:table-cell>
          <table:table-cell table:formula="of:=[.F187]-[.B187]" office:value-type="float" office:value="0" calcext:value-type="float">
            <text:p>0</text:p>
          </table:table-cell>
          <table:table-cell table:formula="of:=ROUNDUP(([.D187])/44100*90000)+23" office:value-type="float" office:value="298962" calcext:value-type="float">
            <text:p>298962</text:p>
          </table:table-cell>
          <table:table-cell table:formula="of:=[.H187]-[.C18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00677" calcext:value-type="float">
            <text:p>300677</text:p>
          </table:table-cell>
          <table:table-cell office:value-type="float" office:value="300595" calcext:value-type="float">
            <text:p>300595</text:p>
          </table:table-cell>
          <table:table-cell office:value-type="float" office:value="147280" calcext:value-type="float">
            <text:p>147280</text:p>
          </table:table-cell>
          <table:table-cell table:formula="of:=[.D188]/240" office:value-type="float" office:value="613.666666666667" calcext:value-type="float">
            <text:p>613,666666666667</text:p>
          </table:table-cell>
          <table:table-cell table:formula="of:=ROUNDUP(([.D188]+40)/44100*90000)+23" office:value-type="float" office:value="300677" calcext:value-type="float">
            <text:p>300677</text:p>
          </table:table-cell>
          <table:table-cell table:formula="of:=[.F188]-[.B188]" office:value-type="float" office:value="0" calcext:value-type="float">
            <text:p>0</text:p>
          </table:table-cell>
          <table:table-cell table:formula="of:=ROUNDUP(([.D188])/44100*90000)+23" office:value-type="float" office:value="300595" calcext:value-type="float">
            <text:p>300595</text:p>
          </table:table-cell>
          <table:table-cell table:formula="of:=[.H188]-[.C18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02309" calcext:value-type="float">
            <text:p>302309</text:p>
          </table:table-cell>
          <table:table-cell office:value-type="float" office:value="302228" calcext:value-type="float">
            <text:p>302228</text:p>
          </table:table-cell>
          <table:table-cell office:value-type="float" office:value="148080" calcext:value-type="float">
            <text:p>148080</text:p>
          </table:table-cell>
          <table:table-cell table:formula="of:=[.D189]/240" office:value-type="float" office:value="617" calcext:value-type="float">
            <text:p>617</text:p>
          </table:table-cell>
          <table:table-cell table:formula="of:=ROUNDUP(([.D189]+40)/44100*90000)+23" office:value-type="float" office:value="302309" calcext:value-type="float">
            <text:p>302309</text:p>
          </table:table-cell>
          <table:table-cell table:formula="of:=[.F189]-[.B189]" office:value-type="float" office:value="0" calcext:value-type="float">
            <text:p>0</text:p>
          </table:table-cell>
          <table:table-cell table:formula="of:=ROUNDUP(([.D189])/44100*90000)+23" office:value-type="float" office:value="302228" calcext:value-type="float">
            <text:p>302228</text:p>
          </table:table-cell>
          <table:table-cell table:formula="of:=[.H189]-[.C18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03860" calcext:value-type="float">
            <text:p>303860</text:p>
          </table:table-cell>
          <table:table-cell office:value-type="float" office:value="303779" calcext:value-type="float">
            <text:p>303779</text:p>
          </table:table-cell>
          <table:table-cell office:value-type="float" office:value="148840" calcext:value-type="float">
            <text:p>148840</text:p>
          </table:table-cell>
          <table:table-cell table:formula="of:=[.D190]/240" office:value-type="float" office:value="620.166666666667" calcext:value-type="float">
            <text:p>620,166666666667</text:p>
          </table:table-cell>
          <table:table-cell table:formula="of:=ROUNDUP(([.D190]+40)/44100*90000)+23" office:value-type="float" office:value="303860" calcext:value-type="float">
            <text:p>303860</text:p>
          </table:table-cell>
          <table:table-cell table:formula="of:=[.F190]-[.B190]" office:value-type="float" office:value="0" calcext:value-type="float">
            <text:p>0</text:p>
          </table:table-cell>
          <table:table-cell table:formula="of:=ROUNDUP(([.D190])/44100*90000)+23" office:value-type="float" office:value="303779" calcext:value-type="float">
            <text:p>303779</text:p>
          </table:table-cell>
          <table:table-cell table:formula="of:=[.H190]-[.C19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05248" calcext:value-type="float">
            <text:p>305248</text:p>
          </table:table-cell>
          <table:table-cell office:value-type="float" office:value="305166" calcext:value-type="float">
            <text:p>305166</text:p>
          </table:table-cell>
          <table:table-cell office:value-type="float" office:value="149520" calcext:value-type="float">
            <text:p>149520</text:p>
          </table:table-cell>
          <table:table-cell table:formula="of:=[.D191]/240" office:value-type="float" office:value="623" calcext:value-type="float">
            <text:p>623</text:p>
          </table:table-cell>
          <table:table-cell table:formula="of:=ROUNDUP(([.D191]+40)/44100*90000)+23" office:value-type="float" office:value="305248" calcext:value-type="float">
            <text:p>305248</text:p>
          </table:table-cell>
          <table:table-cell table:formula="of:=[.F191]-[.B191]" office:value-type="float" office:value="0" calcext:value-type="float">
            <text:p>0</text:p>
          </table:table-cell>
          <table:table-cell table:formula="of:=ROUNDUP(([.D191])/44100*90000)+23" office:value-type="float" office:value="305166" calcext:value-type="float">
            <text:p>305166</text:p>
          </table:table-cell>
          <table:table-cell table:formula="of:=[.H191]-[.C19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06717" calcext:value-type="float">
            <text:p>306717</text:p>
          </table:table-cell>
          <table:table-cell office:value-type="float" office:value="306636" calcext:value-type="float">
            <text:p>306636</text:p>
          </table:table-cell>
          <table:table-cell office:value-type="float" office:value="150240" calcext:value-type="float">
            <text:p>150240</text:p>
          </table:table-cell>
          <table:table-cell table:formula="of:=[.D192]/240" office:value-type="float" office:value="626" calcext:value-type="float">
            <text:p>626</text:p>
          </table:table-cell>
          <table:table-cell table:formula="of:=ROUNDUP(([.D192]+40)/44100*90000)+23" office:value-type="float" office:value="306717" calcext:value-type="float">
            <text:p>306717</text:p>
          </table:table-cell>
          <table:table-cell table:formula="of:=[.F192]-[.B192]" office:value-type="float" office:value="0" calcext:value-type="float">
            <text:p>0</text:p>
          </table:table-cell>
          <table:table-cell table:formula="of:=ROUNDUP(([.D192])/44100*90000)+23" office:value-type="float" office:value="306636" calcext:value-type="float">
            <text:p>306636</text:p>
          </table:table-cell>
          <table:table-cell table:formula="of:=[.H192]-[.C19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08187" calcext:value-type="float">
            <text:p>308187</text:p>
          </table:table-cell>
          <table:table-cell office:value-type="float" office:value="308105" calcext:value-type="float">
            <text:p>308105</text:p>
          </table:table-cell>
          <table:table-cell office:value-type="float" office:value="150960" calcext:value-type="float">
            <text:p>150960</text:p>
          </table:table-cell>
          <table:table-cell table:formula="of:=[.D193]/240" office:value-type="float" office:value="629" calcext:value-type="float">
            <text:p>629</text:p>
          </table:table-cell>
          <table:table-cell table:formula="of:=ROUNDUP(([.D193]+40)/44100*90000)+23" office:value-type="float" office:value="308187" calcext:value-type="float">
            <text:p>308187</text:p>
          </table:table-cell>
          <table:table-cell table:formula="of:=[.F193]-[.B193]" office:value-type="float" office:value="0" calcext:value-type="float">
            <text:p>0</text:p>
          </table:table-cell>
          <table:table-cell table:formula="of:=ROUNDUP(([.D193])/44100*90000)+23" office:value-type="float" office:value="308105" calcext:value-type="float">
            <text:p>308105</text:p>
          </table:table-cell>
          <table:table-cell table:formula="of:=[.H193]-[.C19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9656" calcext:value-type="float">
            <text:p>309656</text:p>
          </table:table-cell>
          <table:table-cell office:value-type="float" office:value="309575" calcext:value-type="float">
            <text:p>309575</text:p>
          </table:table-cell>
          <table:table-cell office:value-type="float" office:value="151680" calcext:value-type="float">
            <text:p>151680</text:p>
          </table:table-cell>
          <table:table-cell table:formula="of:=[.D194]/240" office:value-type="float" office:value="632" calcext:value-type="float">
            <text:p>632</text:p>
          </table:table-cell>
          <table:table-cell table:formula="of:=ROUNDUP(([.D194]+40)/44100*90000)+23" office:value-type="float" office:value="309656" calcext:value-type="float">
            <text:p>309656</text:p>
          </table:table-cell>
          <table:table-cell table:formula="of:=[.F194]-[.B194]" office:value-type="float" office:value="0" calcext:value-type="float">
            <text:p>0</text:p>
          </table:table-cell>
          <table:table-cell table:formula="of:=ROUNDUP(([.D194])/44100*90000)+23" office:value-type="float" office:value="309575" calcext:value-type="float">
            <text:p>309575</text:p>
          </table:table-cell>
          <table:table-cell table:formula="of:=[.H194]-[.C19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11207" calcext:value-type="float">
            <text:p>311207</text:p>
          </table:table-cell>
          <table:table-cell office:value-type="float" office:value="311126" calcext:value-type="float">
            <text:p>311126</text:p>
          </table:table-cell>
          <table:table-cell office:value-type="float" office:value="152440" calcext:value-type="float">
            <text:p>152440</text:p>
          </table:table-cell>
          <table:table-cell table:formula="of:=[.D195]/240" office:value-type="float" office:value="635.166666666667" calcext:value-type="float">
            <text:p>635,166666666667</text:p>
          </table:table-cell>
          <table:table-cell table:formula="of:=ROUNDUP(([.D195]+40)/44100*90000)+23" office:value-type="float" office:value="311207" calcext:value-type="float">
            <text:p>311207</text:p>
          </table:table-cell>
          <table:table-cell table:formula="of:=[.F195]-[.B195]" office:value-type="float" office:value="0" calcext:value-type="float">
            <text:p>0</text:p>
          </table:table-cell>
          <table:table-cell table:formula="of:=ROUNDUP(([.D195])/44100*90000)+23" office:value-type="float" office:value="311126" calcext:value-type="float">
            <text:p>311126</text:p>
          </table:table-cell>
          <table:table-cell table:formula="of:=[.H195]-[.C19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12758" calcext:value-type="float">
            <text:p>312758</text:p>
          </table:table-cell>
          <table:table-cell office:value-type="float" office:value="312677" calcext:value-type="float">
            <text:p>312677</text:p>
          </table:table-cell>
          <table:table-cell office:value-type="float" office:value="153200" calcext:value-type="float">
            <text:p>153200</text:p>
          </table:table-cell>
          <table:table-cell table:formula="of:=[.D196]/240" office:value-type="float" office:value="638.333333333333" calcext:value-type="float">
            <text:p>638,333333333333</text:p>
          </table:table-cell>
          <table:table-cell table:formula="of:=ROUNDUP(([.D196]+40)/44100*90000)+23" office:value-type="float" office:value="312758" calcext:value-type="float">
            <text:p>312758</text:p>
          </table:table-cell>
          <table:table-cell table:formula="of:=[.F196]-[.B196]" office:value-type="float" office:value="0" calcext:value-type="float">
            <text:p>0</text:p>
          </table:table-cell>
          <table:table-cell table:formula="of:=ROUNDUP(([.D196])/44100*90000)+23" office:value-type="float" office:value="312677" calcext:value-type="float">
            <text:p>312677</text:p>
          </table:table-cell>
          <table:table-cell table:formula="of:=[.H196]-[.C19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14228" calcext:value-type="float">
            <text:p>314228</text:p>
          </table:table-cell>
          <table:table-cell office:value-type="float" office:value="314146" calcext:value-type="float">
            <text:p>314146</text:p>
          </table:table-cell>
          <table:table-cell office:value-type="float" office:value="153920" calcext:value-type="float">
            <text:p>153920</text:p>
          </table:table-cell>
          <table:table-cell table:formula="of:=[.D197]/240" office:value-type="float" office:value="641.333333333333" calcext:value-type="float">
            <text:p>641,333333333333</text:p>
          </table:table-cell>
          <table:table-cell table:formula="of:=ROUNDUP(([.D197]+40)/44100*90000)+23" office:value-type="float" office:value="314228" calcext:value-type="float">
            <text:p>314228</text:p>
          </table:table-cell>
          <table:table-cell table:formula="of:=[.F197]-[.B197]" office:value-type="float" office:value="0" calcext:value-type="float">
            <text:p>0</text:p>
          </table:table-cell>
          <table:table-cell table:formula="of:=ROUNDUP(([.D197])/44100*90000)+23" office:value-type="float" office:value="314146" calcext:value-type="float">
            <text:p>314146</text:p>
          </table:table-cell>
          <table:table-cell table:formula="of:=[.H197]-[.C19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15860" calcext:value-type="float">
            <text:p>315860</text:p>
          </table:table-cell>
          <table:table-cell office:value-type="float" office:value="315779" calcext:value-type="float">
            <text:p>315779</text:p>
          </table:table-cell>
          <table:table-cell office:value-type="float" office:value="154720" calcext:value-type="float">
            <text:p>154720</text:p>
          </table:table-cell>
          <table:table-cell table:formula="of:=[.D198]/240" office:value-type="float" office:value="644.666666666667" calcext:value-type="float">
            <text:p>644,666666666667</text:p>
          </table:table-cell>
          <table:table-cell table:formula="of:=ROUNDUP(([.D198]+40)/44100*90000)+23" office:value-type="float" office:value="315860" calcext:value-type="float">
            <text:p>315860</text:p>
          </table:table-cell>
          <table:table-cell table:formula="of:=[.F198]-[.B198]" office:value-type="float" office:value="0" calcext:value-type="float">
            <text:p>0</text:p>
          </table:table-cell>
          <table:table-cell table:formula="of:=ROUNDUP(([.D198])/44100*90000)+23" office:value-type="float" office:value="315779" calcext:value-type="float">
            <text:p>315779</text:p>
          </table:table-cell>
          <table:table-cell table:formula="of:=[.H198]-[.C19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17411" calcext:value-type="float">
            <text:p>317411</text:p>
          </table:table-cell>
          <table:table-cell office:value-type="float" office:value="317330" calcext:value-type="float">
            <text:p>317330</text:p>
          </table:table-cell>
          <table:table-cell office:value-type="float" office:value="155480" calcext:value-type="float">
            <text:p>155480</text:p>
          </table:table-cell>
          <table:table-cell table:formula="of:=[.D199]/240" office:value-type="float" office:value="647.833333333333" calcext:value-type="float">
            <text:p>647,833333333333</text:p>
          </table:table-cell>
          <table:table-cell table:formula="of:=ROUNDUP(([.D199]+40)/44100*90000)+23" office:value-type="float" office:value="317411" calcext:value-type="float">
            <text:p>317411</text:p>
          </table:table-cell>
          <table:table-cell table:formula="of:=[.F199]-[.B199]" office:value-type="float" office:value="0" calcext:value-type="float">
            <text:p>0</text:p>
          </table:table-cell>
          <table:table-cell table:formula="of:=ROUNDUP(([.D199])/44100*90000)+23" office:value-type="float" office:value="317330" calcext:value-type="float">
            <text:p>317330</text:p>
          </table:table-cell>
          <table:table-cell table:formula="of:=[.H199]-[.C19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19044" calcext:value-type="float">
            <text:p>319044</text:p>
          </table:table-cell>
          <table:table-cell office:value-type="float" office:value="318962" calcext:value-type="float">
            <text:p>318962</text:p>
          </table:table-cell>
          <table:table-cell office:value-type="float" office:value="156280" calcext:value-type="float">
            <text:p>156280</text:p>
          </table:table-cell>
          <table:table-cell table:formula="of:=[.D200]/240" office:value-type="float" office:value="651.166666666667" calcext:value-type="float">
            <text:p>651,166666666667</text:p>
          </table:table-cell>
          <table:table-cell table:formula="of:=ROUNDUP(([.D200]+40)/44100*90000)+23" office:value-type="float" office:value="319044" calcext:value-type="float">
            <text:p>319044</text:p>
          </table:table-cell>
          <table:table-cell table:formula="of:=[.F200]-[.B200]" office:value-type="float" office:value="0" calcext:value-type="float">
            <text:p>0</text:p>
          </table:table-cell>
          <table:table-cell table:formula="of:=ROUNDUP(([.D200])/44100*90000)+23" office:value-type="float" office:value="318962" calcext:value-type="float">
            <text:p>318962</text:p>
          </table:table-cell>
          <table:table-cell table:formula="of:=[.H200]-[.C20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0677" calcext:value-type="float">
            <text:p>320677</text:p>
          </table:table-cell>
          <table:table-cell office:value-type="float" office:value="320595" calcext:value-type="float">
            <text:p>320595</text:p>
          </table:table-cell>
          <table:table-cell office:value-type="float" office:value="157080" calcext:value-type="float">
            <text:p>157080</text:p>
          </table:table-cell>
          <table:table-cell table:formula="of:=[.D201]/240" office:value-type="float" office:value="654.5" calcext:value-type="float">
            <text:p>654,5</text:p>
          </table:table-cell>
          <table:table-cell table:formula="of:=ROUNDUP(([.D201]+40)/44100*90000)+23" office:value-type="float" office:value="320677" calcext:value-type="float">
            <text:p>320677</text:p>
          </table:table-cell>
          <table:table-cell table:formula="of:=[.F201]-[.B201]" office:value-type="float" office:value="0" calcext:value-type="float">
            <text:p>0</text:p>
          </table:table-cell>
          <table:table-cell table:formula="of:=ROUNDUP(([.D201])/44100*90000)+23" office:value-type="float" office:value="320595" calcext:value-type="float">
            <text:p>320595</text:p>
          </table:table-cell>
          <table:table-cell table:formula="of:=[.H201]-[.C20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2146" calcext:value-type="float">
            <text:p>322146</text:p>
          </table:table-cell>
          <table:table-cell office:value-type="float" office:value="322064" calcext:value-type="float">
            <text:p>322064</text:p>
          </table:table-cell>
          <table:table-cell office:value-type="float" office:value="157800" calcext:value-type="float">
            <text:p>157800</text:p>
          </table:table-cell>
          <table:table-cell table:formula="of:=[.D202]/240" office:value-type="float" office:value="657.5" calcext:value-type="float">
            <text:p>657,5</text:p>
          </table:table-cell>
          <table:table-cell table:formula="of:=ROUNDUP(([.D202]+40)/44100*90000)+23" office:value-type="float" office:value="322146" calcext:value-type="float">
            <text:p>322146</text:p>
          </table:table-cell>
          <table:table-cell table:formula="of:=[.F202]-[.B202]" office:value-type="float" office:value="0" calcext:value-type="float">
            <text:p>0</text:p>
          </table:table-cell>
          <table:table-cell table:formula="of:=ROUNDUP(([.D202])/44100*90000)+23" office:value-type="float" office:value="322064" calcext:value-type="float">
            <text:p>322064</text:p>
          </table:table-cell>
          <table:table-cell table:formula="of:=[.H202]-[.C20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23697" calcext:value-type="float">
            <text:p>323697</text:p>
          </table:table-cell>
          <table:table-cell office:value-type="float" office:value="323615" calcext:value-type="float">
            <text:p>323615</text:p>
          </table:table-cell>
          <table:table-cell office:value-type="float" office:value="158560" calcext:value-type="float">
            <text:p>158560</text:p>
          </table:table-cell>
          <table:table-cell table:formula="of:=[.D203]/240" office:value-type="float" office:value="660.666666666667" calcext:value-type="float">
            <text:p>660,666666666667</text:p>
          </table:table-cell>
          <table:table-cell table:formula="of:=ROUNDUP(([.D203]+40)/44100*90000)+23" office:value-type="float" office:value="323697" calcext:value-type="float">
            <text:p>323697</text:p>
          </table:table-cell>
          <table:table-cell table:formula="of:=[.F203]-[.B203]" office:value-type="float" office:value="0" calcext:value-type="float">
            <text:p>0</text:p>
          </table:table-cell>
          <table:table-cell table:formula="of:=ROUNDUP(([.D203])/44100*90000)+23" office:value-type="float" office:value="323615" calcext:value-type="float">
            <text:p>323615</text:p>
          </table:table-cell>
          <table:table-cell table:formula="of:=[.H203]-[.C20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25248" calcext:value-type="float">
            <text:p>325248</text:p>
          </table:table-cell>
          <table:table-cell office:value-type="float" office:value="325166" calcext:value-type="float">
            <text:p>325166</text:p>
          </table:table-cell>
          <table:table-cell office:value-type="float" office:value="159320" calcext:value-type="float">
            <text:p>159320</text:p>
          </table:table-cell>
          <table:table-cell table:formula="of:=[.D204]/240" office:value-type="float" office:value="663.833333333333" calcext:value-type="float">
            <text:p>663,833333333333</text:p>
          </table:table-cell>
          <table:table-cell table:formula="of:=ROUNDUP(([.D204]+40)/44100*90000)+23" office:value-type="float" office:value="325248" calcext:value-type="float">
            <text:p>325248</text:p>
          </table:table-cell>
          <table:table-cell table:formula="of:=[.F204]-[.B204]" office:value-type="float" office:value="0" calcext:value-type="float">
            <text:p>0</text:p>
          </table:table-cell>
          <table:table-cell table:formula="of:=ROUNDUP(([.D204])/44100*90000)+23" office:value-type="float" office:value="325166" calcext:value-type="float">
            <text:p>325166</text:p>
          </table:table-cell>
          <table:table-cell table:formula="of:=[.H204]-[.C20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26799" calcext:value-type="float">
            <text:p>326799</text:p>
          </table:table-cell>
          <table:table-cell office:value-type="float" office:value="326717" calcext:value-type="float">
            <text:p>326717</text:p>
          </table:table-cell>
          <table:table-cell office:value-type="float" office:value="160080" calcext:value-type="float">
            <text:p>160080</text:p>
          </table:table-cell>
          <table:table-cell table:formula="of:=[.D205]/240" office:value-type="float" office:value="667" calcext:value-type="float">
            <text:p>667</text:p>
          </table:table-cell>
          <table:table-cell table:formula="of:=ROUNDUP(([.D205]+40)/44100*90000)+23" office:value-type="float" office:value="326799" calcext:value-type="float">
            <text:p>326799</text:p>
          </table:table-cell>
          <table:table-cell table:formula="of:=[.F205]-[.B205]" office:value-type="float" office:value="0" calcext:value-type="float">
            <text:p>0</text:p>
          </table:table-cell>
          <table:table-cell table:formula="of:=ROUNDUP(([.D205])/44100*90000)+23" office:value-type="float" office:value="326717" calcext:value-type="float">
            <text:p>326717</text:p>
          </table:table-cell>
          <table:table-cell table:formula="of:=[.H205]-[.C20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28432" calcext:value-type="float">
            <text:p>328432</text:p>
          </table:table-cell>
          <table:table-cell office:value-type="float" office:value="328350" calcext:value-type="float">
            <text:p>328350</text:p>
          </table:table-cell>
          <table:table-cell office:value-type="float" office:value="160880" calcext:value-type="float">
            <text:p>160880</text:p>
          </table:table-cell>
          <table:table-cell table:formula="of:=[.D206]/240" office:value-type="float" office:value="670.333333333333" calcext:value-type="float">
            <text:p>670,333333333333</text:p>
          </table:table-cell>
          <table:table-cell table:formula="of:=ROUNDUP(([.D206]+40)/44100*90000)+23" office:value-type="float" office:value="328432" calcext:value-type="float">
            <text:p>328432</text:p>
          </table:table-cell>
          <table:table-cell table:formula="of:=[.F206]-[.B206]" office:value-type="float" office:value="0" calcext:value-type="float">
            <text:p>0</text:p>
          </table:table-cell>
          <table:table-cell table:formula="of:=ROUNDUP(([.D206])/44100*90000)+23" office:value-type="float" office:value="328350" calcext:value-type="float">
            <text:p>328350</text:p>
          </table:table-cell>
          <table:table-cell table:formula="of:=[.H206]-[.C20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29983" calcext:value-type="float">
            <text:p>329983</text:p>
          </table:table-cell>
          <table:table-cell office:value-type="float" office:value="329901" calcext:value-type="float">
            <text:p>329901</text:p>
          </table:table-cell>
          <table:table-cell office:value-type="float" office:value="161640" calcext:value-type="float">
            <text:p>161640</text:p>
          </table:table-cell>
          <table:table-cell table:formula="of:=[.D207]/240" office:value-type="float" office:value="673.5" calcext:value-type="float">
            <text:p>673,5</text:p>
          </table:table-cell>
          <table:table-cell table:formula="of:=ROUNDUP(([.D207]+40)/44100*90000)+23" office:value-type="float" office:value="329983" calcext:value-type="float">
            <text:p>329983</text:p>
          </table:table-cell>
          <table:table-cell table:formula="of:=[.F207]-[.B207]" office:value-type="float" office:value="0" calcext:value-type="float">
            <text:p>0</text:p>
          </table:table-cell>
          <table:table-cell table:formula="of:=ROUNDUP(([.D207])/44100*90000)+23" office:value-type="float" office:value="329901" calcext:value-type="float">
            <text:p>329901</text:p>
          </table:table-cell>
          <table:table-cell table:formula="of:=[.H207]-[.C20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31697" calcext:value-type="float">
            <text:p>331697</text:p>
          </table:table-cell>
          <table:table-cell office:value-type="float" office:value="331615" calcext:value-type="float">
            <text:p>331615</text:p>
          </table:table-cell>
          <table:table-cell office:value-type="float" office:value="162480" calcext:value-type="float">
            <text:p>162480</text:p>
          </table:table-cell>
          <table:table-cell table:formula="of:=[.D208]/240" office:value-type="float" office:value="677" calcext:value-type="float">
            <text:p>677</text:p>
          </table:table-cell>
          <table:table-cell table:formula="of:=ROUNDUP(([.D208]+40)/44100*90000)+23" office:value-type="float" office:value="331697" calcext:value-type="float">
            <text:p>331697</text:p>
          </table:table-cell>
          <table:table-cell table:formula="of:=[.F208]-[.B208]" office:value-type="float" office:value="0" calcext:value-type="float">
            <text:p>0</text:p>
          </table:table-cell>
          <table:table-cell table:formula="of:=ROUNDUP(([.D208])/44100*90000)+23" office:value-type="float" office:value="331615" calcext:value-type="float">
            <text:p>331615</text:p>
          </table:table-cell>
          <table:table-cell table:formula="of:=[.H208]-[.C20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33248" calcext:value-type="float">
            <text:p>333248</text:p>
          </table:table-cell>
          <table:table-cell office:value-type="float" office:value="333166" calcext:value-type="float">
            <text:p>333166</text:p>
          </table:table-cell>
          <table:table-cell office:value-type="float" office:value="163240" calcext:value-type="float">
            <text:p>163240</text:p>
          </table:table-cell>
          <table:table-cell table:formula="of:=[.D209]/240" office:value-type="float" office:value="680.166666666667" calcext:value-type="float">
            <text:p>680,166666666667</text:p>
          </table:table-cell>
          <table:table-cell table:formula="of:=ROUNDUP(([.D209]+40)/44100*90000)+23" office:value-type="float" office:value="333248" calcext:value-type="float">
            <text:p>333248</text:p>
          </table:table-cell>
          <table:table-cell table:formula="of:=[.F209]-[.B209]" office:value-type="float" office:value="0" calcext:value-type="float">
            <text:p>0</text:p>
          </table:table-cell>
          <table:table-cell table:formula="of:=ROUNDUP(([.D209])/44100*90000)+23" office:value-type="float" office:value="333166" calcext:value-type="float">
            <text:p>333166</text:p>
          </table:table-cell>
          <table:table-cell table:formula="of:=[.H209]-[.C20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34881" calcext:value-type="float">
            <text:p>334881</text:p>
          </table:table-cell>
          <table:table-cell office:value-type="float" office:value="334799" calcext:value-type="float">
            <text:p>334799</text:p>
          </table:table-cell>
          <table:table-cell office:value-type="float" office:value="164040" calcext:value-type="float">
            <text:p>164040</text:p>
          </table:table-cell>
          <table:table-cell table:formula="of:=[.D210]/240" office:value-type="float" office:value="683.5" calcext:value-type="float">
            <text:p>683,5</text:p>
          </table:table-cell>
          <table:table-cell table:formula="of:=ROUNDUP(([.D210]+40)/44100*90000)+23" office:value-type="float" office:value="334881" calcext:value-type="float">
            <text:p>334881</text:p>
          </table:table-cell>
          <table:table-cell table:formula="of:=[.F210]-[.B210]" office:value-type="float" office:value="0" calcext:value-type="float">
            <text:p>0</text:p>
          </table:table-cell>
          <table:table-cell table:formula="of:=ROUNDUP(([.D210])/44100*90000)+23" office:value-type="float" office:value="334799" calcext:value-type="float">
            <text:p>334799</text:p>
          </table:table-cell>
          <table:table-cell table:formula="of:=[.H210]-[.C21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36432" calcext:value-type="float">
            <text:p>336432</text:p>
          </table:table-cell>
          <table:table-cell office:value-type="float" office:value="336350" calcext:value-type="float">
            <text:p>336350</text:p>
          </table:table-cell>
          <table:table-cell office:value-type="float" office:value="164800" calcext:value-type="float">
            <text:p>164800</text:p>
          </table:table-cell>
          <table:table-cell table:formula="of:=[.D211]/240" office:value-type="float" office:value="686.666666666667" calcext:value-type="float">
            <text:p>686,666666666667</text:p>
          </table:table-cell>
          <table:table-cell table:formula="of:=ROUNDUP(([.D211]+40)/44100*90000)+23" office:value-type="float" office:value="336432" calcext:value-type="float">
            <text:p>336432</text:p>
          </table:table-cell>
          <table:table-cell table:formula="of:=[.F211]-[.B211]" office:value-type="float" office:value="0" calcext:value-type="float">
            <text:p>0</text:p>
          </table:table-cell>
          <table:table-cell table:formula="of:=ROUNDUP(([.D211])/44100*90000)+23" office:value-type="float" office:value="336350" calcext:value-type="float">
            <text:p>336350</text:p>
          </table:table-cell>
          <table:table-cell table:formula="of:=[.H211]-[.C21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37819" calcext:value-type="float">
            <text:p>337819</text:p>
          </table:table-cell>
          <table:table-cell office:value-type="float" office:value="337738" calcext:value-type="float">
            <text:p>337738</text:p>
          </table:table-cell>
          <table:table-cell office:value-type="float" office:value="165480" calcext:value-type="float">
            <text:p>165480</text:p>
          </table:table-cell>
          <table:table-cell table:formula="of:=[.D212]/240" office:value-type="float" office:value="689.5" calcext:value-type="float">
            <text:p>689,5</text:p>
          </table:table-cell>
          <table:table-cell table:formula="of:=ROUNDUP(([.D212]+40)/44100*90000)+23" office:value-type="float" office:value="337819" calcext:value-type="float">
            <text:p>337819</text:p>
          </table:table-cell>
          <table:table-cell table:formula="of:=[.F212]-[.B212]" office:value-type="float" office:value="0" calcext:value-type="float">
            <text:p>0</text:p>
          </table:table-cell>
          <table:table-cell table:formula="of:=ROUNDUP(([.D212])/44100*90000)+23" office:value-type="float" office:value="337738" calcext:value-type="float">
            <text:p>337738</text:p>
          </table:table-cell>
          <table:table-cell table:formula="of:=[.H212]-[.C21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39207" calcext:value-type="float">
            <text:p>339207</text:p>
          </table:table-cell>
          <table:table-cell office:value-type="float" office:value="339126" calcext:value-type="float">
            <text:p>339126</text:p>
          </table:table-cell>
          <table:table-cell office:value-type="float" office:value="166160" calcext:value-type="float">
            <text:p>166160</text:p>
          </table:table-cell>
          <table:table-cell table:formula="of:=[.D213]/240" office:value-type="float" office:value="692.333333333333" calcext:value-type="float">
            <text:p>692,333333333333</text:p>
          </table:table-cell>
          <table:table-cell table:formula="of:=ROUNDUP(([.D213]+40)/44100*90000)+23" office:value-type="float" office:value="339207" calcext:value-type="float">
            <text:p>339207</text:p>
          </table:table-cell>
          <table:table-cell table:formula="of:=[.F213]-[.B213]" office:value-type="float" office:value="0" calcext:value-type="float">
            <text:p>0</text:p>
          </table:table-cell>
          <table:table-cell table:formula="of:=ROUNDUP(([.D213])/44100*90000)+23" office:value-type="float" office:value="339126" calcext:value-type="float">
            <text:p>339126</text:p>
          </table:table-cell>
          <table:table-cell table:formula="of:=[.H213]-[.C21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40677" calcext:value-type="float">
            <text:p>340677</text:p>
          </table:table-cell>
          <table:table-cell office:value-type="float" office:value="340595" calcext:value-type="float">
            <text:p>340595</text:p>
          </table:table-cell>
          <table:table-cell office:value-type="float" office:value="166880" calcext:value-type="float">
            <text:p>166880</text:p>
          </table:table-cell>
          <table:table-cell table:formula="of:=[.D214]/240" office:value-type="float" office:value="695.333333333333" calcext:value-type="float">
            <text:p>695,333333333333</text:p>
          </table:table-cell>
          <table:table-cell table:formula="of:=ROUNDUP(([.D214]+40)/44100*90000)+23" office:value-type="float" office:value="340677" calcext:value-type="float">
            <text:p>340677</text:p>
          </table:table-cell>
          <table:table-cell table:formula="of:=[.F214]-[.B214]" office:value-type="float" office:value="0" calcext:value-type="float">
            <text:p>0</text:p>
          </table:table-cell>
          <table:table-cell table:formula="of:=ROUNDUP(([.D214])/44100*90000)+23" office:value-type="float" office:value="340595" calcext:value-type="float">
            <text:p>340595</text:p>
          </table:table-cell>
          <table:table-cell table:formula="of:=[.H214]-[.C2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42228" calcext:value-type="float">
            <text:p>342228</text:p>
          </table:table-cell>
          <table:table-cell office:value-type="float" office:value="342146" calcext:value-type="float">
            <text:p>342146</text:p>
          </table:table-cell>
          <table:table-cell office:value-type="float" office:value="167640" calcext:value-type="float">
            <text:p>167640</text:p>
          </table:table-cell>
          <table:table-cell table:formula="of:=[.D215]/240" office:value-type="float" office:value="698.5" calcext:value-type="float">
            <text:p>698,5</text:p>
          </table:table-cell>
          <table:table-cell table:formula="of:=ROUNDUP(([.D215]+40)/44100*90000)+23" office:value-type="float" office:value="342228" calcext:value-type="float">
            <text:p>342228</text:p>
          </table:table-cell>
          <table:table-cell table:formula="of:=[.F215]-[.B215]" office:value-type="float" office:value="0" calcext:value-type="float">
            <text:p>0</text:p>
          </table:table-cell>
          <table:table-cell table:formula="of:=ROUNDUP(([.D215])/44100*90000)+23" office:value-type="float" office:value="342146" calcext:value-type="float">
            <text:p>342146</text:p>
          </table:table-cell>
          <table:table-cell table:formula="of:=[.H215]-[.C21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43615" calcext:value-type="float">
            <text:p>343615</text:p>
          </table:table-cell>
          <table:table-cell office:value-type="float" office:value="343534" calcext:value-type="float">
            <text:p>343534</text:p>
          </table:table-cell>
          <table:table-cell office:value-type="float" office:value="168320" calcext:value-type="float">
            <text:p>168320</text:p>
          </table:table-cell>
          <table:table-cell table:formula="of:=[.D216]/240" office:value-type="float" office:value="701.333333333333" calcext:value-type="float">
            <text:p>701,333333333333</text:p>
          </table:table-cell>
          <table:table-cell table:formula="of:=ROUNDUP(([.D216]+40)/44100*90000)+23" office:value-type="float" office:value="343615" calcext:value-type="float">
            <text:p>343615</text:p>
          </table:table-cell>
          <table:table-cell table:formula="of:=[.F216]-[.B216]" office:value-type="float" office:value="0" calcext:value-type="float">
            <text:p>0</text:p>
          </table:table-cell>
          <table:table-cell table:formula="of:=ROUNDUP(([.D216])/44100*90000)+23" office:value-type="float" office:value="343534" calcext:value-type="float">
            <text:p>343534</text:p>
          </table:table-cell>
          <table:table-cell table:formula="of:=[.H216]-[.C21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45166" calcext:value-type="float">
            <text:p>345166</text:p>
          </table:table-cell>
          <table:table-cell office:value-type="float" office:value="345085" calcext:value-type="float">
            <text:p>345085</text:p>
          </table:table-cell>
          <table:table-cell office:value-type="float" office:value="169080" calcext:value-type="float">
            <text:p>169080</text:p>
          </table:table-cell>
          <table:table-cell table:formula="of:=[.D217]/240" office:value-type="float" office:value="704.5" calcext:value-type="float">
            <text:p>704,5</text:p>
          </table:table-cell>
          <table:table-cell table:formula="of:=ROUNDUP(([.D217]+40)/44100*90000)+23" office:value-type="float" office:value="345166" calcext:value-type="float">
            <text:p>345166</text:p>
          </table:table-cell>
          <table:table-cell table:formula="of:=[.F217]-[.B217]" office:value-type="float" office:value="0" calcext:value-type="float">
            <text:p>0</text:p>
          </table:table-cell>
          <table:table-cell table:formula="of:=ROUNDUP(([.D217])/44100*90000)+23" office:value-type="float" office:value="345085" calcext:value-type="float">
            <text:p>345085</text:p>
          </table:table-cell>
          <table:table-cell table:formula="of:=[.H217]-[.C21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46717" calcext:value-type="float">
            <text:p>346717</text:p>
          </table:table-cell>
          <table:table-cell office:value-type="float" office:value="346636" calcext:value-type="float">
            <text:p>346636</text:p>
          </table:table-cell>
          <table:table-cell office:value-type="float" office:value="169840" calcext:value-type="float">
            <text:p>169840</text:p>
          </table:table-cell>
          <table:table-cell table:formula="of:=[.D218]/240" office:value-type="float" office:value="707.666666666667" calcext:value-type="float">
            <text:p>707,666666666667</text:p>
          </table:table-cell>
          <table:table-cell table:formula="of:=ROUNDUP(([.D218]+40)/44100*90000)+23" office:value-type="float" office:value="346717" calcext:value-type="float">
            <text:p>346717</text:p>
          </table:table-cell>
          <table:table-cell table:formula="of:=[.F218]-[.B218]" office:value-type="float" office:value="0" calcext:value-type="float">
            <text:p>0</text:p>
          </table:table-cell>
          <table:table-cell table:formula="of:=ROUNDUP(([.D218])/44100*90000)+23" office:value-type="float" office:value="346636" calcext:value-type="float">
            <text:p>346636</text:p>
          </table:table-cell>
          <table:table-cell table:formula="of:=[.H218]-[.C21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48268" calcext:value-type="float">
            <text:p>348268</text:p>
          </table:table-cell>
          <table:table-cell office:value-type="float" office:value="348187" calcext:value-type="float">
            <text:p>348187</text:p>
          </table:table-cell>
          <table:table-cell office:value-type="float" office:value="170600" calcext:value-type="float">
            <text:p>170600</text:p>
          </table:table-cell>
          <table:table-cell table:formula="of:=[.D219]/240" office:value-type="float" office:value="710.833333333333" calcext:value-type="float">
            <text:p>710,833333333333</text:p>
          </table:table-cell>
          <table:table-cell table:formula="of:=ROUNDUP(([.D219]+40)/44100*90000)+23" office:value-type="float" office:value="348268" calcext:value-type="float">
            <text:p>348268</text:p>
          </table:table-cell>
          <table:table-cell table:formula="of:=[.F219]-[.B219]" office:value-type="float" office:value="0" calcext:value-type="float">
            <text:p>0</text:p>
          </table:table-cell>
          <table:table-cell table:formula="of:=ROUNDUP(([.D219])/44100*90000)+23" office:value-type="float" office:value="348187" calcext:value-type="float">
            <text:p>348187</text:p>
          </table:table-cell>
          <table:table-cell table:formula="of:=[.H219]-[.C21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49819" calcext:value-type="float">
            <text:p>349819</text:p>
          </table:table-cell>
          <table:table-cell office:value-type="float" office:value="349738" calcext:value-type="float">
            <text:p>349738</text:p>
          </table:table-cell>
          <table:table-cell office:value-type="float" office:value="171360" calcext:value-type="float">
            <text:p>171360</text:p>
          </table:table-cell>
          <table:table-cell table:formula="of:=[.D220]/240" office:value-type="float" office:value="714" calcext:value-type="float">
            <text:p>714</text:p>
          </table:table-cell>
          <table:table-cell table:formula="of:=ROUNDUP(([.D220]+40)/44100*90000)+23" office:value-type="float" office:value="349819" calcext:value-type="float">
            <text:p>349819</text:p>
          </table:table-cell>
          <table:table-cell table:formula="of:=[.F220]-[.B220]" office:value-type="float" office:value="0" calcext:value-type="float">
            <text:p>0</text:p>
          </table:table-cell>
          <table:table-cell table:formula="of:=ROUNDUP(([.D220])/44100*90000)+23" office:value-type="float" office:value="349738" calcext:value-type="float">
            <text:p>349738</text:p>
          </table:table-cell>
          <table:table-cell table:formula="of:=[.H220]-[.C22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51452" calcext:value-type="float">
            <text:p>351452</text:p>
          </table:table-cell>
          <table:table-cell office:value-type="float" office:value="351370" calcext:value-type="float">
            <text:p>351370</text:p>
          </table:table-cell>
          <table:table-cell office:value-type="float" office:value="172160" calcext:value-type="float">
            <text:p>172160</text:p>
          </table:table-cell>
          <table:table-cell table:formula="of:=[.D221]/240" office:value-type="float" office:value="717.333333333333" calcext:value-type="float">
            <text:p>717,333333333333</text:p>
          </table:table-cell>
          <table:table-cell table:formula="of:=ROUNDUP(([.D221]+40)/44100*90000)+23" office:value-type="float" office:value="351452" calcext:value-type="float">
            <text:p>351452</text:p>
          </table:table-cell>
          <table:table-cell table:formula="of:=[.F221]-[.B221]" office:value-type="float" office:value="0" calcext:value-type="float">
            <text:p>0</text:p>
          </table:table-cell>
          <table:table-cell table:formula="of:=ROUNDUP(([.D221])/44100*90000)+23" office:value-type="float" office:value="351370" calcext:value-type="float">
            <text:p>351370</text:p>
          </table:table-cell>
          <table:table-cell table:formula="of:=[.H221]-[.C22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52921" calcext:value-type="float">
            <text:p>352921</text:p>
          </table:table-cell>
          <table:table-cell office:value-type="float" office:value="352840" calcext:value-type="float">
            <text:p>352840</text:p>
          </table:table-cell>
          <table:table-cell office:value-type="float" office:value="172880" calcext:value-type="float">
            <text:p>172880</text:p>
          </table:table-cell>
          <table:table-cell table:formula="of:=[.D222]/240" office:value-type="float" office:value="720.333333333333" calcext:value-type="float">
            <text:p>720,333333333333</text:p>
          </table:table-cell>
          <table:table-cell table:formula="of:=ROUNDUP(([.D222]+40)/44100*90000)+23" office:value-type="float" office:value="352921" calcext:value-type="float">
            <text:p>352921</text:p>
          </table:table-cell>
          <table:table-cell table:formula="of:=[.F222]-[.B222]" office:value-type="float" office:value="0" calcext:value-type="float">
            <text:p>0</text:p>
          </table:table-cell>
          <table:table-cell table:formula="of:=ROUNDUP(([.D222])/44100*90000)+23" office:value-type="float" office:value="352840" calcext:value-type="float">
            <text:p>352840</text:p>
          </table:table-cell>
          <table:table-cell table:formula="of:=[.H222]-[.C22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54554" calcext:value-type="float">
            <text:p>354554</text:p>
          </table:table-cell>
          <table:table-cell office:value-type="float" office:value="354472" calcext:value-type="float">
            <text:p>354472</text:p>
          </table:table-cell>
          <table:table-cell office:value-type="float" office:value="173680" calcext:value-type="float">
            <text:p>173680</text:p>
          </table:table-cell>
          <table:table-cell table:formula="of:=[.D223]/240" office:value-type="float" office:value="723.666666666667" calcext:value-type="float">
            <text:p>723,666666666667</text:p>
          </table:table-cell>
          <table:table-cell table:formula="of:=ROUNDUP(([.D223]+40)/44100*90000)+23" office:value-type="float" office:value="354554" calcext:value-type="float">
            <text:p>354554</text:p>
          </table:table-cell>
          <table:table-cell table:formula="of:=[.F223]-[.B223]" office:value-type="float" office:value="0" calcext:value-type="float">
            <text:p>0</text:p>
          </table:table-cell>
          <table:table-cell table:formula="of:=ROUNDUP(([.D223])/44100*90000)+23" office:value-type="float" office:value="354472" calcext:value-type="float">
            <text:p>354472</text:p>
          </table:table-cell>
          <table:table-cell table:formula="of:=[.H223]-[.C22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56105" calcext:value-type="float">
            <text:p>356105</text:p>
          </table:table-cell>
          <table:table-cell office:value-type="float" office:value="356024" calcext:value-type="float">
            <text:p>356024</text:p>
          </table:table-cell>
          <table:table-cell office:value-type="float" office:value="174440" calcext:value-type="float">
            <text:p>174440</text:p>
          </table:table-cell>
          <table:table-cell table:formula="of:=[.D224]/240" office:value-type="float" office:value="726.833333333333" calcext:value-type="float">
            <text:p>726,833333333333</text:p>
          </table:table-cell>
          <table:table-cell table:formula="of:=ROUNDUP(([.D224]+40)/44100*90000)+23" office:value-type="float" office:value="356105" calcext:value-type="float">
            <text:p>356105</text:p>
          </table:table-cell>
          <table:table-cell table:formula="of:=[.F224]-[.B224]" office:value-type="float" office:value="0" calcext:value-type="float">
            <text:p>0</text:p>
          </table:table-cell>
          <table:table-cell table:formula="of:=ROUNDUP(([.D224])/44100*90000)+23" office:value-type="float" office:value="356023" calcext:value-type="float">
            <text:p>356023</text:p>
          </table:table-cell>
          <table:table-cell table:formula="of:=[.H224]-[.C224]"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57575" calcext:value-type="float">
            <text:p>357575</text:p>
          </table:table-cell>
          <table:table-cell office:value-type="float" office:value="357493" calcext:value-type="float">
            <text:p>357493</text:p>
          </table:table-cell>
          <table:table-cell office:value-type="float" office:value="175160" calcext:value-type="float">
            <text:p>175160</text:p>
          </table:table-cell>
          <table:table-cell table:formula="of:=[.D225]/240" office:value-type="float" office:value="729.833333333333" calcext:value-type="float">
            <text:p>729,833333333333</text:p>
          </table:table-cell>
          <table:table-cell table:formula="of:=ROUNDUP(([.D225]+40)/44100*90000)+23" office:value-type="float" office:value="357575" calcext:value-type="float">
            <text:p>357575</text:p>
          </table:table-cell>
          <table:table-cell table:formula="of:=[.F225]-[.B225]" office:value-type="float" office:value="0" calcext:value-type="float">
            <text:p>0</text:p>
          </table:table-cell>
          <table:table-cell table:formula="of:=ROUNDUP(([.D225])/44100*90000)+23" office:value-type="float" office:value="357493" calcext:value-type="float">
            <text:p>357493</text:p>
          </table:table-cell>
          <table:table-cell table:formula="of:=[.H225]-[.C22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59126" calcext:value-type="float">
            <text:p>359126</text:p>
          </table:table-cell>
          <table:table-cell office:value-type="float" office:value="359044" calcext:value-type="float">
            <text:p>359044</text:p>
          </table:table-cell>
          <table:table-cell office:value-type="float" office:value="175920" calcext:value-type="float">
            <text:p>175920</text:p>
          </table:table-cell>
          <table:table-cell table:formula="of:=[.D226]/240" office:value-type="float" office:value="733" calcext:value-type="float">
            <text:p>733</text:p>
          </table:table-cell>
          <table:table-cell table:formula="of:=ROUNDUP(([.D226]+40)/44100*90000)+23" office:value-type="float" office:value="359126" calcext:value-type="float">
            <text:p>359126</text:p>
          </table:table-cell>
          <table:table-cell table:formula="of:=[.F226]-[.B226]" office:value-type="float" office:value="0" calcext:value-type="float">
            <text:p>0</text:p>
          </table:table-cell>
          <table:table-cell table:formula="of:=ROUNDUP(([.D226])/44100*90000)+23" office:value-type="float" office:value="359044" calcext:value-type="float">
            <text:p>359044</text:p>
          </table:table-cell>
          <table:table-cell table:formula="of:=[.H226]-[.C22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60758" calcext:value-type="float">
            <text:p>360758</text:p>
          </table:table-cell>
          <table:table-cell office:value-type="float" office:value="360677" calcext:value-type="float">
            <text:p>360677</text:p>
          </table:table-cell>
          <table:table-cell office:value-type="float" office:value="176720" calcext:value-type="float">
            <text:p>176720</text:p>
          </table:table-cell>
          <table:table-cell table:formula="of:=[.D227]/240" office:value-type="float" office:value="736.333333333333" calcext:value-type="float">
            <text:p>736,333333333333</text:p>
          </table:table-cell>
          <table:table-cell table:formula="of:=ROUNDUP(([.D227]+40)/44100*90000)+23" office:value-type="float" office:value="360758" calcext:value-type="float">
            <text:p>360758</text:p>
          </table:table-cell>
          <table:table-cell table:formula="of:=[.F227]-[.B227]" office:value-type="float" office:value="0" calcext:value-type="float">
            <text:p>0</text:p>
          </table:table-cell>
          <table:table-cell table:formula="of:=ROUNDUP(([.D227])/44100*90000)+23" office:value-type="float" office:value="360677" calcext:value-type="float">
            <text:p>360677</text:p>
          </table:table-cell>
          <table:table-cell table:formula="of:=[.H227]-[.C22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62309" calcext:value-type="float">
            <text:p>362309</text:p>
          </table:table-cell>
          <table:table-cell office:value-type="float" office:value="362228" calcext:value-type="float">
            <text:p>362228</text:p>
          </table:table-cell>
          <table:table-cell office:value-type="float" office:value="177480" calcext:value-type="float">
            <text:p>177480</text:p>
          </table:table-cell>
          <table:table-cell table:formula="of:=[.D228]/240" office:value-type="float" office:value="739.5" calcext:value-type="float">
            <text:p>739,5</text:p>
          </table:table-cell>
          <table:table-cell table:formula="of:=ROUNDUP(([.D228]+40)/44100*90000)+23" office:value-type="float" office:value="362309" calcext:value-type="float">
            <text:p>362309</text:p>
          </table:table-cell>
          <table:table-cell table:formula="of:=[.F228]-[.B228]" office:value-type="float" office:value="0" calcext:value-type="float">
            <text:p>0</text:p>
          </table:table-cell>
          <table:table-cell table:formula="of:=ROUNDUP(([.D228])/44100*90000)+23" office:value-type="float" office:value="362228" calcext:value-type="float">
            <text:p>362228</text:p>
          </table:table-cell>
          <table:table-cell table:formula="of:=[.H228]-[.C22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64024" calcext:value-type="float">
            <text:p>364024</text:p>
          </table:table-cell>
          <table:table-cell office:value-type="float" office:value="363942" calcext:value-type="float">
            <text:p>363942</text:p>
          </table:table-cell>
          <table:table-cell office:value-type="float" office:value="178320" calcext:value-type="float">
            <text:p>178320</text:p>
          </table:table-cell>
          <table:table-cell table:formula="of:=[.D229]/240" office:value-type="float" office:value="743" calcext:value-type="float">
            <text:p>743</text:p>
          </table:table-cell>
          <table:table-cell table:formula="of:=ROUNDUP(([.D229]+40)/44100*90000)+23" office:value-type="float" office:value="364023" calcext:value-type="float">
            <text:p>364023</text:p>
          </table:table-cell>
          <table:table-cell table:formula="of:=[.F229]-[.B229]" office:value-type="float" office:value="-1" calcext:value-type="float">
            <text:p>-1</text:p>
          </table:table-cell>
          <table:table-cell table:formula="of:=ROUNDUP(([.D229])/44100*90000)+23" office:value-type="float" office:value="363942" calcext:value-type="float">
            <text:p>363942</text:p>
          </table:table-cell>
          <table:table-cell table:formula="of:=[.H229]-[.C22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65656" calcext:value-type="float">
            <text:p>365656</text:p>
          </table:table-cell>
          <table:table-cell office:value-type="float" office:value="365575" calcext:value-type="float">
            <text:p>365575</text:p>
          </table:table-cell>
          <table:table-cell office:value-type="float" office:value="179120" calcext:value-type="float">
            <text:p>179120</text:p>
          </table:table-cell>
          <table:table-cell table:formula="of:=[.D230]/240" office:value-type="float" office:value="746.333333333333" calcext:value-type="float">
            <text:p>746,333333333333</text:p>
          </table:table-cell>
          <table:table-cell table:formula="of:=ROUNDUP(([.D230]+40)/44100*90000)+23" office:value-type="float" office:value="365656" calcext:value-type="float">
            <text:p>365656</text:p>
          </table:table-cell>
          <table:table-cell table:formula="of:=[.F230]-[.B230]" office:value-type="float" office:value="0" calcext:value-type="float">
            <text:p>0</text:p>
          </table:table-cell>
          <table:table-cell table:formula="of:=ROUNDUP(([.D230])/44100*90000)+23" office:value-type="float" office:value="365575" calcext:value-type="float">
            <text:p>365575</text:p>
          </table:table-cell>
          <table:table-cell table:formula="of:=[.H230]-[.C23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67207" calcext:value-type="float">
            <text:p>367207</text:p>
          </table:table-cell>
          <table:table-cell office:value-type="float" office:value="367126" calcext:value-type="float">
            <text:p>367126</text:p>
          </table:table-cell>
          <table:table-cell office:value-type="float" office:value="179880" calcext:value-type="float">
            <text:p>179880</text:p>
          </table:table-cell>
          <table:table-cell table:formula="of:=[.D231]/240" office:value-type="float" office:value="749.5" calcext:value-type="float">
            <text:p>749,5</text:p>
          </table:table-cell>
          <table:table-cell table:formula="of:=ROUNDUP(([.D231]+40)/44100*90000)+23" office:value-type="float" office:value="367207" calcext:value-type="float">
            <text:p>367207</text:p>
          </table:table-cell>
          <table:table-cell table:formula="of:=[.F231]-[.B231]" office:value-type="float" office:value="0" calcext:value-type="float">
            <text:p>0</text:p>
          </table:table-cell>
          <table:table-cell table:formula="of:=ROUNDUP(([.D231])/44100*90000)+23" office:value-type="float" office:value="367126" calcext:value-type="float">
            <text:p>367126</text:p>
          </table:table-cell>
          <table:table-cell table:formula="of:=[.H231]-[.C23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68595" calcext:value-type="float">
            <text:p>368595</text:p>
          </table:table-cell>
          <table:table-cell office:value-type="float" office:value="368513" calcext:value-type="float">
            <text:p>368513</text:p>
          </table:table-cell>
          <table:table-cell office:value-type="float" office:value="180560" calcext:value-type="float">
            <text:p>180560</text:p>
          </table:table-cell>
          <table:table-cell table:formula="of:=[.D232]/240" office:value-type="float" office:value="752.333333333333" calcext:value-type="float">
            <text:p>752,333333333333</text:p>
          </table:table-cell>
          <table:table-cell table:formula="of:=ROUNDUP(([.D232]+40)/44100*90000)+23" office:value-type="float" office:value="368595" calcext:value-type="float">
            <text:p>368595</text:p>
          </table:table-cell>
          <table:table-cell table:formula="of:=[.F232]-[.B232]" office:value-type="float" office:value="0" calcext:value-type="float">
            <text:p>0</text:p>
          </table:table-cell>
          <table:table-cell table:formula="of:=ROUNDUP(([.D232])/44100*90000)+23" office:value-type="float" office:value="368513" calcext:value-type="float">
            <text:p>368513</text:p>
          </table:table-cell>
          <table:table-cell table:formula="of:=[.H232]-[.C23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69983" calcext:value-type="float">
            <text:p>369983</text:p>
          </table:table-cell>
          <table:table-cell office:value-type="float" office:value="369901" calcext:value-type="float">
            <text:p>369901</text:p>
          </table:table-cell>
          <table:table-cell office:value-type="float" office:value="181240" calcext:value-type="float">
            <text:p>181240</text:p>
          </table:table-cell>
          <table:table-cell table:formula="of:=[.D233]/240" office:value-type="float" office:value="755.166666666667" calcext:value-type="float">
            <text:p>755,166666666667</text:p>
          </table:table-cell>
          <table:table-cell table:formula="of:=ROUNDUP(([.D233]+40)/44100*90000)+23" office:value-type="float" office:value="369983" calcext:value-type="float">
            <text:p>369983</text:p>
          </table:table-cell>
          <table:table-cell table:formula="of:=[.F233]-[.B233]" office:value-type="float" office:value="0" calcext:value-type="float">
            <text:p>0</text:p>
          </table:table-cell>
          <table:table-cell table:formula="of:=ROUNDUP(([.D233])/44100*90000)+23" office:value-type="float" office:value="369901" calcext:value-type="float">
            <text:p>369901</text:p>
          </table:table-cell>
          <table:table-cell table:formula="of:=[.H233]-[.C23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71370" calcext:value-type="float">
            <text:p>371370</text:p>
          </table:table-cell>
          <table:table-cell office:value-type="float" office:value="371289" calcext:value-type="float">
            <text:p>371289</text:p>
          </table:table-cell>
          <table:table-cell office:value-type="float" office:value="181920" calcext:value-type="float">
            <text:p>181920</text:p>
          </table:table-cell>
          <table:table-cell table:formula="of:=[.D234]/240" office:value-type="float" office:value="758" calcext:value-type="float">
            <text:p>758</text:p>
          </table:table-cell>
          <table:table-cell table:formula="of:=ROUNDUP(([.D234]+40)/44100*90000)+23" office:value-type="float" office:value="371370" calcext:value-type="float">
            <text:p>371370</text:p>
          </table:table-cell>
          <table:table-cell table:formula="of:=[.F234]-[.B234]" office:value-type="float" office:value="0" calcext:value-type="float">
            <text:p>0</text:p>
          </table:table-cell>
          <table:table-cell table:formula="of:=ROUNDUP(([.D234])/44100*90000)+23" office:value-type="float" office:value="371289" calcext:value-type="float">
            <text:p>371289</text:p>
          </table:table-cell>
          <table:table-cell table:formula="of:=[.H234]-[.C23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72758" calcext:value-type="float">
            <text:p>372758</text:p>
          </table:table-cell>
          <table:table-cell office:value-type="float" office:value="372677" calcext:value-type="float">
            <text:p>372677</text:p>
          </table:table-cell>
          <table:table-cell office:value-type="float" office:value="182600" calcext:value-type="float">
            <text:p>182600</text:p>
          </table:table-cell>
          <table:table-cell table:formula="of:=[.D235]/240" office:value-type="float" office:value="760.833333333333" calcext:value-type="float">
            <text:p>760,833333333333</text:p>
          </table:table-cell>
          <table:table-cell table:formula="of:=ROUNDUP(([.D235]+40)/44100*90000)+23" office:value-type="float" office:value="372758" calcext:value-type="float">
            <text:p>372758</text:p>
          </table:table-cell>
          <table:table-cell table:formula="of:=[.F235]-[.B235]" office:value-type="float" office:value="0" calcext:value-type="float">
            <text:p>0</text:p>
          </table:table-cell>
          <table:table-cell table:formula="of:=ROUNDUP(([.D235])/44100*90000)+23" office:value-type="float" office:value="372677" calcext:value-type="float">
            <text:p>372677</text:p>
          </table:table-cell>
          <table:table-cell table:formula="of:=[.H235]-[.C23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74146" calcext:value-type="float">
            <text:p>374146</text:p>
          </table:table-cell>
          <table:table-cell office:value-type="float" office:value="374064" calcext:value-type="float">
            <text:p>374064</text:p>
          </table:table-cell>
          <table:table-cell office:value-type="float" office:value="183280" calcext:value-type="float">
            <text:p>183280</text:p>
          </table:table-cell>
          <table:table-cell table:formula="of:=[.D236]/240" office:value-type="float" office:value="763.666666666667" calcext:value-type="float">
            <text:p>763,666666666667</text:p>
          </table:table-cell>
          <table:table-cell table:formula="of:=ROUNDUP(([.D236]+40)/44100*90000)+23" office:value-type="float" office:value="374146" calcext:value-type="float">
            <text:p>374146</text:p>
          </table:table-cell>
          <table:table-cell table:formula="of:=[.F236]-[.B236]" office:value-type="float" office:value="0" calcext:value-type="float">
            <text:p>0</text:p>
          </table:table-cell>
          <table:table-cell table:formula="of:=ROUNDUP(([.D236])/44100*90000)+23" office:value-type="float" office:value="374064" calcext:value-type="float">
            <text:p>374064</text:p>
          </table:table-cell>
          <table:table-cell table:formula="of:=[.H236]-[.C23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75615" calcext:value-type="float">
            <text:p>375615</text:p>
          </table:table-cell>
          <table:table-cell office:value-type="float" office:value="375534" calcext:value-type="float">
            <text:p>375534</text:p>
          </table:table-cell>
          <table:table-cell office:value-type="float" office:value="184000" calcext:value-type="float">
            <text:p>184000</text:p>
          </table:table-cell>
          <table:table-cell table:formula="of:=[.D237]/240" office:value-type="float" office:value="766.666666666667" calcext:value-type="float">
            <text:p>766,666666666667</text:p>
          </table:table-cell>
          <table:table-cell table:formula="of:=ROUNDUP(([.D237]+40)/44100*90000)+23" office:value-type="float" office:value="375615" calcext:value-type="float">
            <text:p>375615</text:p>
          </table:table-cell>
          <table:table-cell table:formula="of:=[.F237]-[.B237]" office:value-type="float" office:value="0" calcext:value-type="float">
            <text:p>0</text:p>
          </table:table-cell>
          <table:table-cell table:formula="of:=ROUNDUP(([.D237])/44100*90000)+23" office:value-type="float" office:value="375534" calcext:value-type="float">
            <text:p>375534</text:p>
          </table:table-cell>
          <table:table-cell table:formula="of:=[.H237]-[.C23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77085" calcext:value-type="float">
            <text:p>377085</text:p>
          </table:table-cell>
          <table:table-cell office:value-type="float" office:value="377003" calcext:value-type="float">
            <text:p>377003</text:p>
          </table:table-cell>
          <table:table-cell office:value-type="float" office:value="184720" calcext:value-type="float">
            <text:p>184720</text:p>
          </table:table-cell>
          <table:table-cell table:formula="of:=[.D238]/240" office:value-type="float" office:value="769.666666666667" calcext:value-type="float">
            <text:p>769,666666666667</text:p>
          </table:table-cell>
          <table:table-cell table:formula="of:=ROUNDUP(([.D238]+40)/44100*90000)+23" office:value-type="float" office:value="377085" calcext:value-type="float">
            <text:p>377085</text:p>
          </table:table-cell>
          <table:table-cell table:formula="of:=[.F238]-[.B238]" office:value-type="float" office:value="0" calcext:value-type="float">
            <text:p>0</text:p>
          </table:table-cell>
          <table:table-cell table:formula="of:=ROUNDUP(([.D238])/44100*90000)+23" office:value-type="float" office:value="377003" calcext:value-type="float">
            <text:p>377003</text:p>
          </table:table-cell>
          <table:table-cell table:formula="of:=[.H238]-[.C23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78554" calcext:value-type="float">
            <text:p>378554</text:p>
          </table:table-cell>
          <table:table-cell office:value-type="float" office:value="378472" calcext:value-type="float">
            <text:p>378472</text:p>
          </table:table-cell>
          <table:table-cell office:value-type="float" office:value="185440" calcext:value-type="float">
            <text:p>185440</text:p>
          </table:table-cell>
          <table:table-cell table:formula="of:=[.D239]/240" office:value-type="float" office:value="772.666666666667" calcext:value-type="float">
            <text:p>772,666666666667</text:p>
          </table:table-cell>
          <table:table-cell table:formula="of:=ROUNDUP(([.D239]+40)/44100*90000)+23" office:value-type="float" office:value="378554" calcext:value-type="float">
            <text:p>378554</text:p>
          </table:table-cell>
          <table:table-cell table:formula="of:=[.F239]-[.B239]" office:value-type="float" office:value="0" calcext:value-type="float">
            <text:p>0</text:p>
          </table:table-cell>
          <table:table-cell table:formula="of:=ROUNDUP(([.D239])/44100*90000)+23" office:value-type="float" office:value="378472" calcext:value-type="float">
            <text:p>378472</text:p>
          </table:table-cell>
          <table:table-cell table:formula="of:=[.H239]-[.C23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80105" calcext:value-type="float">
            <text:p>380105</text:p>
          </table:table-cell>
          <table:table-cell office:value-type="float" office:value="380024" calcext:value-type="float">
            <text:p>380024</text:p>
          </table:table-cell>
          <table:table-cell office:value-type="float" office:value="186200" calcext:value-type="float">
            <text:p>186200</text:p>
          </table:table-cell>
          <table:table-cell table:formula="of:=[.D240]/240" office:value-type="float" office:value="775.833333333333" calcext:value-type="float">
            <text:p>775,833333333333</text:p>
          </table:table-cell>
          <table:table-cell table:formula="of:=ROUNDUP(([.D240]+40)/44100*90000)+23" office:value-type="float" office:value="380105" calcext:value-type="float">
            <text:p>380105</text:p>
          </table:table-cell>
          <table:table-cell table:formula="of:=[.F240]-[.B240]" office:value-type="float" office:value="0" calcext:value-type="float">
            <text:p>0</text:p>
          </table:table-cell>
          <table:table-cell table:formula="of:=ROUNDUP(([.D240])/44100*90000)+23" office:value-type="float" office:value="380023" calcext:value-type="float">
            <text:p>380023</text:p>
          </table:table-cell>
          <table:table-cell table:formula="of:=[.H240]-[.C240]"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81656" calcext:value-type="float">
            <text:p>381656</text:p>
          </table:table-cell>
          <table:table-cell office:value-type="float" office:value="381575" calcext:value-type="float">
            <text:p>381575</text:p>
          </table:table-cell>
          <table:table-cell office:value-type="float" office:value="186960" calcext:value-type="float">
            <text:p>186960</text:p>
          </table:table-cell>
          <table:table-cell table:formula="of:=[.D241]/240" office:value-type="float" office:value="779" calcext:value-type="float">
            <text:p>779</text:p>
          </table:table-cell>
          <table:table-cell table:formula="of:=ROUNDUP(([.D241]+40)/44100*90000)+23" office:value-type="float" office:value="381656" calcext:value-type="float">
            <text:p>381656</text:p>
          </table:table-cell>
          <table:table-cell table:formula="of:=[.F241]-[.B241]" office:value-type="float" office:value="0" calcext:value-type="float">
            <text:p>0</text:p>
          </table:table-cell>
          <table:table-cell table:formula="of:=ROUNDUP(([.D241])/44100*90000)+23" office:value-type="float" office:value="381575" calcext:value-type="float">
            <text:p>381575</text:p>
          </table:table-cell>
          <table:table-cell table:formula="of:=[.H241]-[.C24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83126" calcext:value-type="float">
            <text:p>383126</text:p>
          </table:table-cell>
          <table:table-cell office:value-type="float" office:value="383044" calcext:value-type="float">
            <text:p>383044</text:p>
          </table:table-cell>
          <table:table-cell office:value-type="float" office:value="187680" calcext:value-type="float">
            <text:p>187680</text:p>
          </table:table-cell>
          <table:table-cell table:formula="of:=[.D242]/240" office:value-type="float" office:value="782" calcext:value-type="float">
            <text:p>782</text:p>
          </table:table-cell>
          <table:table-cell table:formula="of:=ROUNDUP(([.D242]+40)/44100*90000)+23" office:value-type="float" office:value="383126" calcext:value-type="float">
            <text:p>383126</text:p>
          </table:table-cell>
          <table:table-cell table:formula="of:=[.F242]-[.B242]" office:value-type="float" office:value="0" calcext:value-type="float">
            <text:p>0</text:p>
          </table:table-cell>
          <table:table-cell table:formula="of:=ROUNDUP(([.D242])/44100*90000)+23" office:value-type="float" office:value="383044" calcext:value-type="float">
            <text:p>383044</text:p>
          </table:table-cell>
          <table:table-cell table:formula="of:=[.H242]-[.C24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84677" calcext:value-type="float">
            <text:p>384677</text:p>
          </table:table-cell>
          <table:table-cell office:value-type="float" office:value="384595" calcext:value-type="float">
            <text:p>384595</text:p>
          </table:table-cell>
          <table:table-cell office:value-type="float" office:value="188440" calcext:value-type="float">
            <text:p>188440</text:p>
          </table:table-cell>
          <table:table-cell table:formula="of:=[.D243]/240" office:value-type="float" office:value="785.166666666667" calcext:value-type="float">
            <text:p>785,166666666667</text:p>
          </table:table-cell>
          <table:table-cell table:formula="of:=ROUNDUP(([.D243]+40)/44100*90000)+23" office:value-type="float" office:value="384677" calcext:value-type="float">
            <text:p>384677</text:p>
          </table:table-cell>
          <table:table-cell table:formula="of:=[.F243]-[.B243]" office:value-type="float" office:value="0" calcext:value-type="float">
            <text:p>0</text:p>
          </table:table-cell>
          <table:table-cell table:formula="of:=ROUNDUP(([.D243])/44100*90000)+23" office:value-type="float" office:value="384595" calcext:value-type="float">
            <text:p>384595</text:p>
          </table:table-cell>
          <table:table-cell table:formula="of:=[.H243]-[.C24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86228" calcext:value-type="float">
            <text:p>386228</text:p>
          </table:table-cell>
          <table:table-cell office:value-type="float" office:value="386146" calcext:value-type="float">
            <text:p>386146</text:p>
          </table:table-cell>
          <table:table-cell office:value-type="float" office:value="189200" calcext:value-type="float">
            <text:p>189200</text:p>
          </table:table-cell>
          <table:table-cell table:formula="of:=[.D244]/240" office:value-type="float" office:value="788.333333333333" calcext:value-type="float">
            <text:p>788,333333333333</text:p>
          </table:table-cell>
          <table:table-cell table:formula="of:=ROUNDUP(([.D244]+40)/44100*90000)+23" office:value-type="float" office:value="386228" calcext:value-type="float">
            <text:p>386228</text:p>
          </table:table-cell>
          <table:table-cell table:formula="of:=[.F244]-[.B244]" office:value-type="float" office:value="0" calcext:value-type="float">
            <text:p>0</text:p>
          </table:table-cell>
          <table:table-cell table:formula="of:=ROUNDUP(([.D244])/44100*90000)+23" office:value-type="float" office:value="386146" calcext:value-type="float">
            <text:p>386146</text:p>
          </table:table-cell>
          <table:table-cell table:formula="of:=[.H244]-[.C24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87779" calcext:value-type="float">
            <text:p>387779</text:p>
          </table:table-cell>
          <table:table-cell office:value-type="float" office:value="387697" calcext:value-type="float">
            <text:p>387697</text:p>
          </table:table-cell>
          <table:table-cell office:value-type="float" office:value="189960" calcext:value-type="float">
            <text:p>189960</text:p>
          </table:table-cell>
          <table:table-cell table:formula="of:=[.D245]/240" office:value-type="float" office:value="791.5" calcext:value-type="float">
            <text:p>791,5</text:p>
          </table:table-cell>
          <table:table-cell table:formula="of:=ROUNDUP(([.D245]+40)/44100*90000)+23" office:value-type="float" office:value="387779" calcext:value-type="float">
            <text:p>387779</text:p>
          </table:table-cell>
          <table:table-cell table:formula="of:=[.F245]-[.B245]" office:value-type="float" office:value="0" calcext:value-type="float">
            <text:p>0</text:p>
          </table:table-cell>
          <table:table-cell table:formula="of:=ROUNDUP(([.D245])/44100*90000)+23" office:value-type="float" office:value="387697" calcext:value-type="float">
            <text:p>387697</text:p>
          </table:table-cell>
          <table:table-cell table:formula="of:=[.H245]-[.C24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89330" calcext:value-type="float">
            <text:p>389330</text:p>
          </table:table-cell>
          <table:table-cell office:value-type="float" office:value="389248" calcext:value-type="float">
            <text:p>389248</text:p>
          </table:table-cell>
          <table:table-cell office:value-type="float" office:value="190720" calcext:value-type="float">
            <text:p>190720</text:p>
          </table:table-cell>
          <table:table-cell table:formula="of:=[.D246]/240" office:value-type="float" office:value="794.666666666667" calcext:value-type="float">
            <text:p>794,666666666667</text:p>
          </table:table-cell>
          <table:table-cell table:formula="of:=ROUNDUP(([.D246]+40)/44100*90000)+23" office:value-type="float" office:value="389330" calcext:value-type="float">
            <text:p>389330</text:p>
          </table:table-cell>
          <table:table-cell table:formula="of:=[.F246]-[.B246]" office:value-type="float" office:value="0" calcext:value-type="float">
            <text:p>0</text:p>
          </table:table-cell>
          <table:table-cell table:formula="of:=ROUNDUP(([.D246])/44100*90000)+23" office:value-type="float" office:value="389248" calcext:value-type="float">
            <text:p>389248</text:p>
          </table:table-cell>
          <table:table-cell table:formula="of:=[.H246]-[.C2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90881" calcext:value-type="float">
            <text:p>390881</text:p>
          </table:table-cell>
          <table:table-cell office:value-type="float" office:value="390799" calcext:value-type="float">
            <text:p>390799</text:p>
          </table:table-cell>
          <table:table-cell office:value-type="float" office:value="191480" calcext:value-type="float">
            <text:p>191480</text:p>
          </table:table-cell>
          <table:table-cell table:formula="of:=[.D247]/240" office:value-type="float" office:value="797.833333333333" calcext:value-type="float">
            <text:p>797,833333333333</text:p>
          </table:table-cell>
          <table:table-cell table:formula="of:=ROUNDUP(([.D247]+40)/44100*90000)+23" office:value-type="float" office:value="390881" calcext:value-type="float">
            <text:p>390881</text:p>
          </table:table-cell>
          <table:table-cell table:formula="of:=[.F247]-[.B247]" office:value-type="float" office:value="0" calcext:value-type="float">
            <text:p>0</text:p>
          </table:table-cell>
          <table:table-cell table:formula="of:=ROUNDUP(([.D247])/44100*90000)+23" office:value-type="float" office:value="390799" calcext:value-type="float">
            <text:p>390799</text:p>
          </table:table-cell>
          <table:table-cell table:formula="of:=[.H247]-[.C24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92432" calcext:value-type="float">
            <text:p>392432</text:p>
          </table:table-cell>
          <table:table-cell office:value-type="float" office:value="392350" calcext:value-type="float">
            <text:p>392350</text:p>
          </table:table-cell>
          <table:table-cell office:value-type="float" office:value="192240" calcext:value-type="float">
            <text:p>192240</text:p>
          </table:table-cell>
          <table:table-cell table:formula="of:=[.D248]/240" office:value-type="float" office:value="801" calcext:value-type="float">
            <text:p>801</text:p>
          </table:table-cell>
          <table:table-cell table:formula="of:=ROUNDUP(([.D248]+40)/44100*90000)+23" office:value-type="float" office:value="392432" calcext:value-type="float">
            <text:p>392432</text:p>
          </table:table-cell>
          <table:table-cell table:formula="of:=[.F248]-[.B248]" office:value-type="float" office:value="0" calcext:value-type="float">
            <text:p>0</text:p>
          </table:table-cell>
          <table:table-cell table:formula="of:=ROUNDUP(([.D248])/44100*90000)+23" office:value-type="float" office:value="392350" calcext:value-type="float">
            <text:p>392350</text:p>
          </table:table-cell>
          <table:table-cell table:formula="of:=[.H248]-[.C24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94064" calcext:value-type="float">
            <text:p>394064</text:p>
          </table:table-cell>
          <table:table-cell office:value-type="float" office:value="393983" calcext:value-type="float">
            <text:p>393983</text:p>
          </table:table-cell>
          <table:table-cell office:value-type="float" office:value="193040" calcext:value-type="float">
            <text:p>193040</text:p>
          </table:table-cell>
          <table:table-cell table:formula="of:=[.D249]/240" office:value-type="float" office:value="804.333333333333" calcext:value-type="float">
            <text:p>804,333333333333</text:p>
          </table:table-cell>
          <table:table-cell table:formula="of:=ROUNDUP(([.D249]+40)/44100*90000)+23" office:value-type="float" office:value="394064" calcext:value-type="float">
            <text:p>394064</text:p>
          </table:table-cell>
          <table:table-cell table:formula="of:=[.F249]-[.B249]" office:value-type="float" office:value="0" calcext:value-type="float">
            <text:p>0</text:p>
          </table:table-cell>
          <table:table-cell table:formula="of:=ROUNDUP(([.D249])/44100*90000)+23" office:value-type="float" office:value="393983" calcext:value-type="float">
            <text:p>393983</text:p>
          </table:table-cell>
          <table:table-cell table:formula="of:=[.H249]-[.C24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95615" calcext:value-type="float">
            <text:p>395615</text:p>
          </table:table-cell>
          <table:table-cell office:value-type="float" office:value="395534" calcext:value-type="float">
            <text:p>395534</text:p>
          </table:table-cell>
          <table:table-cell office:value-type="float" office:value="193800" calcext:value-type="float">
            <text:p>193800</text:p>
          </table:table-cell>
          <table:table-cell table:formula="of:=[.D250]/240" office:value-type="float" office:value="807.5" calcext:value-type="float">
            <text:p>807,5</text:p>
          </table:table-cell>
          <table:table-cell table:formula="of:=ROUNDUP(([.D250]+40)/44100*90000)+23" office:value-type="float" office:value="395615" calcext:value-type="float">
            <text:p>395615</text:p>
          </table:table-cell>
          <table:table-cell table:formula="of:=[.F250]-[.B250]" office:value-type="float" office:value="0" calcext:value-type="float">
            <text:p>0</text:p>
          </table:table-cell>
          <table:table-cell table:formula="of:=ROUNDUP(([.D250])/44100*90000)+23" office:value-type="float" office:value="395534" calcext:value-type="float">
            <text:p>395534</text:p>
          </table:table-cell>
          <table:table-cell table:formula="of:=[.H250]-[.C25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97330" calcext:value-type="float">
            <text:p>397330</text:p>
          </table:table-cell>
          <table:table-cell office:value-type="float" office:value="397248" calcext:value-type="float">
            <text:p>397248</text:p>
          </table:table-cell>
          <table:table-cell office:value-type="float" office:value="194640" calcext:value-type="float">
            <text:p>194640</text:p>
          </table:table-cell>
          <table:table-cell table:formula="of:=[.D251]/240" office:value-type="float" office:value="811" calcext:value-type="float">
            <text:p>811</text:p>
          </table:table-cell>
          <table:table-cell table:formula="of:=ROUNDUP(([.D251]+40)/44100*90000)+23" office:value-type="float" office:value="397330" calcext:value-type="float">
            <text:p>397330</text:p>
          </table:table-cell>
          <table:table-cell table:formula="of:=[.F251]-[.B251]" office:value-type="float" office:value="0" calcext:value-type="float">
            <text:p>0</text:p>
          </table:table-cell>
          <table:table-cell table:formula="of:=ROUNDUP(([.D251])/44100*90000)+23" office:value-type="float" office:value="397248" calcext:value-type="float">
            <text:p>397248</text:p>
          </table:table-cell>
          <table:table-cell table:formula="of:=[.H251]-[.C25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98799" calcext:value-type="float">
            <text:p>398799</text:p>
          </table:table-cell>
          <table:table-cell office:value-type="float" office:value="398717" calcext:value-type="float">
            <text:p>398717</text:p>
          </table:table-cell>
          <table:table-cell office:value-type="float" office:value="195360" calcext:value-type="float">
            <text:p>195360</text:p>
          </table:table-cell>
          <table:table-cell table:formula="of:=[.D252]/240" office:value-type="float" office:value="814" calcext:value-type="float">
            <text:p>814</text:p>
          </table:table-cell>
          <table:table-cell table:formula="of:=ROUNDUP(([.D252]+40)/44100*90000)+23" office:value-type="float" office:value="398799" calcext:value-type="float">
            <text:p>398799</text:p>
          </table:table-cell>
          <table:table-cell table:formula="of:=[.F252]-[.B252]" office:value-type="float" office:value="0" calcext:value-type="float">
            <text:p>0</text:p>
          </table:table-cell>
          <table:table-cell table:formula="of:=ROUNDUP(([.D252])/44100*90000)+23" office:value-type="float" office:value="398717" calcext:value-type="float">
            <text:p>398717</text:p>
          </table:table-cell>
          <table:table-cell table:formula="of:=[.H252]-[.C25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00187" calcext:value-type="float">
            <text:p>400187</text:p>
          </table:table-cell>
          <table:table-cell office:value-type="float" office:value="400105" calcext:value-type="float">
            <text:p>400105</text:p>
          </table:table-cell>
          <table:table-cell office:value-type="float" office:value="196040" calcext:value-type="float">
            <text:p>196040</text:p>
          </table:table-cell>
          <table:table-cell table:formula="of:=[.D253]/240" office:value-type="float" office:value="816.833333333333" calcext:value-type="float">
            <text:p>816,833333333333</text:p>
          </table:table-cell>
          <table:table-cell table:formula="of:=ROUNDUP(([.D253]+40)/44100*90000)+23" office:value-type="float" office:value="400187" calcext:value-type="float">
            <text:p>400187</text:p>
          </table:table-cell>
          <table:table-cell table:formula="of:=[.F253]-[.B253]" office:value-type="float" office:value="0" calcext:value-type="float">
            <text:p>0</text:p>
          </table:table-cell>
          <table:table-cell table:formula="of:=ROUNDUP(([.D253])/44100*90000)+23" office:value-type="float" office:value="400105" calcext:value-type="float">
            <text:p>400105</text:p>
          </table:table-cell>
          <table:table-cell table:formula="of:=[.H253]-[.C25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01656" calcext:value-type="float">
            <text:p>401656</text:p>
          </table:table-cell>
          <table:table-cell office:value-type="float" office:value="401575" calcext:value-type="float">
            <text:p>401575</text:p>
          </table:table-cell>
          <table:table-cell office:value-type="float" office:value="196760" calcext:value-type="float">
            <text:p>196760</text:p>
          </table:table-cell>
          <table:table-cell table:formula="of:=[.D254]/240" office:value-type="float" office:value="819.833333333333" calcext:value-type="float">
            <text:p>819,833333333333</text:p>
          </table:table-cell>
          <table:table-cell table:formula="of:=ROUNDUP(([.D254]+40)/44100*90000)+23" office:value-type="float" office:value="401656" calcext:value-type="float">
            <text:p>401656</text:p>
          </table:table-cell>
          <table:table-cell table:formula="of:=[.F254]-[.B254]" office:value-type="float" office:value="0" calcext:value-type="float">
            <text:p>0</text:p>
          </table:table-cell>
          <table:table-cell table:formula="of:=ROUNDUP(([.D254])/44100*90000)+23" office:value-type="float" office:value="401575" calcext:value-type="float">
            <text:p>401575</text:p>
          </table:table-cell>
          <table:table-cell table:formula="of:=[.H254]-[.C25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03044" calcext:value-type="float">
            <text:p>403044</text:p>
          </table:table-cell>
          <table:table-cell office:value-type="float" office:value="402962" calcext:value-type="float">
            <text:p>402962</text:p>
          </table:table-cell>
          <table:table-cell office:value-type="float" office:value="197440" calcext:value-type="float">
            <text:p>197440</text:p>
          </table:table-cell>
          <table:table-cell table:formula="of:=[.D255]/240" office:value-type="float" office:value="822.666666666667" calcext:value-type="float">
            <text:p>822,666666666667</text:p>
          </table:table-cell>
          <table:table-cell table:formula="of:=ROUNDUP(([.D255]+40)/44100*90000)+23" office:value-type="float" office:value="403044" calcext:value-type="float">
            <text:p>403044</text:p>
          </table:table-cell>
          <table:table-cell table:formula="of:=[.F255]-[.B255]" office:value-type="float" office:value="0" calcext:value-type="float">
            <text:p>0</text:p>
          </table:table-cell>
          <table:table-cell table:formula="of:=ROUNDUP(([.D255])/44100*90000)+23" office:value-type="float" office:value="402962" calcext:value-type="float">
            <text:p>402962</text:p>
          </table:table-cell>
          <table:table-cell table:formula="of:=[.H255]-[.C25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04513" calcext:value-type="float">
            <text:p>404513</text:p>
          </table:table-cell>
          <table:table-cell office:value-type="float" office:value="404432" calcext:value-type="float">
            <text:p>404432</text:p>
          </table:table-cell>
          <table:table-cell office:value-type="float" office:value="198160" calcext:value-type="float">
            <text:p>198160</text:p>
          </table:table-cell>
          <table:table-cell table:formula="of:=[.D256]/240" office:value-type="float" office:value="825.666666666667" calcext:value-type="float">
            <text:p>825,666666666667</text:p>
          </table:table-cell>
          <table:table-cell table:formula="of:=ROUNDUP(([.D256]+40)/44100*90000)+23" office:value-type="float" office:value="404513" calcext:value-type="float">
            <text:p>404513</text:p>
          </table:table-cell>
          <table:table-cell table:formula="of:=[.F256]-[.B256]" office:value-type="float" office:value="0" calcext:value-type="float">
            <text:p>0</text:p>
          </table:table-cell>
          <table:table-cell table:formula="of:=ROUNDUP(([.D256])/44100*90000)+23" office:value-type="float" office:value="404432" calcext:value-type="float">
            <text:p>404432</text:p>
          </table:table-cell>
          <table:table-cell table:formula="of:=[.H256]-[.C25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06064" calcext:value-type="float">
            <text:p>406064</text:p>
          </table:table-cell>
          <table:table-cell office:value-type="float" office:value="405983" calcext:value-type="float">
            <text:p>405983</text:p>
          </table:table-cell>
          <table:table-cell office:value-type="float" office:value="198920" calcext:value-type="float">
            <text:p>198920</text:p>
          </table:table-cell>
          <table:table-cell table:formula="of:=[.D257]/240" office:value-type="float" office:value="828.833333333333" calcext:value-type="float">
            <text:p>828,833333333333</text:p>
          </table:table-cell>
          <table:table-cell table:formula="of:=ROUNDUP(([.D257]+40)/44100*90000)+23" office:value-type="float" office:value="406064" calcext:value-type="float">
            <text:p>406064</text:p>
          </table:table-cell>
          <table:table-cell table:formula="of:=[.F257]-[.B257]" office:value-type="float" office:value="0" calcext:value-type="float">
            <text:p>0</text:p>
          </table:table-cell>
          <table:table-cell table:formula="of:=ROUNDUP(([.D257])/44100*90000)+23" office:value-type="float" office:value="405983" calcext:value-type="float">
            <text:p>405983</text:p>
          </table:table-cell>
          <table:table-cell table:formula="of:=[.H257]-[.C25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7452" calcext:value-type="float">
            <text:p>407452</text:p>
          </table:table-cell>
          <table:table-cell office:value-type="float" office:value="407370" calcext:value-type="float">
            <text:p>407370</text:p>
          </table:table-cell>
          <table:table-cell office:value-type="float" office:value="199600" calcext:value-type="float">
            <text:p>199600</text:p>
          </table:table-cell>
          <table:table-cell table:formula="of:=[.D258]/240" office:value-type="float" office:value="831.666666666667" calcext:value-type="float">
            <text:p>831,666666666667</text:p>
          </table:table-cell>
          <table:table-cell table:formula="of:=ROUNDUP(([.D258]+40)/44100*90000)+23" office:value-type="float" office:value="407452" calcext:value-type="float">
            <text:p>407452</text:p>
          </table:table-cell>
          <table:table-cell table:formula="of:=[.F258]-[.B258]" office:value-type="float" office:value="0" calcext:value-type="float">
            <text:p>0</text:p>
          </table:table-cell>
          <table:table-cell table:formula="of:=ROUNDUP(([.D258])/44100*90000)+23" office:value-type="float" office:value="407370" calcext:value-type="float">
            <text:p>407370</text:p>
          </table:table-cell>
          <table:table-cell table:formula="of:=[.H258]-[.C25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09003" calcext:value-type="float">
            <text:p>409003</text:p>
          </table:table-cell>
          <table:table-cell office:value-type="float" office:value="408921" calcext:value-type="float">
            <text:p>408921</text:p>
          </table:table-cell>
          <table:table-cell office:value-type="float" office:value="200360" calcext:value-type="float">
            <text:p>200360</text:p>
          </table:table-cell>
          <table:table-cell table:formula="of:=[.D259]/240" office:value-type="float" office:value="834.833333333333" calcext:value-type="float">
            <text:p>834,833333333333</text:p>
          </table:table-cell>
          <table:table-cell table:formula="of:=ROUNDUP(([.D259]+40)/44100*90000)+23" office:value-type="float" office:value="409003" calcext:value-type="float">
            <text:p>409003</text:p>
          </table:table-cell>
          <table:table-cell table:formula="of:=[.F259]-[.B259]" office:value-type="float" office:value="0" calcext:value-type="float">
            <text:p>0</text:p>
          </table:table-cell>
          <table:table-cell table:formula="of:=ROUNDUP(([.D259])/44100*90000)+23" office:value-type="float" office:value="408921" calcext:value-type="float">
            <text:p>408921</text:p>
          </table:table-cell>
          <table:table-cell table:formula="of:=[.H259]-[.C25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10472" calcext:value-type="float">
            <text:p>410472</text:p>
          </table:table-cell>
          <table:table-cell office:value-type="float" office:value="410391" calcext:value-type="float">
            <text:p>410391</text:p>
          </table:table-cell>
          <table:table-cell office:value-type="float" office:value="201080" calcext:value-type="float">
            <text:p>201080</text:p>
          </table:table-cell>
          <table:table-cell table:formula="of:=[.D260]/240" office:value-type="float" office:value="837.833333333333" calcext:value-type="float">
            <text:p>837,833333333333</text:p>
          </table:table-cell>
          <table:table-cell table:formula="of:=ROUNDUP(([.D260]+40)/44100*90000)+23" office:value-type="float" office:value="410472" calcext:value-type="float">
            <text:p>410472</text:p>
          </table:table-cell>
          <table:table-cell table:formula="of:=[.F260]-[.B260]" office:value-type="float" office:value="0" calcext:value-type="float">
            <text:p>0</text:p>
          </table:table-cell>
          <table:table-cell table:formula="of:=ROUNDUP(([.D260])/44100*90000)+23" office:value-type="float" office:value="410391" calcext:value-type="float">
            <text:p>410391</text:p>
          </table:table-cell>
          <table:table-cell table:formula="of:=[.H260]-[.C26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12024" calcext:value-type="float">
            <text:p>412024</text:p>
          </table:table-cell>
          <table:table-cell office:value-type="float" office:value="411942" calcext:value-type="float">
            <text:p>411942</text:p>
          </table:table-cell>
          <table:table-cell office:value-type="float" office:value="201840" calcext:value-type="float">
            <text:p>201840</text:p>
          </table:table-cell>
          <table:table-cell table:formula="of:=[.D261]/240" office:value-type="float" office:value="841" calcext:value-type="float">
            <text:p>841</text:p>
          </table:table-cell>
          <table:table-cell table:formula="of:=ROUNDUP(([.D261]+40)/44100*90000)+23" office:value-type="float" office:value="412023" calcext:value-type="float">
            <text:p>412023</text:p>
          </table:table-cell>
          <table:table-cell table:formula="of:=[.F261]-[.B261]" office:value-type="float" office:value="-1" calcext:value-type="float">
            <text:p>-1</text:p>
          </table:table-cell>
          <table:table-cell table:formula="of:=ROUNDUP(([.D261])/44100*90000)+23" office:value-type="float" office:value="411942" calcext:value-type="float">
            <text:p>411942</text:p>
          </table:table-cell>
          <table:table-cell table:formula="of:=[.H261]-[.C26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13575" calcext:value-type="float">
            <text:p>413575</text:p>
          </table:table-cell>
          <table:table-cell office:value-type="float" office:value="413493" calcext:value-type="float">
            <text:p>413493</text:p>
          </table:table-cell>
          <table:table-cell office:value-type="float" office:value="202600" calcext:value-type="float">
            <text:p>202600</text:p>
          </table:table-cell>
          <table:table-cell table:formula="of:=[.D262]/240" office:value-type="float" office:value="844.166666666667" calcext:value-type="float">
            <text:p>844,166666666667</text:p>
          </table:table-cell>
          <table:table-cell table:formula="of:=ROUNDUP(([.D262]+40)/44100*90000)+23" office:value-type="float" office:value="413575" calcext:value-type="float">
            <text:p>413575</text:p>
          </table:table-cell>
          <table:table-cell table:formula="of:=[.F262]-[.B262]" office:value-type="float" office:value="0" calcext:value-type="float">
            <text:p>0</text:p>
          </table:table-cell>
          <table:table-cell table:formula="of:=ROUNDUP(([.D262])/44100*90000)+23" office:value-type="float" office:value="413493" calcext:value-type="float">
            <text:p>413493</text:p>
          </table:table-cell>
          <table:table-cell table:formula="of:=[.H262]-[.C26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15126" calcext:value-type="float">
            <text:p>415126</text:p>
          </table:table-cell>
          <table:table-cell office:value-type="float" office:value="415044" calcext:value-type="float">
            <text:p>415044</text:p>
          </table:table-cell>
          <table:table-cell office:value-type="float" office:value="203360" calcext:value-type="float">
            <text:p>203360</text:p>
          </table:table-cell>
          <table:table-cell table:formula="of:=[.D263]/240" office:value-type="float" office:value="847.333333333333" calcext:value-type="float">
            <text:p>847,333333333333</text:p>
          </table:table-cell>
          <table:table-cell table:formula="of:=ROUNDUP(([.D263]+40)/44100*90000)+23" office:value-type="float" office:value="415126" calcext:value-type="float">
            <text:p>415126</text:p>
          </table:table-cell>
          <table:table-cell table:formula="of:=[.F263]-[.B263]" office:value-type="float" office:value="0" calcext:value-type="float">
            <text:p>0</text:p>
          </table:table-cell>
          <table:table-cell table:formula="of:=ROUNDUP(([.D263])/44100*90000)+23" office:value-type="float" office:value="415044" calcext:value-type="float">
            <text:p>415044</text:p>
          </table:table-cell>
          <table:table-cell table:formula="of:=[.H263]-[.C26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16595" calcext:value-type="float">
            <text:p>416595</text:p>
          </table:table-cell>
          <table:table-cell office:value-type="float" office:value="416513" calcext:value-type="float">
            <text:p>416513</text:p>
          </table:table-cell>
          <table:table-cell office:value-type="float" office:value="204080" calcext:value-type="float">
            <text:p>204080</text:p>
          </table:table-cell>
          <table:table-cell table:formula="of:=[.D264]/240" office:value-type="float" office:value="850.333333333333" calcext:value-type="float">
            <text:p>850,333333333333</text:p>
          </table:table-cell>
          <table:table-cell table:formula="of:=ROUNDUP(([.D264]+40)/44100*90000)+23" office:value-type="float" office:value="416595" calcext:value-type="float">
            <text:p>416595</text:p>
          </table:table-cell>
          <table:table-cell table:formula="of:=[.F264]-[.B264]" office:value-type="float" office:value="0" calcext:value-type="float">
            <text:p>0</text:p>
          </table:table-cell>
          <table:table-cell table:formula="of:=ROUNDUP(([.D264])/44100*90000)+23" office:value-type="float" office:value="416513" calcext:value-type="float">
            <text:p>416513</text:p>
          </table:table-cell>
          <table:table-cell table:formula="of:=[.H264]-[.C26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18146" calcext:value-type="float">
            <text:p>418146</text:p>
          </table:table-cell>
          <table:table-cell office:value-type="float" office:value="418064" calcext:value-type="float">
            <text:p>418064</text:p>
          </table:table-cell>
          <table:table-cell office:value-type="float" office:value="204840" calcext:value-type="float">
            <text:p>204840</text:p>
          </table:table-cell>
          <table:table-cell table:formula="of:=[.D265]/240" office:value-type="float" office:value="853.5" calcext:value-type="float">
            <text:p>853,5</text:p>
          </table:table-cell>
          <table:table-cell table:formula="of:=ROUNDUP(([.D265]+40)/44100*90000)+23" office:value-type="float" office:value="418146" calcext:value-type="float">
            <text:p>418146</text:p>
          </table:table-cell>
          <table:table-cell table:formula="of:=[.F265]-[.B265]" office:value-type="float" office:value="0" calcext:value-type="float">
            <text:p>0</text:p>
          </table:table-cell>
          <table:table-cell table:formula="of:=ROUNDUP(([.D265])/44100*90000)+23" office:value-type="float" office:value="418064" calcext:value-type="float">
            <text:p>418064</text:p>
          </table:table-cell>
          <table:table-cell table:formula="of:=[.H265]-[.C26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19697" calcext:value-type="float">
            <text:p>419697</text:p>
          </table:table-cell>
          <table:table-cell office:value-type="float" office:value="419615" calcext:value-type="float">
            <text:p>419615</text:p>
          </table:table-cell>
          <table:table-cell office:value-type="float" office:value="205600" calcext:value-type="float">
            <text:p>205600</text:p>
          </table:table-cell>
          <table:table-cell table:formula="of:=[.D266]/240" office:value-type="float" office:value="856.666666666667" calcext:value-type="float">
            <text:p>856,666666666667</text:p>
          </table:table-cell>
          <table:table-cell table:formula="of:=ROUNDUP(([.D266]+40)/44100*90000)+23" office:value-type="float" office:value="419697" calcext:value-type="float">
            <text:p>419697</text:p>
          </table:table-cell>
          <table:table-cell table:formula="of:=[.F266]-[.B266]" office:value-type="float" office:value="0" calcext:value-type="float">
            <text:p>0</text:p>
          </table:table-cell>
          <table:table-cell table:formula="of:=ROUNDUP(([.D266])/44100*90000)+23" office:value-type="float" office:value="419615" calcext:value-type="float">
            <text:p>419615</text:p>
          </table:table-cell>
          <table:table-cell table:formula="of:=[.H266]-[.C26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21248" calcext:value-type="float">
            <text:p>421248</text:p>
          </table:table-cell>
          <table:table-cell office:value-type="float" office:value="421166" calcext:value-type="float">
            <text:p>421166</text:p>
          </table:table-cell>
          <table:table-cell office:value-type="float" office:value="206360" calcext:value-type="float">
            <text:p>206360</text:p>
          </table:table-cell>
          <table:table-cell table:formula="of:=[.D267]/240" office:value-type="float" office:value="859.833333333333" calcext:value-type="float">
            <text:p>859,833333333333</text:p>
          </table:table-cell>
          <table:table-cell table:formula="of:=ROUNDUP(([.D267]+40)/44100*90000)+23" office:value-type="float" office:value="421248" calcext:value-type="float">
            <text:p>421248</text:p>
          </table:table-cell>
          <table:table-cell table:formula="of:=[.F267]-[.B267]" office:value-type="float" office:value="0" calcext:value-type="float">
            <text:p>0</text:p>
          </table:table-cell>
          <table:table-cell table:formula="of:=ROUNDUP(([.D267])/44100*90000)+23" office:value-type="float" office:value="421166" calcext:value-type="float">
            <text:p>421166</text:p>
          </table:table-cell>
          <table:table-cell table:formula="of:=[.H267]-[.C26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22799" calcext:value-type="float">
            <text:p>422799</text:p>
          </table:table-cell>
          <table:table-cell office:value-type="float" office:value="422717" calcext:value-type="float">
            <text:p>422717</text:p>
          </table:table-cell>
          <table:table-cell office:value-type="float" office:value="207120" calcext:value-type="float">
            <text:p>207120</text:p>
          </table:table-cell>
          <table:table-cell table:formula="of:=[.D268]/240" office:value-type="float" office:value="863" calcext:value-type="float">
            <text:p>863</text:p>
          </table:table-cell>
          <table:table-cell table:formula="of:=ROUNDUP(([.D268]+40)/44100*90000)+23" office:value-type="float" office:value="422799" calcext:value-type="float">
            <text:p>422799</text:p>
          </table:table-cell>
          <table:table-cell table:formula="of:=[.F268]-[.B268]" office:value-type="float" office:value="0" calcext:value-type="float">
            <text:p>0</text:p>
          </table:table-cell>
          <table:table-cell table:formula="of:=ROUNDUP(([.D268])/44100*90000)+23" office:value-type="float" office:value="422717" calcext:value-type="float">
            <text:p>422717</text:p>
          </table:table-cell>
          <table:table-cell table:formula="of:=[.H268]-[.C26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24432" calcext:value-type="float">
            <text:p>424432</text:p>
          </table:table-cell>
          <table:table-cell office:value-type="float" office:value="424350" calcext:value-type="float">
            <text:p>424350</text:p>
          </table:table-cell>
          <table:table-cell office:value-type="float" office:value="207920" calcext:value-type="float">
            <text:p>207920</text:p>
          </table:table-cell>
          <table:table-cell table:formula="of:=[.D269]/240" office:value-type="float" office:value="866.333333333333" calcext:value-type="float">
            <text:p>866,333333333333</text:p>
          </table:table-cell>
          <table:table-cell table:formula="of:=ROUNDUP(([.D269]+40)/44100*90000)+23" office:value-type="float" office:value="424432" calcext:value-type="float">
            <text:p>424432</text:p>
          </table:table-cell>
          <table:table-cell table:formula="of:=[.F269]-[.B269]" office:value-type="float" office:value="0" calcext:value-type="float">
            <text:p>0</text:p>
          </table:table-cell>
          <table:table-cell table:formula="of:=ROUNDUP(([.D269])/44100*90000)+23" office:value-type="float" office:value="424350" calcext:value-type="float">
            <text:p>424350</text:p>
          </table:table-cell>
          <table:table-cell table:formula="of:=[.H269]-[.C26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26064" calcext:value-type="float">
            <text:p>426064</text:p>
          </table:table-cell>
          <table:table-cell office:value-type="float" office:value="425983" calcext:value-type="float">
            <text:p>425983</text:p>
          </table:table-cell>
          <table:table-cell office:value-type="float" office:value="208720" calcext:value-type="float">
            <text:p>208720</text:p>
          </table:table-cell>
          <table:table-cell table:formula="of:=[.D270]/240" office:value-type="float" office:value="869.666666666667" calcext:value-type="float">
            <text:p>869,666666666667</text:p>
          </table:table-cell>
          <table:table-cell table:formula="of:=ROUNDUP(([.D270]+40)/44100*90000)+23" office:value-type="float" office:value="426064" calcext:value-type="float">
            <text:p>426064</text:p>
          </table:table-cell>
          <table:table-cell table:formula="of:=[.F270]-[.B270]" office:value-type="float" office:value="0" calcext:value-type="float">
            <text:p>0</text:p>
          </table:table-cell>
          <table:table-cell table:formula="of:=ROUNDUP(([.D270])/44100*90000)+23" office:value-type="float" office:value="425983" calcext:value-type="float">
            <text:p>425983</text:p>
          </table:table-cell>
          <table:table-cell table:formula="of:=[.H270]-[.C27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27697" calcext:value-type="float">
            <text:p>427697</text:p>
          </table:table-cell>
          <table:table-cell office:value-type="float" office:value="427615" calcext:value-type="float">
            <text:p>427615</text:p>
          </table:table-cell>
          <table:table-cell office:value-type="float" office:value="209520" calcext:value-type="float">
            <text:p>209520</text:p>
          </table:table-cell>
          <table:table-cell table:formula="of:=[.D271]/240" office:value-type="float" office:value="873" calcext:value-type="float">
            <text:p>873</text:p>
          </table:table-cell>
          <table:table-cell table:formula="of:=ROUNDUP(([.D271]+40)/44100*90000)+23" office:value-type="float" office:value="427697" calcext:value-type="float">
            <text:p>427697</text:p>
          </table:table-cell>
          <table:table-cell table:formula="of:=[.F271]-[.B271]" office:value-type="float" office:value="0" calcext:value-type="float">
            <text:p>0</text:p>
          </table:table-cell>
          <table:table-cell table:formula="of:=ROUNDUP(([.D271])/44100*90000)+23" office:value-type="float" office:value="427615" calcext:value-type="float">
            <text:p>427615</text:p>
          </table:table-cell>
          <table:table-cell table:formula="of:=[.H271]-[.C27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29248" calcext:value-type="float">
            <text:p>429248</text:p>
          </table:table-cell>
          <table:table-cell office:value-type="float" office:value="429166" calcext:value-type="float">
            <text:p>429166</text:p>
          </table:table-cell>
          <table:table-cell office:value-type="float" office:value="210280" calcext:value-type="float">
            <text:p>210280</text:p>
          </table:table-cell>
          <table:table-cell table:formula="of:=[.D272]/240" office:value-type="float" office:value="876.166666666667" calcext:value-type="float">
            <text:p>876,166666666667</text:p>
          </table:table-cell>
          <table:table-cell table:formula="of:=ROUNDUP(([.D272]+40)/44100*90000)+23" office:value-type="float" office:value="429248" calcext:value-type="float">
            <text:p>429248</text:p>
          </table:table-cell>
          <table:table-cell table:formula="of:=[.F272]-[.B272]" office:value-type="float" office:value="0" calcext:value-type="float">
            <text:p>0</text:p>
          </table:table-cell>
          <table:table-cell table:formula="of:=ROUNDUP(([.D272])/44100*90000)+23" office:value-type="float" office:value="429166" calcext:value-type="float">
            <text:p>429166</text:p>
          </table:table-cell>
          <table:table-cell table:formula="of:=[.H272]-[.C27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30717" calcext:value-type="float">
            <text:p>430717</text:p>
          </table:table-cell>
          <table:table-cell office:value-type="float" office:value="430636" calcext:value-type="float">
            <text:p>430636</text:p>
          </table:table-cell>
          <table:table-cell office:value-type="float" office:value="211000" calcext:value-type="float">
            <text:p>211000</text:p>
          </table:table-cell>
          <table:table-cell table:formula="of:=[.D273]/240" office:value-type="float" office:value="879.166666666667" calcext:value-type="float">
            <text:p>879,166666666667</text:p>
          </table:table-cell>
          <table:table-cell table:formula="of:=ROUNDUP(([.D273]+40)/44100*90000)+23" office:value-type="float" office:value="430717" calcext:value-type="float">
            <text:p>430717</text:p>
          </table:table-cell>
          <table:table-cell table:formula="of:=[.F273]-[.B273]" office:value-type="float" office:value="0" calcext:value-type="float">
            <text:p>0</text:p>
          </table:table-cell>
          <table:table-cell table:formula="of:=ROUNDUP(([.D273])/44100*90000)+23" office:value-type="float" office:value="430636" calcext:value-type="float">
            <text:p>430636</text:p>
          </table:table-cell>
          <table:table-cell table:formula="of:=[.H273]-[.C27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32105" calcext:value-type="float">
            <text:p>432105</text:p>
          </table:table-cell>
          <table:table-cell office:value-type="float" office:value="432024" calcext:value-type="float">
            <text:p>432024</text:p>
          </table:table-cell>
          <table:table-cell office:value-type="float" office:value="211680" calcext:value-type="float">
            <text:p>211680</text:p>
          </table:table-cell>
          <table:table-cell table:formula="of:=[.D274]/240" office:value-type="float" office:value="882" calcext:value-type="float">
            <text:p>882</text:p>
          </table:table-cell>
          <table:table-cell table:formula="of:=ROUNDUP(([.D274]+40)/44100*90000)+23" office:value-type="float" office:value="432105" calcext:value-type="float">
            <text:p>432105</text:p>
          </table:table-cell>
          <table:table-cell table:formula="of:=[.F274]-[.B274]" office:value-type="float" office:value="0" calcext:value-type="float">
            <text:p>0</text:p>
          </table:table-cell>
          <table:table-cell table:formula="of:=ROUNDUP(([.D274])/44100*90000)+23" office:value-type="float" office:value="432023" calcext:value-type="float">
            <text:p>432023</text:p>
          </table:table-cell>
          <table:table-cell table:formula="of:=[.H274]-[.C274]"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33575" calcext:value-type="float">
            <text:p>433575</text:p>
          </table:table-cell>
          <table:table-cell office:value-type="float" office:value="433493" calcext:value-type="float">
            <text:p>433493</text:p>
          </table:table-cell>
          <table:table-cell office:value-type="float" office:value="212400" calcext:value-type="float">
            <text:p>212400</text:p>
          </table:table-cell>
          <table:table-cell table:formula="of:=[.D275]/240" office:value-type="float" office:value="885" calcext:value-type="float">
            <text:p>885</text:p>
          </table:table-cell>
          <table:table-cell table:formula="of:=ROUNDUP(([.D275]+40)/44100*90000)+23" office:value-type="float" office:value="433575" calcext:value-type="float">
            <text:p>433575</text:p>
          </table:table-cell>
          <table:table-cell table:formula="of:=[.F275]-[.B275]" office:value-type="float" office:value="0" calcext:value-type="float">
            <text:p>0</text:p>
          </table:table-cell>
          <table:table-cell table:formula="of:=ROUNDUP(([.D275])/44100*90000)+23" office:value-type="float" office:value="433493" calcext:value-type="float">
            <text:p>433493</text:p>
          </table:table-cell>
          <table:table-cell table:formula="of:=[.H275]-[.C27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35044" calcext:value-type="float">
            <text:p>435044</text:p>
          </table:table-cell>
          <table:table-cell office:value-type="float" office:value="434962" calcext:value-type="float">
            <text:p>434962</text:p>
          </table:table-cell>
          <table:table-cell office:value-type="float" office:value="213120" calcext:value-type="float">
            <text:p>213120</text:p>
          </table:table-cell>
          <table:table-cell table:formula="of:=[.D276]/240" office:value-type="float" office:value="888" calcext:value-type="float">
            <text:p>888</text:p>
          </table:table-cell>
          <table:table-cell table:formula="of:=ROUNDUP(([.D276]+40)/44100*90000)+23" office:value-type="float" office:value="435044" calcext:value-type="float">
            <text:p>435044</text:p>
          </table:table-cell>
          <table:table-cell table:formula="of:=[.F276]-[.B276]" office:value-type="float" office:value="0" calcext:value-type="float">
            <text:p>0</text:p>
          </table:table-cell>
          <table:table-cell table:formula="of:=ROUNDUP(([.D276])/44100*90000)+23" office:value-type="float" office:value="434962" calcext:value-type="float">
            <text:p>434962</text:p>
          </table:table-cell>
          <table:table-cell table:formula="of:=[.H276]-[.C27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36513" calcext:value-type="float">
            <text:p>436513</text:p>
          </table:table-cell>
          <table:table-cell office:value-type="float" office:value="436432" calcext:value-type="float">
            <text:p>436432</text:p>
          </table:table-cell>
          <table:table-cell office:value-type="float" office:value="213840" calcext:value-type="float">
            <text:p>213840</text:p>
          </table:table-cell>
          <table:table-cell table:formula="of:=[.D277]/240" office:value-type="float" office:value="891" calcext:value-type="float">
            <text:p>891</text:p>
          </table:table-cell>
          <table:table-cell table:formula="of:=ROUNDUP(([.D277]+40)/44100*90000)+23" office:value-type="float" office:value="436513" calcext:value-type="float">
            <text:p>436513</text:p>
          </table:table-cell>
          <table:table-cell table:formula="of:=[.F277]-[.B277]" office:value-type="float" office:value="0" calcext:value-type="float">
            <text:p>0</text:p>
          </table:table-cell>
          <table:table-cell table:formula="of:=ROUNDUP(([.D277])/44100*90000)+23" office:value-type="float" office:value="436432" calcext:value-type="float">
            <text:p>436432</text:p>
          </table:table-cell>
          <table:table-cell table:formula="of:=[.H277]-[.C27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38064" calcext:value-type="float">
            <text:p>438064</text:p>
          </table:table-cell>
          <table:table-cell office:value-type="float" office:value="437983" calcext:value-type="float">
            <text:p>437983</text:p>
          </table:table-cell>
          <table:table-cell office:value-type="float" office:value="214600" calcext:value-type="float">
            <text:p>214600</text:p>
          </table:table-cell>
          <table:table-cell table:formula="of:=[.D278]/240" office:value-type="float" office:value="894.166666666667" calcext:value-type="float">
            <text:p>894,166666666667</text:p>
          </table:table-cell>
          <table:table-cell table:formula="of:=ROUNDUP(([.D278]+40)/44100*90000)+23" office:value-type="float" office:value="438064" calcext:value-type="float">
            <text:p>438064</text:p>
          </table:table-cell>
          <table:table-cell table:formula="of:=[.F278]-[.B278]" office:value-type="float" office:value="0" calcext:value-type="float">
            <text:p>0</text:p>
          </table:table-cell>
          <table:table-cell table:formula="of:=ROUNDUP(([.D278])/44100*90000)+23" office:value-type="float" office:value="437983" calcext:value-type="float">
            <text:p>437983</text:p>
          </table:table-cell>
          <table:table-cell table:formula="of:=[.H278]-[.C27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39534" calcext:value-type="float">
            <text:p>439534</text:p>
          </table:table-cell>
          <table:table-cell office:value-type="float" office:value="439452" calcext:value-type="float">
            <text:p>439452</text:p>
          </table:table-cell>
          <table:table-cell office:value-type="float" office:value="215320" calcext:value-type="float">
            <text:p>215320</text:p>
          </table:table-cell>
          <table:table-cell table:formula="of:=[.D279]/240" office:value-type="float" office:value="897.166666666667" calcext:value-type="float">
            <text:p>897,166666666667</text:p>
          </table:table-cell>
          <table:table-cell table:formula="of:=ROUNDUP(([.D279]+40)/44100*90000)+23" office:value-type="float" office:value="439534" calcext:value-type="float">
            <text:p>439534</text:p>
          </table:table-cell>
          <table:table-cell table:formula="of:=[.F279]-[.B279]" office:value-type="float" office:value="0" calcext:value-type="float">
            <text:p>0</text:p>
          </table:table-cell>
          <table:table-cell table:formula="of:=ROUNDUP(([.D279])/44100*90000)+23" office:value-type="float" office:value="439452" calcext:value-type="float">
            <text:p>439452</text:p>
          </table:table-cell>
          <table:table-cell table:formula="of:=[.H279]-[.C27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41003" calcext:value-type="float">
            <text:p>441003</text:p>
          </table:table-cell>
          <table:table-cell office:value-type="float" office:value="440921" calcext:value-type="float">
            <text:p>440921</text:p>
          </table:table-cell>
          <table:table-cell office:value-type="float" office:value="216040" calcext:value-type="float">
            <text:p>216040</text:p>
          </table:table-cell>
          <table:table-cell table:formula="of:=[.D280]/240" office:value-type="float" office:value="900.166666666667" calcext:value-type="float">
            <text:p>900,166666666667</text:p>
          </table:table-cell>
          <table:table-cell table:formula="of:=ROUNDUP(([.D280]+40)/44100*90000)+23" office:value-type="float" office:value="441003" calcext:value-type="float">
            <text:p>441003</text:p>
          </table:table-cell>
          <table:table-cell table:formula="of:=[.F280]-[.B280]" office:value-type="float" office:value="0" calcext:value-type="float">
            <text:p>0</text:p>
          </table:table-cell>
          <table:table-cell table:formula="of:=ROUNDUP(([.D280])/44100*90000)+23" office:value-type="float" office:value="440921" calcext:value-type="float">
            <text:p>440921</text:p>
          </table:table-cell>
          <table:table-cell table:formula="of:=[.H280]-[.C28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42636" calcext:value-type="float">
            <text:p>442636</text:p>
          </table:table-cell>
          <table:table-cell office:value-type="float" office:value="442554" calcext:value-type="float">
            <text:p>442554</text:p>
          </table:table-cell>
          <table:table-cell office:value-type="float" office:value="216840" calcext:value-type="float">
            <text:p>216840</text:p>
          </table:table-cell>
          <table:table-cell table:formula="of:=[.D281]/240" office:value-type="float" office:value="903.5" calcext:value-type="float">
            <text:p>903,5</text:p>
          </table:table-cell>
          <table:table-cell table:formula="of:=ROUNDUP(([.D281]+40)/44100*90000)+23" office:value-type="float" office:value="442636" calcext:value-type="float">
            <text:p>442636</text:p>
          </table:table-cell>
          <table:table-cell table:formula="of:=[.F281]-[.B281]" office:value-type="float" office:value="0" calcext:value-type="float">
            <text:p>0</text:p>
          </table:table-cell>
          <table:table-cell table:formula="of:=ROUNDUP(([.D281])/44100*90000)+23" office:value-type="float" office:value="442554" calcext:value-type="float">
            <text:p>442554</text:p>
          </table:table-cell>
          <table:table-cell table:formula="of:=[.H281]-[.C28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44105" calcext:value-type="float">
            <text:p>444105</text:p>
          </table:table-cell>
          <table:table-cell office:value-type="float" office:value="444024" calcext:value-type="float">
            <text:p>444024</text:p>
          </table:table-cell>
          <table:table-cell office:value-type="float" office:value="217560" calcext:value-type="float">
            <text:p>217560</text:p>
          </table:table-cell>
          <table:table-cell table:formula="of:=[.D282]/240" office:value-type="float" office:value="906.5" calcext:value-type="float">
            <text:p>906,5</text:p>
          </table:table-cell>
          <table:table-cell table:formula="of:=ROUNDUP(([.D282]+40)/44100*90000)+23" office:value-type="float" office:value="444105" calcext:value-type="float">
            <text:p>444105</text:p>
          </table:table-cell>
          <table:table-cell table:formula="of:=[.F282]-[.B282]" office:value-type="float" office:value="0" calcext:value-type="float">
            <text:p>0</text:p>
          </table:table-cell>
          <table:table-cell table:formula="of:=ROUNDUP(([.D282])/44100*90000)+23" office:value-type="float" office:value="444023" calcext:value-type="float">
            <text:p>444023</text:p>
          </table:table-cell>
          <table:table-cell table:formula="of:=[.H282]-[.C282]"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45656" calcext:value-type="float">
            <text:p>445656</text:p>
          </table:table-cell>
          <table:table-cell office:value-type="float" office:value="445575" calcext:value-type="float">
            <text:p>445575</text:p>
          </table:table-cell>
          <table:table-cell office:value-type="float" office:value="218320" calcext:value-type="float">
            <text:p>218320</text:p>
          </table:table-cell>
          <table:table-cell table:formula="of:=[.D283]/240" office:value-type="float" office:value="909.666666666667" calcext:value-type="float">
            <text:p>909,666666666667</text:p>
          </table:table-cell>
          <table:table-cell table:formula="of:=ROUNDUP(([.D283]+40)/44100*90000)+23" office:value-type="float" office:value="445656" calcext:value-type="float">
            <text:p>445656</text:p>
          </table:table-cell>
          <table:table-cell table:formula="of:=[.F283]-[.B283]" office:value-type="float" office:value="0" calcext:value-type="float">
            <text:p>0</text:p>
          </table:table-cell>
          <table:table-cell table:formula="of:=ROUNDUP(([.D283])/44100*90000)+23" office:value-type="float" office:value="445575" calcext:value-type="float">
            <text:p>445575</text:p>
          </table:table-cell>
          <table:table-cell table:formula="of:=[.H283]-[.C28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47289" calcext:value-type="float">
            <text:p>447289</text:p>
          </table:table-cell>
          <table:table-cell office:value-type="float" office:value="447207" calcext:value-type="float">
            <text:p>447207</text:p>
          </table:table-cell>
          <table:table-cell office:value-type="float" office:value="219120" calcext:value-type="float">
            <text:p>219120</text:p>
          </table:table-cell>
          <table:table-cell table:formula="of:=[.D284]/240" office:value-type="float" office:value="913" calcext:value-type="float">
            <text:p>913</text:p>
          </table:table-cell>
          <table:table-cell table:formula="of:=ROUNDUP(([.D284]+40)/44100*90000)+23" office:value-type="float" office:value="447289" calcext:value-type="float">
            <text:p>447289</text:p>
          </table:table-cell>
          <table:table-cell table:formula="of:=[.F284]-[.B284]" office:value-type="float" office:value="0" calcext:value-type="float">
            <text:p>0</text:p>
          </table:table-cell>
          <table:table-cell table:formula="of:=ROUNDUP(([.D284])/44100*90000)+23" office:value-type="float" office:value="447207" calcext:value-type="float">
            <text:p>447207</text:p>
          </table:table-cell>
          <table:table-cell table:formula="of:=[.H284]-[.C28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48758" calcext:value-type="float">
            <text:p>448758</text:p>
          </table:table-cell>
          <table:table-cell office:value-type="float" office:value="448677" calcext:value-type="float">
            <text:p>448677</text:p>
          </table:table-cell>
          <table:table-cell office:value-type="float" office:value="219840" calcext:value-type="float">
            <text:p>219840</text:p>
          </table:table-cell>
          <table:table-cell table:formula="of:=[.D285]/240" office:value-type="float" office:value="916" calcext:value-type="float">
            <text:p>916</text:p>
          </table:table-cell>
          <table:table-cell table:formula="of:=ROUNDUP(([.D285]+40)/44100*90000)+23" office:value-type="float" office:value="448758" calcext:value-type="float">
            <text:p>448758</text:p>
          </table:table-cell>
          <table:table-cell table:formula="of:=[.F285]-[.B285]" office:value-type="float" office:value="0" calcext:value-type="float">
            <text:p>0</text:p>
          </table:table-cell>
          <table:table-cell table:formula="of:=ROUNDUP(([.D285])/44100*90000)+23" office:value-type="float" office:value="448677" calcext:value-type="float">
            <text:p>448677</text:p>
          </table:table-cell>
          <table:table-cell table:formula="of:=[.H285]-[.C28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50309" calcext:value-type="float">
            <text:p>450309</text:p>
          </table:table-cell>
          <table:table-cell office:value-type="float" office:value="450228" calcext:value-type="float">
            <text:p>450228</text:p>
          </table:table-cell>
          <table:table-cell office:value-type="float" office:value="220600" calcext:value-type="float">
            <text:p>220600</text:p>
          </table:table-cell>
          <table:table-cell table:formula="of:=[.D286]/240" office:value-type="float" office:value="919.166666666667" calcext:value-type="float">
            <text:p>919,166666666667</text:p>
          </table:table-cell>
          <table:table-cell table:formula="of:=ROUNDUP(([.D286]+40)/44100*90000)+23" office:value-type="float" office:value="450309" calcext:value-type="float">
            <text:p>450309</text:p>
          </table:table-cell>
          <table:table-cell table:formula="of:=[.F286]-[.B286]" office:value-type="float" office:value="0" calcext:value-type="float">
            <text:p>0</text:p>
          </table:table-cell>
          <table:table-cell table:formula="of:=ROUNDUP(([.D286])/44100*90000)+23" office:value-type="float" office:value="450228" calcext:value-type="float">
            <text:p>450228</text:p>
          </table:table-cell>
          <table:table-cell table:formula="of:=[.H286]-[.C28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51860" calcext:value-type="float">
            <text:p>451860</text:p>
          </table:table-cell>
          <table:table-cell office:value-type="float" office:value="451779" calcext:value-type="float">
            <text:p>451779</text:p>
          </table:table-cell>
          <table:table-cell office:value-type="float" office:value="221360" calcext:value-type="float">
            <text:p>221360</text:p>
          </table:table-cell>
          <table:table-cell table:formula="of:=[.D287]/240" office:value-type="float" office:value="922.333333333333" calcext:value-type="float">
            <text:p>922,333333333333</text:p>
          </table:table-cell>
          <table:table-cell table:formula="of:=ROUNDUP(([.D287]+40)/44100*90000)+23" office:value-type="float" office:value="451860" calcext:value-type="float">
            <text:p>451860</text:p>
          </table:table-cell>
          <table:table-cell table:formula="of:=[.F287]-[.B287]" office:value-type="float" office:value="0" calcext:value-type="float">
            <text:p>0</text:p>
          </table:table-cell>
          <table:table-cell table:formula="of:=ROUNDUP(([.D287])/44100*90000)+23" office:value-type="float" office:value="451779" calcext:value-type="float">
            <text:p>451779</text:p>
          </table:table-cell>
          <table:table-cell table:formula="of:=[.H287]-[.C28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53411" calcext:value-type="float">
            <text:p>453411</text:p>
          </table:table-cell>
          <table:table-cell office:value-type="float" office:value="453330" calcext:value-type="float">
            <text:p>453330</text:p>
          </table:table-cell>
          <table:table-cell office:value-type="float" office:value="222120" calcext:value-type="float">
            <text:p>222120</text:p>
          </table:table-cell>
          <table:table-cell table:formula="of:=[.D288]/240" office:value-type="float" office:value="925.5" calcext:value-type="float">
            <text:p>925,5</text:p>
          </table:table-cell>
          <table:table-cell table:formula="of:=ROUNDUP(([.D288]+40)/44100*90000)+23" office:value-type="float" office:value="453411" calcext:value-type="float">
            <text:p>453411</text:p>
          </table:table-cell>
          <table:table-cell table:formula="of:=[.F288]-[.B288]" office:value-type="float" office:value="0" calcext:value-type="float">
            <text:p>0</text:p>
          </table:table-cell>
          <table:table-cell table:formula="of:=ROUNDUP(([.D288])/44100*90000)+23" office:value-type="float" office:value="453330" calcext:value-type="float">
            <text:p>453330</text:p>
          </table:table-cell>
          <table:table-cell table:formula="of:=[.H288]-[.C28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54962" calcext:value-type="float">
            <text:p>454962</text:p>
          </table:table-cell>
          <table:table-cell office:value-type="float" office:value="454881" calcext:value-type="float">
            <text:p>454881</text:p>
          </table:table-cell>
          <table:table-cell office:value-type="float" office:value="222880" calcext:value-type="float">
            <text:p>222880</text:p>
          </table:table-cell>
          <table:table-cell table:formula="of:=[.D289]/240" office:value-type="float" office:value="928.666666666667" calcext:value-type="float">
            <text:p>928,666666666667</text:p>
          </table:table-cell>
          <table:table-cell table:formula="of:=ROUNDUP(([.D289]+40)/44100*90000)+23" office:value-type="float" office:value="454962" calcext:value-type="float">
            <text:p>454962</text:p>
          </table:table-cell>
          <table:table-cell table:formula="of:=[.F289]-[.B289]" office:value-type="float" office:value="0" calcext:value-type="float">
            <text:p>0</text:p>
          </table:table-cell>
          <table:table-cell table:formula="of:=ROUNDUP(([.D289])/44100*90000)+23" office:value-type="float" office:value="454881" calcext:value-type="float">
            <text:p>454881</text:p>
          </table:table-cell>
          <table:table-cell table:formula="of:=[.H289]-[.C28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56595" calcext:value-type="float">
            <text:p>456595</text:p>
          </table:table-cell>
          <table:table-cell office:value-type="float" office:value="456513" calcext:value-type="float">
            <text:p>456513</text:p>
          </table:table-cell>
          <table:table-cell office:value-type="float" office:value="223680" calcext:value-type="float">
            <text:p>223680</text:p>
          </table:table-cell>
          <table:table-cell table:formula="of:=[.D290]/240" office:value-type="float" office:value="932" calcext:value-type="float">
            <text:p>932</text:p>
          </table:table-cell>
          <table:table-cell table:formula="of:=ROUNDUP(([.D290]+40)/44100*90000)+23" office:value-type="float" office:value="456595" calcext:value-type="float">
            <text:p>456595</text:p>
          </table:table-cell>
          <table:table-cell table:formula="of:=[.F290]-[.B290]" office:value-type="float" office:value="0" calcext:value-type="float">
            <text:p>0</text:p>
          </table:table-cell>
          <table:table-cell table:formula="of:=ROUNDUP(([.D290])/44100*90000)+23" office:value-type="float" office:value="456513" calcext:value-type="float">
            <text:p>456513</text:p>
          </table:table-cell>
          <table:table-cell table:formula="of:=[.H290]-[.C29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58228" calcext:value-type="float">
            <text:p>458228</text:p>
          </table:table-cell>
          <table:table-cell office:value-type="float" office:value="458146" calcext:value-type="float">
            <text:p>458146</text:p>
          </table:table-cell>
          <table:table-cell office:value-type="float" office:value="224480" calcext:value-type="float">
            <text:p>224480</text:p>
          </table:table-cell>
          <table:table-cell table:formula="of:=[.D291]/240" office:value-type="float" office:value="935.333333333333" calcext:value-type="float">
            <text:p>935,333333333333</text:p>
          </table:table-cell>
          <table:table-cell table:formula="of:=ROUNDUP(([.D291]+40)/44100*90000)+23" office:value-type="float" office:value="458228" calcext:value-type="float">
            <text:p>458228</text:p>
          </table:table-cell>
          <table:table-cell table:formula="of:=[.F291]-[.B291]" office:value-type="float" office:value="0" calcext:value-type="float">
            <text:p>0</text:p>
          </table:table-cell>
          <table:table-cell table:formula="of:=ROUNDUP(([.D291])/44100*90000)+23" office:value-type="float" office:value="458146" calcext:value-type="float">
            <text:p>458146</text:p>
          </table:table-cell>
          <table:table-cell table:formula="of:=[.H291]-[.C29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59860" calcext:value-type="float">
            <text:p>459860</text:p>
          </table:table-cell>
          <table:table-cell office:value-type="float" office:value="459779" calcext:value-type="float">
            <text:p>459779</text:p>
          </table:table-cell>
          <table:table-cell office:value-type="float" office:value="225280" calcext:value-type="float">
            <text:p>225280</text:p>
          </table:table-cell>
          <table:table-cell table:formula="of:=[.D292]/240" office:value-type="float" office:value="938.666666666667" calcext:value-type="float">
            <text:p>938,666666666667</text:p>
          </table:table-cell>
          <table:table-cell table:formula="of:=ROUNDUP(([.D292]+40)/44100*90000)+23" office:value-type="float" office:value="459860" calcext:value-type="float">
            <text:p>459860</text:p>
          </table:table-cell>
          <table:table-cell table:formula="of:=[.F292]-[.B292]" office:value-type="float" office:value="0" calcext:value-type="float">
            <text:p>0</text:p>
          </table:table-cell>
          <table:table-cell table:formula="of:=ROUNDUP(([.D292])/44100*90000)+23" office:value-type="float" office:value="459779" calcext:value-type="float">
            <text:p>459779</text:p>
          </table:table-cell>
          <table:table-cell table:formula="of:=[.H292]-[.C29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61411" calcext:value-type="float">
            <text:p>461411</text:p>
          </table:table-cell>
          <table:table-cell office:value-type="float" office:value="461330" calcext:value-type="float">
            <text:p>461330</text:p>
          </table:table-cell>
          <table:table-cell office:value-type="float" office:value="226040" calcext:value-type="float">
            <text:p>226040</text:p>
          </table:table-cell>
          <table:table-cell table:formula="of:=[.D293]/240" office:value-type="float" office:value="941.833333333333" calcext:value-type="float">
            <text:p>941,833333333333</text:p>
          </table:table-cell>
          <table:table-cell table:formula="of:=ROUNDUP(([.D293]+40)/44100*90000)+23" office:value-type="float" office:value="461411" calcext:value-type="float">
            <text:p>461411</text:p>
          </table:table-cell>
          <table:table-cell table:formula="of:=[.F293]-[.B293]" office:value-type="float" office:value="0" calcext:value-type="float">
            <text:p>0</text:p>
          </table:table-cell>
          <table:table-cell table:formula="of:=ROUNDUP(([.D293])/44100*90000)+23" office:value-type="float" office:value="461330" calcext:value-type="float">
            <text:p>461330</text:p>
          </table:table-cell>
          <table:table-cell table:formula="of:=[.H293]-[.C29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62799" calcext:value-type="float">
            <text:p>462799</text:p>
          </table:table-cell>
          <table:table-cell office:value-type="float" office:value="462717" calcext:value-type="float">
            <text:p>462717</text:p>
          </table:table-cell>
          <table:table-cell office:value-type="float" office:value="226720" calcext:value-type="float">
            <text:p>226720</text:p>
          </table:table-cell>
          <table:table-cell table:formula="of:=[.D294]/240" office:value-type="float" office:value="944.666666666667" calcext:value-type="float">
            <text:p>944,666666666667</text:p>
          </table:table-cell>
          <table:table-cell table:formula="of:=ROUNDUP(([.D294]+40)/44100*90000)+23" office:value-type="float" office:value="462799" calcext:value-type="float">
            <text:p>462799</text:p>
          </table:table-cell>
          <table:table-cell table:formula="of:=[.F294]-[.B294]" office:value-type="float" office:value="0" calcext:value-type="float">
            <text:p>0</text:p>
          </table:table-cell>
          <table:table-cell table:formula="of:=ROUNDUP(([.D294])/44100*90000)+23" office:value-type="float" office:value="462717" calcext:value-type="float">
            <text:p>462717</text:p>
          </table:table-cell>
          <table:table-cell table:formula="of:=[.H294]-[.C29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64187" calcext:value-type="float">
            <text:p>464187</text:p>
          </table:table-cell>
          <table:table-cell office:value-type="float" office:value="464105" calcext:value-type="float">
            <text:p>464105</text:p>
          </table:table-cell>
          <table:table-cell office:value-type="float" office:value="227400" calcext:value-type="float">
            <text:p>227400</text:p>
          </table:table-cell>
          <table:table-cell table:formula="of:=[.D295]/240" office:value-type="float" office:value="947.5" calcext:value-type="float">
            <text:p>947,5</text:p>
          </table:table-cell>
          <table:table-cell table:formula="of:=ROUNDUP(([.D295]+40)/44100*90000)+23" office:value-type="float" office:value="464187" calcext:value-type="float">
            <text:p>464187</text:p>
          </table:table-cell>
          <table:table-cell table:formula="of:=[.F295]-[.B295]" office:value-type="float" office:value="0" calcext:value-type="float">
            <text:p>0</text:p>
          </table:table-cell>
          <table:table-cell table:formula="of:=ROUNDUP(([.D295])/44100*90000)+23" office:value-type="float" office:value="464105" calcext:value-type="float">
            <text:p>464105</text:p>
          </table:table-cell>
          <table:table-cell table:formula="of:=[.H295]-[.C29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65656" calcext:value-type="float">
            <text:p>465656</text:p>
          </table:table-cell>
          <table:table-cell office:value-type="float" office:value="465575" calcext:value-type="float">
            <text:p>465575</text:p>
          </table:table-cell>
          <table:table-cell office:value-type="float" office:value="228120" calcext:value-type="float">
            <text:p>228120</text:p>
          </table:table-cell>
          <table:table-cell table:formula="of:=[.D296]/240" office:value-type="float" office:value="950.5" calcext:value-type="float">
            <text:p>950,5</text:p>
          </table:table-cell>
          <table:table-cell table:formula="of:=ROUNDUP(([.D296]+40)/44100*90000)+23" office:value-type="float" office:value="465656" calcext:value-type="float">
            <text:p>465656</text:p>
          </table:table-cell>
          <table:table-cell table:formula="of:=[.F296]-[.B296]" office:value-type="float" office:value="0" calcext:value-type="float">
            <text:p>0</text:p>
          </table:table-cell>
          <table:table-cell table:formula="of:=ROUNDUP(([.D296])/44100*90000)+23" office:value-type="float" office:value="465575" calcext:value-type="float">
            <text:p>465575</text:p>
          </table:table-cell>
          <table:table-cell table:formula="of:=[.H296]-[.C29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67126" calcext:value-type="float">
            <text:p>467126</text:p>
          </table:table-cell>
          <table:table-cell office:value-type="float" office:value="467044" calcext:value-type="float">
            <text:p>467044</text:p>
          </table:table-cell>
          <table:table-cell office:value-type="float" office:value="228840" calcext:value-type="float">
            <text:p>228840</text:p>
          </table:table-cell>
          <table:table-cell table:formula="of:=[.D297]/240" office:value-type="float" office:value="953.5" calcext:value-type="float">
            <text:p>953,5</text:p>
          </table:table-cell>
          <table:table-cell table:formula="of:=ROUNDUP(([.D297]+40)/44100*90000)+23" office:value-type="float" office:value="467126" calcext:value-type="float">
            <text:p>467126</text:p>
          </table:table-cell>
          <table:table-cell table:formula="of:=[.F297]-[.B297]" office:value-type="float" office:value="0" calcext:value-type="float">
            <text:p>0</text:p>
          </table:table-cell>
          <table:table-cell table:formula="of:=ROUNDUP(([.D297])/44100*90000)+23" office:value-type="float" office:value="467044" calcext:value-type="float">
            <text:p>467044</text:p>
          </table:table-cell>
          <table:table-cell table:formula="of:=[.H297]-[.C29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68677" calcext:value-type="float">
            <text:p>468677</text:p>
          </table:table-cell>
          <table:table-cell office:value-type="float" office:value="468595" calcext:value-type="float">
            <text:p>468595</text:p>
          </table:table-cell>
          <table:table-cell office:value-type="float" office:value="229600" calcext:value-type="float">
            <text:p>229600</text:p>
          </table:table-cell>
          <table:table-cell table:formula="of:=[.D298]/240" office:value-type="float" office:value="956.666666666667" calcext:value-type="float">
            <text:p>956,666666666667</text:p>
          </table:table-cell>
          <table:table-cell table:formula="of:=ROUNDUP(([.D298]+40)/44100*90000)+23" office:value-type="float" office:value="468677" calcext:value-type="float">
            <text:p>468677</text:p>
          </table:table-cell>
          <table:table-cell table:formula="of:=[.F298]-[.B298]" office:value-type="float" office:value="0" calcext:value-type="float">
            <text:p>0</text:p>
          </table:table-cell>
          <table:table-cell table:formula="of:=ROUNDUP(([.D298])/44100*90000)+23" office:value-type="float" office:value="468595" calcext:value-type="float">
            <text:p>468595</text:p>
          </table:table-cell>
          <table:table-cell table:formula="of:=[.H298]-[.C29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70228" calcext:value-type="float">
            <text:p>470228</text:p>
          </table:table-cell>
          <table:table-cell office:value-type="float" office:value="470146" calcext:value-type="float">
            <text:p>470146</text:p>
          </table:table-cell>
          <table:table-cell office:value-type="float" office:value="230360" calcext:value-type="float">
            <text:p>230360</text:p>
          </table:table-cell>
          <table:table-cell table:formula="of:=[.D299]/240" office:value-type="float" office:value="959.833333333333" calcext:value-type="float">
            <text:p>959,833333333333</text:p>
          </table:table-cell>
          <table:table-cell table:formula="of:=ROUNDUP(([.D299]+40)/44100*90000)+23" office:value-type="float" office:value="470228" calcext:value-type="float">
            <text:p>470228</text:p>
          </table:table-cell>
          <table:table-cell table:formula="of:=[.F299]-[.B299]" office:value-type="float" office:value="0" calcext:value-type="float">
            <text:p>0</text:p>
          </table:table-cell>
          <table:table-cell table:formula="of:=ROUNDUP(([.D299])/44100*90000)+23" office:value-type="float" office:value="470146" calcext:value-type="float">
            <text:p>470146</text:p>
          </table:table-cell>
          <table:table-cell table:formula="of:=[.H299]-[.C29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71697" calcext:value-type="float">
            <text:p>471697</text:p>
          </table:table-cell>
          <table:table-cell office:value-type="float" office:value="471615" calcext:value-type="float">
            <text:p>471615</text:p>
          </table:table-cell>
          <table:table-cell office:value-type="float" office:value="231080" calcext:value-type="float">
            <text:p>231080</text:p>
          </table:table-cell>
          <table:table-cell table:formula="of:=[.D300]/240" office:value-type="float" office:value="962.833333333333" calcext:value-type="float">
            <text:p>962,833333333333</text:p>
          </table:table-cell>
          <table:table-cell table:formula="of:=ROUNDUP(([.D300]+40)/44100*90000)+23" office:value-type="float" office:value="471697" calcext:value-type="float">
            <text:p>471697</text:p>
          </table:table-cell>
          <table:table-cell table:formula="of:=[.F300]-[.B300]" office:value-type="float" office:value="0" calcext:value-type="float">
            <text:p>0</text:p>
          </table:table-cell>
          <table:table-cell table:formula="of:=ROUNDUP(([.D300])/44100*90000)+23" office:value-type="float" office:value="471615" calcext:value-type="float">
            <text:p>471615</text:p>
          </table:table-cell>
          <table:table-cell table:formula="of:=[.H300]-[.C30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73330" calcext:value-type="float">
            <text:p>473330</text:p>
          </table:table-cell>
          <table:table-cell office:value-type="float" office:value="473248" calcext:value-type="float">
            <text:p>473248</text:p>
          </table:table-cell>
          <table:table-cell office:value-type="float" office:value="231880" calcext:value-type="float">
            <text:p>231880</text:p>
          </table:table-cell>
          <table:table-cell table:formula="of:=[.D301]/240" office:value-type="float" office:value="966.166666666667" calcext:value-type="float">
            <text:p>966,166666666667</text:p>
          </table:table-cell>
          <table:table-cell table:formula="of:=ROUNDUP(([.D301]+40)/44100*90000)+23" office:value-type="float" office:value="473330" calcext:value-type="float">
            <text:p>473330</text:p>
          </table:table-cell>
          <table:table-cell table:formula="of:=[.F301]-[.B301]" office:value-type="float" office:value="0" calcext:value-type="float">
            <text:p>0</text:p>
          </table:table-cell>
          <table:table-cell table:formula="of:=ROUNDUP(([.D301])/44100*90000)+23" office:value-type="float" office:value="473248" calcext:value-type="float">
            <text:p>473248</text:p>
          </table:table-cell>
          <table:table-cell table:formula="of:=[.H301]-[.C30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74881" calcext:value-type="float">
            <text:p>474881</text:p>
          </table:table-cell>
          <table:table-cell office:value-type="float" office:value="474799" calcext:value-type="float">
            <text:p>474799</text:p>
          </table:table-cell>
          <table:table-cell office:value-type="float" office:value="232640" calcext:value-type="float">
            <text:p>232640</text:p>
          </table:table-cell>
          <table:table-cell table:formula="of:=[.D302]/240" office:value-type="float" office:value="969.333333333333" calcext:value-type="float">
            <text:p>969,333333333333</text:p>
          </table:table-cell>
          <table:table-cell table:formula="of:=ROUNDUP(([.D302]+40)/44100*90000)+23" office:value-type="float" office:value="474881" calcext:value-type="float">
            <text:p>474881</text:p>
          </table:table-cell>
          <table:table-cell table:formula="of:=[.F302]-[.B302]" office:value-type="float" office:value="0" calcext:value-type="float">
            <text:p>0</text:p>
          </table:table-cell>
          <table:table-cell table:formula="of:=ROUNDUP(([.D302])/44100*90000)+23" office:value-type="float" office:value="474799" calcext:value-type="float">
            <text:p>474799</text:p>
          </table:table-cell>
          <table:table-cell table:formula="of:=[.H302]-[.C30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76432" calcext:value-type="float">
            <text:p>476432</text:p>
          </table:table-cell>
          <table:table-cell office:value-type="float" office:value="476350" calcext:value-type="float">
            <text:p>476350</text:p>
          </table:table-cell>
          <table:table-cell office:value-type="float" office:value="233400" calcext:value-type="float">
            <text:p>233400</text:p>
          </table:table-cell>
          <table:table-cell table:formula="of:=[.D303]/240" office:value-type="float" office:value="972.5" calcext:value-type="float">
            <text:p>972,5</text:p>
          </table:table-cell>
          <table:table-cell table:formula="of:=ROUNDUP(([.D303]+40)/44100*90000)+23" office:value-type="float" office:value="476432" calcext:value-type="float">
            <text:p>476432</text:p>
          </table:table-cell>
          <table:table-cell table:formula="of:=[.F303]-[.B303]" office:value-type="float" office:value="0" calcext:value-type="float">
            <text:p>0</text:p>
          </table:table-cell>
          <table:table-cell table:formula="of:=ROUNDUP(([.D303])/44100*90000)+23" office:value-type="float" office:value="476350" calcext:value-type="float">
            <text:p>476350</text:p>
          </table:table-cell>
          <table:table-cell table:formula="of:=[.H303]-[.C30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78064" calcext:value-type="float">
            <text:p>478064</text:p>
          </table:table-cell>
          <table:table-cell office:value-type="float" office:value="477983" calcext:value-type="float">
            <text:p>477983</text:p>
          </table:table-cell>
          <table:table-cell office:value-type="float" office:value="234200" calcext:value-type="float">
            <text:p>234200</text:p>
          </table:table-cell>
          <table:table-cell table:formula="of:=[.D304]/240" office:value-type="float" office:value="975.833333333333" calcext:value-type="float">
            <text:p>975,833333333333</text:p>
          </table:table-cell>
          <table:table-cell table:formula="of:=ROUNDUP(([.D304]+40)/44100*90000)+23" office:value-type="float" office:value="478064" calcext:value-type="float">
            <text:p>478064</text:p>
          </table:table-cell>
          <table:table-cell table:formula="of:=[.F304]-[.B304]" office:value-type="float" office:value="0" calcext:value-type="float">
            <text:p>0</text:p>
          </table:table-cell>
          <table:table-cell table:formula="of:=ROUNDUP(([.D304])/44100*90000)+23" office:value-type="float" office:value="477983" calcext:value-type="float">
            <text:p>477983</text:p>
          </table:table-cell>
          <table:table-cell table:formula="of:=[.H304]-[.C30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79534" calcext:value-type="float">
            <text:p>479534</text:p>
          </table:table-cell>
          <table:table-cell office:value-type="float" office:value="479452" calcext:value-type="float">
            <text:p>479452</text:p>
          </table:table-cell>
          <table:table-cell office:value-type="float" office:value="234920" calcext:value-type="float">
            <text:p>234920</text:p>
          </table:table-cell>
          <table:table-cell table:formula="of:=[.D305]/240" office:value-type="float" office:value="978.833333333333" calcext:value-type="float">
            <text:p>978,833333333333</text:p>
          </table:table-cell>
          <table:table-cell table:formula="of:=ROUNDUP(([.D305]+40)/44100*90000)+23" office:value-type="float" office:value="479534" calcext:value-type="float">
            <text:p>479534</text:p>
          </table:table-cell>
          <table:table-cell table:formula="of:=[.F305]-[.B305]" office:value-type="float" office:value="0" calcext:value-type="float">
            <text:p>0</text:p>
          </table:table-cell>
          <table:table-cell table:formula="of:=ROUNDUP(([.D305])/44100*90000)+23" office:value-type="float" office:value="479452" calcext:value-type="float">
            <text:p>479452</text:p>
          </table:table-cell>
          <table:table-cell table:formula="of:=[.H305]-[.C30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81085" calcext:value-type="float">
            <text:p>481085</text:p>
          </table:table-cell>
          <table:table-cell office:value-type="float" office:value="481003" calcext:value-type="float">
            <text:p>481003</text:p>
          </table:table-cell>
          <table:table-cell office:value-type="float" office:value="235680" calcext:value-type="float">
            <text:p>235680</text:p>
          </table:table-cell>
          <table:table-cell table:formula="of:=[.D306]/240" office:value-type="float" office:value="982" calcext:value-type="float">
            <text:p>982</text:p>
          </table:table-cell>
          <table:table-cell table:formula="of:=ROUNDUP(([.D306]+40)/44100*90000)+23" office:value-type="float" office:value="481085" calcext:value-type="float">
            <text:p>481085</text:p>
          </table:table-cell>
          <table:table-cell table:formula="of:=[.F306]-[.B306]" office:value-type="float" office:value="0" calcext:value-type="float">
            <text:p>0</text:p>
          </table:table-cell>
          <table:table-cell table:formula="of:=ROUNDUP(([.D306])/44100*90000)+23" office:value-type="float" office:value="481003" calcext:value-type="float">
            <text:p>481003</text:p>
          </table:table-cell>
          <table:table-cell table:formula="of:=[.H306]-[.C30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82717" calcext:value-type="float">
            <text:p>482717</text:p>
          </table:table-cell>
          <table:table-cell office:value-type="float" office:value="482636" calcext:value-type="float">
            <text:p>482636</text:p>
          </table:table-cell>
          <table:table-cell office:value-type="float" office:value="236480" calcext:value-type="float">
            <text:p>236480</text:p>
          </table:table-cell>
          <table:table-cell table:formula="of:=[.D307]/240" office:value-type="float" office:value="985.333333333333" calcext:value-type="float">
            <text:p>985,333333333333</text:p>
          </table:table-cell>
          <table:table-cell table:formula="of:=ROUNDUP(([.D307]+40)/44100*90000)+23" office:value-type="float" office:value="482717" calcext:value-type="float">
            <text:p>482717</text:p>
          </table:table-cell>
          <table:table-cell table:formula="of:=[.F307]-[.B307]" office:value-type="float" office:value="0" calcext:value-type="float">
            <text:p>0</text:p>
          </table:table-cell>
          <table:table-cell table:formula="of:=ROUNDUP(([.D307])/44100*90000)+23" office:value-type="float" office:value="482636" calcext:value-type="float">
            <text:p>482636</text:p>
          </table:table-cell>
          <table:table-cell table:formula="of:=[.H307]-[.C30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84187" calcext:value-type="float">
            <text:p>484187</text:p>
          </table:table-cell>
          <table:table-cell office:value-type="float" office:value="484105" calcext:value-type="float">
            <text:p>484105</text:p>
          </table:table-cell>
          <table:table-cell office:value-type="float" office:value="237200" calcext:value-type="float">
            <text:p>237200</text:p>
          </table:table-cell>
          <table:table-cell table:formula="of:=[.D308]/240" office:value-type="float" office:value="988.333333333333" calcext:value-type="float">
            <text:p>988,333333333333</text:p>
          </table:table-cell>
          <table:table-cell table:formula="of:=ROUNDUP(([.D308]+40)/44100*90000)+23" office:value-type="float" office:value="484187" calcext:value-type="float">
            <text:p>484187</text:p>
          </table:table-cell>
          <table:table-cell table:formula="of:=[.F308]-[.B308]" office:value-type="float" office:value="0" calcext:value-type="float">
            <text:p>0</text:p>
          </table:table-cell>
          <table:table-cell table:formula="of:=ROUNDUP(([.D308])/44100*90000)+23" office:value-type="float" office:value="484105" calcext:value-type="float">
            <text:p>484105</text:p>
          </table:table-cell>
          <table:table-cell table:formula="of:=[.H308]-[.C30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85819" calcext:value-type="float">
            <text:p>485819</text:p>
          </table:table-cell>
          <table:table-cell office:value-type="float" office:value="485738" calcext:value-type="float">
            <text:p>485738</text:p>
          </table:table-cell>
          <table:table-cell office:value-type="float" office:value="238000" calcext:value-type="float">
            <text:p>238000</text:p>
          </table:table-cell>
          <table:table-cell table:formula="of:=[.D309]/240" office:value-type="float" office:value="991.666666666667" calcext:value-type="float">
            <text:p>991,666666666667</text:p>
          </table:table-cell>
          <table:table-cell table:formula="of:=ROUNDUP(([.D309]+40)/44100*90000)+23" office:value-type="float" office:value="485819" calcext:value-type="float">
            <text:p>485819</text:p>
          </table:table-cell>
          <table:table-cell table:formula="of:=[.F309]-[.B309]" office:value-type="float" office:value="0" calcext:value-type="float">
            <text:p>0</text:p>
          </table:table-cell>
          <table:table-cell table:formula="of:=ROUNDUP(([.D309])/44100*90000)+23" office:value-type="float" office:value="485738" calcext:value-type="float">
            <text:p>485738</text:p>
          </table:table-cell>
          <table:table-cell table:formula="of:=[.H309]-[.C30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87452" calcext:value-type="float">
            <text:p>487452</text:p>
          </table:table-cell>
          <table:table-cell office:value-type="float" office:value="487370" calcext:value-type="float">
            <text:p>487370</text:p>
          </table:table-cell>
          <table:table-cell office:value-type="float" office:value="238800" calcext:value-type="float">
            <text:p>238800</text:p>
          </table:table-cell>
          <table:table-cell table:formula="of:=[.D310]/240" office:value-type="float" office:value="995" calcext:value-type="float">
            <text:p>995</text:p>
          </table:table-cell>
          <table:table-cell table:formula="of:=ROUNDUP(([.D310]+40)/44100*90000)+23" office:value-type="float" office:value="487452" calcext:value-type="float">
            <text:p>487452</text:p>
          </table:table-cell>
          <table:table-cell table:formula="of:=[.F310]-[.B310]" office:value-type="float" office:value="0" calcext:value-type="float">
            <text:p>0</text:p>
          </table:table-cell>
          <table:table-cell table:formula="of:=ROUNDUP(([.D310])/44100*90000)+23" office:value-type="float" office:value="487370" calcext:value-type="float">
            <text:p>487370</text:p>
          </table:table-cell>
          <table:table-cell table:formula="of:=[.H310]-[.C31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89085" calcext:value-type="float">
            <text:p>489085</text:p>
          </table:table-cell>
          <table:table-cell office:value-type="float" office:value="489003" calcext:value-type="float">
            <text:p>489003</text:p>
          </table:table-cell>
          <table:table-cell office:value-type="float" office:value="239600" calcext:value-type="float">
            <text:p>239600</text:p>
          </table:table-cell>
          <table:table-cell table:formula="of:=[.D311]/240" office:value-type="float" office:value="998.333333333333" calcext:value-type="float">
            <text:p>998,333333333333</text:p>
          </table:table-cell>
          <table:table-cell table:formula="of:=ROUNDUP(([.D311]+40)/44100*90000)+23" office:value-type="float" office:value="489085" calcext:value-type="float">
            <text:p>489085</text:p>
          </table:table-cell>
          <table:table-cell table:formula="of:=[.F311]-[.B311]" office:value-type="float" office:value="0" calcext:value-type="float">
            <text:p>0</text:p>
          </table:table-cell>
          <table:table-cell table:formula="of:=ROUNDUP(([.D311])/44100*90000)+23" office:value-type="float" office:value="489003" calcext:value-type="float">
            <text:p>489003</text:p>
          </table:table-cell>
          <table:table-cell table:formula="of:=[.H311]-[.C31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90717" calcext:value-type="float">
            <text:p>490717</text:p>
          </table:table-cell>
          <table:table-cell office:value-type="float" office:value="490636" calcext:value-type="float">
            <text:p>490636</text:p>
          </table:table-cell>
          <table:table-cell office:value-type="float" office:value="240400" calcext:value-type="float">
            <text:p>240400</text:p>
          </table:table-cell>
          <table:table-cell table:formula="of:=[.D312]/240" office:value-type="float" office:value="1001.66666666667" calcext:value-type="float">
            <text:p>1001,66666666667</text:p>
          </table:table-cell>
          <table:table-cell table:formula="of:=ROUNDUP(([.D312]+40)/44100*90000)+23" office:value-type="float" office:value="490717" calcext:value-type="float">
            <text:p>490717</text:p>
          </table:table-cell>
          <table:table-cell table:formula="of:=[.F312]-[.B312]" office:value-type="float" office:value="0" calcext:value-type="float">
            <text:p>0</text:p>
          </table:table-cell>
          <table:table-cell table:formula="of:=ROUNDUP(([.D312])/44100*90000)+23" office:value-type="float" office:value="490636" calcext:value-type="float">
            <text:p>490636</text:p>
          </table:table-cell>
          <table:table-cell table:formula="of:=[.H312]-[.C31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92268" calcext:value-type="float">
            <text:p>492268</text:p>
          </table:table-cell>
          <table:table-cell office:value-type="float" office:value="492187" calcext:value-type="float">
            <text:p>492187</text:p>
          </table:table-cell>
          <table:table-cell office:value-type="float" office:value="241160" calcext:value-type="float">
            <text:p>241160</text:p>
          </table:table-cell>
          <table:table-cell table:formula="of:=[.D313]/240" office:value-type="float" office:value="1004.83333333333" calcext:value-type="float">
            <text:p>1004,83333333333</text:p>
          </table:table-cell>
          <table:table-cell table:formula="of:=ROUNDUP(([.D313]+40)/44100*90000)+23" office:value-type="float" office:value="492268" calcext:value-type="float">
            <text:p>492268</text:p>
          </table:table-cell>
          <table:table-cell table:formula="of:=[.F313]-[.B313]" office:value-type="float" office:value="0" calcext:value-type="float">
            <text:p>0</text:p>
          </table:table-cell>
          <table:table-cell table:formula="of:=ROUNDUP(([.D313])/44100*90000)+23" office:value-type="float" office:value="492187" calcext:value-type="float">
            <text:p>492187</text:p>
          </table:table-cell>
          <table:table-cell table:formula="of:=[.H313]-[.C31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93656" calcext:value-type="float">
            <text:p>493656</text:p>
          </table:table-cell>
          <table:table-cell office:value-type="float" office:value="493575" calcext:value-type="float">
            <text:p>493575</text:p>
          </table:table-cell>
          <table:table-cell office:value-type="float" office:value="241840" calcext:value-type="float">
            <text:p>241840</text:p>
          </table:table-cell>
          <table:table-cell table:formula="of:=[.D314]/240" office:value-type="float" office:value="1007.66666666667" calcext:value-type="float">
            <text:p>1007,66666666667</text:p>
          </table:table-cell>
          <table:table-cell table:formula="of:=ROUNDUP(([.D314]+40)/44100*90000)+23" office:value-type="float" office:value="493656" calcext:value-type="float">
            <text:p>493656</text:p>
          </table:table-cell>
          <table:table-cell table:formula="of:=[.F314]-[.B314]" office:value-type="float" office:value="0" calcext:value-type="float">
            <text:p>0</text:p>
          </table:table-cell>
          <table:table-cell table:formula="of:=ROUNDUP(([.D314])/44100*90000)+23" office:value-type="float" office:value="493575" calcext:value-type="float">
            <text:p>493575</text:p>
          </table:table-cell>
          <table:table-cell table:formula="of:=[.H314]-[.C3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95044" calcext:value-type="float">
            <text:p>495044</text:p>
          </table:table-cell>
          <table:table-cell office:value-type="float" office:value="494962" calcext:value-type="float">
            <text:p>494962</text:p>
          </table:table-cell>
          <table:table-cell office:value-type="float" office:value="242520" calcext:value-type="float">
            <text:p>242520</text:p>
          </table:table-cell>
          <table:table-cell table:formula="of:=[.D315]/240" office:value-type="float" office:value="1010.5" calcext:value-type="float">
            <text:p>1010,5</text:p>
          </table:table-cell>
          <table:table-cell table:formula="of:=ROUNDUP(([.D315]+40)/44100*90000)+23" office:value-type="float" office:value="495044" calcext:value-type="float">
            <text:p>495044</text:p>
          </table:table-cell>
          <table:table-cell table:formula="of:=[.F315]-[.B315]" office:value-type="float" office:value="0" calcext:value-type="float">
            <text:p>0</text:p>
          </table:table-cell>
          <table:table-cell table:formula="of:=ROUNDUP(([.D315])/44100*90000)+23" office:value-type="float" office:value="494962" calcext:value-type="float">
            <text:p>494962</text:p>
          </table:table-cell>
          <table:table-cell table:formula="of:=[.H315]-[.C31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96432" calcext:value-type="float">
            <text:p>496432</text:p>
          </table:table-cell>
          <table:table-cell office:value-type="float" office:value="496350" calcext:value-type="float">
            <text:p>496350</text:p>
          </table:table-cell>
          <table:table-cell office:value-type="float" office:value="243200" calcext:value-type="float">
            <text:p>243200</text:p>
          </table:table-cell>
          <table:table-cell table:formula="of:=[.D316]/240" office:value-type="float" office:value="1013.33333333333" calcext:value-type="float">
            <text:p>1013,33333333333</text:p>
          </table:table-cell>
          <table:table-cell table:formula="of:=ROUNDUP(([.D316]+40)/44100*90000)+23" office:value-type="float" office:value="496432" calcext:value-type="float">
            <text:p>496432</text:p>
          </table:table-cell>
          <table:table-cell table:formula="of:=[.F316]-[.B316]" office:value-type="float" office:value="0" calcext:value-type="float">
            <text:p>0</text:p>
          </table:table-cell>
          <table:table-cell table:formula="of:=ROUNDUP(([.D316])/44100*90000)+23" office:value-type="float" office:value="496350" calcext:value-type="float">
            <text:p>496350</text:p>
          </table:table-cell>
          <table:table-cell table:formula="of:=[.H316]-[.C31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97819" calcext:value-type="float">
            <text:p>497819</text:p>
          </table:table-cell>
          <table:table-cell office:value-type="float" office:value="497738" calcext:value-type="float">
            <text:p>497738</text:p>
          </table:table-cell>
          <table:table-cell office:value-type="float" office:value="243880" calcext:value-type="float">
            <text:p>243880</text:p>
          </table:table-cell>
          <table:table-cell table:formula="of:=[.D317]/240" office:value-type="float" office:value="1016.16666666667" calcext:value-type="float">
            <text:p>1016,16666666667</text:p>
          </table:table-cell>
          <table:table-cell table:formula="of:=ROUNDUP(([.D317]+40)/44100*90000)+23" office:value-type="float" office:value="497819" calcext:value-type="float">
            <text:p>497819</text:p>
          </table:table-cell>
          <table:table-cell table:formula="of:=[.F317]-[.B317]" office:value-type="float" office:value="0" calcext:value-type="float">
            <text:p>0</text:p>
          </table:table-cell>
          <table:table-cell table:formula="of:=ROUNDUP(([.D317])/44100*90000)+23" office:value-type="float" office:value="497738" calcext:value-type="float">
            <text:p>497738</text:p>
          </table:table-cell>
          <table:table-cell table:formula="of:=[.H317]-[.C31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99289" calcext:value-type="float">
            <text:p>499289</text:p>
          </table:table-cell>
          <table:table-cell office:value-type="float" office:value="499207" calcext:value-type="float">
            <text:p>499207</text:p>
          </table:table-cell>
          <table:table-cell office:value-type="float" office:value="244600" calcext:value-type="float">
            <text:p>244600</text:p>
          </table:table-cell>
          <table:table-cell table:formula="of:=[.D318]/240" office:value-type="float" office:value="1019.16666666667" calcext:value-type="float">
            <text:p>1019,16666666667</text:p>
          </table:table-cell>
          <table:table-cell table:formula="of:=ROUNDUP(([.D318]+40)/44100*90000)+23" office:value-type="float" office:value="499289" calcext:value-type="float">
            <text:p>499289</text:p>
          </table:table-cell>
          <table:table-cell table:formula="of:=[.F318]-[.B318]" office:value-type="float" office:value="0" calcext:value-type="float">
            <text:p>0</text:p>
          </table:table-cell>
          <table:table-cell table:formula="of:=ROUNDUP(([.D318])/44100*90000)+23" office:value-type="float" office:value="499207" calcext:value-type="float">
            <text:p>499207</text:p>
          </table:table-cell>
          <table:table-cell table:formula="of:=[.H318]-[.C31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00677" calcext:value-type="float">
            <text:p>500677</text:p>
          </table:table-cell>
          <table:table-cell office:value-type="float" office:value="500595" calcext:value-type="float">
            <text:p>500595</text:p>
          </table:table-cell>
          <table:table-cell office:value-type="float" office:value="245280" calcext:value-type="float">
            <text:p>245280</text:p>
          </table:table-cell>
          <table:table-cell table:formula="of:=[.D319]/240" office:value-type="float" office:value="1022" calcext:value-type="float">
            <text:p>1022</text:p>
          </table:table-cell>
          <table:table-cell table:formula="of:=ROUNDUP(([.D319]+40)/44100*90000)+23" office:value-type="float" office:value="500677" calcext:value-type="float">
            <text:p>500677</text:p>
          </table:table-cell>
          <table:table-cell table:formula="of:=[.F319]-[.B319]" office:value-type="float" office:value="0" calcext:value-type="float">
            <text:p>0</text:p>
          </table:table-cell>
          <table:table-cell table:formula="of:=ROUNDUP(([.D319])/44100*90000)+23" office:value-type="float" office:value="500595" calcext:value-type="float">
            <text:p>500595</text:p>
          </table:table-cell>
          <table:table-cell table:formula="of:=[.H319]-[.C31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02146" calcext:value-type="float">
            <text:p>502146</text:p>
          </table:table-cell>
          <table:table-cell office:value-type="float" office:value="502064" calcext:value-type="float">
            <text:p>502064</text:p>
          </table:table-cell>
          <table:table-cell office:value-type="float" office:value="246000" calcext:value-type="float">
            <text:p>246000</text:p>
          </table:table-cell>
          <table:table-cell table:formula="of:=[.D320]/240" office:value-type="float" office:value="1025" calcext:value-type="float">
            <text:p>1025</text:p>
          </table:table-cell>
          <table:table-cell table:formula="of:=ROUNDUP(([.D320]+40)/44100*90000)+23" office:value-type="float" office:value="502146" calcext:value-type="float">
            <text:p>502146</text:p>
          </table:table-cell>
          <table:table-cell table:formula="of:=[.F320]-[.B320]" office:value-type="float" office:value="0" calcext:value-type="float">
            <text:p>0</text:p>
          </table:table-cell>
          <table:table-cell table:formula="of:=ROUNDUP(([.D320])/44100*90000)+23" office:value-type="float" office:value="502064" calcext:value-type="float">
            <text:p>502064</text:p>
          </table:table-cell>
          <table:table-cell table:formula="of:=[.H320]-[.C32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03697" calcext:value-type="float">
            <text:p>503697</text:p>
          </table:table-cell>
          <table:table-cell office:value-type="float" office:value="503615" calcext:value-type="float">
            <text:p>503615</text:p>
          </table:table-cell>
          <table:table-cell office:value-type="float" office:value="246760" calcext:value-type="float">
            <text:p>246760</text:p>
          </table:table-cell>
          <table:table-cell table:formula="of:=[.D321]/240" office:value-type="float" office:value="1028.16666666667" calcext:value-type="float">
            <text:p>1028,16666666667</text:p>
          </table:table-cell>
          <table:table-cell table:formula="of:=ROUNDUP(([.D321]+40)/44100*90000)+23" office:value-type="float" office:value="503697" calcext:value-type="float">
            <text:p>503697</text:p>
          </table:table-cell>
          <table:table-cell table:formula="of:=[.F321]-[.B321]" office:value-type="float" office:value="0" calcext:value-type="float">
            <text:p>0</text:p>
          </table:table-cell>
          <table:table-cell table:formula="of:=ROUNDUP(([.D321])/44100*90000)+23" office:value-type="float" office:value="503615" calcext:value-type="float">
            <text:p>503615</text:p>
          </table:table-cell>
          <table:table-cell table:formula="of:=[.H321]-[.C32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05166" calcext:value-type="float">
            <text:p>505166</text:p>
          </table:table-cell>
          <table:table-cell office:value-type="float" office:value="505085" calcext:value-type="float">
            <text:p>505085</text:p>
          </table:table-cell>
          <table:table-cell office:value-type="float" office:value="247480" calcext:value-type="float">
            <text:p>247480</text:p>
          </table:table-cell>
          <table:table-cell table:formula="of:=[.D322]/240" office:value-type="float" office:value="1031.16666666667" calcext:value-type="float">
            <text:p>1031,16666666667</text:p>
          </table:table-cell>
          <table:table-cell table:formula="of:=ROUNDUP(([.D322]+40)/44100*90000)+23" office:value-type="float" office:value="505166" calcext:value-type="float">
            <text:p>505166</text:p>
          </table:table-cell>
          <table:table-cell table:formula="of:=[.F322]-[.B322]" office:value-type="float" office:value="0" calcext:value-type="float">
            <text:p>0</text:p>
          </table:table-cell>
          <table:table-cell table:formula="of:=ROUNDUP(([.D322])/44100*90000)+23" office:value-type="float" office:value="505085" calcext:value-type="float">
            <text:p>505085</text:p>
          </table:table-cell>
          <table:table-cell table:formula="of:=[.H322]-[.C32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06636" calcext:value-type="float">
            <text:p>506636</text:p>
          </table:table-cell>
          <table:table-cell office:value-type="float" office:value="506554" calcext:value-type="float">
            <text:p>506554</text:p>
          </table:table-cell>
          <table:table-cell office:value-type="float" office:value="248200" calcext:value-type="float">
            <text:p>248200</text:p>
          </table:table-cell>
          <table:table-cell table:formula="of:=[.D323]/240" office:value-type="float" office:value="1034.16666666667" calcext:value-type="float">
            <text:p>1034,16666666667</text:p>
          </table:table-cell>
          <table:table-cell table:formula="of:=ROUNDUP(([.D323]+40)/44100*90000)+23" office:value-type="float" office:value="506636" calcext:value-type="float">
            <text:p>506636</text:p>
          </table:table-cell>
          <table:table-cell table:formula="of:=[.F323]-[.B323]" office:value-type="float" office:value="0" calcext:value-type="float">
            <text:p>0</text:p>
          </table:table-cell>
          <table:table-cell table:formula="of:=ROUNDUP(([.D323])/44100*90000)+23" office:value-type="float" office:value="506554" calcext:value-type="float">
            <text:p>506554</text:p>
          </table:table-cell>
          <table:table-cell table:formula="of:=[.H323]-[.C32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08187" calcext:value-type="float">
            <text:p>508187</text:p>
          </table:table-cell>
          <table:table-cell office:value-type="float" office:value="508105" calcext:value-type="float">
            <text:p>508105</text:p>
          </table:table-cell>
          <table:table-cell office:value-type="float" office:value="248960" calcext:value-type="float">
            <text:p>248960</text:p>
          </table:table-cell>
          <table:table-cell table:formula="of:=[.D324]/240" office:value-type="float" office:value="1037.33333333333" calcext:value-type="float">
            <text:p>1037,33333333333</text:p>
          </table:table-cell>
          <table:table-cell table:formula="of:=ROUNDUP(([.D324]+40)/44100*90000)+23" office:value-type="float" office:value="508187" calcext:value-type="float">
            <text:p>508187</text:p>
          </table:table-cell>
          <table:table-cell table:formula="of:=[.F324]-[.B324]" office:value-type="float" office:value="0" calcext:value-type="float">
            <text:p>0</text:p>
          </table:table-cell>
          <table:table-cell table:formula="of:=ROUNDUP(([.D324])/44100*90000)+23" office:value-type="float" office:value="508105" calcext:value-type="float">
            <text:p>508105</text:p>
          </table:table-cell>
          <table:table-cell table:formula="of:=[.H324]-[.C32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09738" calcext:value-type="float">
            <text:p>509738</text:p>
          </table:table-cell>
          <table:table-cell office:value-type="float" office:value="509656" calcext:value-type="float">
            <text:p>509656</text:p>
          </table:table-cell>
          <table:table-cell office:value-type="float" office:value="249720" calcext:value-type="float">
            <text:p>249720</text:p>
          </table:table-cell>
          <table:table-cell table:formula="of:=[.D325]/240" office:value-type="float" office:value="1040.5" calcext:value-type="float">
            <text:p>1040,5</text:p>
          </table:table-cell>
          <table:table-cell table:formula="of:=ROUNDUP(([.D325]+40)/44100*90000)+23" office:value-type="float" office:value="509738" calcext:value-type="float">
            <text:p>509738</text:p>
          </table:table-cell>
          <table:table-cell table:formula="of:=[.F325]-[.B325]" office:value-type="float" office:value="0" calcext:value-type="float">
            <text:p>0</text:p>
          </table:table-cell>
          <table:table-cell table:formula="of:=ROUNDUP(([.D325])/44100*90000)+23" office:value-type="float" office:value="509656" calcext:value-type="float">
            <text:p>509656</text:p>
          </table:table-cell>
          <table:table-cell table:formula="of:=[.H325]-[.C32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11126" calcext:value-type="float">
            <text:p>511126</text:p>
          </table:table-cell>
          <table:table-cell office:value-type="float" office:value="511044" calcext:value-type="float">
            <text:p>511044</text:p>
          </table:table-cell>
          <table:table-cell office:value-type="float" office:value="250400" calcext:value-type="float">
            <text:p>250400</text:p>
          </table:table-cell>
          <table:table-cell table:formula="of:=[.D326]/240" office:value-type="float" office:value="1043.33333333333" calcext:value-type="float">
            <text:p>1043,33333333333</text:p>
          </table:table-cell>
          <table:table-cell table:formula="of:=ROUNDUP(([.D326]+40)/44100*90000)+23" office:value-type="float" office:value="511126" calcext:value-type="float">
            <text:p>511126</text:p>
          </table:table-cell>
          <table:table-cell table:formula="of:=[.F326]-[.B326]" office:value-type="float" office:value="0" calcext:value-type="float">
            <text:p>0</text:p>
          </table:table-cell>
          <table:table-cell table:formula="of:=ROUNDUP(([.D326])/44100*90000)+23" office:value-type="float" office:value="511044" calcext:value-type="float">
            <text:p>511044</text:p>
          </table:table-cell>
          <table:table-cell table:formula="of:=[.H326]-[.C32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12677" calcext:value-type="float">
            <text:p>512677</text:p>
          </table:table-cell>
          <table:table-cell office:value-type="float" office:value="512595" calcext:value-type="float">
            <text:p>512595</text:p>
          </table:table-cell>
          <table:table-cell office:value-type="float" office:value="251160" calcext:value-type="float">
            <text:p>251160</text:p>
          </table:table-cell>
          <table:table-cell table:formula="of:=[.D327]/240" office:value-type="float" office:value="1046.5" calcext:value-type="float">
            <text:p>1046,5</text:p>
          </table:table-cell>
          <table:table-cell table:formula="of:=ROUNDUP(([.D327]+40)/44100*90000)+23" office:value-type="float" office:value="512677" calcext:value-type="float">
            <text:p>512677</text:p>
          </table:table-cell>
          <table:table-cell table:formula="of:=[.F327]-[.B327]" office:value-type="float" office:value="0" calcext:value-type="float">
            <text:p>0</text:p>
          </table:table-cell>
          <table:table-cell table:formula="of:=ROUNDUP(([.D327])/44100*90000)+23" office:value-type="float" office:value="512595" calcext:value-type="float">
            <text:p>512595</text:p>
          </table:table-cell>
          <table:table-cell table:formula="of:=[.H327]-[.C327]" office:value-type="float" office:value="0" calcext:value-type="float">
            <text:p>0</text:p>
          </table:table-cell>
          <table:table-cell table:number-columns-repeated="2"/>
          <table:table-cell table:formula="of:=40*90000/44100" office:value-type="float" office:value="81.6326530612245" calcext:value-type="float">
            <text:p>81,6326530612245</text:p>
          </table:table-cell>
          <table:table-cell table:formula="of:=24/90000*44100" office:value-type="float" office:value="11.76" calcext:value-type="float">
            <text:p>11,76</text:p>
          </table:table-cell>
          <table:table-cell table:number-columns-repeated="100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14228" calcext:value-type="float">
            <text:p>514228</text:p>
          </table:table-cell>
          <table:table-cell office:value-type="float" office:value="514146" calcext:value-type="float">
            <text:p>514146</text:p>
          </table:table-cell>
          <table:table-cell office:value-type="float" office:value="251920" calcext:value-type="float">
            <text:p>251920</text:p>
          </table:table-cell>
          <table:table-cell table:formula="of:=[.D328]/240" office:value-type="float" office:value="1049.66666666667" calcext:value-type="float">
            <text:p>1049,66666666667</text:p>
          </table:table-cell>
          <table:table-cell table:formula="of:=ROUNDUP(([.D328]+40)/44100*90000)+23" office:value-type="float" office:value="514228" calcext:value-type="float">
            <text:p>514228</text:p>
          </table:table-cell>
          <table:table-cell table:formula="of:=[.F328]-[.B328]" office:value-type="float" office:value="0" calcext:value-type="float">
            <text:p>0</text:p>
          </table:table-cell>
          <table:table-cell table:formula="of:=ROUNDUP(([.D328])/44100*90000)+23" office:value-type="float" office:value="514146" calcext:value-type="float">
            <text:p>514146</text:p>
          </table:table-cell>
          <table:table-cell table:formula="of:=[.H328]-[.C328]" office:value-type="float" office:value="0" calcext:value-type="float">
            <text:p>0</text:p>
          </table:table-cell>
          <table:table-cell table:number-columns-repeated="2"/>
          <table:table-cell table:formula="of:=51.76/44100*90000" office:value-type="float" office:value="105.632653061225" calcext:value-type="float">
            <text:p>105,632653061225</text:p>
          </table:table-cell>
          <table:table-cell table:number-columns-repeated="100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15779" calcext:value-type="float">
            <text:p>515779</text:p>
          </table:table-cell>
          <table:table-cell office:value-type="float" office:value="515697" calcext:value-type="float">
            <text:p>515697</text:p>
          </table:table-cell>
          <table:table-cell office:value-type="float" office:value="252680" calcext:value-type="float">
            <text:p>252680</text:p>
          </table:table-cell>
          <table:table-cell table:formula="of:=[.D329]/240" office:value-type="float" office:value="1052.83333333333" calcext:value-type="float">
            <text:p>1052,83333333333</text:p>
          </table:table-cell>
          <table:table-cell table:formula="of:=ROUNDUP(([.D329]+40)/44100*90000)+23" office:value-type="float" office:value="515779" calcext:value-type="float">
            <text:p>515779</text:p>
          </table:table-cell>
          <table:table-cell table:formula="of:=[.F329]-[.B329]" office:value-type="float" office:value="0" calcext:value-type="float">
            <text:p>0</text:p>
          </table:table-cell>
          <table:table-cell table:formula="of:=ROUNDUP(([.D329])/44100*90000)+23" office:value-type="float" office:value="515697" calcext:value-type="float">
            <text:p>515697</text:p>
          </table:table-cell>
          <table:table-cell table:formula="of:=[.H329]-[.C32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17330" calcext:value-type="float">
            <text:p>517330</text:p>
          </table:table-cell>
          <table:table-cell office:value-type="float" office:value="517248" calcext:value-type="float">
            <text:p>517248</text:p>
          </table:table-cell>
          <table:table-cell office:value-type="float" office:value="253440" calcext:value-type="float">
            <text:p>253440</text:p>
          </table:table-cell>
          <table:table-cell table:formula="of:=[.D330]/240" office:value-type="float" office:value="1056" calcext:value-type="float">
            <text:p>1056</text:p>
          </table:table-cell>
          <table:table-cell table:formula="of:=ROUNDUP(([.D330]+40)/44100*90000)+23" office:value-type="float" office:value="517330" calcext:value-type="float">
            <text:p>517330</text:p>
          </table:table-cell>
          <table:table-cell table:formula="of:=[.F330]-[.B330]" office:value-type="float" office:value="0" calcext:value-type="float">
            <text:p>0</text:p>
          </table:table-cell>
          <table:table-cell table:formula="of:=ROUNDUP(([.D330])/44100*90000)+23" office:value-type="float" office:value="517248" calcext:value-type="float">
            <text:p>517248</text:p>
          </table:table-cell>
          <table:table-cell table:formula="of:=[.H330]-[.C33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18962" calcext:value-type="float">
            <text:p>518962</text:p>
          </table:table-cell>
          <table:table-cell office:value-type="float" office:value="518881" calcext:value-type="float">
            <text:p>518881</text:p>
          </table:table-cell>
          <table:table-cell office:value-type="float" office:value="254240" calcext:value-type="float">
            <text:p>254240</text:p>
          </table:table-cell>
          <table:table-cell table:formula="of:=[.D331]/240" office:value-type="float" office:value="1059.33333333333" calcext:value-type="float">
            <text:p>1059,33333333333</text:p>
          </table:table-cell>
          <table:table-cell table:formula="of:=ROUNDUP(([.D331]+40)/44100*90000)+23" office:value-type="float" office:value="518962" calcext:value-type="float">
            <text:p>518962</text:p>
          </table:table-cell>
          <table:table-cell table:formula="of:=[.F331]-[.B331]" office:value-type="float" office:value="0" calcext:value-type="float">
            <text:p>0</text:p>
          </table:table-cell>
          <table:table-cell table:formula="of:=ROUNDUP(([.D331])/44100*90000)+23" office:value-type="float" office:value="518881" calcext:value-type="float">
            <text:p>518881</text:p>
          </table:table-cell>
          <table:table-cell table:formula="of:=[.H331]-[.C33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20595" calcext:value-type="float">
            <text:p>520595</text:p>
          </table:table-cell>
          <table:table-cell office:value-type="float" office:value="520513" calcext:value-type="float">
            <text:p>520513</text:p>
          </table:table-cell>
          <table:table-cell office:value-type="float" office:value="255040" calcext:value-type="float">
            <text:p>255040</text:p>
          </table:table-cell>
          <table:table-cell table:formula="of:=[.D332]/240" office:value-type="float" office:value="1062.66666666667" calcext:value-type="float">
            <text:p>1062,66666666667</text:p>
          </table:table-cell>
          <table:table-cell table:formula="of:=ROUNDUP(([.D332]+40)/44100*90000)+23" office:value-type="float" office:value="520595" calcext:value-type="float">
            <text:p>520595</text:p>
          </table:table-cell>
          <table:table-cell table:formula="of:=[.F332]-[.B332]" office:value-type="float" office:value="0" calcext:value-type="float">
            <text:p>0</text:p>
          </table:table-cell>
          <table:table-cell table:formula="of:=ROUNDUP(([.D332])/44100*90000)+23" office:value-type="float" office:value="520513" calcext:value-type="float">
            <text:p>520513</text:p>
          </table:table-cell>
          <table:table-cell table:formula="of:=[.H332]-[.C33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22228" calcext:value-type="float">
            <text:p>522228</text:p>
          </table:table-cell>
          <table:table-cell office:value-type="float" office:value="522146" calcext:value-type="float">
            <text:p>522146</text:p>
          </table:table-cell>
          <table:table-cell office:value-type="float" office:value="255840" calcext:value-type="float">
            <text:p>255840</text:p>
          </table:table-cell>
          <table:table-cell table:formula="of:=[.D333]/240" office:value-type="float" office:value="1066" calcext:value-type="float">
            <text:p>1066</text:p>
          </table:table-cell>
          <table:table-cell table:formula="of:=ROUNDUP(([.D333]+40)/44100*90000)+23" office:value-type="float" office:value="522228" calcext:value-type="float">
            <text:p>522228</text:p>
          </table:table-cell>
          <table:table-cell table:formula="of:=[.F333]-[.B333]" office:value-type="float" office:value="0" calcext:value-type="float">
            <text:p>0</text:p>
          </table:table-cell>
          <table:table-cell table:formula="of:=ROUNDUP(([.D333])/44100*90000)+23" office:value-type="float" office:value="522146" calcext:value-type="float">
            <text:p>522146</text:p>
          </table:table-cell>
          <table:table-cell table:formula="of:=[.H333]-[.C33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23779" calcext:value-type="float">
            <text:p>523779</text:p>
          </table:table-cell>
          <table:table-cell office:value-type="float" office:value="523697" calcext:value-type="float">
            <text:p>523697</text:p>
          </table:table-cell>
          <table:table-cell office:value-type="float" office:value="256600" calcext:value-type="float">
            <text:p>256600</text:p>
          </table:table-cell>
          <table:table-cell table:formula="of:=[.D334]/240" office:value-type="float" office:value="1069.16666666667" calcext:value-type="float">
            <text:p>1069,16666666667</text:p>
          </table:table-cell>
          <table:table-cell table:formula="of:=ROUNDUP(([.D334]+40)/44100*90000)+23" office:value-type="float" office:value="523779" calcext:value-type="float">
            <text:p>523779</text:p>
          </table:table-cell>
          <table:table-cell table:formula="of:=[.F334]-[.B334]" office:value-type="float" office:value="0" calcext:value-type="float">
            <text:p>0</text:p>
          </table:table-cell>
          <table:table-cell table:formula="of:=ROUNDUP(([.D334])/44100*90000)+23" office:value-type="float" office:value="523697" calcext:value-type="float">
            <text:p>523697</text:p>
          </table:table-cell>
          <table:table-cell table:formula="of:=[.H334]-[.C33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25248" calcext:value-type="float">
            <text:p>525248</text:p>
          </table:table-cell>
          <table:table-cell office:value-type="float" office:value="525166" calcext:value-type="float">
            <text:p>525166</text:p>
          </table:table-cell>
          <table:table-cell office:value-type="float" office:value="257320" calcext:value-type="float">
            <text:p>257320</text:p>
          </table:table-cell>
          <table:table-cell table:formula="of:=[.D335]/240" office:value-type="float" office:value="1072.16666666667" calcext:value-type="float">
            <text:p>1072,16666666667</text:p>
          </table:table-cell>
          <table:table-cell table:formula="of:=ROUNDUP(([.D335]+40)/44100*90000)+23" office:value-type="float" office:value="525248" calcext:value-type="float">
            <text:p>525248</text:p>
          </table:table-cell>
          <table:table-cell table:formula="of:=[.F335]-[.B335]" office:value-type="float" office:value="0" calcext:value-type="float">
            <text:p>0</text:p>
          </table:table-cell>
          <table:table-cell table:formula="of:=ROUNDUP(([.D335])/44100*90000)+23" office:value-type="float" office:value="525166" calcext:value-type="float">
            <text:p>525166</text:p>
          </table:table-cell>
          <table:table-cell table:formula="of:=[.H335]-[.C33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26717" calcext:value-type="float">
            <text:p>526717</text:p>
          </table:table-cell>
          <table:table-cell office:value-type="float" office:value="526636" calcext:value-type="float">
            <text:p>526636</text:p>
          </table:table-cell>
          <table:table-cell office:value-type="float" office:value="258040" calcext:value-type="float">
            <text:p>258040</text:p>
          </table:table-cell>
          <table:table-cell table:formula="of:=[.D336]/240" office:value-type="float" office:value="1075.16666666667" calcext:value-type="float">
            <text:p>1075,16666666667</text:p>
          </table:table-cell>
          <table:table-cell table:formula="of:=ROUNDUP(([.D336]+40)/44100*90000)+23" office:value-type="float" office:value="526717" calcext:value-type="float">
            <text:p>526717</text:p>
          </table:table-cell>
          <table:table-cell table:formula="of:=[.F336]-[.B336]" office:value-type="float" office:value="0" calcext:value-type="float">
            <text:p>0</text:p>
          </table:table-cell>
          <table:table-cell table:formula="of:=ROUNDUP(([.D336])/44100*90000)+23" office:value-type="float" office:value="526636" calcext:value-type="float">
            <text:p>526636</text:p>
          </table:table-cell>
          <table:table-cell table:formula="of:=[.H336]-[.C33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28187" calcext:value-type="float">
            <text:p>528187</text:p>
          </table:table-cell>
          <table:table-cell office:value-type="float" office:value="528105" calcext:value-type="float">
            <text:p>528105</text:p>
          </table:table-cell>
          <table:table-cell office:value-type="float" office:value="258760" calcext:value-type="float">
            <text:p>258760</text:p>
          </table:table-cell>
          <table:table-cell table:formula="of:=[.D337]/240" office:value-type="float" office:value="1078.16666666667" calcext:value-type="float">
            <text:p>1078,16666666667</text:p>
          </table:table-cell>
          <table:table-cell table:formula="of:=ROUNDUP(([.D337]+40)/44100*90000)+23" office:value-type="float" office:value="528187" calcext:value-type="float">
            <text:p>528187</text:p>
          </table:table-cell>
          <table:table-cell table:formula="of:=[.F337]-[.B337]" office:value-type="float" office:value="0" calcext:value-type="float">
            <text:p>0</text:p>
          </table:table-cell>
          <table:table-cell table:formula="of:=ROUNDUP(([.D337])/44100*90000)+23" office:value-type="float" office:value="528105" calcext:value-type="float">
            <text:p>528105</text:p>
          </table:table-cell>
          <table:table-cell table:formula="of:=[.H337]-[.C33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29575" calcext:value-type="float">
            <text:p>529575</text:p>
          </table:table-cell>
          <table:table-cell office:value-type="float" office:value="529493" calcext:value-type="float">
            <text:p>529493</text:p>
          </table:table-cell>
          <table:table-cell office:value-type="float" office:value="259440" calcext:value-type="float">
            <text:p>259440</text:p>
          </table:table-cell>
          <table:table-cell table:formula="of:=[.D338]/240" office:value-type="float" office:value="1081" calcext:value-type="float">
            <text:p>1081</text:p>
          </table:table-cell>
          <table:table-cell table:formula="of:=ROUNDUP(([.D338]+40)/44100*90000)+23" office:value-type="float" office:value="529575" calcext:value-type="float">
            <text:p>529575</text:p>
          </table:table-cell>
          <table:table-cell table:formula="of:=[.F338]-[.B338]" office:value-type="float" office:value="0" calcext:value-type="float">
            <text:p>0</text:p>
          </table:table-cell>
          <table:table-cell table:formula="of:=ROUNDUP(([.D338])/44100*90000)+23" office:value-type="float" office:value="529493" calcext:value-type="float">
            <text:p>529493</text:p>
          </table:table-cell>
          <table:table-cell table:formula="of:=[.H338]-[.C33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31044" calcext:value-type="float">
            <text:p>531044</text:p>
          </table:table-cell>
          <table:table-cell office:value-type="float" office:value="530962" calcext:value-type="float">
            <text:p>530962</text:p>
          </table:table-cell>
          <table:table-cell office:value-type="float" office:value="260160" calcext:value-type="float">
            <text:p>260160</text:p>
          </table:table-cell>
          <table:table-cell table:formula="of:=[.D339]/240" office:value-type="float" office:value="1084" calcext:value-type="float">
            <text:p>1084</text:p>
          </table:table-cell>
          <table:table-cell table:formula="of:=ROUNDUP(([.D339]+40)/44100*90000)+23" office:value-type="float" office:value="531044" calcext:value-type="float">
            <text:p>531044</text:p>
          </table:table-cell>
          <table:table-cell table:formula="of:=[.F339]-[.B339]" office:value-type="float" office:value="0" calcext:value-type="float">
            <text:p>0</text:p>
          </table:table-cell>
          <table:table-cell table:formula="of:=ROUNDUP(([.D339])/44100*90000)+23" office:value-type="float" office:value="530962" calcext:value-type="float">
            <text:p>530962</text:p>
          </table:table-cell>
          <table:table-cell table:formula="of:=[.H339]-[.C33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32595" calcext:value-type="float">
            <text:p>532595</text:p>
          </table:table-cell>
          <table:table-cell office:value-type="float" office:value="532513" calcext:value-type="float">
            <text:p>532513</text:p>
          </table:table-cell>
          <table:table-cell office:value-type="float" office:value="260920" calcext:value-type="float">
            <text:p>260920</text:p>
          </table:table-cell>
          <table:table-cell table:formula="of:=[.D340]/240" office:value-type="float" office:value="1087.16666666667" calcext:value-type="float">
            <text:p>1087,16666666667</text:p>
          </table:table-cell>
          <table:table-cell table:formula="of:=ROUNDUP(([.D340]+40)/44100*90000)+23" office:value-type="float" office:value="532595" calcext:value-type="float">
            <text:p>532595</text:p>
          </table:table-cell>
          <table:table-cell table:formula="of:=[.F340]-[.B340]" office:value-type="float" office:value="0" calcext:value-type="float">
            <text:p>0</text:p>
          </table:table-cell>
          <table:table-cell table:formula="of:=ROUNDUP(([.D340])/44100*90000)+23" office:value-type="float" office:value="532513" calcext:value-type="float">
            <text:p>532513</text:p>
          </table:table-cell>
          <table:table-cell table:formula="of:=[.H340]-[.C34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34064" calcext:value-type="float">
            <text:p>534064</text:p>
          </table:table-cell>
          <table:table-cell office:value-type="float" office:value="533983" calcext:value-type="float">
            <text:p>533983</text:p>
          </table:table-cell>
          <table:table-cell office:value-type="float" office:value="261640" calcext:value-type="float">
            <text:p>261640</text:p>
          </table:table-cell>
          <table:table-cell table:formula="of:=[.D341]/240" office:value-type="float" office:value="1090.16666666667" calcext:value-type="float">
            <text:p>1090,16666666667</text:p>
          </table:table-cell>
          <table:table-cell table:formula="of:=ROUNDUP(([.D341]+40)/44100*90000)+23" office:value-type="float" office:value="534064" calcext:value-type="float">
            <text:p>534064</text:p>
          </table:table-cell>
          <table:table-cell table:formula="of:=[.F341]-[.B341]" office:value-type="float" office:value="0" calcext:value-type="float">
            <text:p>0</text:p>
          </table:table-cell>
          <table:table-cell table:formula="of:=ROUNDUP(([.D341])/44100*90000)+23" office:value-type="float" office:value="533983" calcext:value-type="float">
            <text:p>533983</text:p>
          </table:table-cell>
          <table:table-cell table:formula="of:=[.H341]-[.C34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35615" calcext:value-type="float">
            <text:p>535615</text:p>
          </table:table-cell>
          <table:table-cell office:value-type="float" office:value="535534" calcext:value-type="float">
            <text:p>535534</text:p>
          </table:table-cell>
          <table:table-cell office:value-type="float" office:value="262400" calcext:value-type="float">
            <text:p>262400</text:p>
          </table:table-cell>
          <table:table-cell table:formula="of:=[.D342]/240" office:value-type="float" office:value="1093.33333333333" calcext:value-type="float">
            <text:p>1093,33333333333</text:p>
          </table:table-cell>
          <table:table-cell table:formula="of:=ROUNDUP(([.D342]+40)/44100*90000)+23" office:value-type="float" office:value="535615" calcext:value-type="float">
            <text:p>535615</text:p>
          </table:table-cell>
          <table:table-cell table:formula="of:=[.F342]-[.B342]" office:value-type="float" office:value="0" calcext:value-type="float">
            <text:p>0</text:p>
          </table:table-cell>
          <table:table-cell table:formula="of:=ROUNDUP(([.D342])/44100*90000)+23" office:value-type="float" office:value="535534" calcext:value-type="float">
            <text:p>535534</text:p>
          </table:table-cell>
          <table:table-cell table:formula="of:=[.H342]-[.C34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37166" calcext:value-type="float">
            <text:p>537166</text:p>
          </table:table-cell>
          <table:table-cell office:value-type="float" office:value="537085" calcext:value-type="float">
            <text:p>537085</text:p>
          </table:table-cell>
          <table:table-cell office:value-type="float" office:value="263160" calcext:value-type="float">
            <text:p>263160</text:p>
          </table:table-cell>
          <table:table-cell table:formula="of:=[.D343]/240" office:value-type="float" office:value="1096.5" calcext:value-type="float">
            <text:p>1096,5</text:p>
          </table:table-cell>
          <table:table-cell table:formula="of:=ROUNDUP(([.D343]+40)/44100*90000)+23" office:value-type="float" office:value="537166" calcext:value-type="float">
            <text:p>537166</text:p>
          </table:table-cell>
          <table:table-cell table:formula="of:=[.F343]-[.B343]" office:value-type="float" office:value="0" calcext:value-type="float">
            <text:p>0</text:p>
          </table:table-cell>
          <table:table-cell table:formula="of:=ROUNDUP(([.D343])/44100*90000)+23" office:value-type="float" office:value="537085" calcext:value-type="float">
            <text:p>537085</text:p>
          </table:table-cell>
          <table:table-cell table:formula="of:=[.H343]-[.C34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38717" calcext:value-type="float">
            <text:p>538717</text:p>
          </table:table-cell>
          <table:table-cell office:value-type="float" office:value="538636" calcext:value-type="float">
            <text:p>538636</text:p>
          </table:table-cell>
          <table:table-cell office:value-type="float" office:value="263920" calcext:value-type="float">
            <text:p>263920</text:p>
          </table:table-cell>
          <table:table-cell table:formula="of:=[.D344]/240" office:value-type="float" office:value="1099.66666666667" calcext:value-type="float">
            <text:p>1099,66666666667</text:p>
          </table:table-cell>
          <table:table-cell table:formula="of:=ROUNDUP(([.D344]+40)/44100*90000)+23" office:value-type="float" office:value="538717" calcext:value-type="float">
            <text:p>538717</text:p>
          </table:table-cell>
          <table:table-cell table:formula="of:=[.F344]-[.B344]" office:value-type="float" office:value="0" calcext:value-type="float">
            <text:p>0</text:p>
          </table:table-cell>
          <table:table-cell table:formula="of:=ROUNDUP(([.D344])/44100*90000)+23" office:value-type="float" office:value="538636" calcext:value-type="float">
            <text:p>538636</text:p>
          </table:table-cell>
          <table:table-cell table:formula="of:=[.H344]-[.C34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40268" calcext:value-type="float">
            <text:p>540268</text:p>
          </table:table-cell>
          <table:table-cell office:value-type="float" office:value="540187" calcext:value-type="float">
            <text:p>540187</text:p>
          </table:table-cell>
          <table:table-cell office:value-type="float" office:value="264680" calcext:value-type="float">
            <text:p>264680</text:p>
          </table:table-cell>
          <table:table-cell table:formula="of:=[.D345]/240" office:value-type="float" office:value="1102.83333333333" calcext:value-type="float">
            <text:p>1102,83333333333</text:p>
          </table:table-cell>
          <table:table-cell table:formula="of:=ROUNDUP(([.D345]+40)/44100*90000)+23" office:value-type="float" office:value="540268" calcext:value-type="float">
            <text:p>540268</text:p>
          </table:table-cell>
          <table:table-cell table:formula="of:=[.F345]-[.B345]" office:value-type="float" office:value="0" calcext:value-type="float">
            <text:p>0</text:p>
          </table:table-cell>
          <table:table-cell table:formula="of:=ROUNDUP(([.D345])/44100*90000)+23" office:value-type="float" office:value="540187" calcext:value-type="float">
            <text:p>540187</text:p>
          </table:table-cell>
          <table:table-cell table:formula="of:=[.H345]-[.C34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41901" calcext:value-type="float">
            <text:p>541901</text:p>
          </table:table-cell>
          <table:table-cell office:value-type="float" office:value="541819" calcext:value-type="float">
            <text:p>541819</text:p>
          </table:table-cell>
          <table:table-cell office:value-type="float" office:value="265480" calcext:value-type="float">
            <text:p>265480</text:p>
          </table:table-cell>
          <table:table-cell table:formula="of:=[.D346]/240" office:value-type="float" office:value="1106.16666666667" calcext:value-type="float">
            <text:p>1106,16666666667</text:p>
          </table:table-cell>
          <table:table-cell table:formula="of:=ROUNDUP(([.D346]+40)/44100*90000)+23" office:value-type="float" office:value="541901" calcext:value-type="float">
            <text:p>541901</text:p>
          </table:table-cell>
          <table:table-cell table:formula="of:=[.F346]-[.B346]" office:value-type="float" office:value="0" calcext:value-type="float">
            <text:p>0</text:p>
          </table:table-cell>
          <table:table-cell table:formula="of:=ROUNDUP(([.D346])/44100*90000)+23" office:value-type="float" office:value="541819" calcext:value-type="float">
            <text:p>541819</text:p>
          </table:table-cell>
          <table:table-cell table:formula="of:=[.H346]-[.C3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43370" calcext:value-type="float">
            <text:p>543370</text:p>
          </table:table-cell>
          <table:table-cell office:value-type="float" office:value="543289" calcext:value-type="float">
            <text:p>543289</text:p>
          </table:table-cell>
          <table:table-cell office:value-type="float" office:value="266200" calcext:value-type="float">
            <text:p>266200</text:p>
          </table:table-cell>
          <table:table-cell table:formula="of:=[.D347]/240" office:value-type="float" office:value="1109.16666666667" calcext:value-type="float">
            <text:p>1109,16666666667</text:p>
          </table:table-cell>
          <table:table-cell table:formula="of:=ROUNDUP(([.D347]+40)/44100*90000)+23" office:value-type="float" office:value="543370" calcext:value-type="float">
            <text:p>543370</text:p>
          </table:table-cell>
          <table:table-cell table:formula="of:=[.F347]-[.B347]" office:value-type="float" office:value="0" calcext:value-type="float">
            <text:p>0</text:p>
          </table:table-cell>
          <table:table-cell table:formula="of:=ROUNDUP(([.D347])/44100*90000)+23" office:value-type="float" office:value="543289" calcext:value-type="float">
            <text:p>543289</text:p>
          </table:table-cell>
          <table:table-cell table:formula="of:=[.H347]-[.C34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44921" calcext:value-type="float">
            <text:p>544921</text:p>
          </table:table-cell>
          <table:table-cell office:value-type="float" office:value="544840" calcext:value-type="float">
            <text:p>544840</text:p>
          </table:table-cell>
          <table:table-cell office:value-type="float" office:value="266960" calcext:value-type="float">
            <text:p>266960</text:p>
          </table:table-cell>
          <table:table-cell table:formula="of:=[.D348]/240" office:value-type="float" office:value="1112.33333333333" calcext:value-type="float">
            <text:p>1112,33333333333</text:p>
          </table:table-cell>
          <table:table-cell table:formula="of:=ROUNDUP(([.D348]+40)/44100*90000)+23" office:value-type="float" office:value="544921" calcext:value-type="float">
            <text:p>544921</text:p>
          </table:table-cell>
          <table:table-cell table:formula="of:=[.F348]-[.B348]" office:value-type="float" office:value="0" calcext:value-type="float">
            <text:p>0</text:p>
          </table:table-cell>
          <table:table-cell table:formula="of:=ROUNDUP(([.D348])/44100*90000)+23" office:value-type="float" office:value="544840" calcext:value-type="float">
            <text:p>544840</text:p>
          </table:table-cell>
          <table:table-cell table:formula="of:=[.H348]-[.C34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46472" calcext:value-type="float">
            <text:p>546472</text:p>
          </table:table-cell>
          <table:table-cell office:value-type="float" office:value="546391" calcext:value-type="float">
            <text:p>546391</text:p>
          </table:table-cell>
          <table:table-cell office:value-type="float" office:value="267720" calcext:value-type="float">
            <text:p>267720</text:p>
          </table:table-cell>
          <table:table-cell table:formula="of:=[.D349]/240" office:value-type="float" office:value="1115.5" calcext:value-type="float">
            <text:p>1115,5</text:p>
          </table:table-cell>
          <table:table-cell table:formula="of:=ROUNDUP(([.D349]+40)/44100*90000)+23" office:value-type="float" office:value="546472" calcext:value-type="float">
            <text:p>546472</text:p>
          </table:table-cell>
          <table:table-cell table:formula="of:=[.F349]-[.B349]" office:value-type="float" office:value="0" calcext:value-type="float">
            <text:p>0</text:p>
          </table:table-cell>
          <table:table-cell table:formula="of:=ROUNDUP(([.D349])/44100*90000)+23" office:value-type="float" office:value="546391" calcext:value-type="float">
            <text:p>546391</text:p>
          </table:table-cell>
          <table:table-cell table:formula="of:=[.H349]-[.C34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48024" calcext:value-type="float">
            <text:p>548024</text:p>
          </table:table-cell>
          <table:table-cell office:value-type="float" office:value="547942" calcext:value-type="float">
            <text:p>547942</text:p>
          </table:table-cell>
          <table:table-cell office:value-type="float" office:value="268480" calcext:value-type="float">
            <text:p>268480</text:p>
          </table:table-cell>
          <table:table-cell table:formula="of:=[.D350]/240" office:value-type="float" office:value="1118.66666666667" calcext:value-type="float">
            <text:p>1118,66666666667</text:p>
          </table:table-cell>
          <table:table-cell table:formula="of:=ROUNDUP(([.D350]+40)/44100*90000)+23" office:value-type="float" office:value="548023" calcext:value-type="float">
            <text:p>548023</text:p>
          </table:table-cell>
          <table:table-cell table:formula="of:=[.F350]-[.B350]" office:value-type="float" office:value="-1" calcext:value-type="float">
            <text:p>-1</text:p>
          </table:table-cell>
          <table:table-cell table:formula="of:=ROUNDUP(([.D350])/44100*90000)+23" office:value-type="float" office:value="547942" calcext:value-type="float">
            <text:p>547942</text:p>
          </table:table-cell>
          <table:table-cell table:formula="of:=[.H350]-[.C35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49656" calcext:value-type="float">
            <text:p>549656</text:p>
          </table:table-cell>
          <table:table-cell office:value-type="float" office:value="549575" calcext:value-type="float">
            <text:p>549575</text:p>
          </table:table-cell>
          <table:table-cell office:value-type="float" office:value="269280" calcext:value-type="float">
            <text:p>269280</text:p>
          </table:table-cell>
          <table:table-cell table:formula="of:=[.D351]/240" office:value-type="float" office:value="1122" calcext:value-type="float">
            <text:p>1122</text:p>
          </table:table-cell>
          <table:table-cell table:formula="of:=ROUNDUP(([.D351]+40)/44100*90000)+23" office:value-type="float" office:value="549656" calcext:value-type="float">
            <text:p>549656</text:p>
          </table:table-cell>
          <table:table-cell table:formula="of:=[.F351]-[.B351]" office:value-type="float" office:value="0" calcext:value-type="float">
            <text:p>0</text:p>
          </table:table-cell>
          <table:table-cell table:formula="of:=ROUNDUP(([.D351])/44100*90000)+23" office:value-type="float" office:value="549575" calcext:value-type="float">
            <text:p>549575</text:p>
          </table:table-cell>
          <table:table-cell table:formula="of:=[.H351]-[.C35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51207" calcext:value-type="float">
            <text:p>551207</text:p>
          </table:table-cell>
          <table:table-cell office:value-type="float" office:value="551126" calcext:value-type="float">
            <text:p>551126</text:p>
          </table:table-cell>
          <table:table-cell office:value-type="float" office:value="270040" calcext:value-type="float">
            <text:p>270040</text:p>
          </table:table-cell>
          <table:table-cell table:formula="of:=[.D352]/240" office:value-type="float" office:value="1125.16666666667" calcext:value-type="float">
            <text:p>1125,16666666667</text:p>
          </table:table-cell>
          <table:table-cell table:formula="of:=ROUNDUP(([.D352]+40)/44100*90000)+23" office:value-type="float" office:value="551207" calcext:value-type="float">
            <text:p>551207</text:p>
          </table:table-cell>
          <table:table-cell table:formula="of:=[.F352]-[.B352]" office:value-type="float" office:value="0" calcext:value-type="float">
            <text:p>0</text:p>
          </table:table-cell>
          <table:table-cell table:formula="of:=ROUNDUP(([.D352])/44100*90000)+23" office:value-type="float" office:value="551126" calcext:value-type="float">
            <text:p>551126</text:p>
          </table:table-cell>
          <table:table-cell table:formula="of:=[.H352]-[.C35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52840" calcext:value-type="float">
            <text:p>552840</text:p>
          </table:table-cell>
          <table:table-cell office:value-type="float" office:value="552758" calcext:value-type="float">
            <text:p>552758</text:p>
          </table:table-cell>
          <table:table-cell office:value-type="float" office:value="270840" calcext:value-type="float">
            <text:p>270840</text:p>
          </table:table-cell>
          <table:table-cell table:formula="of:=[.D353]/240" office:value-type="float" office:value="1128.5" calcext:value-type="float">
            <text:p>1128,5</text:p>
          </table:table-cell>
          <table:table-cell table:formula="of:=ROUNDUP(([.D353]+40)/44100*90000)+23" office:value-type="float" office:value="552840" calcext:value-type="float">
            <text:p>552840</text:p>
          </table:table-cell>
          <table:table-cell table:formula="of:=[.F353]-[.B353]" office:value-type="float" office:value="0" calcext:value-type="float">
            <text:p>0</text:p>
          </table:table-cell>
          <table:table-cell table:formula="of:=ROUNDUP(([.D353])/44100*90000)+23" office:value-type="float" office:value="552758" calcext:value-type="float">
            <text:p>552758</text:p>
          </table:table-cell>
          <table:table-cell table:formula="of:=[.H353]-[.C35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54472" calcext:value-type="float">
            <text:p>554472</text:p>
          </table:table-cell>
          <table:table-cell office:value-type="float" office:value="554391" calcext:value-type="float">
            <text:p>554391</text:p>
          </table:table-cell>
          <table:table-cell office:value-type="float" office:value="271640" calcext:value-type="float">
            <text:p>271640</text:p>
          </table:table-cell>
          <table:table-cell table:formula="of:=[.D354]/240" office:value-type="float" office:value="1131.83333333333" calcext:value-type="float">
            <text:p>1131,83333333333</text:p>
          </table:table-cell>
          <table:table-cell table:formula="of:=ROUNDUP(([.D354]+40)/44100*90000)+23" office:value-type="float" office:value="554472" calcext:value-type="float">
            <text:p>554472</text:p>
          </table:table-cell>
          <table:table-cell table:formula="of:=[.F354]-[.B354]" office:value-type="float" office:value="0" calcext:value-type="float">
            <text:p>0</text:p>
          </table:table-cell>
          <table:table-cell table:formula="of:=ROUNDUP(([.D354])/44100*90000)+23" office:value-type="float" office:value="554391" calcext:value-type="float">
            <text:p>554391</text:p>
          </table:table-cell>
          <table:table-cell table:formula="of:=[.H354]-[.C35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56024" calcext:value-type="float">
            <text:p>556024</text:p>
          </table:table-cell>
          <table:table-cell office:value-type="float" office:value="555942" calcext:value-type="float">
            <text:p>555942</text:p>
          </table:table-cell>
          <table:table-cell office:value-type="float" office:value="272400" calcext:value-type="float">
            <text:p>272400</text:p>
          </table:table-cell>
          <table:table-cell table:formula="of:=[.D355]/240" office:value-type="float" office:value="1135" calcext:value-type="float">
            <text:p>1135</text:p>
          </table:table-cell>
          <table:table-cell table:formula="of:=ROUNDUP(([.D355]+40)/44100*90000)+23" office:value-type="float" office:value="556023" calcext:value-type="float">
            <text:p>556023</text:p>
          </table:table-cell>
          <table:table-cell table:formula="of:=[.F355]-[.B355]" office:value-type="float" office:value="-1" calcext:value-type="float">
            <text:p>-1</text:p>
          </table:table-cell>
          <table:table-cell table:formula="of:=ROUNDUP(([.D355])/44100*90000)+23" office:value-type="float" office:value="555942" calcext:value-type="float">
            <text:p>555942</text:p>
          </table:table-cell>
          <table:table-cell table:formula="of:=[.H355]-[.C35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57411" calcext:value-type="float">
            <text:p>557411</text:p>
          </table:table-cell>
          <table:table-cell office:value-type="float" office:value="557330" calcext:value-type="float">
            <text:p>557330</text:p>
          </table:table-cell>
          <table:table-cell office:value-type="float" office:value="273080" calcext:value-type="float">
            <text:p>273080</text:p>
          </table:table-cell>
          <table:table-cell table:formula="of:=[.D356]/240" office:value-type="float" office:value="1137.83333333333" calcext:value-type="float">
            <text:p>1137,83333333333</text:p>
          </table:table-cell>
          <table:table-cell table:formula="of:=ROUNDUP(([.D356]+40)/44100*90000)+23" office:value-type="float" office:value="557411" calcext:value-type="float">
            <text:p>557411</text:p>
          </table:table-cell>
          <table:table-cell table:formula="of:=[.F356]-[.B356]" office:value-type="float" office:value="0" calcext:value-type="float">
            <text:p>0</text:p>
          </table:table-cell>
          <table:table-cell table:formula="of:=ROUNDUP(([.D356])/44100*90000)+23" office:value-type="float" office:value="557330" calcext:value-type="float">
            <text:p>557330</text:p>
          </table:table-cell>
          <table:table-cell table:formula="of:=[.H356]-[.C35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58881" calcext:value-type="float">
            <text:p>558881</text:p>
          </table:table-cell>
          <table:table-cell office:value-type="float" office:value="558799" calcext:value-type="float">
            <text:p>558799</text:p>
          </table:table-cell>
          <table:table-cell office:value-type="float" office:value="273800" calcext:value-type="float">
            <text:p>273800</text:p>
          </table:table-cell>
          <table:table-cell table:formula="of:=[.D357]/240" office:value-type="float" office:value="1140.83333333333" calcext:value-type="float">
            <text:p>1140,83333333333</text:p>
          </table:table-cell>
          <table:table-cell table:formula="of:=ROUNDUP(([.D357]+40)/44100*90000)+23" office:value-type="float" office:value="558881" calcext:value-type="float">
            <text:p>558881</text:p>
          </table:table-cell>
          <table:table-cell table:formula="of:=[.F357]-[.B357]" office:value-type="float" office:value="0" calcext:value-type="float">
            <text:p>0</text:p>
          </table:table-cell>
          <table:table-cell table:formula="of:=ROUNDUP(([.D357])/44100*90000)+23" office:value-type="float" office:value="558799" calcext:value-type="float">
            <text:p>558799</text:p>
          </table:table-cell>
          <table:table-cell table:formula="of:=[.H357]-[.C35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60350" calcext:value-type="float">
            <text:p>560350</text:p>
          </table:table-cell>
          <table:table-cell office:value-type="float" office:value="560268" calcext:value-type="float">
            <text:p>560268</text:p>
          </table:table-cell>
          <table:table-cell office:value-type="float" office:value="274520" calcext:value-type="float">
            <text:p>274520</text:p>
          </table:table-cell>
          <table:table-cell table:formula="of:=[.D358]/240" office:value-type="float" office:value="1143.83333333333" calcext:value-type="float">
            <text:p>1143,83333333333</text:p>
          </table:table-cell>
          <table:table-cell table:formula="of:=ROUNDUP(([.D358]+40)/44100*90000)+23" office:value-type="float" office:value="560350" calcext:value-type="float">
            <text:p>560350</text:p>
          </table:table-cell>
          <table:table-cell table:formula="of:=[.F358]-[.B358]" office:value-type="float" office:value="0" calcext:value-type="float">
            <text:p>0</text:p>
          </table:table-cell>
          <table:table-cell table:formula="of:=ROUNDUP(([.D358])/44100*90000)+23" office:value-type="float" office:value="560268" calcext:value-type="float">
            <text:p>560268</text:p>
          </table:table-cell>
          <table:table-cell table:formula="of:=[.H358]-[.C35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61819" calcext:value-type="float">
            <text:p>561819</text:p>
          </table:table-cell>
          <table:table-cell office:value-type="float" office:value="561738" calcext:value-type="float">
            <text:p>561738</text:p>
          </table:table-cell>
          <table:table-cell office:value-type="float" office:value="275240" calcext:value-type="float">
            <text:p>275240</text:p>
          </table:table-cell>
          <table:table-cell table:formula="of:=[.D359]/240" office:value-type="float" office:value="1146.83333333333" calcext:value-type="float">
            <text:p>1146,83333333333</text:p>
          </table:table-cell>
          <table:table-cell table:formula="of:=ROUNDUP(([.D359]+40)/44100*90000)+23" office:value-type="float" office:value="561819" calcext:value-type="float">
            <text:p>561819</text:p>
          </table:table-cell>
          <table:table-cell table:formula="of:=[.F359]-[.B359]" office:value-type="float" office:value="0" calcext:value-type="float">
            <text:p>0</text:p>
          </table:table-cell>
          <table:table-cell table:formula="of:=ROUNDUP(([.D359])/44100*90000)+23" office:value-type="float" office:value="561738" calcext:value-type="float">
            <text:p>561738</text:p>
          </table:table-cell>
          <table:table-cell table:formula="of:=[.H359]-[.C35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63370" calcext:value-type="float">
            <text:p>563370</text:p>
          </table:table-cell>
          <table:table-cell office:value-type="float" office:value="563289" calcext:value-type="float">
            <text:p>563289</text:p>
          </table:table-cell>
          <table:table-cell office:value-type="float" office:value="276000" calcext:value-type="float">
            <text:p>276000</text:p>
          </table:table-cell>
          <table:table-cell table:formula="of:=[.D360]/240" office:value-type="float" office:value="1150" calcext:value-type="float">
            <text:p>1150</text:p>
          </table:table-cell>
          <table:table-cell table:formula="of:=ROUNDUP(([.D360]+40)/44100*90000)+23" office:value-type="float" office:value="563370" calcext:value-type="float">
            <text:p>563370</text:p>
          </table:table-cell>
          <table:table-cell table:formula="of:=[.F360]-[.B360]" office:value-type="float" office:value="0" calcext:value-type="float">
            <text:p>0</text:p>
          </table:table-cell>
          <table:table-cell table:formula="of:=ROUNDUP(([.D360])/44100*90000)+23" office:value-type="float" office:value="563289" calcext:value-type="float">
            <text:p>563289</text:p>
          </table:table-cell>
          <table:table-cell table:formula="of:=[.H360]-[.C36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64921" calcext:value-type="float">
            <text:p>564921</text:p>
          </table:table-cell>
          <table:table-cell office:value-type="float" office:value="564840" calcext:value-type="float">
            <text:p>564840</text:p>
          </table:table-cell>
          <table:table-cell office:value-type="float" office:value="276760" calcext:value-type="float">
            <text:p>276760</text:p>
          </table:table-cell>
          <table:table-cell table:formula="of:=[.D361]/240" office:value-type="float" office:value="1153.16666666667" calcext:value-type="float">
            <text:p>1153,16666666667</text:p>
          </table:table-cell>
          <table:table-cell table:formula="of:=ROUNDUP(([.D361]+40)/44100*90000)+23" office:value-type="float" office:value="564921" calcext:value-type="float">
            <text:p>564921</text:p>
          </table:table-cell>
          <table:table-cell table:formula="of:=[.F361]-[.B361]" office:value-type="float" office:value="0" calcext:value-type="float">
            <text:p>0</text:p>
          </table:table-cell>
          <table:table-cell table:formula="of:=ROUNDUP(([.D361])/44100*90000)+23" office:value-type="float" office:value="564840" calcext:value-type="float">
            <text:p>564840</text:p>
          </table:table-cell>
          <table:table-cell table:formula="of:=[.H361]-[.C36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66472" calcext:value-type="float">
            <text:p>566472</text:p>
          </table:table-cell>
          <table:table-cell office:value-type="float" office:value="566391" calcext:value-type="float">
            <text:p>566391</text:p>
          </table:table-cell>
          <table:table-cell office:value-type="float" office:value="277520" calcext:value-type="float">
            <text:p>277520</text:p>
          </table:table-cell>
          <table:table-cell table:formula="of:=[.D362]/240" office:value-type="float" office:value="1156.33333333333" calcext:value-type="float">
            <text:p>1156,33333333333</text:p>
          </table:table-cell>
          <table:table-cell table:formula="of:=ROUNDUP(([.D362]+40)/44100*90000)+23" office:value-type="float" office:value="566472" calcext:value-type="float">
            <text:p>566472</text:p>
          </table:table-cell>
          <table:table-cell table:formula="of:=[.F362]-[.B362]" office:value-type="float" office:value="0" calcext:value-type="float">
            <text:p>0</text:p>
          </table:table-cell>
          <table:table-cell table:formula="of:=ROUNDUP(([.D362])/44100*90000)+23" office:value-type="float" office:value="566391" calcext:value-type="float">
            <text:p>566391</text:p>
          </table:table-cell>
          <table:table-cell table:formula="of:=[.H362]-[.C36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68024" calcext:value-type="float">
            <text:p>568024</text:p>
          </table:table-cell>
          <table:table-cell office:value-type="float" office:value="567942" calcext:value-type="float">
            <text:p>567942</text:p>
          </table:table-cell>
          <table:table-cell office:value-type="float" office:value="278280" calcext:value-type="float">
            <text:p>278280</text:p>
          </table:table-cell>
          <table:table-cell table:formula="of:=[.D363]/240" office:value-type="float" office:value="1159.5" calcext:value-type="float">
            <text:p>1159,5</text:p>
          </table:table-cell>
          <table:table-cell table:formula="of:=ROUNDUP(([.D363]+40)/44100*90000)+23" office:value-type="float" office:value="568023" calcext:value-type="float">
            <text:p>568023</text:p>
          </table:table-cell>
          <table:table-cell table:formula="of:=[.F363]-[.B363]" office:value-type="float" office:value="-1" calcext:value-type="float">
            <text:p>-1</text:p>
          </table:table-cell>
          <table:table-cell table:formula="of:=ROUNDUP(([.D363])/44100*90000)+23" office:value-type="float" office:value="567942" calcext:value-type="float">
            <text:p>567942</text:p>
          </table:table-cell>
          <table:table-cell table:formula="of:=[.H363]-[.C36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69575" calcext:value-type="float">
            <text:p>569575</text:p>
          </table:table-cell>
          <table:table-cell office:value-type="float" office:value="569493" calcext:value-type="float">
            <text:p>569493</text:p>
          </table:table-cell>
          <table:table-cell office:value-type="float" office:value="279040" calcext:value-type="float">
            <text:p>279040</text:p>
          </table:table-cell>
          <table:table-cell table:formula="of:=[.D364]/240" office:value-type="float" office:value="1162.66666666667" calcext:value-type="float">
            <text:p>1162,66666666667</text:p>
          </table:table-cell>
          <table:table-cell table:formula="of:=ROUNDUP(([.D364]+40)/44100*90000)+23" office:value-type="float" office:value="569575" calcext:value-type="float">
            <text:p>569575</text:p>
          </table:table-cell>
          <table:table-cell table:formula="of:=[.F364]-[.B364]" office:value-type="float" office:value="0" calcext:value-type="float">
            <text:p>0</text:p>
          </table:table-cell>
          <table:table-cell table:formula="of:=ROUNDUP(([.D364])/44100*90000)+23" office:value-type="float" office:value="569493" calcext:value-type="float">
            <text:p>569493</text:p>
          </table:table-cell>
          <table:table-cell table:formula="of:=[.H364]-[.C36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71207" calcext:value-type="float">
            <text:p>571207</text:p>
          </table:table-cell>
          <table:table-cell office:value-type="float" office:value="571126" calcext:value-type="float">
            <text:p>571126</text:p>
          </table:table-cell>
          <table:table-cell office:value-type="float" office:value="279840" calcext:value-type="float">
            <text:p>279840</text:p>
          </table:table-cell>
          <table:table-cell table:formula="of:=[.D365]/240" office:value-type="float" office:value="1166" calcext:value-type="float">
            <text:p>1166</text:p>
          </table:table-cell>
          <table:table-cell table:formula="of:=ROUNDUP(([.D365]+40)/44100*90000)+23" office:value-type="float" office:value="571207" calcext:value-type="float">
            <text:p>571207</text:p>
          </table:table-cell>
          <table:table-cell table:formula="of:=[.F365]-[.B365]" office:value-type="float" office:value="0" calcext:value-type="float">
            <text:p>0</text:p>
          </table:table-cell>
          <table:table-cell table:formula="of:=ROUNDUP(([.D365])/44100*90000)+23" office:value-type="float" office:value="571126" calcext:value-type="float">
            <text:p>571126</text:p>
          </table:table-cell>
          <table:table-cell table:formula="of:=[.H365]-[.C36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72758" calcext:value-type="float">
            <text:p>572758</text:p>
          </table:table-cell>
          <table:table-cell office:value-type="float" office:value="572677" calcext:value-type="float">
            <text:p>572677</text:p>
          </table:table-cell>
          <table:table-cell office:value-type="float" office:value="280600" calcext:value-type="float">
            <text:p>280600</text:p>
          </table:table-cell>
          <table:table-cell table:formula="of:=[.D366]/240" office:value-type="float" office:value="1169.16666666667" calcext:value-type="float">
            <text:p>1169,16666666667</text:p>
          </table:table-cell>
          <table:table-cell table:formula="of:=ROUNDUP(([.D366]+40)/44100*90000)+23" office:value-type="float" office:value="572758" calcext:value-type="float">
            <text:p>572758</text:p>
          </table:table-cell>
          <table:table-cell table:formula="of:=[.F366]-[.B366]" office:value-type="float" office:value="0" calcext:value-type="float">
            <text:p>0</text:p>
          </table:table-cell>
          <table:table-cell table:formula="of:=ROUNDUP(([.D366])/44100*90000)+23" office:value-type="float" office:value="572677" calcext:value-type="float">
            <text:p>572677</text:p>
          </table:table-cell>
          <table:table-cell table:formula="of:=[.H366]-[.C36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74309" calcext:value-type="float">
            <text:p>574309</text:p>
          </table:table-cell>
          <table:table-cell office:value-type="float" office:value="574228" calcext:value-type="float">
            <text:p>574228</text:p>
          </table:table-cell>
          <table:table-cell office:value-type="float" office:value="281360" calcext:value-type="float">
            <text:p>281360</text:p>
          </table:table-cell>
          <table:table-cell table:formula="of:=[.D367]/240" office:value-type="float" office:value="1172.33333333333" calcext:value-type="float">
            <text:p>1172,33333333333</text:p>
          </table:table-cell>
          <table:table-cell table:formula="of:=ROUNDUP(([.D367]+40)/44100*90000)+23" office:value-type="float" office:value="574309" calcext:value-type="float">
            <text:p>574309</text:p>
          </table:table-cell>
          <table:table-cell table:formula="of:=[.F367]-[.B367]" office:value-type="float" office:value="0" calcext:value-type="float">
            <text:p>0</text:p>
          </table:table-cell>
          <table:table-cell table:formula="of:=ROUNDUP(([.D367])/44100*90000)+23" office:value-type="float" office:value="574228" calcext:value-type="float">
            <text:p>574228</text:p>
          </table:table-cell>
          <table:table-cell table:formula="of:=[.H367]-[.C36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75860" calcext:value-type="float">
            <text:p>575860</text:p>
          </table:table-cell>
          <table:table-cell office:value-type="float" office:value="575779" calcext:value-type="float">
            <text:p>575779</text:p>
          </table:table-cell>
          <table:table-cell office:value-type="float" office:value="282120" calcext:value-type="float">
            <text:p>282120</text:p>
          </table:table-cell>
          <table:table-cell table:formula="of:=[.D368]/240" office:value-type="float" office:value="1175.5" calcext:value-type="float">
            <text:p>1175,5</text:p>
          </table:table-cell>
          <table:table-cell table:formula="of:=ROUNDUP(([.D368]+40)/44100*90000)+23" office:value-type="float" office:value="575860" calcext:value-type="float">
            <text:p>575860</text:p>
          </table:table-cell>
          <table:table-cell table:formula="of:=[.F368]-[.B368]" office:value-type="float" office:value="0" calcext:value-type="float">
            <text:p>0</text:p>
          </table:table-cell>
          <table:table-cell table:formula="of:=ROUNDUP(([.D368])/44100*90000)+23" office:value-type="float" office:value="575779" calcext:value-type="float">
            <text:p>575779</text:p>
          </table:table-cell>
          <table:table-cell table:formula="of:=[.H368]-[.C36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77411" calcext:value-type="float">
            <text:p>577411</text:p>
          </table:table-cell>
          <table:table-cell office:value-type="float" office:value="577330" calcext:value-type="float">
            <text:p>577330</text:p>
          </table:table-cell>
          <table:table-cell office:value-type="float" office:value="282880" calcext:value-type="float">
            <text:p>282880</text:p>
          </table:table-cell>
          <table:table-cell table:formula="of:=[.D369]/240" office:value-type="float" office:value="1178.66666666667" calcext:value-type="float">
            <text:p>1178,66666666667</text:p>
          </table:table-cell>
          <table:table-cell table:formula="of:=ROUNDUP(([.D369]+40)/44100*90000)+23" office:value-type="float" office:value="577411" calcext:value-type="float">
            <text:p>577411</text:p>
          </table:table-cell>
          <table:table-cell table:formula="of:=[.F369]-[.B369]" office:value-type="float" office:value="0" calcext:value-type="float">
            <text:p>0</text:p>
          </table:table-cell>
          <table:table-cell table:formula="of:=ROUNDUP(([.D369])/44100*90000)+23" office:value-type="float" office:value="577330" calcext:value-type="float">
            <text:p>577330</text:p>
          </table:table-cell>
          <table:table-cell table:formula="of:=[.H369]-[.C36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78962" calcext:value-type="float">
            <text:p>578962</text:p>
          </table:table-cell>
          <table:table-cell office:value-type="float" office:value="578881" calcext:value-type="float">
            <text:p>578881</text:p>
          </table:table-cell>
          <table:table-cell office:value-type="float" office:value="283640" calcext:value-type="float">
            <text:p>283640</text:p>
          </table:table-cell>
          <table:table-cell table:formula="of:=[.D370]/240" office:value-type="float" office:value="1181.83333333333" calcext:value-type="float">
            <text:p>1181,83333333333</text:p>
          </table:table-cell>
          <table:table-cell table:formula="of:=ROUNDUP(([.D370]+40)/44100*90000)+23" office:value-type="float" office:value="578962" calcext:value-type="float">
            <text:p>578962</text:p>
          </table:table-cell>
          <table:table-cell table:formula="of:=[.F370]-[.B370]" office:value-type="float" office:value="0" calcext:value-type="float">
            <text:p>0</text:p>
          </table:table-cell>
          <table:table-cell table:formula="of:=ROUNDUP(([.D370])/44100*90000)+23" office:value-type="float" office:value="578881" calcext:value-type="float">
            <text:p>578881</text:p>
          </table:table-cell>
          <table:table-cell table:formula="of:=[.H370]-[.C37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80595" calcext:value-type="float">
            <text:p>580595</text:p>
          </table:table-cell>
          <table:table-cell office:value-type="float" office:value="580513" calcext:value-type="float">
            <text:p>580513</text:p>
          </table:table-cell>
          <table:table-cell office:value-type="float" office:value="284440" calcext:value-type="float">
            <text:p>284440</text:p>
          </table:table-cell>
          <table:table-cell table:formula="of:=[.D371]/240" office:value-type="float" office:value="1185.16666666667" calcext:value-type="float">
            <text:p>1185,16666666667</text:p>
          </table:table-cell>
          <table:table-cell table:formula="of:=ROUNDUP(([.D371]+40)/44100*90000)+23" office:value-type="float" office:value="580595" calcext:value-type="float">
            <text:p>580595</text:p>
          </table:table-cell>
          <table:table-cell table:formula="of:=[.F371]-[.B371]" office:value-type="float" office:value="0" calcext:value-type="float">
            <text:p>0</text:p>
          </table:table-cell>
          <table:table-cell table:formula="of:=ROUNDUP(([.D371])/44100*90000)+23" office:value-type="float" office:value="580513" calcext:value-type="float">
            <text:p>580513</text:p>
          </table:table-cell>
          <table:table-cell table:formula="of:=[.H371]-[.C37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82228" calcext:value-type="float">
            <text:p>582228</text:p>
          </table:table-cell>
          <table:table-cell office:value-type="float" office:value="582146" calcext:value-type="float">
            <text:p>582146</text:p>
          </table:table-cell>
          <table:table-cell office:value-type="float" office:value="285240" calcext:value-type="float">
            <text:p>285240</text:p>
          </table:table-cell>
          <table:table-cell table:formula="of:=[.D372]/240" office:value-type="float" office:value="1188.5" calcext:value-type="float">
            <text:p>1188,5</text:p>
          </table:table-cell>
          <table:table-cell table:formula="of:=ROUNDUP(([.D372]+40)/44100*90000)+23" office:value-type="float" office:value="582228" calcext:value-type="float">
            <text:p>582228</text:p>
          </table:table-cell>
          <table:table-cell table:formula="of:=[.F372]-[.B372]" office:value-type="float" office:value="0" calcext:value-type="float">
            <text:p>0</text:p>
          </table:table-cell>
          <table:table-cell table:formula="of:=ROUNDUP(([.D372])/44100*90000)+23" office:value-type="float" office:value="582146" calcext:value-type="float">
            <text:p>582146</text:p>
          </table:table-cell>
          <table:table-cell table:formula="of:=[.H372]-[.C37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83860" calcext:value-type="float">
            <text:p>583860</text:p>
          </table:table-cell>
          <table:table-cell office:value-type="float" office:value="583779" calcext:value-type="float">
            <text:p>583779</text:p>
          </table:table-cell>
          <table:table-cell office:value-type="float" office:value="286040" calcext:value-type="float">
            <text:p>286040</text:p>
          </table:table-cell>
          <table:table-cell table:formula="of:=[.D373]/240" office:value-type="float" office:value="1191.83333333333" calcext:value-type="float">
            <text:p>1191,83333333333</text:p>
          </table:table-cell>
          <table:table-cell table:formula="of:=ROUNDUP(([.D373]+40)/44100*90000)+23" office:value-type="float" office:value="583860" calcext:value-type="float">
            <text:p>583860</text:p>
          </table:table-cell>
          <table:table-cell table:formula="of:=[.F373]-[.B373]" office:value-type="float" office:value="0" calcext:value-type="float">
            <text:p>0</text:p>
          </table:table-cell>
          <table:table-cell table:formula="of:=ROUNDUP(([.D373])/44100*90000)+23" office:value-type="float" office:value="583779" calcext:value-type="float">
            <text:p>583779</text:p>
          </table:table-cell>
          <table:table-cell table:formula="of:=[.H373]-[.C37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85493" calcext:value-type="float">
            <text:p>585493</text:p>
          </table:table-cell>
          <table:table-cell office:value-type="float" office:value="585411" calcext:value-type="float">
            <text:p>585411</text:p>
          </table:table-cell>
          <table:table-cell office:value-type="float" office:value="286840" calcext:value-type="float">
            <text:p>286840</text:p>
          </table:table-cell>
          <table:table-cell table:formula="of:=[.D374]/240" office:value-type="float" office:value="1195.16666666667" calcext:value-type="float">
            <text:p>1195,16666666667</text:p>
          </table:table-cell>
          <table:table-cell table:formula="of:=ROUNDUP(([.D374]+40)/44100*90000)+23" office:value-type="float" office:value="585493" calcext:value-type="float">
            <text:p>585493</text:p>
          </table:table-cell>
          <table:table-cell table:formula="of:=[.F374]-[.B374]" office:value-type="float" office:value="0" calcext:value-type="float">
            <text:p>0</text:p>
          </table:table-cell>
          <table:table-cell table:formula="of:=ROUNDUP(([.D374])/44100*90000)+23" office:value-type="float" office:value="585411" calcext:value-type="float">
            <text:p>585411</text:p>
          </table:table-cell>
          <table:table-cell table:formula="of:=[.H374]-[.C37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87126" calcext:value-type="float">
            <text:p>587126</text:p>
          </table:table-cell>
          <table:table-cell office:value-type="float" office:value="587044" calcext:value-type="float">
            <text:p>587044</text:p>
          </table:table-cell>
          <table:table-cell office:value-type="float" office:value="287600" calcext:value-type="float">
            <text:p>287600</text:p>
          </table:table-cell>
          <table:table-cell table:formula="of:=[.D375]/240" office:value-type="float" office:value="1198.33333333333" calcext:value-type="float">
            <text:p>1198,33333333333</text:p>
          </table:table-cell>
          <table:table-cell table:formula="of:=ROUNDUP(([.D375]+40)/44100*90000)+23" office:value-type="float" office:value="587044" calcext:value-type="float">
            <text:p>587044</text:p>
          </table:table-cell>
          <table:table-cell table:formula="of:=[.F375]-[.B375]" office:value-type="float" office:value="-82" calcext:value-type="float">
            <text:p>-82</text:p>
          </table:table-cell>
          <table:table-cell table:formula="of:=ROUNDUP(([.D375])/44100*90000)+23" office:value-type="float" office:value="586962" calcext:value-type="float">
            <text:p>586962</text:p>
          </table:table-cell>
          <table:table-cell table:formula="of:=[.H375]-[.C375]" office:value-type="float" office:value="-82" calcext:value-type="float">
            <text:p>-82</text:p>
          </table:table-cell>
          <table:table-cell table:number-columns-repeated="10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88513" calcext:value-type="float">
            <text:p>588513</text:p>
          </table:table-cell>
          <table:table-cell office:value-type="float" office:value="588432" calcext:value-type="float">
            <text:p>588432</text:p>
          </table:table-cell>
          <table:table-cell office:value-type="float" office:value="288320" calcext:value-type="float">
            <text:p>288320</text:p>
          </table:table-cell>
          <table:table-cell table:formula="of:=[.D376]/240" office:value-type="float" office:value="1201.33333333333" calcext:value-type="float">
            <text:p>1201,33333333333</text:p>
          </table:table-cell>
          <table:table-cell table:formula="of:=ROUNDUP(([.D376]+40)/44100*90000)+23" office:value-type="float" office:value="588513" calcext:value-type="float">
            <text:p>588513</text:p>
          </table:table-cell>
          <table:table-cell table:formula="of:=[.F376]-[.B376]" office:value-type="float" office:value="0" calcext:value-type="float">
            <text:p>0</text:p>
          </table:table-cell>
          <table:table-cell table:formula="of:=ROUNDUP(([.D376])/44100*90000)+23" office:value-type="float" office:value="588432" calcext:value-type="float">
            <text:p>588432</text:p>
          </table:table-cell>
          <table:table-cell table:formula="of:=[.H376]-[.C37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89901" calcext:value-type="float">
            <text:p>589901</text:p>
          </table:table-cell>
          <table:table-cell office:value-type="float" office:value="589819" calcext:value-type="float">
            <text:p>589819</text:p>
          </table:table-cell>
          <table:table-cell office:value-type="float" office:value="289000" calcext:value-type="float">
            <text:p>289000</text:p>
          </table:table-cell>
          <table:table-cell table:formula="of:=[.D377]/240" office:value-type="float" office:value="1204.16666666667" calcext:value-type="float">
            <text:p>1204,16666666667</text:p>
          </table:table-cell>
          <table:table-cell table:formula="of:=ROUNDUP(([.D377]+40)/44100*90000)+23" office:value-type="float" office:value="589901" calcext:value-type="float">
            <text:p>589901</text:p>
          </table:table-cell>
          <table:table-cell table:formula="of:=[.F377]-[.B377]" office:value-type="float" office:value="0" calcext:value-type="float">
            <text:p>0</text:p>
          </table:table-cell>
          <table:table-cell table:formula="of:=ROUNDUP(([.D377])/44100*90000)+23" office:value-type="float" office:value="589819" calcext:value-type="float">
            <text:p>589819</text:p>
          </table:table-cell>
          <table:table-cell table:formula="of:=[.H377]-[.C37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91370" calcext:value-type="float">
            <text:p>591370</text:p>
          </table:table-cell>
          <table:table-cell office:value-type="float" office:value="591289" calcext:value-type="float">
            <text:p>591289</text:p>
          </table:table-cell>
          <table:table-cell office:value-type="float" office:value="289720" calcext:value-type="float">
            <text:p>289720</text:p>
          </table:table-cell>
          <table:table-cell table:formula="of:=[.D378]/240" office:value-type="float" office:value="1207.16666666667" calcext:value-type="float">
            <text:p>1207,16666666667</text:p>
          </table:table-cell>
          <table:table-cell table:formula="of:=ROUNDUP(([.D378]+40)/44100*90000)+23" office:value-type="float" office:value="591370" calcext:value-type="float">
            <text:p>591370</text:p>
          </table:table-cell>
          <table:table-cell table:formula="of:=[.F378]-[.B378]" office:value-type="float" office:value="0" calcext:value-type="float">
            <text:p>0</text:p>
          </table:table-cell>
          <table:table-cell table:formula="of:=ROUNDUP(([.D378])/44100*90000)+23" office:value-type="float" office:value="591289" calcext:value-type="float">
            <text:p>591289</text:p>
          </table:table-cell>
          <table:table-cell table:formula="of:=[.H378]-[.C37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92758" calcext:value-type="float">
            <text:p>592758</text:p>
          </table:table-cell>
          <table:table-cell office:value-type="float" office:value="592677" calcext:value-type="float">
            <text:p>592677</text:p>
          </table:table-cell>
          <table:table-cell office:value-type="float" office:value="290400" calcext:value-type="float">
            <text:p>290400</text:p>
          </table:table-cell>
          <table:table-cell table:formula="of:=[.D379]/240" office:value-type="float" office:value="1210" calcext:value-type="float">
            <text:p>1210</text:p>
          </table:table-cell>
          <table:table-cell table:formula="of:=ROUNDUP(([.D379]+40)/44100*90000)+23" office:value-type="float" office:value="592758" calcext:value-type="float">
            <text:p>592758</text:p>
          </table:table-cell>
          <table:table-cell table:formula="of:=[.F379]-[.B379]" office:value-type="float" office:value="0" calcext:value-type="float">
            <text:p>0</text:p>
          </table:table-cell>
          <table:table-cell table:formula="of:=ROUNDUP(([.D379])/44100*90000)+23" office:value-type="float" office:value="592677" calcext:value-type="float">
            <text:p>592677</text:p>
          </table:table-cell>
          <table:table-cell table:formula="of:=[.H379]-[.C37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94309" calcext:value-type="float">
            <text:p>594309</text:p>
          </table:table-cell>
          <table:table-cell office:value-type="float" office:value="594228" calcext:value-type="float">
            <text:p>594228</text:p>
          </table:table-cell>
          <table:table-cell office:value-type="float" office:value="291160" calcext:value-type="float">
            <text:p>291160</text:p>
          </table:table-cell>
          <table:table-cell table:formula="of:=[.D380]/240" office:value-type="float" office:value="1213.16666666667" calcext:value-type="float">
            <text:p>1213,16666666667</text:p>
          </table:table-cell>
          <table:table-cell table:formula="of:=ROUNDUP(([.D380]+40)/44100*90000)+23" office:value-type="float" office:value="594309" calcext:value-type="float">
            <text:p>594309</text:p>
          </table:table-cell>
          <table:table-cell table:formula="of:=[.F380]-[.B380]" office:value-type="float" office:value="0" calcext:value-type="float">
            <text:p>0</text:p>
          </table:table-cell>
          <table:table-cell table:formula="of:=ROUNDUP(([.D380])/44100*90000)+23" office:value-type="float" office:value="594228" calcext:value-type="float">
            <text:p>594228</text:p>
          </table:table-cell>
          <table:table-cell table:formula="of:=[.H380]-[.C38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95779" calcext:value-type="float">
            <text:p>595779</text:p>
          </table:table-cell>
          <table:table-cell office:value-type="float" office:value="595697" calcext:value-type="float">
            <text:p>595697</text:p>
          </table:table-cell>
          <table:table-cell office:value-type="float" office:value="291880" calcext:value-type="float">
            <text:p>291880</text:p>
          </table:table-cell>
          <table:table-cell table:formula="of:=[.D381]/240" office:value-type="float" office:value="1216.16666666667" calcext:value-type="float">
            <text:p>1216,16666666667</text:p>
          </table:table-cell>
          <table:table-cell table:formula="of:=ROUNDUP(([.D381]+40)/44100*90000)+23" office:value-type="float" office:value="595779" calcext:value-type="float">
            <text:p>595779</text:p>
          </table:table-cell>
          <table:table-cell table:formula="of:=[.F381]-[.B381]" office:value-type="float" office:value="0" calcext:value-type="float">
            <text:p>0</text:p>
          </table:table-cell>
          <table:table-cell table:formula="of:=ROUNDUP(([.D381])/44100*90000)+23" office:value-type="float" office:value="595697" calcext:value-type="float">
            <text:p>595697</text:p>
          </table:table-cell>
          <table:table-cell table:formula="of:=[.H381]-[.C38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97248" calcext:value-type="float">
            <text:p>597248</text:p>
          </table:table-cell>
          <table:table-cell office:value-type="float" office:value="597166" calcext:value-type="float">
            <text:p>597166</text:p>
          </table:table-cell>
          <table:table-cell office:value-type="float" office:value="292600" calcext:value-type="float">
            <text:p>292600</text:p>
          </table:table-cell>
          <table:table-cell table:formula="of:=[.D382]/240" office:value-type="float" office:value="1219.16666666667" calcext:value-type="float">
            <text:p>1219,16666666667</text:p>
          </table:table-cell>
          <table:table-cell table:formula="of:=ROUNDUP(([.D382]+40)/44100*90000)+23" office:value-type="float" office:value="597248" calcext:value-type="float">
            <text:p>597248</text:p>
          </table:table-cell>
          <table:table-cell table:formula="of:=[.F382]-[.B382]" office:value-type="float" office:value="0" calcext:value-type="float">
            <text:p>0</text:p>
          </table:table-cell>
          <table:table-cell table:formula="of:=ROUNDUP(([.D382])/44100*90000)+23" office:value-type="float" office:value="597166" calcext:value-type="float">
            <text:p>597166</text:p>
          </table:table-cell>
          <table:table-cell table:formula="of:=[.H382]-[.C38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98799" calcext:value-type="float">
            <text:p>598799</text:p>
          </table:table-cell>
          <table:table-cell office:value-type="float" office:value="598717" calcext:value-type="float">
            <text:p>598717</text:p>
          </table:table-cell>
          <table:table-cell office:value-type="float" office:value="293360" calcext:value-type="float">
            <text:p>293360</text:p>
          </table:table-cell>
          <table:table-cell table:formula="of:=[.D383]/240" office:value-type="float" office:value="1222.33333333333" calcext:value-type="float">
            <text:p>1222,33333333333</text:p>
          </table:table-cell>
          <table:table-cell table:formula="of:=ROUNDUP(([.D383]+40)/44100*90000)+23" office:value-type="float" office:value="598799" calcext:value-type="float">
            <text:p>598799</text:p>
          </table:table-cell>
          <table:table-cell table:formula="of:=[.F383]-[.B383]" office:value-type="float" office:value="0" calcext:value-type="float">
            <text:p>0</text:p>
          </table:table-cell>
          <table:table-cell table:formula="of:=ROUNDUP(([.D383])/44100*90000)+23" office:value-type="float" office:value="598717" calcext:value-type="float">
            <text:p>598717</text:p>
          </table:table-cell>
          <table:table-cell table:formula="of:=[.H383]-[.C38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00432" calcext:value-type="float">
            <text:p>600432</text:p>
          </table:table-cell>
          <table:table-cell office:value-type="float" office:value="600350" calcext:value-type="float">
            <text:p>600350</text:p>
          </table:table-cell>
          <table:table-cell office:value-type="float" office:value="294160" calcext:value-type="float">
            <text:p>294160</text:p>
          </table:table-cell>
          <table:table-cell table:formula="of:=[.D384]/240" office:value-type="float" office:value="1225.66666666667" calcext:value-type="float">
            <text:p>1225,66666666667</text:p>
          </table:table-cell>
          <table:table-cell table:formula="of:=ROUNDUP(([.D384]+40)/44100*90000)+23" office:value-type="float" office:value="600432" calcext:value-type="float">
            <text:p>600432</text:p>
          </table:table-cell>
          <table:table-cell table:formula="of:=[.F384]-[.B384]" office:value-type="float" office:value="0" calcext:value-type="float">
            <text:p>0</text:p>
          </table:table-cell>
          <table:table-cell table:formula="of:=ROUNDUP(([.D384])/44100*90000)+23" office:value-type="float" office:value="600350" calcext:value-type="float">
            <text:p>600350</text:p>
          </table:table-cell>
          <table:table-cell table:formula="of:=[.H384]-[.C38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01901" calcext:value-type="float">
            <text:p>601901</text:p>
          </table:table-cell>
          <table:table-cell office:value-type="float" office:value="601819" calcext:value-type="float">
            <text:p>601819</text:p>
          </table:table-cell>
          <table:table-cell office:value-type="float" office:value="294880" calcext:value-type="float">
            <text:p>294880</text:p>
          </table:table-cell>
          <table:table-cell table:formula="of:=[.D385]/240" office:value-type="float" office:value="1228.66666666667" calcext:value-type="float">
            <text:p>1228,66666666667</text:p>
          </table:table-cell>
          <table:table-cell table:formula="of:=ROUNDUP(([.D385]+40)/44100*90000)+23" office:value-type="float" office:value="601901" calcext:value-type="float">
            <text:p>601901</text:p>
          </table:table-cell>
          <table:table-cell table:formula="of:=[.F385]-[.B385]" office:value-type="float" office:value="0" calcext:value-type="float">
            <text:p>0</text:p>
          </table:table-cell>
          <table:table-cell table:formula="of:=ROUNDUP(([.D385])/44100*90000)+23" office:value-type="float" office:value="601819" calcext:value-type="float">
            <text:p>601819</text:p>
          </table:table-cell>
          <table:table-cell table:formula="of:=[.H385]-[.C38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03534" calcext:value-type="float">
            <text:p>603534</text:p>
          </table:table-cell>
          <table:table-cell office:value-type="float" office:value="603452" calcext:value-type="float">
            <text:p>603452</text:p>
          </table:table-cell>
          <table:table-cell office:value-type="float" office:value="295680" calcext:value-type="float">
            <text:p>295680</text:p>
          </table:table-cell>
          <table:table-cell table:formula="of:=[.D386]/240" office:value-type="float" office:value="1232" calcext:value-type="float">
            <text:p>1232</text:p>
          </table:table-cell>
          <table:table-cell table:formula="of:=ROUNDUP(([.D386]+40)/44100*90000)+23" office:value-type="float" office:value="603534" calcext:value-type="float">
            <text:p>603534</text:p>
          </table:table-cell>
          <table:table-cell table:formula="of:=[.F386]-[.B386]" office:value-type="float" office:value="0" calcext:value-type="float">
            <text:p>0</text:p>
          </table:table-cell>
          <table:table-cell table:formula="of:=ROUNDUP(([.D386])/44100*90000)+23" office:value-type="float" office:value="603452" calcext:value-type="float">
            <text:p>603452</text:p>
          </table:table-cell>
          <table:table-cell table:formula="of:=[.H386]-[.C38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05003" calcext:value-type="float">
            <text:p>605003</text:p>
          </table:table-cell>
          <table:table-cell office:value-type="float" office:value="604921" calcext:value-type="float">
            <text:p>604921</text:p>
          </table:table-cell>
          <table:table-cell office:value-type="float" office:value="296400" calcext:value-type="float">
            <text:p>296400</text:p>
          </table:table-cell>
          <table:table-cell table:formula="of:=[.D387]/240" office:value-type="float" office:value="1235" calcext:value-type="float">
            <text:p>1235</text:p>
          </table:table-cell>
          <table:table-cell table:formula="of:=ROUNDUP(([.D387]+40)/44100*90000)+23" office:value-type="float" office:value="605003" calcext:value-type="float">
            <text:p>605003</text:p>
          </table:table-cell>
          <table:table-cell table:formula="of:=[.F387]-[.B387]" office:value-type="float" office:value="0" calcext:value-type="float">
            <text:p>0</text:p>
          </table:table-cell>
          <table:table-cell table:formula="of:=ROUNDUP(([.D387])/44100*90000)+23" office:value-type="float" office:value="604921" calcext:value-type="float">
            <text:p>604921</text:p>
          </table:table-cell>
          <table:table-cell table:formula="of:=[.H387]-[.C38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06554" calcext:value-type="float">
            <text:p>606554</text:p>
          </table:table-cell>
          <table:table-cell office:value-type="float" office:value="606472" calcext:value-type="float">
            <text:p>606472</text:p>
          </table:table-cell>
          <table:table-cell office:value-type="float" office:value="297160" calcext:value-type="float">
            <text:p>297160</text:p>
          </table:table-cell>
          <table:table-cell table:formula="of:=[.D388]/240" office:value-type="float" office:value="1238.16666666667" calcext:value-type="float">
            <text:p>1238,16666666667</text:p>
          </table:table-cell>
          <table:table-cell table:formula="of:=ROUNDUP(([.D388]+40)/44100*90000)+23" office:value-type="float" office:value="606554" calcext:value-type="float">
            <text:p>606554</text:p>
          </table:table-cell>
          <table:table-cell table:formula="of:=[.F388]-[.B388]" office:value-type="float" office:value="0" calcext:value-type="float">
            <text:p>0</text:p>
          </table:table-cell>
          <table:table-cell table:formula="of:=ROUNDUP(([.D388])/44100*90000)+23" office:value-type="float" office:value="606472" calcext:value-type="float">
            <text:p>606472</text:p>
          </table:table-cell>
          <table:table-cell table:formula="of:=[.H388]-[.C38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08105" calcext:value-type="float">
            <text:p>608105</text:p>
          </table:table-cell>
          <table:table-cell office:value-type="float" office:value="608024" calcext:value-type="float">
            <text:p>608024</text:p>
          </table:table-cell>
          <table:table-cell office:value-type="float" office:value="297920" calcext:value-type="float">
            <text:p>297920</text:p>
          </table:table-cell>
          <table:table-cell table:formula="of:=[.D389]/240" office:value-type="float" office:value="1241.33333333333" calcext:value-type="float">
            <text:p>1241,33333333333</text:p>
          </table:table-cell>
          <table:table-cell table:formula="of:=ROUNDUP(([.D389]+40)/44100*90000)+23" office:value-type="float" office:value="608105" calcext:value-type="float">
            <text:p>608105</text:p>
          </table:table-cell>
          <table:table-cell table:formula="of:=[.F389]-[.B389]" office:value-type="float" office:value="0" calcext:value-type="float">
            <text:p>0</text:p>
          </table:table-cell>
          <table:table-cell table:formula="of:=ROUNDUP(([.D389])/44100*90000)+23" office:value-type="float" office:value="608023" calcext:value-type="float">
            <text:p>608023</text:p>
          </table:table-cell>
          <table:table-cell table:formula="of:=[.H389]-[.C389]"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09656" calcext:value-type="float">
            <text:p>609656</text:p>
          </table:table-cell>
          <table:table-cell office:value-type="float" office:value="609575" calcext:value-type="float">
            <text:p>609575</text:p>
          </table:table-cell>
          <table:table-cell office:value-type="float" office:value="298680" calcext:value-type="float">
            <text:p>298680</text:p>
          </table:table-cell>
          <table:table-cell table:formula="of:=[.D390]/240" office:value-type="float" office:value="1244.5" calcext:value-type="float">
            <text:p>1244,5</text:p>
          </table:table-cell>
          <table:table-cell table:formula="of:=ROUNDUP(([.D390]+40)/44100*90000)+23" office:value-type="float" office:value="609656" calcext:value-type="float">
            <text:p>609656</text:p>
          </table:table-cell>
          <table:table-cell table:formula="of:=[.F390]-[.B390]" office:value-type="float" office:value="0" calcext:value-type="float">
            <text:p>0</text:p>
          </table:table-cell>
          <table:table-cell table:formula="of:=ROUNDUP(([.D390])/44100*90000)+23" office:value-type="float" office:value="609575" calcext:value-type="float">
            <text:p>609575</text:p>
          </table:table-cell>
          <table:table-cell table:formula="of:=[.H390]-[.C39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11289" calcext:value-type="float">
            <text:p>611289</text:p>
          </table:table-cell>
          <table:table-cell office:value-type="float" office:value="611207" calcext:value-type="float">
            <text:p>611207</text:p>
          </table:table-cell>
          <table:table-cell office:value-type="float" office:value="299480" calcext:value-type="float">
            <text:p>299480</text:p>
          </table:table-cell>
          <table:table-cell table:formula="of:=[.D391]/240" office:value-type="float" office:value="1247.83333333333" calcext:value-type="float">
            <text:p>1247,83333333333</text:p>
          </table:table-cell>
          <table:table-cell table:formula="of:=ROUNDUP(([.D391]+40)/44100*90000)+23" office:value-type="float" office:value="611289" calcext:value-type="float">
            <text:p>611289</text:p>
          </table:table-cell>
          <table:table-cell table:formula="of:=[.F391]-[.B391]" office:value-type="float" office:value="0" calcext:value-type="float">
            <text:p>0</text:p>
          </table:table-cell>
          <table:table-cell table:formula="of:=ROUNDUP(([.D391])/44100*90000)+23" office:value-type="float" office:value="611207" calcext:value-type="float">
            <text:p>611207</text:p>
          </table:table-cell>
          <table:table-cell table:formula="of:=[.H391]-[.C39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12840" calcext:value-type="float">
            <text:p>612840</text:p>
          </table:table-cell>
          <table:table-cell office:value-type="float" office:value="612758" calcext:value-type="float">
            <text:p>612758</text:p>
          </table:table-cell>
          <table:table-cell office:value-type="float" office:value="300240" calcext:value-type="float">
            <text:p>300240</text:p>
          </table:table-cell>
          <table:table-cell table:formula="of:=[.D392]/240" office:value-type="float" office:value="1251" calcext:value-type="float">
            <text:p>1251</text:p>
          </table:table-cell>
          <table:table-cell table:formula="of:=ROUNDUP(([.D392]+40)/44100*90000)+23" office:value-type="float" office:value="612840" calcext:value-type="float">
            <text:p>612840</text:p>
          </table:table-cell>
          <table:table-cell table:formula="of:=[.F392]-[.B392]" office:value-type="float" office:value="0" calcext:value-type="float">
            <text:p>0</text:p>
          </table:table-cell>
          <table:table-cell table:formula="of:=ROUNDUP(([.D392])/44100*90000)+23" office:value-type="float" office:value="612758" calcext:value-type="float">
            <text:p>612758</text:p>
          </table:table-cell>
          <table:table-cell table:formula="of:=[.H392]-[.C39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14472" calcext:value-type="float">
            <text:p>614472</text:p>
          </table:table-cell>
          <table:table-cell office:value-type="float" office:value="614391" calcext:value-type="float">
            <text:p>614391</text:p>
          </table:table-cell>
          <table:table-cell office:value-type="float" office:value="301040" calcext:value-type="float">
            <text:p>301040</text:p>
          </table:table-cell>
          <table:table-cell table:formula="of:=[.D393]/240" office:value-type="float" office:value="1254.33333333333" calcext:value-type="float">
            <text:p>1254,33333333333</text:p>
          </table:table-cell>
          <table:table-cell table:formula="of:=ROUNDUP(([.D393]+40)/44100*90000)+23" office:value-type="float" office:value="614472" calcext:value-type="float">
            <text:p>614472</text:p>
          </table:table-cell>
          <table:table-cell table:formula="of:=[.F393]-[.B393]" office:value-type="float" office:value="0" calcext:value-type="float">
            <text:p>0</text:p>
          </table:table-cell>
          <table:table-cell table:formula="of:=ROUNDUP(([.D393])/44100*90000)+23" office:value-type="float" office:value="614391" calcext:value-type="float">
            <text:p>614391</text:p>
          </table:table-cell>
          <table:table-cell table:formula="of:=[.H393]-[.C39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16187" calcext:value-type="float">
            <text:p>616187</text:p>
          </table:table-cell>
          <table:table-cell office:value-type="float" office:value="616105" calcext:value-type="float">
            <text:p>616105</text:p>
          </table:table-cell>
          <table:table-cell office:value-type="float" office:value="301880" calcext:value-type="float">
            <text:p>301880</text:p>
          </table:table-cell>
          <table:table-cell table:formula="of:=[.D394]/240" office:value-type="float" office:value="1257.83333333333" calcext:value-type="float">
            <text:p>1257,83333333333</text:p>
          </table:table-cell>
          <table:table-cell table:formula="of:=ROUNDUP(([.D394]+40)/44100*90000)+23" office:value-type="float" office:value="616187" calcext:value-type="float">
            <text:p>616187</text:p>
          </table:table-cell>
          <table:table-cell table:formula="of:=[.F394]-[.B394]" office:value-type="float" office:value="0" calcext:value-type="float">
            <text:p>0</text:p>
          </table:table-cell>
          <table:table-cell table:formula="of:=ROUNDUP(([.D394])/44100*90000)+23" office:value-type="float" office:value="616105" calcext:value-type="float">
            <text:p>616105</text:p>
          </table:table-cell>
          <table:table-cell table:formula="of:=[.H394]-[.C39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17819" calcext:value-type="float">
            <text:p>617819</text:p>
          </table:table-cell>
          <table:table-cell office:value-type="float" office:value="617738" calcext:value-type="float">
            <text:p>617738</text:p>
          </table:table-cell>
          <table:table-cell office:value-type="float" office:value="302680" calcext:value-type="float">
            <text:p>302680</text:p>
          </table:table-cell>
          <table:table-cell table:formula="of:=[.D395]/240" office:value-type="float" office:value="1261.16666666667" calcext:value-type="float">
            <text:p>1261,16666666667</text:p>
          </table:table-cell>
          <table:table-cell table:formula="of:=ROUNDUP(([.D395]+40)/44100*90000)+23" office:value-type="float" office:value="617819" calcext:value-type="float">
            <text:p>617819</text:p>
          </table:table-cell>
          <table:table-cell table:formula="of:=[.F395]-[.B395]" office:value-type="float" office:value="0" calcext:value-type="float">
            <text:p>0</text:p>
          </table:table-cell>
          <table:table-cell table:formula="of:=ROUNDUP(([.D395])/44100*90000)+23" office:value-type="float" office:value="617738" calcext:value-type="float">
            <text:p>617738</text:p>
          </table:table-cell>
          <table:table-cell table:formula="of:=[.H395]-[.C39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19207" calcext:value-type="float">
            <text:p>619207</text:p>
          </table:table-cell>
          <table:table-cell office:value-type="float" office:value="619126" calcext:value-type="float">
            <text:p>619126</text:p>
          </table:table-cell>
          <table:table-cell office:value-type="float" office:value="303360" calcext:value-type="float">
            <text:p>303360</text:p>
          </table:table-cell>
          <table:table-cell table:formula="of:=[.D396]/240" office:value-type="float" office:value="1264" calcext:value-type="float">
            <text:p>1264</text:p>
          </table:table-cell>
          <table:table-cell table:formula="of:=ROUNDUP(([.D396]+40)/44100*90000)+23" office:value-type="float" office:value="619207" calcext:value-type="float">
            <text:p>619207</text:p>
          </table:table-cell>
          <table:table-cell table:formula="of:=[.F396]-[.B396]" office:value-type="float" office:value="0" calcext:value-type="float">
            <text:p>0</text:p>
          </table:table-cell>
          <table:table-cell table:formula="of:=ROUNDUP(([.D396])/44100*90000)+23" office:value-type="float" office:value="619126" calcext:value-type="float">
            <text:p>619126</text:p>
          </table:table-cell>
          <table:table-cell table:formula="of:=[.H396]-[.C39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20595" calcext:value-type="float">
            <text:p>620595</text:p>
          </table:table-cell>
          <table:table-cell office:value-type="float" office:value="620513" calcext:value-type="float">
            <text:p>620513</text:p>
          </table:table-cell>
          <table:table-cell office:value-type="float" office:value="304040" calcext:value-type="float">
            <text:p>304040</text:p>
          </table:table-cell>
          <table:table-cell table:formula="of:=[.D397]/240" office:value-type="float" office:value="1266.83333333333" calcext:value-type="float">
            <text:p>1266,83333333333</text:p>
          </table:table-cell>
          <table:table-cell table:formula="of:=ROUNDUP(([.D397]+40)/44100*90000)+23" office:value-type="float" office:value="620595" calcext:value-type="float">
            <text:p>620595</text:p>
          </table:table-cell>
          <table:table-cell table:formula="of:=[.F397]-[.B397]" office:value-type="float" office:value="0" calcext:value-type="float">
            <text:p>0</text:p>
          </table:table-cell>
          <table:table-cell table:formula="of:=ROUNDUP(([.D397])/44100*90000)+23" office:value-type="float" office:value="620513" calcext:value-type="float">
            <text:p>620513</text:p>
          </table:table-cell>
          <table:table-cell table:formula="of:=[.H397]-[.C39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21983" calcext:value-type="float">
            <text:p>621983</text:p>
          </table:table-cell>
          <table:table-cell office:value-type="float" office:value="621901" calcext:value-type="float">
            <text:p>621901</text:p>
          </table:table-cell>
          <table:table-cell office:value-type="float" office:value="304720" calcext:value-type="float">
            <text:p>304720</text:p>
          </table:table-cell>
          <table:table-cell table:formula="of:=[.D398]/240" office:value-type="float" office:value="1269.66666666667" calcext:value-type="float">
            <text:p>1269,66666666667</text:p>
          </table:table-cell>
          <table:table-cell table:formula="of:=ROUNDUP(([.D398]+40)/44100*90000)+23" office:value-type="float" office:value="621983" calcext:value-type="float">
            <text:p>621983</text:p>
          </table:table-cell>
          <table:table-cell table:formula="of:=[.F398]-[.B398]" office:value-type="float" office:value="0" calcext:value-type="float">
            <text:p>0</text:p>
          </table:table-cell>
          <table:table-cell table:formula="of:=ROUNDUP(([.D398])/44100*90000)+23" office:value-type="float" office:value="621901" calcext:value-type="float">
            <text:p>621901</text:p>
          </table:table-cell>
          <table:table-cell table:formula="of:=[.H398]-[.C39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23370" calcext:value-type="float">
            <text:p>623370</text:p>
          </table:table-cell>
          <table:table-cell office:value-type="float" office:value="623289" calcext:value-type="float">
            <text:p>623289</text:p>
          </table:table-cell>
          <table:table-cell office:value-type="float" office:value="305400" calcext:value-type="float">
            <text:p>305400</text:p>
          </table:table-cell>
          <table:table-cell table:formula="of:=[.D399]/240" office:value-type="float" office:value="1272.5" calcext:value-type="float">
            <text:p>1272,5</text:p>
          </table:table-cell>
          <table:table-cell table:formula="of:=ROUNDUP(([.D399]+40)/44100*90000)+23" office:value-type="float" office:value="623370" calcext:value-type="float">
            <text:p>623370</text:p>
          </table:table-cell>
          <table:table-cell table:formula="of:=[.F399]-[.B399]" office:value-type="float" office:value="0" calcext:value-type="float">
            <text:p>0</text:p>
          </table:table-cell>
          <table:table-cell table:formula="of:=ROUNDUP(([.D399])/44100*90000)+23" office:value-type="float" office:value="623289" calcext:value-type="float">
            <text:p>623289</text:p>
          </table:table-cell>
          <table:table-cell table:formula="of:=[.H399]-[.C39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24758" calcext:value-type="float">
            <text:p>624758</text:p>
          </table:table-cell>
          <table:table-cell office:value-type="float" office:value="624677" calcext:value-type="float">
            <text:p>624677</text:p>
          </table:table-cell>
          <table:table-cell office:value-type="float" office:value="306080" calcext:value-type="float">
            <text:p>306080</text:p>
          </table:table-cell>
          <table:table-cell table:formula="of:=[.D400]/240" office:value-type="float" office:value="1275.33333333333" calcext:value-type="float">
            <text:p>1275,33333333333</text:p>
          </table:table-cell>
          <table:table-cell table:formula="of:=ROUNDUP(([.D400]+40)/44100*90000)+23" office:value-type="float" office:value="624758" calcext:value-type="float">
            <text:p>624758</text:p>
          </table:table-cell>
          <table:table-cell table:formula="of:=[.F400]-[.B400]" office:value-type="float" office:value="0" calcext:value-type="float">
            <text:p>0</text:p>
          </table:table-cell>
          <table:table-cell table:formula="of:=ROUNDUP(([.D400])/44100*90000)+23" office:value-type="float" office:value="624677" calcext:value-type="float">
            <text:p>624677</text:p>
          </table:table-cell>
          <table:table-cell table:formula="of:=[.H400]-[.C40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26146" calcext:value-type="float">
            <text:p>626146</text:p>
          </table:table-cell>
          <table:table-cell office:value-type="float" office:value="626064" calcext:value-type="float">
            <text:p>626064</text:p>
          </table:table-cell>
          <table:table-cell office:value-type="float" office:value="306760" calcext:value-type="float">
            <text:p>306760</text:p>
          </table:table-cell>
          <table:table-cell table:formula="of:=[.D401]/240" office:value-type="float" office:value="1278.16666666667" calcext:value-type="float">
            <text:p>1278,16666666667</text:p>
          </table:table-cell>
          <table:table-cell table:formula="of:=ROUNDUP(([.D401]+40)/44100*90000)+23" office:value-type="float" office:value="626146" calcext:value-type="float">
            <text:p>626146</text:p>
          </table:table-cell>
          <table:table-cell table:formula="of:=[.F401]-[.B401]" office:value-type="float" office:value="0" calcext:value-type="float">
            <text:p>0</text:p>
          </table:table-cell>
          <table:table-cell table:formula="of:=ROUNDUP(([.D401])/44100*90000)+23" office:value-type="float" office:value="626064" calcext:value-type="float">
            <text:p>626064</text:p>
          </table:table-cell>
          <table:table-cell table:formula="of:=[.H401]-[.C40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27615" calcext:value-type="float">
            <text:p>627615</text:p>
          </table:table-cell>
          <table:table-cell office:value-type="float" office:value="627534" calcext:value-type="float">
            <text:p>627534</text:p>
          </table:table-cell>
          <table:table-cell office:value-type="float" office:value="307480" calcext:value-type="float">
            <text:p>307480</text:p>
          </table:table-cell>
          <table:table-cell table:formula="of:=[.D402]/240" office:value-type="float" office:value="1281.16666666667" calcext:value-type="float">
            <text:p>1281,16666666667</text:p>
          </table:table-cell>
          <table:table-cell table:formula="of:=ROUNDUP(([.D402]+40)/44100*90000)+23" office:value-type="float" office:value="627615" calcext:value-type="float">
            <text:p>627615</text:p>
          </table:table-cell>
          <table:table-cell table:formula="of:=[.F402]-[.B402]" office:value-type="float" office:value="0" calcext:value-type="float">
            <text:p>0</text:p>
          </table:table-cell>
          <table:table-cell table:formula="of:=ROUNDUP(([.D402])/44100*90000)+23" office:value-type="float" office:value="627534" calcext:value-type="float">
            <text:p>627534</text:p>
          </table:table-cell>
          <table:table-cell table:formula="of:=[.H402]-[.C40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29085" calcext:value-type="float">
            <text:p>629085</text:p>
          </table:table-cell>
          <table:table-cell office:value-type="float" office:value="629003" calcext:value-type="float">
            <text:p>629003</text:p>
          </table:table-cell>
          <table:table-cell office:value-type="float" office:value="308200" calcext:value-type="float">
            <text:p>308200</text:p>
          </table:table-cell>
          <table:table-cell table:formula="of:=[.D403]/240" office:value-type="float" office:value="1284.16666666667" calcext:value-type="float">
            <text:p>1284,16666666667</text:p>
          </table:table-cell>
          <table:table-cell table:formula="of:=ROUNDUP(([.D403]+40)/44100*90000)+23" office:value-type="float" office:value="629085" calcext:value-type="float">
            <text:p>629085</text:p>
          </table:table-cell>
          <table:table-cell table:formula="of:=[.F403]-[.B403]" office:value-type="float" office:value="0" calcext:value-type="float">
            <text:p>0</text:p>
          </table:table-cell>
          <table:table-cell table:formula="of:=ROUNDUP(([.D403])/44100*90000)+23" office:value-type="float" office:value="629003" calcext:value-type="float">
            <text:p>629003</text:p>
          </table:table-cell>
          <table:table-cell table:formula="of:=[.H403]-[.C40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30636" calcext:value-type="float">
            <text:p>630636</text:p>
          </table:table-cell>
          <table:table-cell office:value-type="float" office:value="630554" calcext:value-type="float">
            <text:p>630554</text:p>
          </table:table-cell>
          <table:table-cell office:value-type="float" office:value="308960" calcext:value-type="float">
            <text:p>308960</text:p>
          </table:table-cell>
          <table:table-cell table:formula="of:=[.D404]/240" office:value-type="float" office:value="1287.33333333333" calcext:value-type="float">
            <text:p>1287,33333333333</text:p>
          </table:table-cell>
          <table:table-cell table:formula="of:=ROUNDUP(([.D404]+40)/44100*90000)+23" office:value-type="float" office:value="630636" calcext:value-type="float">
            <text:p>630636</text:p>
          </table:table-cell>
          <table:table-cell table:formula="of:=[.F404]-[.B404]" office:value-type="float" office:value="0" calcext:value-type="float">
            <text:p>0</text:p>
          </table:table-cell>
          <table:table-cell table:formula="of:=ROUNDUP(([.D404])/44100*90000)+23" office:value-type="float" office:value="630554" calcext:value-type="float">
            <text:p>630554</text:p>
          </table:table-cell>
          <table:table-cell table:formula="of:=[.H404]-[.C40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32105" calcext:value-type="float">
            <text:p>632105</text:p>
          </table:table-cell>
          <table:table-cell office:value-type="float" office:value="632024" calcext:value-type="float">
            <text:p>632024</text:p>
          </table:table-cell>
          <table:table-cell office:value-type="float" office:value="309680" calcext:value-type="float">
            <text:p>309680</text:p>
          </table:table-cell>
          <table:table-cell table:formula="of:=[.D405]/240" office:value-type="float" office:value="1290.33333333333" calcext:value-type="float">
            <text:p>1290,33333333333</text:p>
          </table:table-cell>
          <table:table-cell table:formula="of:=ROUNDUP(([.D405]+40)/44100*90000)+23" office:value-type="float" office:value="632105" calcext:value-type="float">
            <text:p>632105</text:p>
          </table:table-cell>
          <table:table-cell table:formula="of:=[.F405]-[.B405]" office:value-type="float" office:value="0" calcext:value-type="float">
            <text:p>0</text:p>
          </table:table-cell>
          <table:table-cell table:formula="of:=ROUNDUP(([.D405])/44100*90000)+23" office:value-type="float" office:value="632023" calcext:value-type="float">
            <text:p>632023</text:p>
          </table:table-cell>
          <table:table-cell table:formula="of:=[.H405]-[.C405]"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33656" calcext:value-type="float">
            <text:p>633656</text:p>
          </table:table-cell>
          <table:table-cell office:value-type="float" office:value="633575" calcext:value-type="float">
            <text:p>633575</text:p>
          </table:table-cell>
          <table:table-cell office:value-type="float" office:value="310440" calcext:value-type="float">
            <text:p>310440</text:p>
          </table:table-cell>
          <table:table-cell table:formula="of:=[.D406]/240" office:value-type="float" office:value="1293.5" calcext:value-type="float">
            <text:p>1293,5</text:p>
          </table:table-cell>
          <table:table-cell table:formula="of:=ROUNDUP(([.D406]+40)/44100*90000)+23" office:value-type="float" office:value="633656" calcext:value-type="float">
            <text:p>633656</text:p>
          </table:table-cell>
          <table:table-cell table:formula="of:=[.F406]-[.B406]" office:value-type="float" office:value="0" calcext:value-type="float">
            <text:p>0</text:p>
          </table:table-cell>
          <table:table-cell table:formula="of:=ROUNDUP(([.D406])/44100*90000)+23" office:value-type="float" office:value="633575" calcext:value-type="float">
            <text:p>633575</text:p>
          </table:table-cell>
          <table:table-cell table:formula="of:=[.H406]-[.C40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35207" calcext:value-type="float">
            <text:p>635207</text:p>
          </table:table-cell>
          <table:table-cell office:value-type="float" office:value="635126" calcext:value-type="float">
            <text:p>635126</text:p>
          </table:table-cell>
          <table:table-cell office:value-type="float" office:value="311200" calcext:value-type="float">
            <text:p>311200</text:p>
          </table:table-cell>
          <table:table-cell table:formula="of:=[.D407]/240" office:value-type="float" office:value="1296.66666666667" calcext:value-type="float">
            <text:p>1296,66666666667</text:p>
          </table:table-cell>
          <table:table-cell table:formula="of:=ROUNDUP(([.D407]+40)/44100*90000)+23" office:value-type="float" office:value="635207" calcext:value-type="float">
            <text:p>635207</text:p>
          </table:table-cell>
          <table:table-cell table:formula="of:=[.F407]-[.B407]" office:value-type="float" office:value="0" calcext:value-type="float">
            <text:p>0</text:p>
          </table:table-cell>
          <table:table-cell table:formula="of:=ROUNDUP(([.D407])/44100*90000)+23" office:value-type="float" office:value="635126" calcext:value-type="float">
            <text:p>635126</text:p>
          </table:table-cell>
          <table:table-cell table:formula="of:=[.H407]-[.C40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36758" calcext:value-type="float">
            <text:p>636758</text:p>
          </table:table-cell>
          <table:table-cell office:value-type="float" office:value="636677" calcext:value-type="float">
            <text:p>636677</text:p>
          </table:table-cell>
          <table:table-cell office:value-type="float" office:value="311960" calcext:value-type="float">
            <text:p>311960</text:p>
          </table:table-cell>
          <table:table-cell table:formula="of:=[.D408]/240" office:value-type="float" office:value="1299.83333333333" calcext:value-type="float">
            <text:p>1299,83333333333</text:p>
          </table:table-cell>
          <table:table-cell table:formula="of:=ROUNDUP(([.D408]+40)/44100*90000)+23" office:value-type="float" office:value="636758" calcext:value-type="float">
            <text:p>636758</text:p>
          </table:table-cell>
          <table:table-cell table:formula="of:=[.F408]-[.B408]" office:value-type="float" office:value="0" calcext:value-type="float">
            <text:p>0</text:p>
          </table:table-cell>
          <table:table-cell table:formula="of:=ROUNDUP(([.D408])/44100*90000)+23" office:value-type="float" office:value="636677" calcext:value-type="float">
            <text:p>636677</text:p>
          </table:table-cell>
          <table:table-cell table:formula="of:=[.H408]-[.C40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38309" calcext:value-type="float">
            <text:p>638309</text:p>
          </table:table-cell>
          <table:table-cell office:value-type="float" office:value="638228" calcext:value-type="float">
            <text:p>638228</text:p>
          </table:table-cell>
          <table:table-cell office:value-type="float" office:value="312720" calcext:value-type="float">
            <text:p>312720</text:p>
          </table:table-cell>
          <table:table-cell table:formula="of:=[.D409]/240" office:value-type="float" office:value="1303" calcext:value-type="float">
            <text:p>1303</text:p>
          </table:table-cell>
          <table:table-cell table:formula="of:=ROUNDUP(([.D409]+40)/44100*90000)+23" office:value-type="float" office:value="638309" calcext:value-type="float">
            <text:p>638309</text:p>
          </table:table-cell>
          <table:table-cell table:formula="of:=[.F409]-[.B409]" office:value-type="float" office:value="0" calcext:value-type="float">
            <text:p>0</text:p>
          </table:table-cell>
          <table:table-cell table:formula="of:=ROUNDUP(([.D409])/44100*90000)+23" office:value-type="float" office:value="638228" calcext:value-type="float">
            <text:p>638228</text:p>
          </table:table-cell>
          <table:table-cell table:formula="of:=[.H409]-[.C40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39779" calcext:value-type="float">
            <text:p>639779</text:p>
          </table:table-cell>
          <table:table-cell office:value-type="float" office:value="639697" calcext:value-type="float">
            <text:p>639697</text:p>
          </table:table-cell>
          <table:table-cell office:value-type="float" office:value="313440" calcext:value-type="float">
            <text:p>313440</text:p>
          </table:table-cell>
          <table:table-cell table:formula="of:=[.D410]/240" office:value-type="float" office:value="1306" calcext:value-type="float">
            <text:p>1306</text:p>
          </table:table-cell>
          <table:table-cell table:formula="of:=ROUNDUP(([.D410]+40)/44100*90000)+23" office:value-type="float" office:value="639779" calcext:value-type="float">
            <text:p>639779</text:p>
          </table:table-cell>
          <table:table-cell table:formula="of:=[.F410]-[.B410]" office:value-type="float" office:value="0" calcext:value-type="float">
            <text:p>0</text:p>
          </table:table-cell>
          <table:table-cell table:formula="of:=ROUNDUP(([.D410])/44100*90000)+23" office:value-type="float" office:value="639697" calcext:value-type="float">
            <text:p>639697</text:p>
          </table:table-cell>
          <table:table-cell table:formula="of:=[.H410]-[.C41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41411" calcext:value-type="float">
            <text:p>641411</text:p>
          </table:table-cell>
          <table:table-cell office:value-type="float" office:value="641330" calcext:value-type="float">
            <text:p>641330</text:p>
          </table:table-cell>
          <table:table-cell office:value-type="float" office:value="314240" calcext:value-type="float">
            <text:p>314240</text:p>
          </table:table-cell>
          <table:table-cell table:formula="of:=[.D411]/240" office:value-type="float" office:value="1309.33333333333" calcext:value-type="float">
            <text:p>1309,33333333333</text:p>
          </table:table-cell>
          <table:table-cell table:formula="of:=ROUNDUP(([.D411]+40)/44100*90000)+23" office:value-type="float" office:value="641411" calcext:value-type="float">
            <text:p>641411</text:p>
          </table:table-cell>
          <table:table-cell table:formula="of:=[.F411]-[.B411]" office:value-type="float" office:value="0" calcext:value-type="float">
            <text:p>0</text:p>
          </table:table-cell>
          <table:table-cell table:formula="of:=ROUNDUP(([.D411])/44100*90000)+23" office:value-type="float" office:value="641330" calcext:value-type="float">
            <text:p>641330</text:p>
          </table:table-cell>
          <table:table-cell table:formula="of:=[.H411]-[.C41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43044" calcext:value-type="float">
            <text:p>643044</text:p>
          </table:table-cell>
          <table:table-cell office:value-type="float" office:value="642962" calcext:value-type="float">
            <text:p>642962</text:p>
          </table:table-cell>
          <table:table-cell office:value-type="float" office:value="315040" calcext:value-type="float">
            <text:p>315040</text:p>
          </table:table-cell>
          <table:table-cell table:formula="of:=[.D412]/240" office:value-type="float" office:value="1312.66666666667" calcext:value-type="float">
            <text:p>1312,66666666667</text:p>
          </table:table-cell>
          <table:table-cell table:formula="of:=ROUNDUP(([.D412]+40)/44100*90000)+23" office:value-type="float" office:value="643044" calcext:value-type="float">
            <text:p>643044</text:p>
          </table:table-cell>
          <table:table-cell table:formula="of:=[.F412]-[.B412]" office:value-type="float" office:value="0" calcext:value-type="float">
            <text:p>0</text:p>
          </table:table-cell>
          <table:table-cell table:formula="of:=ROUNDUP(([.D412])/44100*90000)+23" office:value-type="float" office:value="642962" calcext:value-type="float">
            <text:p>642962</text:p>
          </table:table-cell>
          <table:table-cell table:formula="of:=[.H412]-[.C41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44595" calcext:value-type="float">
            <text:p>644595</text:p>
          </table:table-cell>
          <table:table-cell office:value-type="float" office:value="644513" calcext:value-type="float">
            <text:p>644513</text:p>
          </table:table-cell>
          <table:table-cell office:value-type="float" office:value="315800" calcext:value-type="float">
            <text:p>315800</text:p>
          </table:table-cell>
          <table:table-cell table:formula="of:=[.D413]/240" office:value-type="float" office:value="1315.83333333333" calcext:value-type="float">
            <text:p>1315,83333333333</text:p>
          </table:table-cell>
          <table:table-cell table:formula="of:=ROUNDUP(([.D413]+40)/44100*90000)+23" office:value-type="float" office:value="644595" calcext:value-type="float">
            <text:p>644595</text:p>
          </table:table-cell>
          <table:table-cell table:formula="of:=[.F413]-[.B413]" office:value-type="float" office:value="0" calcext:value-type="float">
            <text:p>0</text:p>
          </table:table-cell>
          <table:table-cell table:formula="of:=ROUNDUP(([.D413])/44100*90000)+23" office:value-type="float" office:value="644513" calcext:value-type="float">
            <text:p>644513</text:p>
          </table:table-cell>
          <table:table-cell table:formula="of:=[.H413]-[.C41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46228" calcext:value-type="float">
            <text:p>646228</text:p>
          </table:table-cell>
          <table:table-cell office:value-type="float" office:value="646146" calcext:value-type="float">
            <text:p>646146</text:p>
          </table:table-cell>
          <table:table-cell office:value-type="float" office:value="316600" calcext:value-type="float">
            <text:p>316600</text:p>
          </table:table-cell>
          <table:table-cell table:formula="of:=[.D414]/240" office:value-type="float" office:value="1319.16666666667" calcext:value-type="float">
            <text:p>1319,16666666667</text:p>
          </table:table-cell>
          <table:table-cell table:formula="of:=ROUNDUP(([.D414]+40)/44100*90000)+23" office:value-type="float" office:value="646228" calcext:value-type="float">
            <text:p>646228</text:p>
          </table:table-cell>
          <table:table-cell table:formula="of:=[.F414]-[.B414]" office:value-type="float" office:value="0" calcext:value-type="float">
            <text:p>0</text:p>
          </table:table-cell>
          <table:table-cell table:formula="of:=ROUNDUP(([.D414])/44100*90000)+23" office:value-type="float" office:value="646146" calcext:value-type="float">
            <text:p>646146</text:p>
          </table:table-cell>
          <table:table-cell table:formula="of:=[.H414]-[.C4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47779" calcext:value-type="float">
            <text:p>647779</text:p>
          </table:table-cell>
          <table:table-cell office:value-type="float" office:value="647697" calcext:value-type="float">
            <text:p>647697</text:p>
          </table:table-cell>
          <table:table-cell office:value-type="float" office:value="317360" calcext:value-type="float">
            <text:p>317360</text:p>
          </table:table-cell>
          <table:table-cell table:formula="of:=[.D415]/240" office:value-type="float" office:value="1322.33333333333" calcext:value-type="float">
            <text:p>1322,33333333333</text:p>
          </table:table-cell>
          <table:table-cell table:formula="of:=ROUNDUP(([.D415]+40)/44100*90000)+23" office:value-type="float" office:value="647779" calcext:value-type="float">
            <text:p>647779</text:p>
          </table:table-cell>
          <table:table-cell table:formula="of:=[.F415]-[.B415]" office:value-type="float" office:value="0" calcext:value-type="float">
            <text:p>0</text:p>
          </table:table-cell>
          <table:table-cell table:formula="of:=ROUNDUP(([.D415])/44100*90000)+23" office:value-type="float" office:value="647697" calcext:value-type="float">
            <text:p>647697</text:p>
          </table:table-cell>
          <table:table-cell table:formula="of:=[.H415]-[.C41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49411" calcext:value-type="float">
            <text:p>649411</text:p>
          </table:table-cell>
          <table:table-cell office:value-type="float" office:value="649330" calcext:value-type="float">
            <text:p>649330</text:p>
          </table:table-cell>
          <table:table-cell office:value-type="float" office:value="318160" calcext:value-type="float">
            <text:p>318160</text:p>
          </table:table-cell>
          <table:table-cell table:formula="of:=[.D416]/240" office:value-type="float" office:value="1325.66666666667" calcext:value-type="float">
            <text:p>1325,66666666667</text:p>
          </table:table-cell>
          <table:table-cell table:formula="of:=ROUNDUP(([.D416]+40)/44100*90000)+23" office:value-type="float" office:value="649411" calcext:value-type="float">
            <text:p>649411</text:p>
          </table:table-cell>
          <table:table-cell table:formula="of:=[.F416]-[.B416]" office:value-type="float" office:value="0" calcext:value-type="float">
            <text:p>0</text:p>
          </table:table-cell>
          <table:table-cell table:formula="of:=ROUNDUP(([.D416])/44100*90000)+23" office:value-type="float" office:value="649330" calcext:value-type="float">
            <text:p>649330</text:p>
          </table:table-cell>
          <table:table-cell table:formula="of:=[.H416]-[.C41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50881" calcext:value-type="float">
            <text:p>650881</text:p>
          </table:table-cell>
          <table:table-cell office:value-type="float" office:value="650799" calcext:value-type="float">
            <text:p>650799</text:p>
          </table:table-cell>
          <table:table-cell office:value-type="float" office:value="318840" calcext:value-type="float">
            <text:p>318840</text:p>
          </table:table-cell>
          <table:table-cell table:formula="of:=[.D417]/240" office:value-type="float" office:value="1328.5" calcext:value-type="float">
            <text:p>1328,5</text:p>
          </table:table-cell>
          <table:table-cell table:formula="of:=ROUNDUP(([.D417]+40)/44100*90000)+23" office:value-type="float" office:value="650799" calcext:value-type="float">
            <text:p>650799</text:p>
          </table:table-cell>
          <table:table-cell table:formula="of:=[.F417]-[.B417]" office:value-type="float" office:value="-82" calcext:value-type="float">
            <text:p>-82</text:p>
          </table:table-cell>
          <table:table-cell table:formula="of:=ROUNDUP(([.D417])/44100*90000)+23" office:value-type="float" office:value="650717" calcext:value-type="float">
            <text:p>650717</text:p>
          </table:table-cell>
          <table:table-cell table:formula="of:=[.H417]-[.C417]" office:value-type="float" office:value="-82" calcext:value-type="float">
            <text:p>-82</text:p>
          </table:table-cell>
          <table:table-cell table:number-columns-repeated="101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52268" calcext:value-type="float">
            <text:p>652268</text:p>
          </table:table-cell>
          <table:table-cell office:value-type="float" office:value="652187" calcext:value-type="float">
            <text:p>652187</text:p>
          </table:table-cell>
          <table:table-cell office:value-type="float" office:value="319560" calcext:value-type="float">
            <text:p>319560</text:p>
          </table:table-cell>
          <table:table-cell table:formula="of:=[.D418]/240" office:value-type="float" office:value="1331.5" calcext:value-type="float">
            <text:p>1331,5</text:p>
          </table:table-cell>
          <table:table-cell table:formula="of:=ROUNDUP(([.D418]+40)/44100*90000)+23" office:value-type="float" office:value="652268" calcext:value-type="float">
            <text:p>652268</text:p>
          </table:table-cell>
          <table:table-cell table:formula="of:=[.F418]-[.B418]" office:value-type="float" office:value="0" calcext:value-type="float">
            <text:p>0</text:p>
          </table:table-cell>
          <table:table-cell table:formula="of:=ROUNDUP(([.D418])/44100*90000)+23" office:value-type="float" office:value="652187" calcext:value-type="float">
            <text:p>652187</text:p>
          </table:table-cell>
          <table:table-cell table:formula="of:=[.H418]-[.C41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53656" calcext:value-type="float">
            <text:p>653656</text:p>
          </table:table-cell>
          <table:table-cell office:value-type="float" office:value="653575" calcext:value-type="float">
            <text:p>653575</text:p>
          </table:table-cell>
          <table:table-cell office:value-type="float" office:value="320240" calcext:value-type="float">
            <text:p>320240</text:p>
          </table:table-cell>
          <table:table-cell table:formula="of:=[.D419]/240" office:value-type="float" office:value="1334.33333333333" calcext:value-type="float">
            <text:p>1334,33333333333</text:p>
          </table:table-cell>
          <table:table-cell table:formula="of:=ROUNDUP(([.D419]+40)/44100*90000)+23" office:value-type="float" office:value="653656" calcext:value-type="float">
            <text:p>653656</text:p>
          </table:table-cell>
          <table:table-cell table:formula="of:=[.F419]-[.B419]" office:value-type="float" office:value="0" calcext:value-type="float">
            <text:p>0</text:p>
          </table:table-cell>
          <table:table-cell table:formula="of:=ROUNDUP(([.D419])/44100*90000)+23" office:value-type="float" office:value="653575" calcext:value-type="float">
            <text:p>653575</text:p>
          </table:table-cell>
          <table:table-cell table:formula="of:=[.H419]-[.C41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55126" calcext:value-type="float">
            <text:p>655126</text:p>
          </table:table-cell>
          <table:table-cell office:value-type="float" office:value="655044" calcext:value-type="float">
            <text:p>655044</text:p>
          </table:table-cell>
          <table:table-cell office:value-type="float" office:value="320960" calcext:value-type="float">
            <text:p>320960</text:p>
          </table:table-cell>
          <table:table-cell table:formula="of:=[.D420]/240" office:value-type="float" office:value="1337.33333333333" calcext:value-type="float">
            <text:p>1337,33333333333</text:p>
          </table:table-cell>
          <table:table-cell table:formula="of:=ROUNDUP(([.D420]+40)/44100*90000)+23" office:value-type="float" office:value="655126" calcext:value-type="float">
            <text:p>655126</text:p>
          </table:table-cell>
          <table:table-cell table:formula="of:=[.F420]-[.B420]" office:value-type="float" office:value="0" calcext:value-type="float">
            <text:p>0</text:p>
          </table:table-cell>
          <table:table-cell table:formula="of:=ROUNDUP(([.D420])/44100*90000)+23" office:value-type="float" office:value="655044" calcext:value-type="float">
            <text:p>655044</text:p>
          </table:table-cell>
          <table:table-cell table:formula="of:=[.H420]-[.C42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56595" calcext:value-type="float">
            <text:p>656595</text:p>
          </table:table-cell>
          <table:table-cell office:value-type="float" office:value="656513" calcext:value-type="float">
            <text:p>656513</text:p>
          </table:table-cell>
          <table:table-cell office:value-type="float" office:value="321680" calcext:value-type="float">
            <text:p>321680</text:p>
          </table:table-cell>
          <table:table-cell table:formula="of:=[.D421]/240" office:value-type="float" office:value="1340.33333333333" calcext:value-type="float">
            <text:p>1340,33333333333</text:p>
          </table:table-cell>
          <table:table-cell table:formula="of:=ROUNDUP(([.D421]+40)/44100*90000)+23" office:value-type="float" office:value="656595" calcext:value-type="float">
            <text:p>656595</text:p>
          </table:table-cell>
          <table:table-cell table:formula="of:=[.F421]-[.B421]" office:value-type="float" office:value="0" calcext:value-type="float">
            <text:p>0</text:p>
          </table:table-cell>
          <table:table-cell table:formula="of:=ROUNDUP(([.D421])/44100*90000)+23" office:value-type="float" office:value="656513" calcext:value-type="float">
            <text:p>656513</text:p>
          </table:table-cell>
          <table:table-cell table:formula="of:=[.H421]-[.C42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58146" calcext:value-type="float">
            <text:p>658146</text:p>
          </table:table-cell>
          <table:table-cell office:value-type="float" office:value="658064" calcext:value-type="float">
            <text:p>658064</text:p>
          </table:table-cell>
          <table:table-cell office:value-type="float" office:value="322440" calcext:value-type="float">
            <text:p>322440</text:p>
          </table:table-cell>
          <table:table-cell table:formula="of:=[.D422]/240" office:value-type="float" office:value="1343.5" calcext:value-type="float">
            <text:p>1343,5</text:p>
          </table:table-cell>
          <table:table-cell table:formula="of:=ROUNDUP(([.D422]+40)/44100*90000)+23" office:value-type="float" office:value="658146" calcext:value-type="float">
            <text:p>658146</text:p>
          </table:table-cell>
          <table:table-cell table:formula="of:=[.F422]-[.B422]" office:value-type="float" office:value="0" calcext:value-type="float">
            <text:p>0</text:p>
          </table:table-cell>
          <table:table-cell table:formula="of:=ROUNDUP(([.D422])/44100*90000)+23" office:value-type="float" office:value="658064" calcext:value-type="float">
            <text:p>658064</text:p>
          </table:table-cell>
          <table:table-cell table:formula="of:=[.H422]-[.C42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59534" calcext:value-type="float">
            <text:p>659534</text:p>
          </table:table-cell>
          <table:table-cell office:value-type="float" office:value="659452" calcext:value-type="float">
            <text:p>659452</text:p>
          </table:table-cell>
          <table:table-cell office:value-type="float" office:value="323120" calcext:value-type="float">
            <text:p>323120</text:p>
          </table:table-cell>
          <table:table-cell table:formula="of:=[.D423]/240" office:value-type="float" office:value="1346.33333333333" calcext:value-type="float">
            <text:p>1346,33333333333</text:p>
          </table:table-cell>
          <table:table-cell table:formula="of:=ROUNDUP(([.D423]+40)/44100*90000)+23" office:value-type="float" office:value="659534" calcext:value-type="float">
            <text:p>659534</text:p>
          </table:table-cell>
          <table:table-cell table:formula="of:=[.F423]-[.B423]" office:value-type="float" office:value="0" calcext:value-type="float">
            <text:p>0</text:p>
          </table:table-cell>
          <table:table-cell table:formula="of:=ROUNDUP(([.D423])/44100*90000)+23" office:value-type="float" office:value="659452" calcext:value-type="float">
            <text:p>659452</text:p>
          </table:table-cell>
          <table:table-cell table:formula="of:=[.H423]-[.C42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61085" calcext:value-type="float">
            <text:p>661085</text:p>
          </table:table-cell>
          <table:table-cell office:value-type="float" office:value="661003" calcext:value-type="float">
            <text:p>661003</text:p>
          </table:table-cell>
          <table:table-cell office:value-type="float" office:value="323880" calcext:value-type="float">
            <text:p>323880</text:p>
          </table:table-cell>
          <table:table-cell table:formula="of:=[.D424]/240" office:value-type="float" office:value="1349.5" calcext:value-type="float">
            <text:p>1349,5</text:p>
          </table:table-cell>
          <table:table-cell table:formula="of:=ROUNDUP(([.D424]+40)/44100*90000)+23" office:value-type="float" office:value="661085" calcext:value-type="float">
            <text:p>661085</text:p>
          </table:table-cell>
          <table:table-cell table:formula="of:=[.F424]-[.B424]" office:value-type="float" office:value="0" calcext:value-type="float">
            <text:p>0</text:p>
          </table:table-cell>
          <table:table-cell table:formula="of:=ROUNDUP(([.D424])/44100*90000)+23" office:value-type="float" office:value="661003" calcext:value-type="float">
            <text:p>661003</text:p>
          </table:table-cell>
          <table:table-cell table:formula="of:=[.H424]-[.C42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62636" calcext:value-type="float">
            <text:p>662636</text:p>
          </table:table-cell>
          <table:table-cell office:value-type="float" office:value="662554" calcext:value-type="float">
            <text:p>662554</text:p>
          </table:table-cell>
          <table:table-cell office:value-type="float" office:value="324640" calcext:value-type="float">
            <text:p>324640</text:p>
          </table:table-cell>
          <table:table-cell table:formula="of:=[.D425]/240" office:value-type="float" office:value="1352.66666666667" calcext:value-type="float">
            <text:p>1352,66666666667</text:p>
          </table:table-cell>
          <table:table-cell table:formula="of:=ROUNDUP(([.D425]+40)/44100*90000)+23" office:value-type="float" office:value="662636" calcext:value-type="float">
            <text:p>662636</text:p>
          </table:table-cell>
          <table:table-cell table:formula="of:=[.F425]-[.B425]" office:value-type="float" office:value="0" calcext:value-type="float">
            <text:p>0</text:p>
          </table:table-cell>
          <table:table-cell table:formula="of:=ROUNDUP(([.D425])/44100*90000)+23" office:value-type="float" office:value="662554" calcext:value-type="float">
            <text:p>662554</text:p>
          </table:table-cell>
          <table:table-cell table:formula="of:=[.H425]-[.C42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64187" calcext:value-type="float">
            <text:p>664187</text:p>
          </table:table-cell>
          <table:table-cell office:value-type="float" office:value="664105" calcext:value-type="float">
            <text:p>664105</text:p>
          </table:table-cell>
          <table:table-cell office:value-type="float" office:value="325400" calcext:value-type="float">
            <text:p>325400</text:p>
          </table:table-cell>
          <table:table-cell table:formula="of:=[.D426]/240" office:value-type="float" office:value="1355.83333333333" calcext:value-type="float">
            <text:p>1355,83333333333</text:p>
          </table:table-cell>
          <table:table-cell table:formula="of:=ROUNDUP(([.D426]+40)/44100*90000)+23" office:value-type="float" office:value="664187" calcext:value-type="float">
            <text:p>664187</text:p>
          </table:table-cell>
          <table:table-cell table:formula="of:=[.F426]-[.B426]" office:value-type="float" office:value="0" calcext:value-type="float">
            <text:p>0</text:p>
          </table:table-cell>
          <table:table-cell table:formula="of:=ROUNDUP(([.D426])/44100*90000)+23" office:value-type="float" office:value="664105" calcext:value-type="float">
            <text:p>664105</text:p>
          </table:table-cell>
          <table:table-cell table:formula="of:=[.H426]-[.C42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65738" calcext:value-type="float">
            <text:p>665738</text:p>
          </table:table-cell>
          <table:table-cell office:value-type="float" office:value="665656" calcext:value-type="float">
            <text:p>665656</text:p>
          </table:table-cell>
          <table:table-cell office:value-type="float" office:value="326160" calcext:value-type="float">
            <text:p>326160</text:p>
          </table:table-cell>
          <table:table-cell table:formula="of:=[.D427]/240" office:value-type="float" office:value="1359" calcext:value-type="float">
            <text:p>1359</text:p>
          </table:table-cell>
          <table:table-cell table:formula="of:=ROUNDUP(([.D427]+40)/44100*90000)+23" office:value-type="float" office:value="665738" calcext:value-type="float">
            <text:p>665738</text:p>
          </table:table-cell>
          <table:table-cell table:formula="of:=[.F427]-[.B427]" office:value-type="float" office:value="0" calcext:value-type="float">
            <text:p>0</text:p>
          </table:table-cell>
          <table:table-cell table:formula="of:=ROUNDUP(([.D427])/44100*90000)+23" office:value-type="float" office:value="665656" calcext:value-type="float">
            <text:p>665656</text:p>
          </table:table-cell>
          <table:table-cell table:formula="of:=[.H427]-[.C42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67289" calcext:value-type="float">
            <text:p>667289</text:p>
          </table:table-cell>
          <table:table-cell office:value-type="float" office:value="667207" calcext:value-type="float">
            <text:p>667207</text:p>
          </table:table-cell>
          <table:table-cell office:value-type="float" office:value="326920" calcext:value-type="float">
            <text:p>326920</text:p>
          </table:table-cell>
          <table:table-cell table:formula="of:=[.D428]/240" office:value-type="float" office:value="1362.16666666667" calcext:value-type="float">
            <text:p>1362,16666666667</text:p>
          </table:table-cell>
          <table:table-cell table:formula="of:=ROUNDUP(([.D428]+40)/44100*90000)+23" office:value-type="float" office:value="667289" calcext:value-type="float">
            <text:p>667289</text:p>
          </table:table-cell>
          <table:table-cell table:formula="of:=[.F428]-[.B428]" office:value-type="float" office:value="0" calcext:value-type="float">
            <text:p>0</text:p>
          </table:table-cell>
          <table:table-cell table:formula="of:=ROUNDUP(([.D428])/44100*90000)+23" office:value-type="float" office:value="667207" calcext:value-type="float">
            <text:p>667207</text:p>
          </table:table-cell>
          <table:table-cell table:formula="of:=[.H428]-[.C42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68840" calcext:value-type="float">
            <text:p>668840</text:p>
          </table:table-cell>
          <table:table-cell office:value-type="float" office:value="668758" calcext:value-type="float">
            <text:p>668758</text:p>
          </table:table-cell>
          <table:table-cell office:value-type="float" office:value="327680" calcext:value-type="float">
            <text:p>327680</text:p>
          </table:table-cell>
          <table:table-cell table:formula="of:=[.D429]/240" office:value-type="float" office:value="1365.33333333333" calcext:value-type="float">
            <text:p>1365,33333333333</text:p>
          </table:table-cell>
          <table:table-cell table:formula="of:=ROUNDUP(([.D429]+40)/44100*90000)+23" office:value-type="float" office:value="668840" calcext:value-type="float">
            <text:p>668840</text:p>
          </table:table-cell>
          <table:table-cell table:formula="of:=[.F429]-[.B429]" office:value-type="float" office:value="0" calcext:value-type="float">
            <text:p>0</text:p>
          </table:table-cell>
          <table:table-cell table:formula="of:=ROUNDUP(([.D429])/44100*90000)+23" office:value-type="float" office:value="668758" calcext:value-type="float">
            <text:p>668758</text:p>
          </table:table-cell>
          <table:table-cell table:formula="of:=[.H429]-[.C42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70391" calcext:value-type="float">
            <text:p>670391</text:p>
          </table:table-cell>
          <table:table-cell office:value-type="float" office:value="670309" calcext:value-type="float">
            <text:p>670309</text:p>
          </table:table-cell>
          <table:table-cell office:value-type="float" office:value="328440" calcext:value-type="float">
            <text:p>328440</text:p>
          </table:table-cell>
          <table:table-cell table:formula="of:=[.D430]/240" office:value-type="float" office:value="1368.5" calcext:value-type="float">
            <text:p>1368,5</text:p>
          </table:table-cell>
          <table:table-cell table:formula="of:=ROUNDUP(([.D430]+40)/44100*90000)+23" office:value-type="float" office:value="670391" calcext:value-type="float">
            <text:p>670391</text:p>
          </table:table-cell>
          <table:table-cell table:formula="of:=[.F430]-[.B430]" office:value-type="float" office:value="0" calcext:value-type="float">
            <text:p>0</text:p>
          </table:table-cell>
          <table:table-cell table:formula="of:=ROUNDUP(([.D430])/44100*90000)+23" office:value-type="float" office:value="670309" calcext:value-type="float">
            <text:p>670309</text:p>
          </table:table-cell>
          <table:table-cell table:formula="of:=[.H430]-[.C43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71942" calcext:value-type="float">
            <text:p>671942</text:p>
          </table:table-cell>
          <table:table-cell office:value-type="float" office:value="671860" calcext:value-type="float">
            <text:p>671860</text:p>
          </table:table-cell>
          <table:table-cell office:value-type="float" office:value="329200" calcext:value-type="float">
            <text:p>329200</text:p>
          </table:table-cell>
          <table:table-cell table:formula="of:=[.D431]/240" office:value-type="float" office:value="1371.66666666667" calcext:value-type="float">
            <text:p>1371,66666666667</text:p>
          </table:table-cell>
          <table:table-cell table:formula="of:=ROUNDUP(([.D431]+40)/44100*90000)+23" office:value-type="float" office:value="671942" calcext:value-type="float">
            <text:p>671942</text:p>
          </table:table-cell>
          <table:table-cell table:formula="of:=[.F431]-[.B431]" office:value-type="float" office:value="0" calcext:value-type="float">
            <text:p>0</text:p>
          </table:table-cell>
          <table:table-cell table:formula="of:=ROUNDUP(([.D431])/44100*90000)+23" office:value-type="float" office:value="671860" calcext:value-type="float">
            <text:p>671860</text:p>
          </table:table-cell>
          <table:table-cell table:formula="of:=[.H431]-[.C43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73493" calcext:value-type="float">
            <text:p>673493</text:p>
          </table:table-cell>
          <table:table-cell office:value-type="float" office:value="673411" calcext:value-type="float">
            <text:p>673411</text:p>
          </table:table-cell>
          <table:table-cell office:value-type="float" office:value="329960" calcext:value-type="float">
            <text:p>329960</text:p>
          </table:table-cell>
          <table:table-cell table:formula="of:=[.D432]/240" office:value-type="float" office:value="1374.83333333333" calcext:value-type="float">
            <text:p>1374,83333333333</text:p>
          </table:table-cell>
          <table:table-cell table:formula="of:=ROUNDUP(([.D432]+40)/44100*90000)+23" office:value-type="float" office:value="673493" calcext:value-type="float">
            <text:p>673493</text:p>
          </table:table-cell>
          <table:table-cell table:formula="of:=[.F432]-[.B432]" office:value-type="float" office:value="0" calcext:value-type="float">
            <text:p>0</text:p>
          </table:table-cell>
          <table:table-cell table:formula="of:=ROUNDUP(([.D432])/44100*90000)+23" office:value-type="float" office:value="673411" calcext:value-type="float">
            <text:p>673411</text:p>
          </table:table-cell>
          <table:table-cell table:formula="of:=[.H432]-[.C43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75044" calcext:value-type="float">
            <text:p>675044</text:p>
          </table:table-cell>
          <table:table-cell office:value-type="float" office:value="674962" calcext:value-type="float">
            <text:p>674962</text:p>
          </table:table-cell>
          <table:table-cell office:value-type="float" office:value="330720" calcext:value-type="float">
            <text:p>330720</text:p>
          </table:table-cell>
          <table:table-cell table:formula="of:=[.D433]/240" office:value-type="float" office:value="1378" calcext:value-type="float">
            <text:p>1378</text:p>
          </table:table-cell>
          <table:table-cell table:formula="of:=ROUNDUP(([.D433]+40)/44100*90000)+23" office:value-type="float" office:value="675044" calcext:value-type="float">
            <text:p>675044</text:p>
          </table:table-cell>
          <table:table-cell table:formula="of:=[.F433]-[.B433]" office:value-type="float" office:value="0" calcext:value-type="float">
            <text:p>0</text:p>
          </table:table-cell>
          <table:table-cell table:formula="of:=ROUNDUP(([.D433])/44100*90000)+23" office:value-type="float" office:value="674962" calcext:value-type="float">
            <text:p>674962</text:p>
          </table:table-cell>
          <table:table-cell table:formula="of:=[.H433]-[.C43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76677" calcext:value-type="float">
            <text:p>676677</text:p>
          </table:table-cell>
          <table:table-cell office:value-type="float" office:value="676595" calcext:value-type="float">
            <text:p>676595</text:p>
          </table:table-cell>
          <table:table-cell office:value-type="float" office:value="331520" calcext:value-type="float">
            <text:p>331520</text:p>
          </table:table-cell>
          <table:table-cell table:formula="of:=[.D434]/240" office:value-type="float" office:value="1381.33333333333" calcext:value-type="float">
            <text:p>1381,33333333333</text:p>
          </table:table-cell>
          <table:table-cell table:formula="of:=ROUNDUP(([.D434]+40)/44100*90000)+23" office:value-type="float" office:value="676677" calcext:value-type="float">
            <text:p>676677</text:p>
          </table:table-cell>
          <table:table-cell table:formula="of:=[.F434]-[.B434]" office:value-type="float" office:value="0" calcext:value-type="float">
            <text:p>0</text:p>
          </table:table-cell>
          <table:table-cell table:formula="of:=ROUNDUP(([.D434])/44100*90000)+23" office:value-type="float" office:value="676595" calcext:value-type="float">
            <text:p>676595</text:p>
          </table:table-cell>
          <table:table-cell table:formula="of:=[.H434]-[.C43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78309" calcext:value-type="float">
            <text:p>678309</text:p>
          </table:table-cell>
          <table:table-cell office:value-type="float" office:value="678228" calcext:value-type="float">
            <text:p>678228</text:p>
          </table:table-cell>
          <table:table-cell office:value-type="float" office:value="332320" calcext:value-type="float">
            <text:p>332320</text:p>
          </table:table-cell>
          <table:table-cell table:formula="of:=[.D435]/240" office:value-type="float" office:value="1384.66666666667" calcext:value-type="float">
            <text:p>1384,66666666667</text:p>
          </table:table-cell>
          <table:table-cell table:formula="of:=ROUNDUP(([.D435]+40)/44100*90000)+23" office:value-type="float" office:value="678309" calcext:value-type="float">
            <text:p>678309</text:p>
          </table:table-cell>
          <table:table-cell table:formula="of:=[.F435]-[.B435]" office:value-type="float" office:value="0" calcext:value-type="float">
            <text:p>0</text:p>
          </table:table-cell>
          <table:table-cell table:formula="of:=ROUNDUP(([.D435])/44100*90000)+23" office:value-type="float" office:value="678228" calcext:value-type="float">
            <text:p>678228</text:p>
          </table:table-cell>
          <table:table-cell table:formula="of:=[.H435]-[.C43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79942" calcext:value-type="float">
            <text:p>679942</text:p>
          </table:table-cell>
          <table:table-cell office:value-type="float" office:value="679860" calcext:value-type="float">
            <text:p>679860</text:p>
          </table:table-cell>
          <table:table-cell office:value-type="float" office:value="333120" calcext:value-type="float">
            <text:p>333120</text:p>
          </table:table-cell>
          <table:table-cell table:formula="of:=[.D436]/240" office:value-type="float" office:value="1388" calcext:value-type="float">
            <text:p>1388</text:p>
          </table:table-cell>
          <table:table-cell table:formula="of:=ROUNDUP(([.D436]+40)/44100*90000)+23" office:value-type="float" office:value="679942" calcext:value-type="float">
            <text:p>679942</text:p>
          </table:table-cell>
          <table:table-cell table:formula="of:=[.F436]-[.B436]" office:value-type="float" office:value="0" calcext:value-type="float">
            <text:p>0</text:p>
          </table:table-cell>
          <table:table-cell table:formula="of:=ROUNDUP(([.D436])/44100*90000)+23" office:value-type="float" office:value="679860" calcext:value-type="float">
            <text:p>679860</text:p>
          </table:table-cell>
          <table:table-cell table:formula="of:=[.H436]-[.C43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81493" calcext:value-type="float">
            <text:p>681493</text:p>
          </table:table-cell>
          <table:table-cell office:value-type="float" office:value="681411" calcext:value-type="float">
            <text:p>681411</text:p>
          </table:table-cell>
          <table:table-cell office:value-type="float" office:value="333880" calcext:value-type="float">
            <text:p>333880</text:p>
          </table:table-cell>
          <table:table-cell table:formula="of:=[.D437]/240" office:value-type="float" office:value="1391.16666666667" calcext:value-type="float">
            <text:p>1391,16666666667</text:p>
          </table:table-cell>
          <table:table-cell table:formula="of:=ROUNDUP(([.D437]+40)/44100*90000)+23" office:value-type="float" office:value="681493" calcext:value-type="float">
            <text:p>681493</text:p>
          </table:table-cell>
          <table:table-cell table:formula="of:=[.F437]-[.B437]" office:value-type="float" office:value="0" calcext:value-type="float">
            <text:p>0</text:p>
          </table:table-cell>
          <table:table-cell table:formula="of:=ROUNDUP(([.D437])/44100*90000)+23" office:value-type="float" office:value="681411" calcext:value-type="float">
            <text:p>681411</text:p>
          </table:table-cell>
          <table:table-cell table:formula="of:=[.H437]-[.C43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82799" calcext:value-type="float">
            <text:p>682799</text:p>
          </table:table-cell>
          <table:table-cell office:value-type="float" office:value="682717" calcext:value-type="float">
            <text:p>682717</text:p>
          </table:table-cell>
          <table:table-cell office:value-type="float" office:value="334520" calcext:value-type="float">
            <text:p>334520</text:p>
          </table:table-cell>
          <table:table-cell table:formula="of:=[.D438]/240" office:value-type="float" office:value="1393.83333333333" calcext:value-type="float">
            <text:p>1393,83333333333</text:p>
          </table:table-cell>
          <table:table-cell table:formula="of:=ROUNDUP(([.D438]+40)/44100*90000)+23" office:value-type="float" office:value="682799" calcext:value-type="float">
            <text:p>682799</text:p>
          </table:table-cell>
          <table:table-cell table:formula="of:=[.F438]-[.B438]" office:value-type="float" office:value="0" calcext:value-type="float">
            <text:p>0</text:p>
          </table:table-cell>
          <table:table-cell table:formula="of:=ROUNDUP(([.D438])/44100*90000)+23" office:value-type="float" office:value="682717" calcext:value-type="float">
            <text:p>682717</text:p>
          </table:table-cell>
          <table:table-cell table:formula="of:=[.H438]-[.C43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84268" calcext:value-type="float">
            <text:p>684268</text:p>
          </table:table-cell>
          <table:table-cell office:value-type="float" office:value="684187" calcext:value-type="float">
            <text:p>684187</text:p>
          </table:table-cell>
          <table:table-cell office:value-type="float" office:value="335240" calcext:value-type="float">
            <text:p>335240</text:p>
          </table:table-cell>
          <table:table-cell table:formula="of:=[.D439]/240" office:value-type="float" office:value="1396.83333333333" calcext:value-type="float">
            <text:p>1396,83333333333</text:p>
          </table:table-cell>
          <table:table-cell table:formula="of:=ROUNDUP(([.D439]+40)/44100*90000)+23" office:value-type="float" office:value="684268" calcext:value-type="float">
            <text:p>684268</text:p>
          </table:table-cell>
          <table:table-cell table:formula="of:=[.F439]-[.B439]" office:value-type="float" office:value="0" calcext:value-type="float">
            <text:p>0</text:p>
          </table:table-cell>
          <table:table-cell table:formula="of:=ROUNDUP(([.D439])/44100*90000)+23" office:value-type="float" office:value="684187" calcext:value-type="float">
            <text:p>684187</text:p>
          </table:table-cell>
          <table:table-cell table:formula="of:=[.H439]-[.C43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85738" calcext:value-type="float">
            <text:p>685738</text:p>
          </table:table-cell>
          <table:table-cell office:value-type="float" office:value="685656" calcext:value-type="float">
            <text:p>685656</text:p>
          </table:table-cell>
          <table:table-cell office:value-type="float" office:value="335960" calcext:value-type="float">
            <text:p>335960</text:p>
          </table:table-cell>
          <table:table-cell table:formula="of:=[.D440]/240" office:value-type="float" office:value="1399.83333333333" calcext:value-type="float">
            <text:p>1399,83333333333</text:p>
          </table:table-cell>
          <table:table-cell table:formula="of:=ROUNDUP(([.D440]+40)/44100*90000)+23" office:value-type="float" office:value="685738" calcext:value-type="float">
            <text:p>685738</text:p>
          </table:table-cell>
          <table:table-cell table:formula="of:=[.F440]-[.B440]" office:value-type="float" office:value="0" calcext:value-type="float">
            <text:p>0</text:p>
          </table:table-cell>
          <table:table-cell table:formula="of:=ROUNDUP(([.D440])/44100*90000)+23" office:value-type="float" office:value="685656" calcext:value-type="float">
            <text:p>685656</text:p>
          </table:table-cell>
          <table:table-cell table:formula="of:=[.H440]-[.C44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87207" calcext:value-type="float">
            <text:p>687207</text:p>
          </table:table-cell>
          <table:table-cell office:value-type="float" office:value="687126" calcext:value-type="float">
            <text:p>687126</text:p>
          </table:table-cell>
          <table:table-cell office:value-type="float" office:value="336680" calcext:value-type="float">
            <text:p>336680</text:p>
          </table:table-cell>
          <table:table-cell table:formula="of:=[.D441]/240" office:value-type="float" office:value="1402.83333333333" calcext:value-type="float">
            <text:p>1402,83333333333</text:p>
          </table:table-cell>
          <table:table-cell table:formula="of:=ROUNDUP(([.D441]+40)/44100*90000)+23" office:value-type="float" office:value="687207" calcext:value-type="float">
            <text:p>687207</text:p>
          </table:table-cell>
          <table:table-cell table:formula="of:=[.F441]-[.B441]" office:value-type="float" office:value="0" calcext:value-type="float">
            <text:p>0</text:p>
          </table:table-cell>
          <table:table-cell table:formula="of:=ROUNDUP(([.D441])/44100*90000)+23" office:value-type="float" office:value="687126" calcext:value-type="float">
            <text:p>687126</text:p>
          </table:table-cell>
          <table:table-cell table:formula="of:=[.H441]-[.C44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88677" calcext:value-type="float">
            <text:p>688677</text:p>
          </table:table-cell>
          <table:table-cell office:value-type="float" office:value="688595" calcext:value-type="float">
            <text:p>688595</text:p>
          </table:table-cell>
          <table:table-cell office:value-type="float" office:value="337400" calcext:value-type="float">
            <text:p>337400</text:p>
          </table:table-cell>
          <table:table-cell table:formula="of:=[.D442]/240" office:value-type="float" office:value="1405.83333333333" calcext:value-type="float">
            <text:p>1405,83333333333</text:p>
          </table:table-cell>
          <table:table-cell table:formula="of:=ROUNDUP(([.D442]+40)/44100*90000)+23" office:value-type="float" office:value="688677" calcext:value-type="float">
            <text:p>688677</text:p>
          </table:table-cell>
          <table:table-cell table:formula="of:=[.F442]-[.B442]" office:value-type="float" office:value="0" calcext:value-type="float">
            <text:p>0</text:p>
          </table:table-cell>
          <table:table-cell table:formula="of:=ROUNDUP(([.D442])/44100*90000)+23" office:value-type="float" office:value="688595" calcext:value-type="float">
            <text:p>688595</text:p>
          </table:table-cell>
          <table:table-cell table:formula="of:=[.H442]-[.C44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90228" calcext:value-type="float">
            <text:p>690228</text:p>
          </table:table-cell>
          <table:table-cell office:value-type="float" office:value="690146" calcext:value-type="float">
            <text:p>690146</text:p>
          </table:table-cell>
          <table:table-cell office:value-type="float" office:value="338160" calcext:value-type="float">
            <text:p>338160</text:p>
          </table:table-cell>
          <table:table-cell table:formula="of:=[.D443]/240" office:value-type="float" office:value="1409" calcext:value-type="float">
            <text:p>1409</text:p>
          </table:table-cell>
          <table:table-cell table:formula="of:=ROUNDUP(([.D443]+40)/44100*90000)+23" office:value-type="float" office:value="690228" calcext:value-type="float">
            <text:p>690228</text:p>
          </table:table-cell>
          <table:table-cell table:formula="of:=[.F443]-[.B443]" office:value-type="float" office:value="0" calcext:value-type="float">
            <text:p>0</text:p>
          </table:table-cell>
          <table:table-cell table:formula="of:=ROUNDUP(([.D443])/44100*90000)+23" office:value-type="float" office:value="690146" calcext:value-type="float">
            <text:p>690146</text:p>
          </table:table-cell>
          <table:table-cell table:formula="of:=[.H443]-[.C44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91779" calcext:value-type="float">
            <text:p>691779</text:p>
          </table:table-cell>
          <table:table-cell office:value-type="float" office:value="691697" calcext:value-type="float">
            <text:p>691697</text:p>
          </table:table-cell>
          <table:table-cell office:value-type="float" office:value="338920" calcext:value-type="float">
            <text:p>338920</text:p>
          </table:table-cell>
          <table:table-cell table:formula="of:=[.D444]/240" office:value-type="float" office:value="1412.16666666667" calcext:value-type="float">
            <text:p>1412,16666666667</text:p>
          </table:table-cell>
          <table:table-cell table:formula="of:=ROUNDUP(([.D444]+40)/44100*90000)+23" office:value-type="float" office:value="691779" calcext:value-type="float">
            <text:p>691779</text:p>
          </table:table-cell>
          <table:table-cell table:formula="of:=[.F444]-[.B444]" office:value-type="float" office:value="0" calcext:value-type="float">
            <text:p>0</text:p>
          </table:table-cell>
          <table:table-cell table:formula="of:=ROUNDUP(([.D444])/44100*90000)+23" office:value-type="float" office:value="691697" calcext:value-type="float">
            <text:p>691697</text:p>
          </table:table-cell>
          <table:table-cell table:formula="of:=[.H444]-[.C44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93330" calcext:value-type="float">
            <text:p>693330</text:p>
          </table:table-cell>
          <table:table-cell office:value-type="float" office:value="693248" calcext:value-type="float">
            <text:p>693248</text:p>
          </table:table-cell>
          <table:table-cell office:value-type="float" office:value="339680" calcext:value-type="float">
            <text:p>339680</text:p>
          </table:table-cell>
          <table:table-cell table:formula="of:=[.D445]/240" office:value-type="float" office:value="1415.33333333333" calcext:value-type="float">
            <text:p>1415,33333333333</text:p>
          </table:table-cell>
          <table:table-cell table:formula="of:=ROUNDUP(([.D445]+40)/44100*90000)+23" office:value-type="float" office:value="693330" calcext:value-type="float">
            <text:p>693330</text:p>
          </table:table-cell>
          <table:table-cell table:formula="of:=[.F445]-[.B445]" office:value-type="float" office:value="0" calcext:value-type="float">
            <text:p>0</text:p>
          </table:table-cell>
          <table:table-cell table:formula="of:=ROUNDUP(([.D445])/44100*90000)+23" office:value-type="float" office:value="693248" calcext:value-type="float">
            <text:p>693248</text:p>
          </table:table-cell>
          <table:table-cell table:formula="of:=[.H445]-[.C44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94962" calcext:value-type="float">
            <text:p>694962</text:p>
          </table:table-cell>
          <table:table-cell office:value-type="float" office:value="694881" calcext:value-type="float">
            <text:p>694881</text:p>
          </table:table-cell>
          <table:table-cell office:value-type="float" office:value="340480" calcext:value-type="float">
            <text:p>340480</text:p>
          </table:table-cell>
          <table:table-cell table:formula="of:=[.D446]/240" office:value-type="float" office:value="1418.66666666667" calcext:value-type="float">
            <text:p>1418,66666666667</text:p>
          </table:table-cell>
          <table:table-cell table:formula="of:=ROUNDUP(([.D446]+40)/44100*90000)+23" office:value-type="float" office:value="694962" calcext:value-type="float">
            <text:p>694962</text:p>
          </table:table-cell>
          <table:table-cell table:formula="of:=[.F446]-[.B446]" office:value-type="float" office:value="0" calcext:value-type="float">
            <text:p>0</text:p>
          </table:table-cell>
          <table:table-cell table:formula="of:=ROUNDUP(([.D446])/44100*90000)+23" office:value-type="float" office:value="694881" calcext:value-type="float">
            <text:p>694881</text:p>
          </table:table-cell>
          <table:table-cell table:formula="of:=[.H446]-[.C4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96432" calcext:value-type="float">
            <text:p>696432</text:p>
          </table:table-cell>
          <table:table-cell office:value-type="float" office:value="696350" calcext:value-type="float">
            <text:p>696350</text:p>
          </table:table-cell>
          <table:table-cell office:value-type="float" office:value="341200" calcext:value-type="float">
            <text:p>341200</text:p>
          </table:table-cell>
          <table:table-cell table:formula="of:=[.D447]/240" office:value-type="float" office:value="1421.66666666667" calcext:value-type="float">
            <text:p>1421,66666666667</text:p>
          </table:table-cell>
          <table:table-cell table:formula="of:=ROUNDUP(([.D447]+40)/44100*90000)+23" office:value-type="float" office:value="696432" calcext:value-type="float">
            <text:p>696432</text:p>
          </table:table-cell>
          <table:table-cell table:formula="of:=[.F447]-[.B447]" office:value-type="float" office:value="0" calcext:value-type="float">
            <text:p>0</text:p>
          </table:table-cell>
          <table:table-cell table:formula="of:=ROUNDUP(([.D447])/44100*90000)+23" office:value-type="float" office:value="696350" calcext:value-type="float">
            <text:p>696350</text:p>
          </table:table-cell>
          <table:table-cell table:formula="of:=[.H447]-[.C44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98064" calcext:value-type="float">
            <text:p>698064</text:p>
          </table:table-cell>
          <table:table-cell office:value-type="float" office:value="697983" calcext:value-type="float">
            <text:p>697983</text:p>
          </table:table-cell>
          <table:table-cell office:value-type="float" office:value="342000" calcext:value-type="float">
            <text:p>342000</text:p>
          </table:table-cell>
          <table:table-cell table:formula="of:=[.D448]/240" office:value-type="float" office:value="1425" calcext:value-type="float">
            <text:p>1425</text:p>
          </table:table-cell>
          <table:table-cell table:formula="of:=ROUNDUP(([.D448]+40)/44100*90000)+23" office:value-type="float" office:value="698064" calcext:value-type="float">
            <text:p>698064</text:p>
          </table:table-cell>
          <table:table-cell table:formula="of:=[.F448]-[.B448]" office:value-type="float" office:value="0" calcext:value-type="float">
            <text:p>0</text:p>
          </table:table-cell>
          <table:table-cell table:formula="of:=ROUNDUP(([.D448])/44100*90000)+23" office:value-type="float" office:value="697983" calcext:value-type="float">
            <text:p>697983</text:p>
          </table:table-cell>
          <table:table-cell table:formula="of:=[.H448]-[.C44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99534" calcext:value-type="float">
            <text:p>699534</text:p>
          </table:table-cell>
          <table:table-cell office:value-type="float" office:value="699452" calcext:value-type="float">
            <text:p>699452</text:p>
          </table:table-cell>
          <table:table-cell office:value-type="float" office:value="342720" calcext:value-type="float">
            <text:p>342720</text:p>
          </table:table-cell>
          <table:table-cell table:formula="of:=[.D449]/240" office:value-type="float" office:value="1428" calcext:value-type="float">
            <text:p>1428</text:p>
          </table:table-cell>
          <table:table-cell table:formula="of:=ROUNDUP(([.D449]+40)/44100*90000)+23" office:value-type="float" office:value="699534" calcext:value-type="float">
            <text:p>699534</text:p>
          </table:table-cell>
          <table:table-cell table:formula="of:=[.F449]-[.B449]" office:value-type="float" office:value="0" calcext:value-type="float">
            <text:p>0</text:p>
          </table:table-cell>
          <table:table-cell table:formula="of:=ROUNDUP(([.D449])/44100*90000)+23" office:value-type="float" office:value="699452" calcext:value-type="float">
            <text:p>699452</text:p>
          </table:table-cell>
          <table:table-cell table:formula="of:=[.H449]-[.C44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01085" calcext:value-type="float">
            <text:p>701085</text:p>
          </table:table-cell>
          <table:table-cell office:value-type="float" office:value="701003" calcext:value-type="float">
            <text:p>701003</text:p>
          </table:table-cell>
          <table:table-cell office:value-type="float" office:value="343480" calcext:value-type="float">
            <text:p>343480</text:p>
          </table:table-cell>
          <table:table-cell table:formula="of:=[.D450]/240" office:value-type="float" office:value="1431.16666666667" calcext:value-type="float">
            <text:p>1431,16666666667</text:p>
          </table:table-cell>
          <table:table-cell table:formula="of:=ROUNDUP(([.D450]+40)/44100*90000)+23" office:value-type="float" office:value="701085" calcext:value-type="float">
            <text:p>701085</text:p>
          </table:table-cell>
          <table:table-cell table:formula="of:=[.F450]-[.B450]" office:value-type="float" office:value="0" calcext:value-type="float">
            <text:p>0</text:p>
          </table:table-cell>
          <table:table-cell table:formula="of:=ROUNDUP(([.D450])/44100*90000)+23" office:value-type="float" office:value="701003" calcext:value-type="float">
            <text:p>701003</text:p>
          </table:table-cell>
          <table:table-cell table:formula="of:=[.H450]-[.C45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02636" calcext:value-type="float">
            <text:p>702636</text:p>
          </table:table-cell>
          <table:table-cell office:value-type="float" office:value="702554" calcext:value-type="float">
            <text:p>702554</text:p>
          </table:table-cell>
          <table:table-cell office:value-type="float" office:value="344240" calcext:value-type="float">
            <text:p>344240</text:p>
          </table:table-cell>
          <table:table-cell table:formula="of:=[.D451]/240" office:value-type="float" office:value="1434.33333333333" calcext:value-type="float">
            <text:p>1434,33333333333</text:p>
          </table:table-cell>
          <table:table-cell table:formula="of:=ROUNDUP(([.D451]+40)/44100*90000)+23" office:value-type="float" office:value="702636" calcext:value-type="float">
            <text:p>702636</text:p>
          </table:table-cell>
          <table:table-cell table:formula="of:=[.F451]-[.B451]" office:value-type="float" office:value="0" calcext:value-type="float">
            <text:p>0</text:p>
          </table:table-cell>
          <table:table-cell table:formula="of:=ROUNDUP(([.D451])/44100*90000)+23" office:value-type="float" office:value="702554" calcext:value-type="float">
            <text:p>702554</text:p>
          </table:table-cell>
          <table:table-cell table:formula="of:=[.H451]-[.C45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04187" calcext:value-type="float">
            <text:p>704187</text:p>
          </table:table-cell>
          <table:table-cell office:value-type="float" office:value="704105" calcext:value-type="float">
            <text:p>704105</text:p>
          </table:table-cell>
          <table:table-cell office:value-type="float" office:value="345000" calcext:value-type="float">
            <text:p>345000</text:p>
          </table:table-cell>
          <table:table-cell table:formula="of:=[.D452]/240" office:value-type="float" office:value="1437.5" calcext:value-type="float">
            <text:p>1437,5</text:p>
          </table:table-cell>
          <table:table-cell table:formula="of:=ROUNDUP(([.D452]+40)/44100*90000)+23" office:value-type="float" office:value="704187" calcext:value-type="float">
            <text:p>704187</text:p>
          </table:table-cell>
          <table:table-cell table:formula="of:=[.F452]-[.B452]" office:value-type="float" office:value="0" calcext:value-type="float">
            <text:p>0</text:p>
          </table:table-cell>
          <table:table-cell table:formula="of:=ROUNDUP(([.D452])/44100*90000)+23" office:value-type="float" office:value="704105" calcext:value-type="float">
            <text:p>704105</text:p>
          </table:table-cell>
          <table:table-cell table:formula="of:=[.H452]-[.C45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05738" calcext:value-type="float">
            <text:p>705738</text:p>
          </table:table-cell>
          <table:table-cell office:value-type="float" office:value="705656" calcext:value-type="float">
            <text:p>705656</text:p>
          </table:table-cell>
          <table:table-cell office:value-type="float" office:value="345760" calcext:value-type="float">
            <text:p>345760</text:p>
          </table:table-cell>
          <table:table-cell table:formula="of:=[.D453]/240" office:value-type="float" office:value="1440.66666666667" calcext:value-type="float">
            <text:p>1440,66666666667</text:p>
          </table:table-cell>
          <table:table-cell table:formula="of:=ROUNDUP(([.D453]+40)/44100*90000)+23" office:value-type="float" office:value="705738" calcext:value-type="float">
            <text:p>705738</text:p>
          </table:table-cell>
          <table:table-cell table:formula="of:=[.F453]-[.B453]" office:value-type="float" office:value="0" calcext:value-type="float">
            <text:p>0</text:p>
          </table:table-cell>
          <table:table-cell table:formula="of:=ROUNDUP(([.D453])/44100*90000)+23" office:value-type="float" office:value="705656" calcext:value-type="float">
            <text:p>705656</text:p>
          </table:table-cell>
          <table:table-cell table:formula="of:=[.H453]-[.C45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07370" calcext:value-type="float">
            <text:p>707370</text:p>
          </table:table-cell>
          <table:table-cell office:value-type="float" office:value="707289" calcext:value-type="float">
            <text:p>707289</text:p>
          </table:table-cell>
          <table:table-cell office:value-type="float" office:value="346560" calcext:value-type="float">
            <text:p>346560</text:p>
          </table:table-cell>
          <table:table-cell table:formula="of:=[.D454]/240" office:value-type="float" office:value="1444" calcext:value-type="float">
            <text:p>1444</text:p>
          </table:table-cell>
          <table:table-cell table:formula="of:=ROUNDUP(([.D454]+40)/44100*90000)+23" office:value-type="float" office:value="707370" calcext:value-type="float">
            <text:p>707370</text:p>
          </table:table-cell>
          <table:table-cell table:formula="of:=[.F454]-[.B454]" office:value-type="float" office:value="0" calcext:value-type="float">
            <text:p>0</text:p>
          </table:table-cell>
          <table:table-cell table:formula="of:=ROUNDUP(([.D454])/44100*90000)+23" office:value-type="float" office:value="707289" calcext:value-type="float">
            <text:p>707289</text:p>
          </table:table-cell>
          <table:table-cell table:formula="of:=[.H454]-[.C45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09003" calcext:value-type="float">
            <text:p>709003</text:p>
          </table:table-cell>
          <table:table-cell office:value-type="float" office:value="708921" calcext:value-type="float">
            <text:p>708921</text:p>
          </table:table-cell>
          <table:table-cell office:value-type="float" office:value="347360" calcext:value-type="float">
            <text:p>347360</text:p>
          </table:table-cell>
          <table:table-cell table:formula="of:=[.D455]/240" office:value-type="float" office:value="1447.33333333333" calcext:value-type="float">
            <text:p>1447,33333333333</text:p>
          </table:table-cell>
          <table:table-cell table:formula="of:=ROUNDUP(([.D455]+40)/44100*90000)+23" office:value-type="float" office:value="709003" calcext:value-type="float">
            <text:p>709003</text:p>
          </table:table-cell>
          <table:table-cell table:formula="of:=[.F455]-[.B455]" office:value-type="float" office:value="0" calcext:value-type="float">
            <text:p>0</text:p>
          </table:table-cell>
          <table:table-cell table:formula="of:=ROUNDUP(([.D455])/44100*90000)+23" office:value-type="float" office:value="708921" calcext:value-type="float">
            <text:p>708921</text:p>
          </table:table-cell>
          <table:table-cell table:formula="of:=[.H455]-[.C45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10717" calcext:value-type="float">
            <text:p>710717</text:p>
          </table:table-cell>
          <table:table-cell office:value-type="float" office:value="710636" calcext:value-type="float">
            <text:p>710636</text:p>
          </table:table-cell>
          <table:table-cell office:value-type="float" office:value="348200" calcext:value-type="float">
            <text:p>348200</text:p>
          </table:table-cell>
          <table:table-cell table:formula="of:=[.D456]/240" office:value-type="float" office:value="1450.83333333333" calcext:value-type="float">
            <text:p>1450,83333333333</text:p>
          </table:table-cell>
          <table:table-cell table:formula="of:=ROUNDUP(([.D456]+40)/44100*90000)+23" office:value-type="float" office:value="710717" calcext:value-type="float">
            <text:p>710717</text:p>
          </table:table-cell>
          <table:table-cell table:formula="of:=[.F456]-[.B456]" office:value-type="float" office:value="0" calcext:value-type="float">
            <text:p>0</text:p>
          </table:table-cell>
          <table:table-cell table:formula="of:=ROUNDUP(([.D456])/44100*90000)+23" office:value-type="float" office:value="710636" calcext:value-type="float">
            <text:p>710636</text:p>
          </table:table-cell>
          <table:table-cell table:formula="of:=[.H456]-[.C45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12268" calcext:value-type="float">
            <text:p>712268</text:p>
          </table:table-cell>
          <table:table-cell office:value-type="float" office:value="712187" calcext:value-type="float">
            <text:p>712187</text:p>
          </table:table-cell>
          <table:table-cell office:value-type="float" office:value="348960" calcext:value-type="float">
            <text:p>348960</text:p>
          </table:table-cell>
          <table:table-cell table:formula="of:=[.D457]/240" office:value-type="float" office:value="1454" calcext:value-type="float">
            <text:p>1454</text:p>
          </table:table-cell>
          <table:table-cell table:formula="of:=ROUNDUP(([.D457]+40)/44100*90000)+23" office:value-type="float" office:value="712268" calcext:value-type="float">
            <text:p>712268</text:p>
          </table:table-cell>
          <table:table-cell table:formula="of:=[.F457]-[.B457]" office:value-type="float" office:value="0" calcext:value-type="float">
            <text:p>0</text:p>
          </table:table-cell>
          <table:table-cell table:formula="of:=ROUNDUP(([.D457])/44100*90000)+23" office:value-type="float" office:value="712187" calcext:value-type="float">
            <text:p>712187</text:p>
          </table:table-cell>
          <table:table-cell table:formula="of:=[.H457]-[.C45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13819" calcext:value-type="float">
            <text:p>713819</text:p>
          </table:table-cell>
          <table:table-cell office:value-type="float" office:value="713738" calcext:value-type="float">
            <text:p>713738</text:p>
          </table:table-cell>
          <table:table-cell office:value-type="float" office:value="349720" calcext:value-type="float">
            <text:p>349720</text:p>
          </table:table-cell>
          <table:table-cell table:formula="of:=[.D458]/240" office:value-type="float" office:value="1457.16666666667" calcext:value-type="float">
            <text:p>1457,16666666667</text:p>
          </table:table-cell>
          <table:table-cell table:formula="of:=ROUNDUP(([.D458]+40)/44100*90000)+23" office:value-type="float" office:value="713819" calcext:value-type="float">
            <text:p>713819</text:p>
          </table:table-cell>
          <table:table-cell table:formula="of:=[.F458]-[.B458]" office:value-type="float" office:value="0" calcext:value-type="float">
            <text:p>0</text:p>
          </table:table-cell>
          <table:table-cell table:formula="of:=ROUNDUP(([.D458])/44100*90000)+23" office:value-type="float" office:value="713738" calcext:value-type="float">
            <text:p>713738</text:p>
          </table:table-cell>
          <table:table-cell table:formula="of:=[.H458]-[.C45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15207" calcext:value-type="float">
            <text:p>715207</text:p>
          </table:table-cell>
          <table:table-cell office:value-type="float" office:value="715126" calcext:value-type="float">
            <text:p>715126</text:p>
          </table:table-cell>
          <table:table-cell office:value-type="float" office:value="350400" calcext:value-type="float">
            <text:p>350400</text:p>
          </table:table-cell>
          <table:table-cell table:formula="of:=[.D459]/240" office:value-type="float" office:value="1460" calcext:value-type="float">
            <text:p>1460</text:p>
          </table:table-cell>
          <table:table-cell table:formula="of:=ROUNDUP(([.D459]+40)/44100*90000)+23" office:value-type="float" office:value="715207" calcext:value-type="float">
            <text:p>715207</text:p>
          </table:table-cell>
          <table:table-cell table:formula="of:=[.F459]-[.B459]" office:value-type="float" office:value="0" calcext:value-type="float">
            <text:p>0</text:p>
          </table:table-cell>
          <table:table-cell table:formula="of:=ROUNDUP(([.D459])/44100*90000)+23" office:value-type="float" office:value="715126" calcext:value-type="float">
            <text:p>715126</text:p>
          </table:table-cell>
          <table:table-cell table:formula="of:=[.H459]-[.C45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16677" calcext:value-type="float">
            <text:p>716677</text:p>
          </table:table-cell>
          <table:table-cell office:value-type="float" office:value="716595" calcext:value-type="float">
            <text:p>716595</text:p>
          </table:table-cell>
          <table:table-cell office:value-type="float" office:value="351120" calcext:value-type="float">
            <text:p>351120</text:p>
          </table:table-cell>
          <table:table-cell table:formula="of:=[.D460]/240" office:value-type="float" office:value="1463" calcext:value-type="float">
            <text:p>1463</text:p>
          </table:table-cell>
          <table:table-cell table:formula="of:=ROUNDUP(([.D460]+40)/44100*90000)+23" office:value-type="float" office:value="716677" calcext:value-type="float">
            <text:p>716677</text:p>
          </table:table-cell>
          <table:table-cell table:formula="of:=[.F460]-[.B460]" office:value-type="float" office:value="0" calcext:value-type="float">
            <text:p>0</text:p>
          </table:table-cell>
          <table:table-cell table:formula="of:=ROUNDUP(([.D460])/44100*90000)+23" office:value-type="float" office:value="716595" calcext:value-type="float">
            <text:p>716595</text:p>
          </table:table-cell>
          <table:table-cell table:formula="of:=[.H460]-[.C46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18146" calcext:value-type="float">
            <text:p>718146</text:p>
          </table:table-cell>
          <table:table-cell office:value-type="float" office:value="718064" calcext:value-type="float">
            <text:p>718064</text:p>
          </table:table-cell>
          <table:table-cell office:value-type="float" office:value="351840" calcext:value-type="float">
            <text:p>351840</text:p>
          </table:table-cell>
          <table:table-cell table:formula="of:=[.D461]/240" office:value-type="float" office:value="1466" calcext:value-type="float">
            <text:p>1466</text:p>
          </table:table-cell>
          <table:table-cell table:formula="of:=ROUNDUP(([.D461]+40)/44100*90000)+23" office:value-type="float" office:value="718146" calcext:value-type="float">
            <text:p>718146</text:p>
          </table:table-cell>
          <table:table-cell table:formula="of:=[.F461]-[.B461]" office:value-type="float" office:value="0" calcext:value-type="float">
            <text:p>0</text:p>
          </table:table-cell>
          <table:table-cell table:formula="of:=ROUNDUP(([.D461])/44100*90000)+23" office:value-type="float" office:value="718064" calcext:value-type="float">
            <text:p>718064</text:p>
          </table:table-cell>
          <table:table-cell table:formula="of:=[.H461]-[.C46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19697" calcext:value-type="float">
            <text:p>719697</text:p>
          </table:table-cell>
          <table:table-cell office:value-type="float" office:value="719615" calcext:value-type="float">
            <text:p>719615</text:p>
          </table:table-cell>
          <table:table-cell office:value-type="float" office:value="352600" calcext:value-type="float">
            <text:p>352600</text:p>
          </table:table-cell>
          <table:table-cell table:formula="of:=[.D462]/240" office:value-type="float" office:value="1469.16666666667" calcext:value-type="float">
            <text:p>1469,16666666667</text:p>
          </table:table-cell>
          <table:table-cell table:formula="of:=ROUNDUP(([.D462]+40)/44100*90000)+23" office:value-type="float" office:value="719697" calcext:value-type="float">
            <text:p>719697</text:p>
          </table:table-cell>
          <table:table-cell table:formula="of:=[.F462]-[.B462]" office:value-type="float" office:value="0" calcext:value-type="float">
            <text:p>0</text:p>
          </table:table-cell>
          <table:table-cell table:formula="of:=ROUNDUP(([.D462])/44100*90000)+23" office:value-type="float" office:value="719615" calcext:value-type="float">
            <text:p>719615</text:p>
          </table:table-cell>
          <table:table-cell table:formula="of:=[.H462]-[.C46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21248" calcext:value-type="float">
            <text:p>721248</text:p>
          </table:table-cell>
          <table:table-cell office:value-type="float" office:value="721166" calcext:value-type="float">
            <text:p>721166</text:p>
          </table:table-cell>
          <table:table-cell office:value-type="float" office:value="353360" calcext:value-type="float">
            <text:p>353360</text:p>
          </table:table-cell>
          <table:table-cell table:formula="of:=[.D463]/240" office:value-type="float" office:value="1472.33333333333" calcext:value-type="float">
            <text:p>1472,33333333333</text:p>
          </table:table-cell>
          <table:table-cell table:formula="of:=ROUNDUP(([.D463]+40)/44100*90000)+23" office:value-type="float" office:value="721248" calcext:value-type="float">
            <text:p>721248</text:p>
          </table:table-cell>
          <table:table-cell table:formula="of:=[.F463]-[.B463]" office:value-type="float" office:value="0" calcext:value-type="float">
            <text:p>0</text:p>
          </table:table-cell>
          <table:table-cell table:formula="of:=ROUNDUP(([.D463])/44100*90000)+23" office:value-type="float" office:value="721166" calcext:value-type="float">
            <text:p>721166</text:p>
          </table:table-cell>
          <table:table-cell table:formula="of:=[.H463]-[.C46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22799" calcext:value-type="float">
            <text:p>722799</text:p>
          </table:table-cell>
          <table:table-cell office:value-type="float" office:value="722717" calcext:value-type="float">
            <text:p>722717</text:p>
          </table:table-cell>
          <table:table-cell office:value-type="float" office:value="354120" calcext:value-type="float">
            <text:p>354120</text:p>
          </table:table-cell>
          <table:table-cell table:formula="of:=[.D464]/240" office:value-type="float" office:value="1475.5" calcext:value-type="float">
            <text:p>1475,5</text:p>
          </table:table-cell>
          <table:table-cell table:formula="of:=ROUNDUP(([.D464]+40)/44100*90000)+23" office:value-type="float" office:value="722799" calcext:value-type="float">
            <text:p>722799</text:p>
          </table:table-cell>
          <table:table-cell table:formula="of:=[.F464]-[.B464]" office:value-type="float" office:value="0" calcext:value-type="float">
            <text:p>0</text:p>
          </table:table-cell>
          <table:table-cell table:formula="of:=ROUNDUP(([.D464])/44100*90000)+23" office:value-type="float" office:value="722717" calcext:value-type="float">
            <text:p>722717</text:p>
          </table:table-cell>
          <table:table-cell table:formula="of:=[.H464]-[.C46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24350" calcext:value-type="float">
            <text:p>724350</text:p>
          </table:table-cell>
          <table:table-cell office:value-type="float" office:value="724268" calcext:value-type="float">
            <text:p>724268</text:p>
          </table:table-cell>
          <table:table-cell office:value-type="float" office:value="354880" calcext:value-type="float">
            <text:p>354880</text:p>
          </table:table-cell>
          <table:table-cell table:formula="of:=[.D465]/240" office:value-type="float" office:value="1478.66666666667" calcext:value-type="float">
            <text:p>1478,66666666667</text:p>
          </table:table-cell>
          <table:table-cell table:formula="of:=ROUNDUP(([.D465]+40)/44100*90000)+23" office:value-type="float" office:value="724350" calcext:value-type="float">
            <text:p>724350</text:p>
          </table:table-cell>
          <table:table-cell table:formula="of:=[.F465]-[.B465]" office:value-type="float" office:value="0" calcext:value-type="float">
            <text:p>0</text:p>
          </table:table-cell>
          <table:table-cell table:formula="of:=ROUNDUP(([.D465])/44100*90000)+23" office:value-type="float" office:value="724268" calcext:value-type="float">
            <text:p>724268</text:p>
          </table:table-cell>
          <table:table-cell table:formula="of:=[.H465]-[.C46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25901" calcext:value-type="float">
            <text:p>725901</text:p>
          </table:table-cell>
          <table:table-cell office:value-type="float" office:value="725819" calcext:value-type="float">
            <text:p>725819</text:p>
          </table:table-cell>
          <table:table-cell office:value-type="float" office:value="355640" calcext:value-type="float">
            <text:p>355640</text:p>
          </table:table-cell>
          <table:table-cell table:formula="of:=[.D466]/240" office:value-type="float" office:value="1481.83333333333" calcext:value-type="float">
            <text:p>1481,83333333333</text:p>
          </table:table-cell>
          <table:table-cell table:formula="of:=ROUNDUP(([.D466]+40)/44100*90000)+23" office:value-type="float" office:value="725901" calcext:value-type="float">
            <text:p>725901</text:p>
          </table:table-cell>
          <table:table-cell table:formula="of:=[.F466]-[.B466]" office:value-type="float" office:value="0" calcext:value-type="float">
            <text:p>0</text:p>
          </table:table-cell>
          <table:table-cell table:formula="of:=ROUNDUP(([.D466])/44100*90000)+23" office:value-type="float" office:value="725819" calcext:value-type="float">
            <text:p>725819</text:p>
          </table:table-cell>
          <table:table-cell table:formula="of:=[.H466]-[.C46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27534" calcext:value-type="float">
            <text:p>727534</text:p>
          </table:table-cell>
          <table:table-cell office:value-type="float" office:value="727452" calcext:value-type="float">
            <text:p>727452</text:p>
          </table:table-cell>
          <table:table-cell office:value-type="float" office:value="356440" calcext:value-type="float">
            <text:p>356440</text:p>
          </table:table-cell>
          <table:table-cell table:formula="of:=[.D467]/240" office:value-type="float" office:value="1485.16666666667" calcext:value-type="float">
            <text:p>1485,16666666667</text:p>
          </table:table-cell>
          <table:table-cell table:formula="of:=ROUNDUP(([.D467]+40)/44100*90000)+23" office:value-type="float" office:value="727534" calcext:value-type="float">
            <text:p>727534</text:p>
          </table:table-cell>
          <table:table-cell table:formula="of:=[.F467]-[.B467]" office:value-type="float" office:value="0" calcext:value-type="float">
            <text:p>0</text:p>
          </table:table-cell>
          <table:table-cell table:formula="of:=ROUNDUP(([.D467])/44100*90000)+23" office:value-type="float" office:value="727452" calcext:value-type="float">
            <text:p>727452</text:p>
          </table:table-cell>
          <table:table-cell table:formula="of:=[.H467]-[.C46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29085" calcext:value-type="float">
            <text:p>729085</text:p>
          </table:table-cell>
          <table:table-cell office:value-type="float" office:value="729003" calcext:value-type="float">
            <text:p>729003</text:p>
          </table:table-cell>
          <table:table-cell office:value-type="float" office:value="357200" calcext:value-type="float">
            <text:p>357200</text:p>
          </table:table-cell>
          <table:table-cell table:formula="of:=[.D468]/240" office:value-type="float" office:value="1488.33333333333" calcext:value-type="float">
            <text:p>1488,33333333333</text:p>
          </table:table-cell>
          <table:table-cell table:formula="of:=ROUNDUP(([.D468]+40)/44100*90000)+23" office:value-type="float" office:value="729085" calcext:value-type="float">
            <text:p>729085</text:p>
          </table:table-cell>
          <table:table-cell table:formula="of:=[.F468]-[.B468]" office:value-type="float" office:value="0" calcext:value-type="float">
            <text:p>0</text:p>
          </table:table-cell>
          <table:table-cell table:formula="of:=ROUNDUP(([.D468])/44100*90000)+23" office:value-type="float" office:value="729003" calcext:value-type="float">
            <text:p>729003</text:p>
          </table:table-cell>
          <table:table-cell table:formula="of:=[.H468]-[.C46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30717" calcext:value-type="float">
            <text:p>730717</text:p>
          </table:table-cell>
          <table:table-cell office:value-type="float" office:value="730636" calcext:value-type="float">
            <text:p>730636</text:p>
          </table:table-cell>
          <table:table-cell office:value-type="float" office:value="358000" calcext:value-type="float">
            <text:p>358000</text:p>
          </table:table-cell>
          <table:table-cell table:formula="of:=[.D469]/240" office:value-type="float" office:value="1491.66666666667" calcext:value-type="float">
            <text:p>1491,66666666667</text:p>
          </table:table-cell>
          <table:table-cell table:formula="of:=ROUNDUP(([.D469]+40)/44100*90000)+23" office:value-type="float" office:value="730717" calcext:value-type="float">
            <text:p>730717</text:p>
          </table:table-cell>
          <table:table-cell table:formula="of:=[.F469]-[.B469]" office:value-type="float" office:value="0" calcext:value-type="float">
            <text:p>0</text:p>
          </table:table-cell>
          <table:table-cell table:formula="of:=ROUNDUP(([.D469])/44100*90000)+23" office:value-type="float" office:value="730636" calcext:value-type="float">
            <text:p>730636</text:p>
          </table:table-cell>
          <table:table-cell table:formula="of:=[.H469]-[.C46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32268" calcext:value-type="float">
            <text:p>732268</text:p>
          </table:table-cell>
          <table:table-cell office:value-type="float" office:value="732187" calcext:value-type="float">
            <text:p>732187</text:p>
          </table:table-cell>
          <table:table-cell office:value-type="float" office:value="358760" calcext:value-type="float">
            <text:p>358760</text:p>
          </table:table-cell>
          <table:table-cell table:formula="of:=[.D470]/240" office:value-type="float" office:value="1494.83333333333" calcext:value-type="float">
            <text:p>1494,83333333333</text:p>
          </table:table-cell>
          <table:table-cell table:formula="of:=ROUNDUP(([.D470]+40)/44100*90000)+23" office:value-type="float" office:value="732268" calcext:value-type="float">
            <text:p>732268</text:p>
          </table:table-cell>
          <table:table-cell table:formula="of:=[.F470]-[.B470]" office:value-type="float" office:value="0" calcext:value-type="float">
            <text:p>0</text:p>
          </table:table-cell>
          <table:table-cell table:formula="of:=ROUNDUP(([.D470])/44100*90000)+23" office:value-type="float" office:value="732187" calcext:value-type="float">
            <text:p>732187</text:p>
          </table:table-cell>
          <table:table-cell table:formula="of:=[.H470]-[.C47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33819" calcext:value-type="float">
            <text:p>733819</text:p>
          </table:table-cell>
          <table:table-cell office:value-type="float" office:value="733738" calcext:value-type="float">
            <text:p>733738</text:p>
          </table:table-cell>
          <table:table-cell office:value-type="float" office:value="359520" calcext:value-type="float">
            <text:p>359520</text:p>
          </table:table-cell>
          <table:table-cell table:formula="of:=[.D471]/240" office:value-type="float" office:value="1498" calcext:value-type="float">
            <text:p>1498</text:p>
          </table:table-cell>
          <table:table-cell table:formula="of:=ROUNDUP(([.D471]+40)/44100*90000)+23" office:value-type="float" office:value="733819" calcext:value-type="float">
            <text:p>733819</text:p>
          </table:table-cell>
          <table:table-cell table:formula="of:=[.F471]-[.B471]" office:value-type="float" office:value="0" calcext:value-type="float">
            <text:p>0</text:p>
          </table:table-cell>
          <table:table-cell table:formula="of:=ROUNDUP(([.D471])/44100*90000)+23" office:value-type="float" office:value="733738" calcext:value-type="float">
            <text:p>733738</text:p>
          </table:table-cell>
          <table:table-cell table:formula="of:=[.H471]-[.C47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35370" calcext:value-type="float">
            <text:p>735370</text:p>
          </table:table-cell>
          <table:table-cell office:value-type="float" office:value="735289" calcext:value-type="float">
            <text:p>735289</text:p>
          </table:table-cell>
          <table:table-cell office:value-type="float" office:value="360280" calcext:value-type="float">
            <text:p>360280</text:p>
          </table:table-cell>
          <table:table-cell table:formula="of:=[.D472]/240" office:value-type="float" office:value="1501.16666666667" calcext:value-type="float">
            <text:p>1501,16666666667</text:p>
          </table:table-cell>
          <table:table-cell table:formula="of:=ROUNDUP(([.D472]+40)/44100*90000)+23" office:value-type="float" office:value="735370" calcext:value-type="float">
            <text:p>735370</text:p>
          </table:table-cell>
          <table:table-cell table:formula="of:=[.F472]-[.B472]" office:value-type="float" office:value="0" calcext:value-type="float">
            <text:p>0</text:p>
          </table:table-cell>
          <table:table-cell table:formula="of:=ROUNDUP(([.D472])/44100*90000)+23" office:value-type="float" office:value="735289" calcext:value-type="float">
            <text:p>735289</text:p>
          </table:table-cell>
          <table:table-cell table:formula="of:=[.H472]-[.C47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37003" calcext:value-type="float">
            <text:p>737003</text:p>
          </table:table-cell>
          <table:table-cell office:value-type="float" office:value="736921" calcext:value-type="float">
            <text:p>736921</text:p>
          </table:table-cell>
          <table:table-cell office:value-type="float" office:value="361080" calcext:value-type="float">
            <text:p>361080</text:p>
          </table:table-cell>
          <table:table-cell table:formula="of:=[.D473]/240" office:value-type="float" office:value="1504.5" calcext:value-type="float">
            <text:p>1504,5</text:p>
          </table:table-cell>
          <table:table-cell table:formula="of:=ROUNDUP(([.D473]+40)/44100*90000)+23" office:value-type="float" office:value="737003" calcext:value-type="float">
            <text:p>737003</text:p>
          </table:table-cell>
          <table:table-cell table:formula="of:=[.F473]-[.B473]" office:value-type="float" office:value="0" calcext:value-type="float">
            <text:p>0</text:p>
          </table:table-cell>
          <table:table-cell table:formula="of:=ROUNDUP(([.D473])/44100*90000)+23" office:value-type="float" office:value="736921" calcext:value-type="float">
            <text:p>736921</text:p>
          </table:table-cell>
          <table:table-cell table:formula="of:=[.H473]-[.C47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38554" calcext:value-type="float">
            <text:p>738554</text:p>
          </table:table-cell>
          <table:table-cell office:value-type="float" office:value="738472" calcext:value-type="float">
            <text:p>738472</text:p>
          </table:table-cell>
          <table:table-cell office:value-type="float" office:value="361840" calcext:value-type="float">
            <text:p>361840</text:p>
          </table:table-cell>
          <table:table-cell table:formula="of:=[.D474]/240" office:value-type="float" office:value="1507.66666666667" calcext:value-type="float">
            <text:p>1507,66666666667</text:p>
          </table:table-cell>
          <table:table-cell table:formula="of:=ROUNDUP(([.D474]+40)/44100*90000)+23" office:value-type="float" office:value="738554" calcext:value-type="float">
            <text:p>738554</text:p>
          </table:table-cell>
          <table:table-cell table:formula="of:=[.F474]-[.B474]" office:value-type="float" office:value="0" calcext:value-type="float">
            <text:p>0</text:p>
          </table:table-cell>
          <table:table-cell table:formula="of:=ROUNDUP(([.D474])/44100*90000)+23" office:value-type="float" office:value="738472" calcext:value-type="float">
            <text:p>738472</text:p>
          </table:table-cell>
          <table:table-cell table:formula="of:=[.H474]-[.C47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40268" calcext:value-type="float">
            <text:p>740268</text:p>
          </table:table-cell>
          <table:table-cell office:value-type="float" office:value="740187" calcext:value-type="float">
            <text:p>740187</text:p>
          </table:table-cell>
          <table:table-cell office:value-type="float" office:value="362680" calcext:value-type="float">
            <text:p>362680</text:p>
          </table:table-cell>
          <table:table-cell table:formula="of:=[.D475]/240" office:value-type="float" office:value="1511.16666666667" calcext:value-type="float">
            <text:p>1511,16666666667</text:p>
          </table:table-cell>
          <table:table-cell table:formula="of:=ROUNDUP(([.D475]+40)/44100*90000)+23" office:value-type="float" office:value="740268" calcext:value-type="float">
            <text:p>740268</text:p>
          </table:table-cell>
          <table:table-cell table:formula="of:=[.F475]-[.B475]" office:value-type="float" office:value="0" calcext:value-type="float">
            <text:p>0</text:p>
          </table:table-cell>
          <table:table-cell table:formula="of:=ROUNDUP(([.D475])/44100*90000)+23" office:value-type="float" office:value="740187" calcext:value-type="float">
            <text:p>740187</text:p>
          </table:table-cell>
          <table:table-cell table:formula="of:=[.H475]-[.C47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41901" calcext:value-type="float">
            <text:p>741901</text:p>
          </table:table-cell>
          <table:table-cell office:value-type="float" office:value="741819" calcext:value-type="float">
            <text:p>741819</text:p>
          </table:table-cell>
          <table:table-cell office:value-type="float" office:value="363480" calcext:value-type="float">
            <text:p>363480</text:p>
          </table:table-cell>
          <table:table-cell table:formula="of:=[.D476]/240" office:value-type="float" office:value="1514.5" calcext:value-type="float">
            <text:p>1514,5</text:p>
          </table:table-cell>
          <table:table-cell table:formula="of:=ROUNDUP(([.D476]+40)/44100*90000)+23" office:value-type="float" office:value="741901" calcext:value-type="float">
            <text:p>741901</text:p>
          </table:table-cell>
          <table:table-cell table:formula="of:=[.F476]-[.B476]" office:value-type="float" office:value="0" calcext:value-type="float">
            <text:p>0</text:p>
          </table:table-cell>
          <table:table-cell table:formula="of:=ROUNDUP(([.D476])/44100*90000)+23" office:value-type="float" office:value="741819" calcext:value-type="float">
            <text:p>741819</text:p>
          </table:table-cell>
          <table:table-cell table:formula="of:=[.H476]-[.C47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43534" calcext:value-type="float">
            <text:p>743534</text:p>
          </table:table-cell>
          <table:table-cell office:value-type="float" office:value="743452" calcext:value-type="float">
            <text:p>743452</text:p>
          </table:table-cell>
          <table:table-cell office:value-type="float" office:value="364280" calcext:value-type="float">
            <text:p>364280</text:p>
          </table:table-cell>
          <table:table-cell table:formula="of:=[.D477]/240" office:value-type="float" office:value="1517.83333333333" calcext:value-type="float">
            <text:p>1517,83333333333</text:p>
          </table:table-cell>
          <table:table-cell table:formula="of:=ROUNDUP(([.D477]+40)/44100*90000)+23" office:value-type="float" office:value="743534" calcext:value-type="float">
            <text:p>743534</text:p>
          </table:table-cell>
          <table:table-cell table:formula="of:=[.F477]-[.B477]" office:value-type="float" office:value="0" calcext:value-type="float">
            <text:p>0</text:p>
          </table:table-cell>
          <table:table-cell table:formula="of:=ROUNDUP(([.D477])/44100*90000)+23" office:value-type="float" office:value="743452" calcext:value-type="float">
            <text:p>743452</text:p>
          </table:table-cell>
          <table:table-cell table:formula="of:=[.H477]-[.C47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44921" calcext:value-type="float">
            <text:p>744921</text:p>
          </table:table-cell>
          <table:table-cell office:value-type="float" office:value="744840" calcext:value-type="float">
            <text:p>744840</text:p>
          </table:table-cell>
          <table:table-cell office:value-type="float" office:value="364960" calcext:value-type="float">
            <text:p>364960</text:p>
          </table:table-cell>
          <table:table-cell table:formula="of:=[.D478]/240" office:value-type="float" office:value="1520.66666666667" calcext:value-type="float">
            <text:p>1520,66666666667</text:p>
          </table:table-cell>
          <table:table-cell table:formula="of:=ROUNDUP(([.D478]+40)/44100*90000)+23" office:value-type="float" office:value="744921" calcext:value-type="float">
            <text:p>744921</text:p>
          </table:table-cell>
          <table:table-cell table:formula="of:=[.F478]-[.B478]" office:value-type="float" office:value="0" calcext:value-type="float">
            <text:p>0</text:p>
          </table:table-cell>
          <table:table-cell table:formula="of:=ROUNDUP(([.D478])/44100*90000)+23" office:value-type="float" office:value="744840" calcext:value-type="float">
            <text:p>744840</text:p>
          </table:table-cell>
          <table:table-cell table:formula="of:=[.H478]-[.C47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46309" calcext:value-type="float">
            <text:p>746309</text:p>
          </table:table-cell>
          <table:table-cell office:value-type="float" office:value="746228" calcext:value-type="float">
            <text:p>746228</text:p>
          </table:table-cell>
          <table:table-cell office:value-type="float" office:value="365640" calcext:value-type="float">
            <text:p>365640</text:p>
          </table:table-cell>
          <table:table-cell table:formula="of:=[.D479]/240" office:value-type="float" office:value="1523.5" calcext:value-type="float">
            <text:p>1523,5</text:p>
          </table:table-cell>
          <table:table-cell table:formula="of:=ROUNDUP(([.D479]+40)/44100*90000)+23" office:value-type="float" office:value="746309" calcext:value-type="float">
            <text:p>746309</text:p>
          </table:table-cell>
          <table:table-cell table:formula="of:=[.F479]-[.B479]" office:value-type="float" office:value="0" calcext:value-type="float">
            <text:p>0</text:p>
          </table:table-cell>
          <table:table-cell table:formula="of:=ROUNDUP(([.D479])/44100*90000)+23" office:value-type="float" office:value="746228" calcext:value-type="float">
            <text:p>746228</text:p>
          </table:table-cell>
          <table:table-cell table:formula="of:=[.H479]-[.C47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47697" calcext:value-type="float">
            <text:p>747697</text:p>
          </table:table-cell>
          <table:table-cell office:value-type="float" office:value="747615" calcext:value-type="float">
            <text:p>747615</text:p>
          </table:table-cell>
          <table:table-cell office:value-type="float" office:value="366320" calcext:value-type="float">
            <text:p>366320</text:p>
          </table:table-cell>
          <table:table-cell table:formula="of:=[.D480]/240" office:value-type="float" office:value="1526.33333333333" calcext:value-type="float">
            <text:p>1526,33333333333</text:p>
          </table:table-cell>
          <table:table-cell table:formula="of:=ROUNDUP(([.D480]+40)/44100*90000)+23" office:value-type="float" office:value="747697" calcext:value-type="float">
            <text:p>747697</text:p>
          </table:table-cell>
          <table:table-cell table:formula="of:=[.F480]-[.B480]" office:value-type="float" office:value="0" calcext:value-type="float">
            <text:p>0</text:p>
          </table:table-cell>
          <table:table-cell table:formula="of:=ROUNDUP(([.D480])/44100*90000)+23" office:value-type="float" office:value="747615" calcext:value-type="float">
            <text:p>747615</text:p>
          </table:table-cell>
          <table:table-cell table:formula="of:=[.H480]-[.C48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49085" calcext:value-type="float">
            <text:p>749085</text:p>
          </table:table-cell>
          <table:table-cell office:value-type="float" office:value="749003" calcext:value-type="float">
            <text:p>749003</text:p>
          </table:table-cell>
          <table:table-cell office:value-type="float" office:value="367000" calcext:value-type="float">
            <text:p>367000</text:p>
          </table:table-cell>
          <table:table-cell table:formula="of:=[.D481]/240" office:value-type="float" office:value="1529.16666666667" calcext:value-type="float">
            <text:p>1529,16666666667</text:p>
          </table:table-cell>
          <table:table-cell table:formula="of:=ROUNDUP(([.D481]+40)/44100*90000)+23" office:value-type="float" office:value="749085" calcext:value-type="float">
            <text:p>749085</text:p>
          </table:table-cell>
          <table:table-cell table:formula="of:=[.F481]-[.B481]" office:value-type="float" office:value="0" calcext:value-type="float">
            <text:p>0</text:p>
          </table:table-cell>
          <table:table-cell table:formula="of:=ROUNDUP(([.D481])/44100*90000)+23" office:value-type="float" office:value="749003" calcext:value-type="float">
            <text:p>749003</text:p>
          </table:table-cell>
          <table:table-cell table:formula="of:=[.H481]-[.C48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50472" calcext:value-type="float">
            <text:p>750472</text:p>
          </table:table-cell>
          <table:table-cell office:value-type="float" office:value="750391" calcext:value-type="float">
            <text:p>750391</text:p>
          </table:table-cell>
          <table:table-cell office:value-type="float" office:value="367680" calcext:value-type="float">
            <text:p>367680</text:p>
          </table:table-cell>
          <table:table-cell table:formula="of:=[.D482]/240" office:value-type="float" office:value="1532" calcext:value-type="float">
            <text:p>1532</text:p>
          </table:table-cell>
          <table:table-cell table:formula="of:=ROUNDUP(([.D482]+40)/44100*90000)+23" office:value-type="float" office:value="750472" calcext:value-type="float">
            <text:p>750472</text:p>
          </table:table-cell>
          <table:table-cell table:formula="of:=[.F482]-[.B482]" office:value-type="float" office:value="0" calcext:value-type="float">
            <text:p>0</text:p>
          </table:table-cell>
          <table:table-cell table:formula="of:=ROUNDUP(([.D482])/44100*90000)+23" office:value-type="float" office:value="750391" calcext:value-type="float">
            <text:p>750391</text:p>
          </table:table-cell>
          <table:table-cell table:formula="of:=[.H482]-[.C48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51942" calcext:value-type="float">
            <text:p>751942</text:p>
          </table:table-cell>
          <table:table-cell office:value-type="float" office:value="751860" calcext:value-type="float">
            <text:p>751860</text:p>
          </table:table-cell>
          <table:table-cell office:value-type="float" office:value="368400" calcext:value-type="float">
            <text:p>368400</text:p>
          </table:table-cell>
          <table:table-cell table:formula="of:=[.D483]/240" office:value-type="float" office:value="1535" calcext:value-type="float">
            <text:p>1535</text:p>
          </table:table-cell>
          <table:table-cell table:formula="of:=ROUNDUP(([.D483]+40)/44100*90000)+23" office:value-type="float" office:value="751942" calcext:value-type="float">
            <text:p>751942</text:p>
          </table:table-cell>
          <table:table-cell table:formula="of:=[.F483]-[.B483]" office:value-type="float" office:value="0" calcext:value-type="float">
            <text:p>0</text:p>
          </table:table-cell>
          <table:table-cell table:formula="of:=ROUNDUP(([.D483])/44100*90000)+23" office:value-type="float" office:value="751860" calcext:value-type="float">
            <text:p>751860</text:p>
          </table:table-cell>
          <table:table-cell table:formula="of:=[.H483]-[.C48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53411" calcext:value-type="float">
            <text:p>753411</text:p>
          </table:table-cell>
          <table:table-cell office:value-type="float" office:value="753330" calcext:value-type="float">
            <text:p>753330</text:p>
          </table:table-cell>
          <table:table-cell office:value-type="float" office:value="369120" calcext:value-type="float">
            <text:p>369120</text:p>
          </table:table-cell>
          <table:table-cell table:formula="of:=[.D484]/240" office:value-type="float" office:value="1538" calcext:value-type="float">
            <text:p>1538</text:p>
          </table:table-cell>
          <table:table-cell table:formula="of:=ROUNDUP(([.D484]+40)/44100*90000)+23" office:value-type="float" office:value="753411" calcext:value-type="float">
            <text:p>753411</text:p>
          </table:table-cell>
          <table:table-cell table:formula="of:=[.F484]-[.B484]" office:value-type="float" office:value="0" calcext:value-type="float">
            <text:p>0</text:p>
          </table:table-cell>
          <table:table-cell table:formula="of:=ROUNDUP(([.D484])/44100*90000)+23" office:value-type="float" office:value="753330" calcext:value-type="float">
            <text:p>753330</text:p>
          </table:table-cell>
          <table:table-cell table:formula="of:=[.H484]-[.C48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54881" calcext:value-type="float">
            <text:p>754881</text:p>
          </table:table-cell>
          <table:table-cell office:value-type="float" office:value="754799" calcext:value-type="float">
            <text:p>754799</text:p>
          </table:table-cell>
          <table:table-cell office:value-type="float" office:value="369840" calcext:value-type="float">
            <text:p>369840</text:p>
          </table:table-cell>
          <table:table-cell table:formula="of:=[.D485]/240" office:value-type="float" office:value="1541" calcext:value-type="float">
            <text:p>1541</text:p>
          </table:table-cell>
          <table:table-cell table:formula="of:=ROUNDUP(([.D485]+40)/44100*90000)+23" office:value-type="float" office:value="754881" calcext:value-type="float">
            <text:p>754881</text:p>
          </table:table-cell>
          <table:table-cell table:formula="of:=[.F485]-[.B485]" office:value-type="float" office:value="0" calcext:value-type="float">
            <text:p>0</text:p>
          </table:table-cell>
          <table:table-cell table:formula="of:=ROUNDUP(([.D485])/44100*90000)+23" office:value-type="float" office:value="754799" calcext:value-type="float">
            <text:p>754799</text:p>
          </table:table-cell>
          <table:table-cell table:formula="of:=[.H485]-[.C48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56350" calcext:value-type="float">
            <text:p>756350</text:p>
          </table:table-cell>
          <table:table-cell office:value-type="float" office:value="756268" calcext:value-type="float">
            <text:p>756268</text:p>
          </table:table-cell>
          <table:table-cell office:value-type="float" office:value="370560" calcext:value-type="float">
            <text:p>370560</text:p>
          </table:table-cell>
          <table:table-cell table:formula="of:=[.D486]/240" office:value-type="float" office:value="1544" calcext:value-type="float">
            <text:p>1544</text:p>
          </table:table-cell>
          <table:table-cell table:formula="of:=ROUNDUP(([.D486]+40)/44100*90000)+23" office:value-type="float" office:value="756350" calcext:value-type="float">
            <text:p>756350</text:p>
          </table:table-cell>
          <table:table-cell table:formula="of:=[.F486]-[.B486]" office:value-type="float" office:value="0" calcext:value-type="float">
            <text:p>0</text:p>
          </table:table-cell>
          <table:table-cell table:formula="of:=ROUNDUP(([.D486])/44100*90000)+23" office:value-type="float" office:value="756268" calcext:value-type="float">
            <text:p>756268</text:p>
          </table:table-cell>
          <table:table-cell table:formula="of:=[.H486]-[.C48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57901" calcext:value-type="float">
            <text:p>757901</text:p>
          </table:table-cell>
          <table:table-cell office:value-type="float" office:value="757819" calcext:value-type="float">
            <text:p>757819</text:p>
          </table:table-cell>
          <table:table-cell office:value-type="float" office:value="371320" calcext:value-type="float">
            <text:p>371320</text:p>
          </table:table-cell>
          <table:table-cell table:formula="of:=[.D487]/240" office:value-type="float" office:value="1547.16666666667" calcext:value-type="float">
            <text:p>1547,16666666667</text:p>
          </table:table-cell>
          <table:table-cell table:formula="of:=ROUNDUP(([.D487]+40)/44100*90000)+23" office:value-type="float" office:value="757901" calcext:value-type="float">
            <text:p>757901</text:p>
          </table:table-cell>
          <table:table-cell table:formula="of:=[.F487]-[.B487]" office:value-type="float" office:value="0" calcext:value-type="float">
            <text:p>0</text:p>
          </table:table-cell>
          <table:table-cell table:formula="of:=ROUNDUP(([.D487])/44100*90000)+23" office:value-type="float" office:value="757819" calcext:value-type="float">
            <text:p>757819</text:p>
          </table:table-cell>
          <table:table-cell table:formula="of:=[.H487]-[.C48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59370" calcext:value-type="float">
            <text:p>759370</text:p>
          </table:table-cell>
          <table:table-cell office:value-type="float" office:value="759289" calcext:value-type="float">
            <text:p>759289</text:p>
          </table:table-cell>
          <table:table-cell office:value-type="float" office:value="372040" calcext:value-type="float">
            <text:p>372040</text:p>
          </table:table-cell>
          <table:table-cell table:formula="of:=[.D488]/240" office:value-type="float" office:value="1550.16666666667" calcext:value-type="float">
            <text:p>1550,16666666667</text:p>
          </table:table-cell>
          <table:table-cell table:formula="of:=ROUNDUP(([.D488]+40)/44100*90000)+23" office:value-type="float" office:value="759370" calcext:value-type="float">
            <text:p>759370</text:p>
          </table:table-cell>
          <table:table-cell table:formula="of:=[.F488]-[.B488]" office:value-type="float" office:value="0" calcext:value-type="float">
            <text:p>0</text:p>
          </table:table-cell>
          <table:table-cell table:formula="of:=ROUNDUP(([.D488])/44100*90000)+23" office:value-type="float" office:value="759289" calcext:value-type="float">
            <text:p>759289</text:p>
          </table:table-cell>
          <table:table-cell table:formula="of:=[.H488]-[.C48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60840" calcext:value-type="float">
            <text:p>760840</text:p>
          </table:table-cell>
          <table:table-cell office:value-type="float" office:value="760758" calcext:value-type="float">
            <text:p>760758</text:p>
          </table:table-cell>
          <table:table-cell office:value-type="float" office:value="372760" calcext:value-type="float">
            <text:p>372760</text:p>
          </table:table-cell>
          <table:table-cell table:formula="of:=[.D489]/240" office:value-type="float" office:value="1553.16666666667" calcext:value-type="float">
            <text:p>1553,16666666667</text:p>
          </table:table-cell>
          <table:table-cell table:formula="of:=ROUNDUP(([.D489]+40)/44100*90000)+23" office:value-type="float" office:value="760840" calcext:value-type="float">
            <text:p>760840</text:p>
          </table:table-cell>
          <table:table-cell table:formula="of:=[.F489]-[.B489]" office:value-type="float" office:value="0" calcext:value-type="float">
            <text:p>0</text:p>
          </table:table-cell>
          <table:table-cell table:formula="of:=ROUNDUP(([.D489])/44100*90000)+23" office:value-type="float" office:value="760758" calcext:value-type="float">
            <text:p>760758</text:p>
          </table:table-cell>
          <table:table-cell table:formula="of:=[.H489]-[.C48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62391" calcext:value-type="float">
            <text:p>762391</text:p>
          </table:table-cell>
          <table:table-cell office:value-type="float" office:value="762309" calcext:value-type="float">
            <text:p>762309</text:p>
          </table:table-cell>
          <table:table-cell office:value-type="float" office:value="373520" calcext:value-type="float">
            <text:p>373520</text:p>
          </table:table-cell>
          <table:table-cell table:formula="of:=[.D490]/240" office:value-type="float" office:value="1556.33333333333" calcext:value-type="float">
            <text:p>1556,33333333333</text:p>
          </table:table-cell>
          <table:table-cell table:formula="of:=ROUNDUP(([.D490]+40)/44100*90000)+23" office:value-type="float" office:value="762391" calcext:value-type="float">
            <text:p>762391</text:p>
          </table:table-cell>
          <table:table-cell table:formula="of:=[.F490]-[.B490]" office:value-type="float" office:value="0" calcext:value-type="float">
            <text:p>0</text:p>
          </table:table-cell>
          <table:table-cell table:formula="of:=ROUNDUP(([.D490])/44100*90000)+23" office:value-type="float" office:value="762309" calcext:value-type="float">
            <text:p>762309</text:p>
          </table:table-cell>
          <table:table-cell table:formula="of:=[.H490]-[.C49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63860" calcext:value-type="float">
            <text:p>763860</text:p>
          </table:table-cell>
          <table:table-cell office:value-type="float" office:value="763779" calcext:value-type="float">
            <text:p>763779</text:p>
          </table:table-cell>
          <table:table-cell office:value-type="float" office:value="374240" calcext:value-type="float">
            <text:p>374240</text:p>
          </table:table-cell>
          <table:table-cell table:formula="of:=[.D491]/240" office:value-type="float" office:value="1559.33333333333" calcext:value-type="float">
            <text:p>1559,33333333333</text:p>
          </table:table-cell>
          <table:table-cell table:formula="of:=ROUNDUP(([.D491]+40)/44100*90000)+23" office:value-type="float" office:value="763860" calcext:value-type="float">
            <text:p>763860</text:p>
          </table:table-cell>
          <table:table-cell table:formula="of:=[.F491]-[.B491]" office:value-type="float" office:value="0" calcext:value-type="float">
            <text:p>0</text:p>
          </table:table-cell>
          <table:table-cell table:formula="of:=ROUNDUP(([.D491])/44100*90000)+23" office:value-type="float" office:value="763779" calcext:value-type="float">
            <text:p>763779</text:p>
          </table:table-cell>
          <table:table-cell table:formula="of:=[.H491]-[.C49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65493" calcext:value-type="float">
            <text:p>765493</text:p>
          </table:table-cell>
          <table:table-cell office:value-type="float" office:value="765411" calcext:value-type="float">
            <text:p>765411</text:p>
          </table:table-cell>
          <table:table-cell office:value-type="float" office:value="375040" calcext:value-type="float">
            <text:p>375040</text:p>
          </table:table-cell>
          <table:table-cell table:formula="of:=[.D492]/240" office:value-type="float" office:value="1562.66666666667" calcext:value-type="float">
            <text:p>1562,66666666667</text:p>
          </table:table-cell>
          <table:table-cell table:formula="of:=ROUNDUP(([.D492]+40)/44100*90000)+23" office:value-type="float" office:value="765493" calcext:value-type="float">
            <text:p>765493</text:p>
          </table:table-cell>
          <table:table-cell table:formula="of:=[.F492]-[.B492]" office:value-type="float" office:value="0" calcext:value-type="float">
            <text:p>0</text:p>
          </table:table-cell>
          <table:table-cell table:formula="of:=ROUNDUP(([.D492])/44100*90000)+23" office:value-type="float" office:value="765411" calcext:value-type="float">
            <text:p>765411</text:p>
          </table:table-cell>
          <table:table-cell table:formula="of:=[.H492]-[.C49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67044" calcext:value-type="float">
            <text:p>767044</text:p>
          </table:table-cell>
          <table:table-cell office:value-type="float" office:value="766962" calcext:value-type="float">
            <text:p>766962</text:p>
          </table:table-cell>
          <table:table-cell office:value-type="float" office:value="375800" calcext:value-type="float">
            <text:p>375800</text:p>
          </table:table-cell>
          <table:table-cell table:formula="of:=[.D493]/240" office:value-type="float" office:value="1565.83333333333" calcext:value-type="float">
            <text:p>1565,83333333333</text:p>
          </table:table-cell>
          <table:table-cell table:formula="of:=ROUNDUP(([.D493]+40)/44100*90000)+23" office:value-type="float" office:value="767044" calcext:value-type="float">
            <text:p>767044</text:p>
          </table:table-cell>
          <table:table-cell table:formula="of:=[.F493]-[.B493]" office:value-type="float" office:value="0" calcext:value-type="float">
            <text:p>0</text:p>
          </table:table-cell>
          <table:table-cell table:formula="of:=ROUNDUP(([.D493])/44100*90000)+23" office:value-type="float" office:value="766962" calcext:value-type="float">
            <text:p>766962</text:p>
          </table:table-cell>
          <table:table-cell table:formula="of:=[.H493]-[.C49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68513" calcext:value-type="float">
            <text:p>768513</text:p>
          </table:table-cell>
          <table:table-cell office:value-type="float" office:value="768432" calcext:value-type="float">
            <text:p>768432</text:p>
          </table:table-cell>
          <table:table-cell office:value-type="float" office:value="376520" calcext:value-type="float">
            <text:p>376520</text:p>
          </table:table-cell>
          <table:table-cell table:formula="of:=[.D494]/240" office:value-type="float" office:value="1568.83333333333" calcext:value-type="float">
            <text:p>1568,83333333333</text:p>
          </table:table-cell>
          <table:table-cell table:formula="of:=ROUNDUP(([.D494]+40)/44100*90000)+23" office:value-type="float" office:value="768513" calcext:value-type="float">
            <text:p>768513</text:p>
          </table:table-cell>
          <table:table-cell table:formula="of:=[.F494]-[.B494]" office:value-type="float" office:value="0" calcext:value-type="float">
            <text:p>0</text:p>
          </table:table-cell>
          <table:table-cell table:formula="of:=ROUNDUP(([.D494])/44100*90000)+23" office:value-type="float" office:value="768432" calcext:value-type="float">
            <text:p>768432</text:p>
          </table:table-cell>
          <table:table-cell table:formula="of:=[.H494]-[.C49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70146" calcext:value-type="float">
            <text:p>770146</text:p>
          </table:table-cell>
          <table:table-cell office:value-type="float" office:value="770064" calcext:value-type="float">
            <text:p>770064</text:p>
          </table:table-cell>
          <table:table-cell office:value-type="float" office:value="377320" calcext:value-type="float">
            <text:p>377320</text:p>
          </table:table-cell>
          <table:table-cell table:formula="of:=[.D495]/240" office:value-type="float" office:value="1572.16666666667" calcext:value-type="float">
            <text:p>1572,16666666667</text:p>
          </table:table-cell>
          <table:table-cell table:formula="of:=ROUNDUP(([.D495]+40)/44100*90000)+23" office:value-type="float" office:value="770146" calcext:value-type="float">
            <text:p>770146</text:p>
          </table:table-cell>
          <table:table-cell table:formula="of:=[.F495]-[.B495]" office:value-type="float" office:value="0" calcext:value-type="float">
            <text:p>0</text:p>
          </table:table-cell>
          <table:table-cell table:formula="of:=ROUNDUP(([.D495])/44100*90000)+23" office:value-type="float" office:value="770064" calcext:value-type="float">
            <text:p>770064</text:p>
          </table:table-cell>
          <table:table-cell table:formula="of:=[.H495]-[.C49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71779" calcext:value-type="float">
            <text:p>771779</text:p>
          </table:table-cell>
          <table:table-cell office:value-type="float" office:value="771697" calcext:value-type="float">
            <text:p>771697</text:p>
          </table:table-cell>
          <table:table-cell office:value-type="float" office:value="378120" calcext:value-type="float">
            <text:p>378120</text:p>
          </table:table-cell>
          <table:table-cell table:formula="of:=[.D496]/240" office:value-type="float" office:value="1575.5" calcext:value-type="float">
            <text:p>1575,5</text:p>
          </table:table-cell>
          <table:table-cell table:formula="of:=ROUNDUP(([.D496]+40)/44100*90000)+23" office:value-type="float" office:value="771779" calcext:value-type="float">
            <text:p>771779</text:p>
          </table:table-cell>
          <table:table-cell table:formula="of:=[.F496]-[.B496]" office:value-type="float" office:value="0" calcext:value-type="float">
            <text:p>0</text:p>
          </table:table-cell>
          <table:table-cell table:formula="of:=ROUNDUP(([.D496])/44100*90000)+23" office:value-type="float" office:value="771697" calcext:value-type="float">
            <text:p>771697</text:p>
          </table:table-cell>
          <table:table-cell table:formula="of:=[.H496]-[.C49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73330" calcext:value-type="float">
            <text:p>773330</text:p>
          </table:table-cell>
          <table:table-cell office:value-type="float" office:value="773248" calcext:value-type="float">
            <text:p>773248</text:p>
          </table:table-cell>
          <table:table-cell office:value-type="float" office:value="378880" calcext:value-type="float">
            <text:p>378880</text:p>
          </table:table-cell>
          <table:table-cell table:formula="of:=[.D497]/240" office:value-type="float" office:value="1578.66666666667" calcext:value-type="float">
            <text:p>1578,66666666667</text:p>
          </table:table-cell>
          <table:table-cell table:formula="of:=ROUNDUP(([.D497]+40)/44100*90000)+23" office:value-type="float" office:value="773330" calcext:value-type="float">
            <text:p>773330</text:p>
          </table:table-cell>
          <table:table-cell table:formula="of:=[.F497]-[.B497]" office:value-type="float" office:value="0" calcext:value-type="float">
            <text:p>0</text:p>
          </table:table-cell>
          <table:table-cell table:formula="of:=ROUNDUP(([.D497])/44100*90000)+23" office:value-type="float" office:value="773248" calcext:value-type="float">
            <text:p>773248</text:p>
          </table:table-cell>
          <table:table-cell table:formula="of:=[.H497]-[.C49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74962" calcext:value-type="float">
            <text:p>774962</text:p>
          </table:table-cell>
          <table:table-cell office:value-type="float" office:value="774881" calcext:value-type="float">
            <text:p>774881</text:p>
          </table:table-cell>
          <table:table-cell office:value-type="float" office:value="379680" calcext:value-type="float">
            <text:p>379680</text:p>
          </table:table-cell>
          <table:table-cell table:formula="of:=[.D498]/240" office:value-type="float" office:value="1582" calcext:value-type="float">
            <text:p>1582</text:p>
          </table:table-cell>
          <table:table-cell table:formula="of:=ROUNDUP(([.D498]+40)/44100*90000)+23" office:value-type="float" office:value="774962" calcext:value-type="float">
            <text:p>774962</text:p>
          </table:table-cell>
          <table:table-cell table:formula="of:=[.F498]-[.B498]" office:value-type="float" office:value="0" calcext:value-type="float">
            <text:p>0</text:p>
          </table:table-cell>
          <table:table-cell table:formula="of:=ROUNDUP(([.D498])/44100*90000)+23" office:value-type="float" office:value="774881" calcext:value-type="float">
            <text:p>774881</text:p>
          </table:table-cell>
          <table:table-cell table:formula="of:=[.H498]-[.C49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76432" calcext:value-type="float">
            <text:p>776432</text:p>
          </table:table-cell>
          <table:table-cell office:value-type="float" office:value="776350" calcext:value-type="float">
            <text:p>776350</text:p>
          </table:table-cell>
          <table:table-cell office:value-type="float" office:value="380400" calcext:value-type="float">
            <text:p>380400</text:p>
          </table:table-cell>
          <table:table-cell table:formula="of:=[.D499]/240" office:value-type="float" office:value="1585" calcext:value-type="float">
            <text:p>1585</text:p>
          </table:table-cell>
          <table:table-cell table:formula="of:=ROUNDUP(([.D499]+40)/44100*90000)+23" office:value-type="float" office:value="776432" calcext:value-type="float">
            <text:p>776432</text:p>
          </table:table-cell>
          <table:table-cell table:formula="of:=[.F499]-[.B499]" office:value-type="float" office:value="0" calcext:value-type="float">
            <text:p>0</text:p>
          </table:table-cell>
          <table:table-cell table:formula="of:=ROUNDUP(([.D499])/44100*90000)+23" office:value-type="float" office:value="776350" calcext:value-type="float">
            <text:p>776350</text:p>
          </table:table-cell>
          <table:table-cell table:formula="of:=[.H499]-[.C49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77819" calcext:value-type="float">
            <text:p>777819</text:p>
          </table:table-cell>
          <table:table-cell office:value-type="float" office:value="777738" calcext:value-type="float">
            <text:p>777738</text:p>
          </table:table-cell>
          <table:table-cell office:value-type="float" office:value="381080" calcext:value-type="float">
            <text:p>381080</text:p>
          </table:table-cell>
          <table:table-cell table:formula="of:=[.D500]/240" office:value-type="float" office:value="1587.83333333333" calcext:value-type="float">
            <text:p>1587,83333333333</text:p>
          </table:table-cell>
          <table:table-cell table:formula="of:=ROUNDUP(([.D500]+40)/44100*90000)+23" office:value-type="float" office:value="777819" calcext:value-type="float">
            <text:p>777819</text:p>
          </table:table-cell>
          <table:table-cell table:formula="of:=[.F500]-[.B500]" office:value-type="float" office:value="0" calcext:value-type="float">
            <text:p>0</text:p>
          </table:table-cell>
          <table:table-cell table:formula="of:=ROUNDUP(([.D500])/44100*90000)+23" office:value-type="float" office:value="777738" calcext:value-type="float">
            <text:p>777738</text:p>
          </table:table-cell>
          <table:table-cell table:formula="of:=[.H500]-[.C50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79289" calcext:value-type="float">
            <text:p>779289</text:p>
          </table:table-cell>
          <table:table-cell office:value-type="float" office:value="779207" calcext:value-type="float">
            <text:p>779207</text:p>
          </table:table-cell>
          <table:table-cell office:value-type="float" office:value="381800" calcext:value-type="float">
            <text:p>381800</text:p>
          </table:table-cell>
          <table:table-cell table:formula="of:=[.D501]/240" office:value-type="float" office:value="1590.83333333333" calcext:value-type="float">
            <text:p>1590,83333333333</text:p>
          </table:table-cell>
          <table:table-cell table:formula="of:=ROUNDUP(([.D501]+40)/44100*90000)+23" office:value-type="float" office:value="779289" calcext:value-type="float">
            <text:p>779289</text:p>
          </table:table-cell>
          <table:table-cell table:formula="of:=[.F501]-[.B501]" office:value-type="float" office:value="0" calcext:value-type="float">
            <text:p>0</text:p>
          </table:table-cell>
          <table:table-cell table:formula="of:=ROUNDUP(([.D501])/44100*90000)+23" office:value-type="float" office:value="779207" calcext:value-type="float">
            <text:p>779207</text:p>
          </table:table-cell>
          <table:table-cell table:formula="of:=[.H501]-[.C50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80758" calcext:value-type="float">
            <text:p>780758</text:p>
          </table:table-cell>
          <table:table-cell office:value-type="float" office:value="780677" calcext:value-type="float">
            <text:p>780677</text:p>
          </table:table-cell>
          <table:table-cell office:value-type="float" office:value="382520" calcext:value-type="float">
            <text:p>382520</text:p>
          </table:table-cell>
          <table:table-cell table:formula="of:=[.D502]/240" office:value-type="float" office:value="1593.83333333333" calcext:value-type="float">
            <text:p>1593,83333333333</text:p>
          </table:table-cell>
          <table:table-cell table:formula="of:=ROUNDUP(([.D502]+40)/44100*90000)+23" office:value-type="float" office:value="780758" calcext:value-type="float">
            <text:p>780758</text:p>
          </table:table-cell>
          <table:table-cell table:formula="of:=[.F502]-[.B502]" office:value-type="float" office:value="0" calcext:value-type="float">
            <text:p>0</text:p>
          </table:table-cell>
          <table:table-cell table:formula="of:=ROUNDUP(([.D502])/44100*90000)+23" office:value-type="float" office:value="780677" calcext:value-type="float">
            <text:p>780677</text:p>
          </table:table-cell>
          <table:table-cell table:formula="of:=[.H502]-[.C50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82228" calcext:value-type="float">
            <text:p>782228</text:p>
          </table:table-cell>
          <table:table-cell office:value-type="float" office:value="782146" calcext:value-type="float">
            <text:p>782146</text:p>
          </table:table-cell>
          <table:table-cell office:value-type="float" office:value="383240" calcext:value-type="float">
            <text:p>383240</text:p>
          </table:table-cell>
          <table:table-cell table:formula="of:=[.D503]/240" office:value-type="float" office:value="1596.83333333333" calcext:value-type="float">
            <text:p>1596,83333333333</text:p>
          </table:table-cell>
          <table:table-cell table:formula="of:=ROUNDUP(([.D503]+40)/44100*90000)+23" office:value-type="float" office:value="782228" calcext:value-type="float">
            <text:p>782228</text:p>
          </table:table-cell>
          <table:table-cell table:formula="of:=[.F503]-[.B503]" office:value-type="float" office:value="0" calcext:value-type="float">
            <text:p>0</text:p>
          </table:table-cell>
          <table:table-cell table:formula="of:=ROUNDUP(([.D503])/44100*90000)+23" office:value-type="float" office:value="782146" calcext:value-type="float">
            <text:p>782146</text:p>
          </table:table-cell>
          <table:table-cell table:formula="of:=[.H503]-[.C50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83697" calcext:value-type="float">
            <text:p>783697</text:p>
          </table:table-cell>
          <table:table-cell office:value-type="float" office:value="783615" calcext:value-type="float">
            <text:p>783615</text:p>
          </table:table-cell>
          <table:table-cell office:value-type="float" office:value="383960" calcext:value-type="float">
            <text:p>383960</text:p>
          </table:table-cell>
          <table:table-cell table:formula="of:=[.D504]/240" office:value-type="float" office:value="1599.83333333333" calcext:value-type="float">
            <text:p>1599,83333333333</text:p>
          </table:table-cell>
          <table:table-cell table:formula="of:=ROUNDUP(([.D504]+40)/44100*90000)+23" office:value-type="float" office:value="783697" calcext:value-type="float">
            <text:p>783697</text:p>
          </table:table-cell>
          <table:table-cell table:formula="of:=[.F504]-[.B504]" office:value-type="float" office:value="0" calcext:value-type="float">
            <text:p>0</text:p>
          </table:table-cell>
          <table:table-cell table:formula="of:=ROUNDUP(([.D504])/44100*90000)+23" office:value-type="float" office:value="783615" calcext:value-type="float">
            <text:p>783615</text:p>
          </table:table-cell>
          <table:table-cell table:formula="of:=[.H504]-[.C50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85248" calcext:value-type="float">
            <text:p>785248</text:p>
          </table:table-cell>
          <table:table-cell office:value-type="float" office:value="785166" calcext:value-type="float">
            <text:p>785166</text:p>
          </table:table-cell>
          <table:table-cell office:value-type="float" office:value="384720" calcext:value-type="float">
            <text:p>384720</text:p>
          </table:table-cell>
          <table:table-cell table:formula="of:=[.D505]/240" office:value-type="float" office:value="1603" calcext:value-type="float">
            <text:p>1603</text:p>
          </table:table-cell>
          <table:table-cell table:formula="of:=ROUNDUP(([.D505]+40)/44100*90000)+23" office:value-type="float" office:value="785248" calcext:value-type="float">
            <text:p>785248</text:p>
          </table:table-cell>
          <table:table-cell table:formula="of:=[.F505]-[.B505]" office:value-type="float" office:value="0" calcext:value-type="float">
            <text:p>0</text:p>
          </table:table-cell>
          <table:table-cell table:formula="of:=ROUNDUP(([.D505])/44100*90000)+23" office:value-type="float" office:value="785166" calcext:value-type="float">
            <text:p>785166</text:p>
          </table:table-cell>
          <table:table-cell table:formula="of:=[.H505]-[.C50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86717" calcext:value-type="float">
            <text:p>786717</text:p>
          </table:table-cell>
          <table:table-cell office:value-type="float" office:value="786636" calcext:value-type="float">
            <text:p>786636</text:p>
          </table:table-cell>
          <table:table-cell office:value-type="float" office:value="385440" calcext:value-type="float">
            <text:p>385440</text:p>
          </table:table-cell>
          <table:table-cell table:formula="of:=[.D506]/240" office:value-type="float" office:value="1606" calcext:value-type="float">
            <text:p>1606</text:p>
          </table:table-cell>
          <table:table-cell table:formula="of:=ROUNDUP(([.D506]+40)/44100*90000)+23" office:value-type="float" office:value="786717" calcext:value-type="float">
            <text:p>786717</text:p>
          </table:table-cell>
          <table:table-cell table:formula="of:=[.F506]-[.B506]" office:value-type="float" office:value="0" calcext:value-type="float">
            <text:p>0</text:p>
          </table:table-cell>
          <table:table-cell table:formula="of:=ROUNDUP(([.D506])/44100*90000)+23" office:value-type="float" office:value="786636" calcext:value-type="float">
            <text:p>786636</text:p>
          </table:table-cell>
          <table:table-cell table:formula="of:=[.H506]-[.C50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88268" calcext:value-type="float">
            <text:p>788268</text:p>
          </table:table-cell>
          <table:table-cell office:value-type="float" office:value="788187" calcext:value-type="float">
            <text:p>788187</text:p>
          </table:table-cell>
          <table:table-cell office:value-type="float" office:value="386200" calcext:value-type="float">
            <text:p>386200</text:p>
          </table:table-cell>
          <table:table-cell table:formula="of:=[.D507]/240" office:value-type="float" office:value="1609.16666666667" calcext:value-type="float">
            <text:p>1609,16666666667</text:p>
          </table:table-cell>
          <table:table-cell table:formula="of:=ROUNDUP(([.D507]+40)/44100*90000)+23" office:value-type="float" office:value="788268" calcext:value-type="float">
            <text:p>788268</text:p>
          </table:table-cell>
          <table:table-cell table:formula="of:=[.F507]-[.B507]" office:value-type="float" office:value="0" calcext:value-type="float">
            <text:p>0</text:p>
          </table:table-cell>
          <table:table-cell table:formula="of:=ROUNDUP(([.D507])/44100*90000)+23" office:value-type="float" office:value="788187" calcext:value-type="float">
            <text:p>788187</text:p>
          </table:table-cell>
          <table:table-cell table:formula="of:=[.H507]-[.C50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89819" calcext:value-type="float">
            <text:p>789819</text:p>
          </table:table-cell>
          <table:table-cell office:value-type="float" office:value="789738" calcext:value-type="float">
            <text:p>789738</text:p>
          </table:table-cell>
          <table:table-cell office:value-type="float" office:value="386960" calcext:value-type="float">
            <text:p>386960</text:p>
          </table:table-cell>
          <table:table-cell table:formula="of:=[.D508]/240" office:value-type="float" office:value="1612.33333333333" calcext:value-type="float">
            <text:p>1612,33333333333</text:p>
          </table:table-cell>
          <table:table-cell table:formula="of:=ROUNDUP(([.D508]+40)/44100*90000)+23" office:value-type="float" office:value="789819" calcext:value-type="float">
            <text:p>789819</text:p>
          </table:table-cell>
          <table:table-cell table:formula="of:=[.F508]-[.B508]" office:value-type="float" office:value="0" calcext:value-type="float">
            <text:p>0</text:p>
          </table:table-cell>
          <table:table-cell table:formula="of:=ROUNDUP(([.D508])/44100*90000)+23" office:value-type="float" office:value="789738" calcext:value-type="float">
            <text:p>789738</text:p>
          </table:table-cell>
          <table:table-cell table:formula="of:=[.H508]-[.C50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91370" calcext:value-type="float">
            <text:p>791370</text:p>
          </table:table-cell>
          <table:table-cell office:value-type="float" office:value="791289" calcext:value-type="float">
            <text:p>791289</text:p>
          </table:table-cell>
          <table:table-cell office:value-type="float" office:value="387720" calcext:value-type="float">
            <text:p>387720</text:p>
          </table:table-cell>
          <table:table-cell table:formula="of:=[.D509]/240" office:value-type="float" office:value="1615.5" calcext:value-type="float">
            <text:p>1615,5</text:p>
          </table:table-cell>
          <table:table-cell table:formula="of:=ROUNDUP(([.D509]+40)/44100*90000)+23" office:value-type="float" office:value="791370" calcext:value-type="float">
            <text:p>791370</text:p>
          </table:table-cell>
          <table:table-cell table:formula="of:=[.F509]-[.B509]" office:value-type="float" office:value="0" calcext:value-type="float">
            <text:p>0</text:p>
          </table:table-cell>
          <table:table-cell table:formula="of:=ROUNDUP(([.D509])/44100*90000)+23" office:value-type="float" office:value="791289" calcext:value-type="float">
            <text:p>791289</text:p>
          </table:table-cell>
          <table:table-cell table:formula="of:=[.H509]-[.C50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92921" calcext:value-type="float">
            <text:p>792921</text:p>
          </table:table-cell>
          <table:table-cell office:value-type="float" office:value="792840" calcext:value-type="float">
            <text:p>792840</text:p>
          </table:table-cell>
          <table:table-cell office:value-type="float" office:value="388480" calcext:value-type="float">
            <text:p>388480</text:p>
          </table:table-cell>
          <table:table-cell table:formula="of:=[.D510]/240" office:value-type="float" office:value="1618.66666666667" calcext:value-type="float">
            <text:p>1618,66666666667</text:p>
          </table:table-cell>
          <table:table-cell table:formula="of:=ROUNDUP(([.D510]+40)/44100*90000)+23" office:value-type="float" office:value="792921" calcext:value-type="float">
            <text:p>792921</text:p>
          </table:table-cell>
          <table:table-cell table:formula="of:=[.F510]-[.B510]" office:value-type="float" office:value="0" calcext:value-type="float">
            <text:p>0</text:p>
          </table:table-cell>
          <table:table-cell table:formula="of:=ROUNDUP(([.D510])/44100*90000)+23" office:value-type="float" office:value="792840" calcext:value-type="float">
            <text:p>792840</text:p>
          </table:table-cell>
          <table:table-cell table:formula="of:=[.H510]-[.C51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94472" calcext:value-type="float">
            <text:p>794472</text:p>
          </table:table-cell>
          <table:table-cell office:value-type="float" office:value="794391" calcext:value-type="float">
            <text:p>794391</text:p>
          </table:table-cell>
          <table:table-cell office:value-type="float" office:value="389240" calcext:value-type="float">
            <text:p>389240</text:p>
          </table:table-cell>
          <table:table-cell table:formula="of:=[.D511]/240" office:value-type="float" office:value="1621.83333333333" calcext:value-type="float">
            <text:p>1621,83333333333</text:p>
          </table:table-cell>
          <table:table-cell table:formula="of:=ROUNDUP(([.D511]+40)/44100*90000)+23" office:value-type="float" office:value="794472" calcext:value-type="float">
            <text:p>794472</text:p>
          </table:table-cell>
          <table:table-cell table:formula="of:=[.F511]-[.B511]" office:value-type="float" office:value="0" calcext:value-type="float">
            <text:p>0</text:p>
          </table:table-cell>
          <table:table-cell table:formula="of:=ROUNDUP(([.D511])/44100*90000)+23" office:value-type="float" office:value="794391" calcext:value-type="float">
            <text:p>794391</text:p>
          </table:table-cell>
          <table:table-cell table:formula="of:=[.H511]-[.C51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96024" calcext:value-type="float">
            <text:p>796024</text:p>
          </table:table-cell>
          <table:table-cell office:value-type="float" office:value="795942" calcext:value-type="float">
            <text:p>795942</text:p>
          </table:table-cell>
          <table:table-cell office:value-type="float" office:value="390000" calcext:value-type="float">
            <text:p>390000</text:p>
          </table:table-cell>
          <table:table-cell table:formula="of:=[.D512]/240" office:value-type="float" office:value="1625" calcext:value-type="float">
            <text:p>1625</text:p>
          </table:table-cell>
          <table:table-cell table:formula="of:=ROUNDUP(([.D512]+40)/44100*90000)+23" office:value-type="float" office:value="796023" calcext:value-type="float">
            <text:p>796023</text:p>
          </table:table-cell>
          <table:table-cell table:formula="of:=[.F512]-[.B512]" office:value-type="float" office:value="-1" calcext:value-type="float">
            <text:p>-1</text:p>
          </table:table-cell>
          <table:table-cell table:formula="of:=ROUNDUP(([.D512])/44100*90000)+23" office:value-type="float" office:value="795942" calcext:value-type="float">
            <text:p>795942</text:p>
          </table:table-cell>
          <table:table-cell table:formula="of:=[.H512]-[.C51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97493" calcext:value-type="float">
            <text:p>797493</text:p>
          </table:table-cell>
          <table:table-cell office:value-type="float" office:value="797411" calcext:value-type="float">
            <text:p>797411</text:p>
          </table:table-cell>
          <table:table-cell office:value-type="float" office:value="390720" calcext:value-type="float">
            <text:p>390720</text:p>
          </table:table-cell>
          <table:table-cell table:formula="of:=[.D513]/240" office:value-type="float" office:value="1628" calcext:value-type="float">
            <text:p>1628</text:p>
          </table:table-cell>
          <table:table-cell table:formula="of:=ROUNDUP(([.D513]+40)/44100*90000)+23" office:value-type="float" office:value="797493" calcext:value-type="float">
            <text:p>797493</text:p>
          </table:table-cell>
          <table:table-cell table:formula="of:=[.F513]-[.B513]" office:value-type="float" office:value="0" calcext:value-type="float">
            <text:p>0</text:p>
          </table:table-cell>
          <table:table-cell table:formula="of:=ROUNDUP(([.D513])/44100*90000)+23" office:value-type="float" office:value="797411" calcext:value-type="float">
            <text:p>797411</text:p>
          </table:table-cell>
          <table:table-cell table:formula="of:=[.H513]-[.C51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99126" calcext:value-type="float">
            <text:p>799126</text:p>
          </table:table-cell>
          <table:table-cell office:value-type="float" office:value="799044" calcext:value-type="float">
            <text:p>799044</text:p>
          </table:table-cell>
          <table:table-cell office:value-type="float" office:value="391520" calcext:value-type="float">
            <text:p>391520</text:p>
          </table:table-cell>
          <table:table-cell table:formula="of:=[.D514]/240" office:value-type="float" office:value="1631.33333333333" calcext:value-type="float">
            <text:p>1631,33333333333</text:p>
          </table:table-cell>
          <table:table-cell table:formula="of:=ROUNDUP(([.D514]+40)/44100*90000)+23" office:value-type="float" office:value="799126" calcext:value-type="float">
            <text:p>799126</text:p>
          </table:table-cell>
          <table:table-cell table:formula="of:=[.F514]-[.B514]" office:value-type="float" office:value="0" calcext:value-type="float">
            <text:p>0</text:p>
          </table:table-cell>
          <table:table-cell table:formula="of:=ROUNDUP(([.D514])/44100*90000)+23" office:value-type="float" office:value="799044" calcext:value-type="float">
            <text:p>799044</text:p>
          </table:table-cell>
          <table:table-cell table:formula="of:=[.H514]-[.C5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00677" calcext:value-type="float">
            <text:p>800677</text:p>
          </table:table-cell>
          <table:table-cell office:value-type="float" office:value="800595" calcext:value-type="float">
            <text:p>800595</text:p>
          </table:table-cell>
          <table:table-cell office:value-type="float" office:value="392280" calcext:value-type="float">
            <text:p>392280</text:p>
          </table:table-cell>
          <table:table-cell table:formula="of:=[.D515]/240" office:value-type="float" office:value="1634.5" calcext:value-type="float">
            <text:p>1634,5</text:p>
          </table:table-cell>
          <table:table-cell table:formula="of:=ROUNDUP(([.D515]+40)/44100*90000)+23" office:value-type="float" office:value="800677" calcext:value-type="float">
            <text:p>800677</text:p>
          </table:table-cell>
          <table:table-cell table:formula="of:=[.F515]-[.B515]" office:value-type="float" office:value="0" calcext:value-type="float">
            <text:p>0</text:p>
          </table:table-cell>
          <table:table-cell table:formula="of:=ROUNDUP(([.D515])/44100*90000)+23" office:value-type="float" office:value="800595" calcext:value-type="float">
            <text:p>800595</text:p>
          </table:table-cell>
          <table:table-cell table:formula="of:=[.H515]-[.C51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802309" calcext:value-type="float">
            <text:p>802309</text:p>
          </table:table-cell>
          <table:table-cell office:value-type="float" office:value="802228" calcext:value-type="float">
            <text:p>802228</text:p>
          </table:table-cell>
          <table:table-cell office:value-type="float" office:value="393080" calcext:value-type="float">
            <text:p>393080</text:p>
          </table:table-cell>
          <table:table-cell table:formula="of:=[.D516]/240" office:value-type="float" office:value="1637.83333333333" calcext:value-type="float">
            <text:p>1637,83333333333</text:p>
          </table:table-cell>
          <table:table-cell table:formula="of:=ROUNDUP(([.D516]+40)/44100*90000)+23" office:value-type="float" office:value="802309" calcext:value-type="float">
            <text:p>802309</text:p>
          </table:table-cell>
          <table:table-cell table:formula="of:=[.F516]-[.B516]" office:value-type="float" office:value="0" calcext:value-type="float">
            <text:p>0</text:p>
          </table:table-cell>
          <table:table-cell table:formula="of:=ROUNDUP(([.D516])/44100*90000)+23" office:value-type="float" office:value="802228" calcext:value-type="float">
            <text:p>802228</text:p>
          </table:table-cell>
          <table:table-cell table:formula="of:=[.H516]-[.C51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03942" calcext:value-type="float">
            <text:p>803942</text:p>
          </table:table-cell>
          <table:table-cell office:value-type="float" office:value="803860" calcext:value-type="float">
            <text:p>803860</text:p>
          </table:table-cell>
          <table:table-cell office:value-type="float" office:value="393880" calcext:value-type="float">
            <text:p>393880</text:p>
          </table:table-cell>
          <table:table-cell table:formula="of:=[.D517]/240" office:value-type="float" office:value="1641.16666666667" calcext:value-type="float">
            <text:p>1641,16666666667</text:p>
          </table:table-cell>
          <table:table-cell table:formula="of:=ROUNDUP(([.D517]+40)/44100*90000)+23" office:value-type="float" office:value="803942" calcext:value-type="float">
            <text:p>803942</text:p>
          </table:table-cell>
          <table:table-cell table:formula="of:=[.F517]-[.B517]" office:value-type="float" office:value="0" calcext:value-type="float">
            <text:p>0</text:p>
          </table:table-cell>
          <table:table-cell table:formula="of:=ROUNDUP(([.D517])/44100*90000)+23" office:value-type="float" office:value="803860" calcext:value-type="float">
            <text:p>803860</text:p>
          </table:table-cell>
          <table:table-cell table:formula="of:=[.H517]-[.C51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05575" calcext:value-type="float">
            <text:p>805575</text:p>
          </table:table-cell>
          <table:table-cell office:value-type="float" office:value="805493" calcext:value-type="float">
            <text:p>805493</text:p>
          </table:table-cell>
          <table:table-cell office:value-type="float" office:value="394680" calcext:value-type="float">
            <text:p>394680</text:p>
          </table:table-cell>
          <table:table-cell table:formula="of:=[.D518]/240" office:value-type="float" office:value="1644.5" calcext:value-type="float">
            <text:p>1644,5</text:p>
          </table:table-cell>
          <table:table-cell table:formula="of:=ROUNDUP(([.D518]+40)/44100*90000)+23" office:value-type="float" office:value="805575" calcext:value-type="float">
            <text:p>805575</text:p>
          </table:table-cell>
          <table:table-cell table:formula="of:=[.F518]-[.B518]" office:value-type="float" office:value="0" calcext:value-type="float">
            <text:p>0</text:p>
          </table:table-cell>
          <table:table-cell table:formula="of:=ROUNDUP(([.D518])/44100*90000)+23" office:value-type="float" office:value="805493" calcext:value-type="float">
            <text:p>805493</text:p>
          </table:table-cell>
          <table:table-cell table:formula="of:=[.H518]-[.C51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07207" calcext:value-type="float">
            <text:p>807207</text:p>
          </table:table-cell>
          <table:table-cell office:value-type="float" office:value="807126" calcext:value-type="float">
            <text:p>807126</text:p>
          </table:table-cell>
          <table:table-cell office:value-type="float" office:value="395480" calcext:value-type="float">
            <text:p>395480</text:p>
          </table:table-cell>
          <table:table-cell table:formula="of:=[.D519]/240" office:value-type="float" office:value="1647.83333333333" calcext:value-type="float">
            <text:p>1647,83333333333</text:p>
          </table:table-cell>
          <table:table-cell table:formula="of:=ROUNDUP(([.D519]+40)/44100*90000)+23" office:value-type="float" office:value="807207" calcext:value-type="float">
            <text:p>807207</text:p>
          </table:table-cell>
          <table:table-cell table:formula="of:=[.F519]-[.B519]" office:value-type="float" office:value="0" calcext:value-type="float">
            <text:p>0</text:p>
          </table:table-cell>
          <table:table-cell table:formula="of:=ROUNDUP(([.D519])/44100*90000)+23" office:value-type="float" office:value="807126" calcext:value-type="float">
            <text:p>807126</text:p>
          </table:table-cell>
          <table:table-cell table:formula="of:=[.H519]-[.C51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08595" calcext:value-type="float">
            <text:p>808595</text:p>
          </table:table-cell>
          <table:table-cell office:value-type="float" office:value="808513" calcext:value-type="float">
            <text:p>808513</text:p>
          </table:table-cell>
          <table:table-cell office:value-type="float" office:value="396160" calcext:value-type="float">
            <text:p>396160</text:p>
          </table:table-cell>
          <table:table-cell table:formula="of:=[.D520]/240" office:value-type="float" office:value="1650.66666666667" calcext:value-type="float">
            <text:p>1650,66666666667</text:p>
          </table:table-cell>
          <table:table-cell table:formula="of:=ROUNDUP(([.D520]+40)/44100*90000)+23" office:value-type="float" office:value="808595" calcext:value-type="float">
            <text:p>808595</text:p>
          </table:table-cell>
          <table:table-cell table:formula="of:=[.F520]-[.B520]" office:value-type="float" office:value="0" calcext:value-type="float">
            <text:p>0</text:p>
          </table:table-cell>
          <table:table-cell table:formula="of:=ROUNDUP(([.D520])/44100*90000)+23" office:value-type="float" office:value="808513" calcext:value-type="float">
            <text:p>808513</text:p>
          </table:table-cell>
          <table:table-cell table:formula="of:=[.H520]-[.C52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09983" calcext:value-type="float">
            <text:p>809983</text:p>
          </table:table-cell>
          <table:table-cell office:value-type="float" office:value="809901" calcext:value-type="float">
            <text:p>809901</text:p>
          </table:table-cell>
          <table:table-cell office:value-type="float" office:value="396840" calcext:value-type="float">
            <text:p>396840</text:p>
          </table:table-cell>
          <table:table-cell table:formula="of:=[.D521]/240" office:value-type="float" office:value="1653.5" calcext:value-type="float">
            <text:p>1653,5</text:p>
          </table:table-cell>
          <table:table-cell table:formula="of:=ROUNDUP(([.D521]+40)/44100*90000)+23" office:value-type="float" office:value="809983" calcext:value-type="float">
            <text:p>809983</text:p>
          </table:table-cell>
          <table:table-cell table:formula="of:=[.F521]-[.B521]" office:value-type="float" office:value="0" calcext:value-type="float">
            <text:p>0</text:p>
          </table:table-cell>
          <table:table-cell table:formula="of:=ROUNDUP(([.D521])/44100*90000)+23" office:value-type="float" office:value="809901" calcext:value-type="float">
            <text:p>809901</text:p>
          </table:table-cell>
          <table:table-cell table:formula="of:=[.H521]-[.C52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11452" calcext:value-type="float">
            <text:p>811452</text:p>
          </table:table-cell>
          <table:table-cell office:value-type="float" office:value="811370" calcext:value-type="float">
            <text:p>811370</text:p>
          </table:table-cell>
          <table:table-cell office:value-type="float" office:value="397560" calcext:value-type="float">
            <text:p>397560</text:p>
          </table:table-cell>
          <table:table-cell table:formula="of:=[.D522]/240" office:value-type="float" office:value="1656.5" calcext:value-type="float">
            <text:p>1656,5</text:p>
          </table:table-cell>
          <table:table-cell table:formula="of:=ROUNDUP(([.D522]+40)/44100*90000)+23" office:value-type="float" office:value="811452" calcext:value-type="float">
            <text:p>811452</text:p>
          </table:table-cell>
          <table:table-cell table:formula="of:=[.F522]-[.B522]" office:value-type="float" office:value="0" calcext:value-type="float">
            <text:p>0</text:p>
          </table:table-cell>
          <table:table-cell table:formula="of:=ROUNDUP(([.D522])/44100*90000)+23" office:value-type="float" office:value="811370" calcext:value-type="float">
            <text:p>811370</text:p>
          </table:table-cell>
          <table:table-cell table:formula="of:=[.H522]-[.C52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13003" calcext:value-type="float">
            <text:p>813003</text:p>
          </table:table-cell>
          <table:table-cell office:value-type="float" office:value="812921" calcext:value-type="float">
            <text:p>812921</text:p>
          </table:table-cell>
          <table:table-cell office:value-type="float" office:value="398320" calcext:value-type="float">
            <text:p>398320</text:p>
          </table:table-cell>
          <table:table-cell table:formula="of:=[.D523]/240" office:value-type="float" office:value="1659.66666666667" calcext:value-type="float">
            <text:p>1659,66666666667</text:p>
          </table:table-cell>
          <table:table-cell table:formula="of:=ROUNDUP(([.D523]+40)/44100*90000)+23" office:value-type="float" office:value="813003" calcext:value-type="float">
            <text:p>813003</text:p>
          </table:table-cell>
          <table:table-cell table:formula="of:=[.F523]-[.B523]" office:value-type="float" office:value="0" calcext:value-type="float">
            <text:p>0</text:p>
          </table:table-cell>
          <table:table-cell table:formula="of:=ROUNDUP(([.D523])/44100*90000)+23" office:value-type="float" office:value="812921" calcext:value-type="float">
            <text:p>812921</text:p>
          </table:table-cell>
          <table:table-cell table:formula="of:=[.H523]-[.C52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14472" calcext:value-type="float">
            <text:p>814472</text:p>
          </table:table-cell>
          <table:table-cell office:value-type="float" office:value="814391" calcext:value-type="float">
            <text:p>814391</text:p>
          </table:table-cell>
          <table:table-cell office:value-type="float" office:value="399040" calcext:value-type="float">
            <text:p>399040</text:p>
          </table:table-cell>
          <table:table-cell table:formula="of:=[.D524]/240" office:value-type="float" office:value="1662.66666666667" calcext:value-type="float">
            <text:p>1662,66666666667</text:p>
          </table:table-cell>
          <table:table-cell table:formula="of:=ROUNDUP(([.D524]+40)/44100*90000)+23" office:value-type="float" office:value="814472" calcext:value-type="float">
            <text:p>814472</text:p>
          </table:table-cell>
          <table:table-cell table:formula="of:=[.F524]-[.B524]" office:value-type="float" office:value="0" calcext:value-type="float">
            <text:p>0</text:p>
          </table:table-cell>
          <table:table-cell table:formula="of:=ROUNDUP(([.D524])/44100*90000)+23" office:value-type="float" office:value="814391" calcext:value-type="float">
            <text:p>814391</text:p>
          </table:table-cell>
          <table:table-cell table:formula="of:=[.H524]-[.C52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16024" calcext:value-type="float">
            <text:p>816024</text:p>
          </table:table-cell>
          <table:table-cell office:value-type="float" office:value="815942" calcext:value-type="float">
            <text:p>815942</text:p>
          </table:table-cell>
          <table:table-cell office:value-type="float" office:value="399800" calcext:value-type="float">
            <text:p>399800</text:p>
          </table:table-cell>
          <table:table-cell table:formula="of:=[.D525]/240" office:value-type="float" office:value="1665.83333333333" calcext:value-type="float">
            <text:p>1665,83333333333</text:p>
          </table:table-cell>
          <table:table-cell table:formula="of:=ROUNDUP(([.D525]+40)/44100*90000)+23" office:value-type="float" office:value="816023" calcext:value-type="float">
            <text:p>816023</text:p>
          </table:table-cell>
          <table:table-cell table:formula="of:=[.F525]-[.B525]" office:value-type="float" office:value="-1" calcext:value-type="float">
            <text:p>-1</text:p>
          </table:table-cell>
          <table:table-cell table:formula="of:=ROUNDUP(([.D525])/44100*90000)+23" office:value-type="float" office:value="815942" calcext:value-type="float">
            <text:p>815942</text:p>
          </table:table-cell>
          <table:table-cell table:formula="of:=[.H525]-[.C52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17575" calcext:value-type="float">
            <text:p>817575</text:p>
          </table:table-cell>
          <table:table-cell office:value-type="float" office:value="817493" calcext:value-type="float">
            <text:p>817493</text:p>
          </table:table-cell>
          <table:table-cell office:value-type="float" office:value="400560" calcext:value-type="float">
            <text:p>400560</text:p>
          </table:table-cell>
          <table:table-cell table:formula="of:=[.D526]/240" office:value-type="float" office:value="1669" calcext:value-type="float">
            <text:p>1669</text:p>
          </table:table-cell>
          <table:table-cell table:formula="of:=ROUNDUP(([.D526]+40)/44100*90000)+23" office:value-type="float" office:value="817575" calcext:value-type="float">
            <text:p>817575</text:p>
          </table:table-cell>
          <table:table-cell table:formula="of:=[.F526]-[.B526]" office:value-type="float" office:value="0" calcext:value-type="float">
            <text:p>0</text:p>
          </table:table-cell>
          <table:table-cell table:formula="of:=ROUNDUP(([.D526])/44100*90000)+23" office:value-type="float" office:value="817493" calcext:value-type="float">
            <text:p>817493</text:p>
          </table:table-cell>
          <table:table-cell table:formula="of:=[.H526]-[.C52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19126" calcext:value-type="float">
            <text:p>819126</text:p>
          </table:table-cell>
          <table:table-cell office:value-type="float" office:value="819044" calcext:value-type="float">
            <text:p>819044</text:p>
          </table:table-cell>
          <table:table-cell office:value-type="float" office:value="401320" calcext:value-type="float">
            <text:p>401320</text:p>
          </table:table-cell>
          <table:table-cell table:formula="of:=[.D527]/240" office:value-type="float" office:value="1672.16666666667" calcext:value-type="float">
            <text:p>1672,16666666667</text:p>
          </table:table-cell>
          <table:table-cell table:formula="of:=ROUNDUP(([.D527]+40)/44100*90000)+23" office:value-type="float" office:value="819126" calcext:value-type="float">
            <text:p>819126</text:p>
          </table:table-cell>
          <table:table-cell table:formula="of:=[.F527]-[.B527]" office:value-type="float" office:value="0" calcext:value-type="float">
            <text:p>0</text:p>
          </table:table-cell>
          <table:table-cell table:formula="of:=ROUNDUP(([.D527])/44100*90000)+23" office:value-type="float" office:value="819044" calcext:value-type="float">
            <text:p>819044</text:p>
          </table:table-cell>
          <table:table-cell table:formula="of:=[.H527]-[.C52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20758" calcext:value-type="float">
            <text:p>820758</text:p>
          </table:table-cell>
          <table:table-cell office:value-type="float" office:value="820677" calcext:value-type="float">
            <text:p>820677</text:p>
          </table:table-cell>
          <table:table-cell office:value-type="float" office:value="402120" calcext:value-type="float">
            <text:p>402120</text:p>
          </table:table-cell>
          <table:table-cell table:formula="of:=[.D528]/240" office:value-type="float" office:value="1675.5" calcext:value-type="float">
            <text:p>1675,5</text:p>
          </table:table-cell>
          <table:table-cell table:formula="of:=ROUNDUP(([.D528]+40)/44100*90000)+23" office:value-type="float" office:value="820758" calcext:value-type="float">
            <text:p>820758</text:p>
          </table:table-cell>
          <table:table-cell table:formula="of:=[.F528]-[.B528]" office:value-type="float" office:value="0" calcext:value-type="float">
            <text:p>0</text:p>
          </table:table-cell>
          <table:table-cell table:formula="of:=ROUNDUP(([.D528])/44100*90000)+23" office:value-type="float" office:value="820677" calcext:value-type="float">
            <text:p>820677</text:p>
          </table:table-cell>
          <table:table-cell table:formula="of:=[.H528]-[.C52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22309" calcext:value-type="float">
            <text:p>822309</text:p>
          </table:table-cell>
          <table:table-cell office:value-type="float" office:value="822228" calcext:value-type="float">
            <text:p>822228</text:p>
          </table:table-cell>
          <table:table-cell office:value-type="float" office:value="402880" calcext:value-type="float">
            <text:p>402880</text:p>
          </table:table-cell>
          <table:table-cell table:formula="of:=[.D529]/240" office:value-type="float" office:value="1678.66666666667" calcext:value-type="float">
            <text:p>1678,66666666667</text:p>
          </table:table-cell>
          <table:table-cell table:formula="of:=ROUNDUP(([.D529]+40)/44100*90000)+23" office:value-type="float" office:value="822309" calcext:value-type="float">
            <text:p>822309</text:p>
          </table:table-cell>
          <table:table-cell table:formula="of:=[.F529]-[.B529]" office:value-type="float" office:value="0" calcext:value-type="float">
            <text:p>0</text:p>
          </table:table-cell>
          <table:table-cell table:formula="of:=ROUNDUP(([.D529])/44100*90000)+23" office:value-type="float" office:value="822228" calcext:value-type="float">
            <text:p>822228</text:p>
          </table:table-cell>
          <table:table-cell table:formula="of:=[.H529]-[.C52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23860" calcext:value-type="float">
            <text:p>823860</text:p>
          </table:table-cell>
          <table:table-cell office:value-type="float" office:value="823779" calcext:value-type="float">
            <text:p>823779</text:p>
          </table:table-cell>
          <table:table-cell office:value-type="float" office:value="403640" calcext:value-type="float">
            <text:p>403640</text:p>
          </table:table-cell>
          <table:table-cell table:formula="of:=[.D530]/240" office:value-type="float" office:value="1681.83333333333" calcext:value-type="float">
            <text:p>1681,83333333333</text:p>
          </table:table-cell>
          <table:table-cell table:formula="of:=ROUNDUP(([.D530]+40)/44100*90000)+23" office:value-type="float" office:value="823860" calcext:value-type="float">
            <text:p>823860</text:p>
          </table:table-cell>
          <table:table-cell table:formula="of:=[.F530]-[.B530]" office:value-type="float" office:value="0" calcext:value-type="float">
            <text:p>0</text:p>
          </table:table-cell>
          <table:table-cell table:formula="of:=ROUNDUP(([.D530])/44100*90000)+23" office:value-type="float" office:value="823779" calcext:value-type="float">
            <text:p>823779</text:p>
          </table:table-cell>
          <table:table-cell table:formula="of:=[.H530]-[.C53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25411" calcext:value-type="float">
            <text:p>825411</text:p>
          </table:table-cell>
          <table:table-cell office:value-type="float" office:value="825330" calcext:value-type="float">
            <text:p>825330</text:p>
          </table:table-cell>
          <table:table-cell office:value-type="float" office:value="404400" calcext:value-type="float">
            <text:p>404400</text:p>
          </table:table-cell>
          <table:table-cell table:formula="of:=[.D531]/240" office:value-type="float" office:value="1685" calcext:value-type="float">
            <text:p>1685</text:p>
          </table:table-cell>
          <table:table-cell table:formula="of:=ROUNDUP(([.D531]+40)/44100*90000)+23" office:value-type="float" office:value="825411" calcext:value-type="float">
            <text:p>825411</text:p>
          </table:table-cell>
          <table:table-cell table:formula="of:=[.F531]-[.B531]" office:value-type="float" office:value="0" calcext:value-type="float">
            <text:p>0</text:p>
          </table:table-cell>
          <table:table-cell table:formula="of:=ROUNDUP(([.D531])/44100*90000)+23" office:value-type="float" office:value="825330" calcext:value-type="float">
            <text:p>825330</text:p>
          </table:table-cell>
          <table:table-cell table:formula="of:=[.H531]-[.C53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26962" calcext:value-type="float">
            <text:p>826962</text:p>
          </table:table-cell>
          <table:table-cell office:value-type="float" office:value="826881" calcext:value-type="float">
            <text:p>826881</text:p>
          </table:table-cell>
          <table:table-cell office:value-type="float" office:value="405160" calcext:value-type="float">
            <text:p>405160</text:p>
          </table:table-cell>
          <table:table-cell table:formula="of:=[.D532]/240" office:value-type="float" office:value="1688.16666666667" calcext:value-type="float">
            <text:p>1688,16666666667</text:p>
          </table:table-cell>
          <table:table-cell table:formula="of:=ROUNDUP(([.D532]+40)/44100*90000)+23" office:value-type="float" office:value="826962" calcext:value-type="float">
            <text:p>826962</text:p>
          </table:table-cell>
          <table:table-cell table:formula="of:=[.F532]-[.B532]" office:value-type="float" office:value="0" calcext:value-type="float">
            <text:p>0</text:p>
          </table:table-cell>
          <table:table-cell table:formula="of:=ROUNDUP(([.D532])/44100*90000)+23" office:value-type="float" office:value="826881" calcext:value-type="float">
            <text:p>826881</text:p>
          </table:table-cell>
          <table:table-cell table:formula="of:=[.H532]-[.C53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28432" calcext:value-type="float">
            <text:p>828432</text:p>
          </table:table-cell>
          <table:table-cell office:value-type="float" office:value="828350" calcext:value-type="float">
            <text:p>828350</text:p>
          </table:table-cell>
          <table:table-cell office:value-type="float" office:value="405880" calcext:value-type="float">
            <text:p>405880</text:p>
          </table:table-cell>
          <table:table-cell table:formula="of:=[.D533]/240" office:value-type="float" office:value="1691.16666666667" calcext:value-type="float">
            <text:p>1691,16666666667</text:p>
          </table:table-cell>
          <table:table-cell table:formula="of:=ROUNDUP(([.D533]+40)/44100*90000)+23" office:value-type="float" office:value="828432" calcext:value-type="float">
            <text:p>828432</text:p>
          </table:table-cell>
          <table:table-cell table:formula="of:=[.F533]-[.B533]" office:value-type="float" office:value="0" calcext:value-type="float">
            <text:p>0</text:p>
          </table:table-cell>
          <table:table-cell table:formula="of:=ROUNDUP(([.D533])/44100*90000)+23" office:value-type="float" office:value="828350" calcext:value-type="float">
            <text:p>828350</text:p>
          </table:table-cell>
          <table:table-cell table:formula="of:=[.H533]-[.C53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30064" calcext:value-type="float">
            <text:p>830064</text:p>
          </table:table-cell>
          <table:table-cell office:value-type="float" office:value="829983" calcext:value-type="float">
            <text:p>829983</text:p>
          </table:table-cell>
          <table:table-cell office:value-type="float" office:value="406680" calcext:value-type="float">
            <text:p>406680</text:p>
          </table:table-cell>
          <table:table-cell table:formula="of:=[.D534]/240" office:value-type="float" office:value="1694.5" calcext:value-type="float">
            <text:p>1694,5</text:p>
          </table:table-cell>
          <table:table-cell table:formula="of:=ROUNDUP(([.D534]+40)/44100*90000)+23" office:value-type="float" office:value="830064" calcext:value-type="float">
            <text:p>830064</text:p>
          </table:table-cell>
          <table:table-cell table:formula="of:=[.F534]-[.B534]" office:value-type="float" office:value="0" calcext:value-type="float">
            <text:p>0</text:p>
          </table:table-cell>
          <table:table-cell table:formula="of:=ROUNDUP(([.D534])/44100*90000)+23" office:value-type="float" office:value="829983" calcext:value-type="float">
            <text:p>829983</text:p>
          </table:table-cell>
          <table:table-cell table:formula="of:=[.H534]-[.C53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31615" calcext:value-type="float">
            <text:p>831615</text:p>
          </table:table-cell>
          <table:table-cell office:value-type="float" office:value="831534" calcext:value-type="float">
            <text:p>831534</text:p>
          </table:table-cell>
          <table:table-cell office:value-type="float" office:value="407440" calcext:value-type="float">
            <text:p>407440</text:p>
          </table:table-cell>
          <table:table-cell table:formula="of:=[.D535]/240" office:value-type="float" office:value="1697.66666666667" calcext:value-type="float">
            <text:p>1697,66666666667</text:p>
          </table:table-cell>
          <table:table-cell table:formula="of:=ROUNDUP(([.D535]+40)/44100*90000)+23" office:value-type="float" office:value="831615" calcext:value-type="float">
            <text:p>831615</text:p>
          </table:table-cell>
          <table:table-cell table:formula="of:=[.F535]-[.B535]" office:value-type="float" office:value="0" calcext:value-type="float">
            <text:p>0</text:p>
          </table:table-cell>
          <table:table-cell table:formula="of:=ROUNDUP(([.D535])/44100*90000)+23" office:value-type="float" office:value="831534" calcext:value-type="float">
            <text:p>831534</text:p>
          </table:table-cell>
          <table:table-cell table:formula="of:=[.H535]-[.C53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33248" calcext:value-type="float">
            <text:p>833248</text:p>
          </table:table-cell>
          <table:table-cell office:value-type="float" office:value="833166" calcext:value-type="float">
            <text:p>833166</text:p>
          </table:table-cell>
          <table:table-cell office:value-type="float" office:value="408240" calcext:value-type="float">
            <text:p>408240</text:p>
          </table:table-cell>
          <table:table-cell table:formula="of:=[.D536]/240" office:value-type="float" office:value="1701" calcext:value-type="float">
            <text:p>1701</text:p>
          </table:table-cell>
          <table:table-cell table:formula="of:=ROUNDUP(([.D536]+40)/44100*90000)+23" office:value-type="float" office:value="833248" calcext:value-type="float">
            <text:p>833248</text:p>
          </table:table-cell>
          <table:table-cell table:formula="of:=[.F536]-[.B536]" office:value-type="float" office:value="0" calcext:value-type="float">
            <text:p>0</text:p>
          </table:table-cell>
          <table:table-cell table:formula="of:=ROUNDUP(([.D536])/44100*90000)+23" office:value-type="float" office:value="833166" calcext:value-type="float">
            <text:p>833166</text:p>
          </table:table-cell>
          <table:table-cell table:formula="of:=[.H536]-[.C53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34799" calcext:value-type="float">
            <text:p>834799</text:p>
          </table:table-cell>
          <table:table-cell office:value-type="float" office:value="834717" calcext:value-type="float">
            <text:p>834717</text:p>
          </table:table-cell>
          <table:table-cell office:value-type="float" office:value="409000" calcext:value-type="float">
            <text:p>409000</text:p>
          </table:table-cell>
          <table:table-cell table:formula="of:=[.D537]/240" office:value-type="float" office:value="1704.16666666667" calcext:value-type="float">
            <text:p>1704,16666666667</text:p>
          </table:table-cell>
          <table:table-cell table:formula="of:=ROUNDUP(([.D537]+40)/44100*90000)+23" office:value-type="float" office:value="834799" calcext:value-type="float">
            <text:p>834799</text:p>
          </table:table-cell>
          <table:table-cell table:formula="of:=[.F537]-[.B537]" office:value-type="float" office:value="0" calcext:value-type="float">
            <text:p>0</text:p>
          </table:table-cell>
          <table:table-cell table:formula="of:=ROUNDUP(([.D537])/44100*90000)+23" office:value-type="float" office:value="834717" calcext:value-type="float">
            <text:p>834717</text:p>
          </table:table-cell>
          <table:table-cell table:formula="of:=[.H537]-[.C53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36513" calcext:value-type="float">
            <text:p>836513</text:p>
          </table:table-cell>
          <table:table-cell office:value-type="float" office:value="836432" calcext:value-type="float">
            <text:p>836432</text:p>
          </table:table-cell>
          <table:table-cell office:value-type="float" office:value="409840" calcext:value-type="float">
            <text:p>409840</text:p>
          </table:table-cell>
          <table:table-cell table:formula="of:=[.D538]/240" office:value-type="float" office:value="1707.66666666667" calcext:value-type="float">
            <text:p>1707,66666666667</text:p>
          </table:table-cell>
          <table:table-cell table:formula="of:=ROUNDUP(([.D538]+40)/44100*90000)+23" office:value-type="float" office:value="836513" calcext:value-type="float">
            <text:p>836513</text:p>
          </table:table-cell>
          <table:table-cell table:formula="of:=[.F538]-[.B538]" office:value-type="float" office:value="0" calcext:value-type="float">
            <text:p>0</text:p>
          </table:table-cell>
          <table:table-cell table:formula="of:=ROUNDUP(([.D538])/44100*90000)+23" office:value-type="float" office:value="836432" calcext:value-type="float">
            <text:p>836432</text:p>
          </table:table-cell>
          <table:table-cell table:formula="of:=[.H538]-[.C53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38064" calcext:value-type="float">
            <text:p>838064</text:p>
          </table:table-cell>
          <table:table-cell office:value-type="float" office:value="837983" calcext:value-type="float">
            <text:p>837983</text:p>
          </table:table-cell>
          <table:table-cell office:value-type="float" office:value="410600" calcext:value-type="float">
            <text:p>410600</text:p>
          </table:table-cell>
          <table:table-cell table:formula="of:=[.D539]/240" office:value-type="float" office:value="1710.83333333333" calcext:value-type="float">
            <text:p>1710,83333333333</text:p>
          </table:table-cell>
          <table:table-cell table:formula="of:=ROUNDUP(([.D539]+40)/44100*90000)+23" office:value-type="float" office:value="838064" calcext:value-type="float">
            <text:p>838064</text:p>
          </table:table-cell>
          <table:table-cell table:formula="of:=[.F539]-[.B539]" office:value-type="float" office:value="0" calcext:value-type="float">
            <text:p>0</text:p>
          </table:table-cell>
          <table:table-cell table:formula="of:=ROUNDUP(([.D539])/44100*90000)+23" office:value-type="float" office:value="837983" calcext:value-type="float">
            <text:p>837983</text:p>
          </table:table-cell>
          <table:table-cell table:formula="of:=[.H539]-[.C53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39534" calcext:value-type="float">
            <text:p>839534</text:p>
          </table:table-cell>
          <table:table-cell office:value-type="float" office:value="839452" calcext:value-type="float">
            <text:p>839452</text:p>
          </table:table-cell>
          <table:table-cell office:value-type="float" office:value="411320" calcext:value-type="float">
            <text:p>411320</text:p>
          </table:table-cell>
          <table:table-cell table:formula="of:=[.D540]/240" office:value-type="float" office:value="1713.83333333333" calcext:value-type="float">
            <text:p>1713,83333333333</text:p>
          </table:table-cell>
          <table:table-cell table:formula="of:=ROUNDUP(([.D540]+40)/44100*90000)+23" office:value-type="float" office:value="839534" calcext:value-type="float">
            <text:p>839534</text:p>
          </table:table-cell>
          <table:table-cell table:formula="of:=[.F540]-[.B540]" office:value-type="float" office:value="0" calcext:value-type="float">
            <text:p>0</text:p>
          </table:table-cell>
          <table:table-cell table:formula="of:=ROUNDUP(([.D540])/44100*90000)+23" office:value-type="float" office:value="839452" calcext:value-type="float">
            <text:p>839452</text:p>
          </table:table-cell>
          <table:table-cell table:formula="of:=[.H540]-[.C54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41003" calcext:value-type="float">
            <text:p>841003</text:p>
          </table:table-cell>
          <table:table-cell office:value-type="float" office:value="840921" calcext:value-type="float">
            <text:p>840921</text:p>
          </table:table-cell>
          <table:table-cell office:value-type="float" office:value="412040" calcext:value-type="float">
            <text:p>412040</text:p>
          </table:table-cell>
          <table:table-cell table:formula="of:=[.D541]/240" office:value-type="float" office:value="1716.83333333333" calcext:value-type="float">
            <text:p>1716,83333333333</text:p>
          </table:table-cell>
          <table:table-cell table:formula="of:=ROUNDUP(([.D541]+40)/44100*90000)+23" office:value-type="float" office:value="841003" calcext:value-type="float">
            <text:p>841003</text:p>
          </table:table-cell>
          <table:table-cell table:formula="of:=[.F541]-[.B541]" office:value-type="float" office:value="0" calcext:value-type="float">
            <text:p>0</text:p>
          </table:table-cell>
          <table:table-cell table:formula="of:=ROUNDUP(([.D541])/44100*90000)+23" office:value-type="float" office:value="840921" calcext:value-type="float">
            <text:p>840921</text:p>
          </table:table-cell>
          <table:table-cell table:formula="of:=[.H541]-[.C54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42472" calcext:value-type="float">
            <text:p>842472</text:p>
          </table:table-cell>
          <table:table-cell office:value-type="float" office:value="842391" calcext:value-type="float">
            <text:p>842391</text:p>
          </table:table-cell>
          <table:table-cell office:value-type="float" office:value="412760" calcext:value-type="float">
            <text:p>412760</text:p>
          </table:table-cell>
          <table:table-cell table:formula="of:=[.D542]/240" office:value-type="float" office:value="1719.83333333333" calcext:value-type="float">
            <text:p>1719,83333333333</text:p>
          </table:table-cell>
          <table:table-cell table:formula="of:=ROUNDUP(([.D542]+40)/44100*90000)+23" office:value-type="float" office:value="842472" calcext:value-type="float">
            <text:p>842472</text:p>
          </table:table-cell>
          <table:table-cell table:formula="of:=[.F542]-[.B542]" office:value-type="float" office:value="0" calcext:value-type="float">
            <text:p>0</text:p>
          </table:table-cell>
          <table:table-cell table:formula="of:=ROUNDUP(([.D542])/44100*90000)+23" office:value-type="float" office:value="842391" calcext:value-type="float">
            <text:p>842391</text:p>
          </table:table-cell>
          <table:table-cell table:formula="of:=[.H542]-[.C54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43942" calcext:value-type="float">
            <text:p>843942</text:p>
          </table:table-cell>
          <table:table-cell office:value-type="float" office:value="843860" calcext:value-type="float">
            <text:p>843860</text:p>
          </table:table-cell>
          <table:table-cell office:value-type="float" office:value="413480" calcext:value-type="float">
            <text:p>413480</text:p>
          </table:table-cell>
          <table:table-cell table:formula="of:=[.D543]/240" office:value-type="float" office:value="1722.83333333333" calcext:value-type="float">
            <text:p>1722,83333333333</text:p>
          </table:table-cell>
          <table:table-cell table:formula="of:=ROUNDUP(([.D543]+40)/44100*90000)+23" office:value-type="float" office:value="843942" calcext:value-type="float">
            <text:p>843942</text:p>
          </table:table-cell>
          <table:table-cell table:formula="of:=[.F543]-[.B543]" office:value-type="float" office:value="0" calcext:value-type="float">
            <text:p>0</text:p>
          </table:table-cell>
          <table:table-cell table:formula="of:=ROUNDUP(([.D543])/44100*90000)+23" office:value-type="float" office:value="843860" calcext:value-type="float">
            <text:p>843860</text:p>
          </table:table-cell>
          <table:table-cell table:formula="of:=[.H543]-[.C54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45411" calcext:value-type="float">
            <text:p>845411</text:p>
          </table:table-cell>
          <table:table-cell office:value-type="float" office:value="845330" calcext:value-type="float">
            <text:p>845330</text:p>
          </table:table-cell>
          <table:table-cell office:value-type="float" office:value="414200" calcext:value-type="float">
            <text:p>414200</text:p>
          </table:table-cell>
          <table:table-cell table:formula="of:=[.D544]/240" office:value-type="float" office:value="1725.83333333333" calcext:value-type="float">
            <text:p>1725,83333333333</text:p>
          </table:table-cell>
          <table:table-cell table:formula="of:=ROUNDUP(([.D544]+40)/44100*90000)+23" office:value-type="float" office:value="845411" calcext:value-type="float">
            <text:p>845411</text:p>
          </table:table-cell>
          <table:table-cell table:formula="of:=[.F544]-[.B544]" office:value-type="float" office:value="0" calcext:value-type="float">
            <text:p>0</text:p>
          </table:table-cell>
          <table:table-cell table:formula="of:=ROUNDUP(([.D544])/44100*90000)+23" office:value-type="float" office:value="845330" calcext:value-type="float">
            <text:p>845330</text:p>
          </table:table-cell>
          <table:table-cell table:formula="of:=[.H544]-[.C54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46881" calcext:value-type="float">
            <text:p>846881</text:p>
          </table:table-cell>
          <table:table-cell office:value-type="float" office:value="846799" calcext:value-type="float">
            <text:p>846799</text:p>
          </table:table-cell>
          <table:table-cell office:value-type="float" office:value="414920" calcext:value-type="float">
            <text:p>414920</text:p>
          </table:table-cell>
          <table:table-cell table:formula="of:=[.D545]/240" office:value-type="float" office:value="1728.83333333333" calcext:value-type="float">
            <text:p>1728,83333333333</text:p>
          </table:table-cell>
          <table:table-cell table:formula="of:=ROUNDUP(([.D545]+40)/44100*90000)+23" office:value-type="float" office:value="846881" calcext:value-type="float">
            <text:p>846881</text:p>
          </table:table-cell>
          <table:table-cell table:formula="of:=[.F545]-[.B545]" office:value-type="float" office:value="0" calcext:value-type="float">
            <text:p>0</text:p>
          </table:table-cell>
          <table:table-cell table:formula="of:=ROUNDUP(([.D545])/44100*90000)+23" office:value-type="float" office:value="846799" calcext:value-type="float">
            <text:p>846799</text:p>
          </table:table-cell>
          <table:table-cell table:formula="of:=[.H545]-[.C54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48432" calcext:value-type="float">
            <text:p>848432</text:p>
          </table:table-cell>
          <table:table-cell office:value-type="float" office:value="848350" calcext:value-type="float">
            <text:p>848350</text:p>
          </table:table-cell>
          <table:table-cell office:value-type="float" office:value="415680" calcext:value-type="float">
            <text:p>415680</text:p>
          </table:table-cell>
          <table:table-cell table:formula="of:=[.D546]/240" office:value-type="float" office:value="1732" calcext:value-type="float">
            <text:p>1732</text:p>
          </table:table-cell>
          <table:table-cell table:formula="of:=ROUNDUP(([.D546]+40)/44100*90000)+23" office:value-type="float" office:value="848432" calcext:value-type="float">
            <text:p>848432</text:p>
          </table:table-cell>
          <table:table-cell table:formula="of:=[.F546]-[.B546]" office:value-type="float" office:value="0" calcext:value-type="float">
            <text:p>0</text:p>
          </table:table-cell>
          <table:table-cell table:formula="of:=ROUNDUP(([.D546])/44100*90000)+23" office:value-type="float" office:value="848350" calcext:value-type="float">
            <text:p>848350</text:p>
          </table:table-cell>
          <table:table-cell table:formula="of:=[.H546]-[.C5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49901" calcext:value-type="float">
            <text:p>849901</text:p>
          </table:table-cell>
          <table:table-cell office:value-type="float" office:value="849819" calcext:value-type="float">
            <text:p>849819</text:p>
          </table:table-cell>
          <table:table-cell office:value-type="float" office:value="416400" calcext:value-type="float">
            <text:p>416400</text:p>
          </table:table-cell>
          <table:table-cell table:formula="of:=[.D547]/240" office:value-type="float" office:value="1735" calcext:value-type="float">
            <text:p>1735</text:p>
          </table:table-cell>
          <table:table-cell table:formula="of:=ROUNDUP(([.D547]+40)/44100*90000)+23" office:value-type="float" office:value="849901" calcext:value-type="float">
            <text:p>849901</text:p>
          </table:table-cell>
          <table:table-cell table:formula="of:=[.F547]-[.B547]" office:value-type="float" office:value="0" calcext:value-type="float">
            <text:p>0</text:p>
          </table:table-cell>
          <table:table-cell table:formula="of:=ROUNDUP(([.D547])/44100*90000)+23" office:value-type="float" office:value="849819" calcext:value-type="float">
            <text:p>849819</text:p>
          </table:table-cell>
          <table:table-cell table:formula="of:=[.H547]-[.C54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51534" calcext:value-type="float">
            <text:p>851534</text:p>
          </table:table-cell>
          <table:table-cell office:value-type="float" office:value="851452" calcext:value-type="float">
            <text:p>851452</text:p>
          </table:table-cell>
          <table:table-cell office:value-type="float" office:value="417200" calcext:value-type="float">
            <text:p>417200</text:p>
          </table:table-cell>
          <table:table-cell table:formula="of:=[.D548]/240" office:value-type="float" office:value="1738.33333333333" calcext:value-type="float">
            <text:p>1738,33333333333</text:p>
          </table:table-cell>
          <table:table-cell table:formula="of:=ROUNDUP(([.D548]+40)/44100*90000)+23" office:value-type="float" office:value="851534" calcext:value-type="float">
            <text:p>851534</text:p>
          </table:table-cell>
          <table:table-cell table:formula="of:=[.F548]-[.B548]" office:value-type="float" office:value="0" calcext:value-type="float">
            <text:p>0</text:p>
          </table:table-cell>
          <table:table-cell table:formula="of:=ROUNDUP(([.D548])/44100*90000)+23" office:value-type="float" office:value="851452" calcext:value-type="float">
            <text:p>851452</text:p>
          </table:table-cell>
          <table:table-cell table:formula="of:=[.H548]-[.C54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53085" calcext:value-type="float">
            <text:p>853085</text:p>
          </table:table-cell>
          <table:table-cell office:value-type="float" office:value="853003" calcext:value-type="float">
            <text:p>853003</text:p>
          </table:table-cell>
          <table:table-cell office:value-type="float" office:value="417960" calcext:value-type="float">
            <text:p>417960</text:p>
          </table:table-cell>
          <table:table-cell table:formula="of:=[.D549]/240" office:value-type="float" office:value="1741.5" calcext:value-type="float">
            <text:p>1741,5</text:p>
          </table:table-cell>
          <table:table-cell table:formula="of:=ROUNDUP(([.D549]+40)/44100*90000)+23" office:value-type="float" office:value="853085" calcext:value-type="float">
            <text:p>853085</text:p>
          </table:table-cell>
          <table:table-cell table:formula="of:=[.F549]-[.B549]" office:value-type="float" office:value="0" calcext:value-type="float">
            <text:p>0</text:p>
          </table:table-cell>
          <table:table-cell table:formula="of:=ROUNDUP(([.D549])/44100*90000)+23" office:value-type="float" office:value="853003" calcext:value-type="float">
            <text:p>853003</text:p>
          </table:table-cell>
          <table:table-cell table:formula="of:=[.H549]-[.C54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54636" calcext:value-type="float">
            <text:p>854636</text:p>
          </table:table-cell>
          <table:table-cell office:value-type="float" office:value="854554" calcext:value-type="float">
            <text:p>854554</text:p>
          </table:table-cell>
          <table:table-cell office:value-type="float" office:value="418720" calcext:value-type="float">
            <text:p>418720</text:p>
          </table:table-cell>
          <table:table-cell table:formula="of:=[.D550]/240" office:value-type="float" office:value="1744.66666666667" calcext:value-type="float">
            <text:p>1744,66666666667</text:p>
          </table:table-cell>
          <table:table-cell table:formula="of:=ROUNDUP(([.D550]+40)/44100*90000)+23" office:value-type="float" office:value="854636" calcext:value-type="float">
            <text:p>854636</text:p>
          </table:table-cell>
          <table:table-cell table:formula="of:=[.F550]-[.B550]" office:value-type="float" office:value="0" calcext:value-type="float">
            <text:p>0</text:p>
          </table:table-cell>
          <table:table-cell table:formula="of:=ROUNDUP(([.D550])/44100*90000)+23" office:value-type="float" office:value="854554" calcext:value-type="float">
            <text:p>854554</text:p>
          </table:table-cell>
          <table:table-cell table:formula="of:=[.H550]-[.C55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56187" calcext:value-type="float">
            <text:p>856187</text:p>
          </table:table-cell>
          <table:table-cell office:value-type="float" office:value="856105" calcext:value-type="float">
            <text:p>856105</text:p>
          </table:table-cell>
          <table:table-cell office:value-type="float" office:value="419480" calcext:value-type="float">
            <text:p>419480</text:p>
          </table:table-cell>
          <table:table-cell table:formula="of:=[.D551]/240" office:value-type="float" office:value="1747.83333333333" calcext:value-type="float">
            <text:p>1747,83333333333</text:p>
          </table:table-cell>
          <table:table-cell table:formula="of:=ROUNDUP(([.D551]+40)/44100*90000)+23" office:value-type="float" office:value="856187" calcext:value-type="float">
            <text:p>856187</text:p>
          </table:table-cell>
          <table:table-cell table:formula="of:=[.F551]-[.B551]" office:value-type="float" office:value="0" calcext:value-type="float">
            <text:p>0</text:p>
          </table:table-cell>
          <table:table-cell table:formula="of:=ROUNDUP(([.D551])/44100*90000)+23" office:value-type="float" office:value="856105" calcext:value-type="float">
            <text:p>856105</text:p>
          </table:table-cell>
          <table:table-cell table:formula="of:=[.H551]-[.C55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57738" calcext:value-type="float">
            <text:p>857738</text:p>
          </table:table-cell>
          <table:table-cell office:value-type="float" office:value="857656" calcext:value-type="float">
            <text:p>857656</text:p>
          </table:table-cell>
          <table:table-cell office:value-type="float" office:value="420240" calcext:value-type="float">
            <text:p>420240</text:p>
          </table:table-cell>
          <table:table-cell table:formula="of:=[.D552]/240" office:value-type="float" office:value="1751" calcext:value-type="float">
            <text:p>1751</text:p>
          </table:table-cell>
          <table:table-cell table:formula="of:=ROUNDUP(([.D552]+40)/44100*90000)+23" office:value-type="float" office:value="857738" calcext:value-type="float">
            <text:p>857738</text:p>
          </table:table-cell>
          <table:table-cell table:formula="of:=[.F552]-[.B552]" office:value-type="float" office:value="0" calcext:value-type="float">
            <text:p>0</text:p>
          </table:table-cell>
          <table:table-cell table:formula="of:=ROUNDUP(([.D552])/44100*90000)+23" office:value-type="float" office:value="857656" calcext:value-type="float">
            <text:p>857656</text:p>
          </table:table-cell>
          <table:table-cell table:formula="of:=[.H552]-[.C55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59289" calcext:value-type="float">
            <text:p>859289</text:p>
          </table:table-cell>
          <table:table-cell office:value-type="float" office:value="859207" calcext:value-type="float">
            <text:p>859207</text:p>
          </table:table-cell>
          <table:table-cell office:value-type="float" office:value="421000" calcext:value-type="float">
            <text:p>421000</text:p>
          </table:table-cell>
          <table:table-cell table:formula="of:=[.D553]/240" office:value-type="float" office:value="1754.16666666667" calcext:value-type="float">
            <text:p>1754,16666666667</text:p>
          </table:table-cell>
          <table:table-cell table:formula="of:=ROUNDUP(([.D553]+40)/44100*90000)+23" office:value-type="float" office:value="859289" calcext:value-type="float">
            <text:p>859289</text:p>
          </table:table-cell>
          <table:table-cell table:formula="of:=[.F553]-[.B553]" office:value-type="float" office:value="0" calcext:value-type="float">
            <text:p>0</text:p>
          </table:table-cell>
          <table:table-cell table:formula="of:=ROUNDUP(([.D553])/44100*90000)+23" office:value-type="float" office:value="859207" calcext:value-type="float">
            <text:p>859207</text:p>
          </table:table-cell>
          <table:table-cell table:formula="of:=[.H553]-[.C55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60921" calcext:value-type="float">
            <text:p>860921</text:p>
          </table:table-cell>
          <table:table-cell office:value-type="float" office:value="860840" calcext:value-type="float">
            <text:p>860840</text:p>
          </table:table-cell>
          <table:table-cell office:value-type="float" office:value="421800" calcext:value-type="float">
            <text:p>421800</text:p>
          </table:table-cell>
          <table:table-cell table:formula="of:=[.D554]/240" office:value-type="float" office:value="1757.5" calcext:value-type="float">
            <text:p>1757,5</text:p>
          </table:table-cell>
          <table:table-cell table:formula="of:=ROUNDUP(([.D554]+40)/44100*90000)+23" office:value-type="float" office:value="860921" calcext:value-type="float">
            <text:p>860921</text:p>
          </table:table-cell>
          <table:table-cell table:formula="of:=[.F554]-[.B554]" office:value-type="float" office:value="0" calcext:value-type="float">
            <text:p>0</text:p>
          </table:table-cell>
          <table:table-cell table:formula="of:=ROUNDUP(([.D554])/44100*90000)+23" office:value-type="float" office:value="860840" calcext:value-type="float">
            <text:p>860840</text:p>
          </table:table-cell>
          <table:table-cell table:formula="of:=[.H554]-[.C55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62391" calcext:value-type="float">
            <text:p>862391</text:p>
          </table:table-cell>
          <table:table-cell office:value-type="float" office:value="862309" calcext:value-type="float">
            <text:p>862309</text:p>
          </table:table-cell>
          <table:table-cell office:value-type="float" office:value="422520" calcext:value-type="float">
            <text:p>422520</text:p>
          </table:table-cell>
          <table:table-cell table:formula="of:=[.D555]/240" office:value-type="float" office:value="1760.5" calcext:value-type="float">
            <text:p>1760,5</text:p>
          </table:table-cell>
          <table:table-cell table:formula="of:=ROUNDUP(([.D555]+40)/44100*90000)+23" office:value-type="float" office:value="862391" calcext:value-type="float">
            <text:p>862391</text:p>
          </table:table-cell>
          <table:table-cell table:formula="of:=[.F555]-[.B555]" office:value-type="float" office:value="0" calcext:value-type="float">
            <text:p>0</text:p>
          </table:table-cell>
          <table:table-cell table:formula="of:=ROUNDUP(([.D555])/44100*90000)+23" office:value-type="float" office:value="862309" calcext:value-type="float">
            <text:p>862309</text:p>
          </table:table-cell>
          <table:table-cell table:formula="of:=[.H555]-[.C55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64105" calcext:value-type="float">
            <text:p>864105</text:p>
          </table:table-cell>
          <table:table-cell office:value-type="float" office:value="864024" calcext:value-type="float">
            <text:p>864024</text:p>
          </table:table-cell>
          <table:table-cell office:value-type="float" office:value="423360" calcext:value-type="float">
            <text:p>423360</text:p>
          </table:table-cell>
          <table:table-cell table:formula="of:=[.D556]/240" office:value-type="float" office:value="1764" calcext:value-type="float">
            <text:p>1764</text:p>
          </table:table-cell>
          <table:table-cell table:formula="of:=ROUNDUP(([.D556]+40)/44100*90000)+23" office:value-type="float" office:value="864105" calcext:value-type="float">
            <text:p>864105</text:p>
          </table:table-cell>
          <table:table-cell table:formula="of:=[.F556]-[.B556]" office:value-type="float" office:value="0" calcext:value-type="float">
            <text:p>0</text:p>
          </table:table-cell>
          <table:table-cell table:formula="of:=ROUNDUP(([.D556])/44100*90000)+23" office:value-type="float" office:value="864023" calcext:value-type="float">
            <text:p>864023</text:p>
          </table:table-cell>
          <table:table-cell table:formula="of:=[.H556]-[.C556]"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65656" calcext:value-type="float">
            <text:p>865656</text:p>
          </table:table-cell>
          <table:table-cell office:value-type="float" office:value="865575" calcext:value-type="float">
            <text:p>865575</text:p>
          </table:table-cell>
          <table:table-cell office:value-type="float" office:value="424120" calcext:value-type="float">
            <text:p>424120</text:p>
          </table:table-cell>
          <table:table-cell table:formula="of:=[.D557]/240" office:value-type="float" office:value="1767.16666666667" calcext:value-type="float">
            <text:p>1767,16666666667</text:p>
          </table:table-cell>
          <table:table-cell table:formula="of:=ROUNDUP(([.D557]+40)/44100*90000)+23" office:value-type="float" office:value="865656" calcext:value-type="float">
            <text:p>865656</text:p>
          </table:table-cell>
          <table:table-cell table:formula="of:=[.F557]-[.B557]" office:value-type="float" office:value="0" calcext:value-type="float">
            <text:p>0</text:p>
          </table:table-cell>
          <table:table-cell table:formula="of:=ROUNDUP(([.D557])/44100*90000)+23" office:value-type="float" office:value="865575" calcext:value-type="float">
            <text:p>865575</text:p>
          </table:table-cell>
          <table:table-cell table:formula="of:=[.H557]-[.C55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67370" calcext:value-type="float">
            <text:p>867370</text:p>
          </table:table-cell>
          <table:table-cell office:value-type="float" office:value="867289" calcext:value-type="float">
            <text:p>867289</text:p>
          </table:table-cell>
          <table:table-cell office:value-type="float" office:value="424960" calcext:value-type="float">
            <text:p>424960</text:p>
          </table:table-cell>
          <table:table-cell table:formula="of:=[.D558]/240" office:value-type="float" office:value="1770.66666666667" calcext:value-type="float">
            <text:p>1770,66666666667</text:p>
          </table:table-cell>
          <table:table-cell table:formula="of:=ROUNDUP(([.D558]+40)/44100*90000)+23" office:value-type="float" office:value="867370" calcext:value-type="float">
            <text:p>867370</text:p>
          </table:table-cell>
          <table:table-cell table:formula="of:=[.F558]-[.B558]" office:value-type="float" office:value="0" calcext:value-type="float">
            <text:p>0</text:p>
          </table:table-cell>
          <table:table-cell table:formula="of:=ROUNDUP(([.D558])/44100*90000)+23" office:value-type="float" office:value="867289" calcext:value-type="float">
            <text:p>867289</text:p>
          </table:table-cell>
          <table:table-cell table:formula="of:=[.H558]-[.C55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69003" calcext:value-type="float">
            <text:p>869003</text:p>
          </table:table-cell>
          <table:table-cell office:value-type="float" office:value="868921" calcext:value-type="float">
            <text:p>868921</text:p>
          </table:table-cell>
          <table:table-cell office:value-type="float" office:value="425760" calcext:value-type="float">
            <text:p>425760</text:p>
          </table:table-cell>
          <table:table-cell table:formula="of:=[.D559]/240" office:value-type="float" office:value="1774" calcext:value-type="float">
            <text:p>1774</text:p>
          </table:table-cell>
          <table:table-cell table:formula="of:=ROUNDUP(([.D559]+40)/44100*90000)+23" office:value-type="float" office:value="869003" calcext:value-type="float">
            <text:p>869003</text:p>
          </table:table-cell>
          <table:table-cell table:formula="of:=[.F559]-[.B559]" office:value-type="float" office:value="0" calcext:value-type="float">
            <text:p>0</text:p>
          </table:table-cell>
          <table:table-cell table:formula="of:=ROUNDUP(([.D559])/44100*90000)+23" office:value-type="float" office:value="868921" calcext:value-type="float">
            <text:p>868921</text:p>
          </table:table-cell>
          <table:table-cell table:formula="of:=[.H559]-[.C55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70472" calcext:value-type="float">
            <text:p>870472</text:p>
          </table:table-cell>
          <table:table-cell office:value-type="float" office:value="870391" calcext:value-type="float">
            <text:p>870391</text:p>
          </table:table-cell>
          <table:table-cell office:value-type="float" office:value="426480" calcext:value-type="float">
            <text:p>426480</text:p>
          </table:table-cell>
          <table:table-cell table:formula="of:=[.D560]/240" office:value-type="float" office:value="1777" calcext:value-type="float">
            <text:p>1777</text:p>
          </table:table-cell>
          <table:table-cell table:formula="of:=ROUNDUP(([.D560]+40)/44100*90000)+23" office:value-type="float" office:value="870472" calcext:value-type="float">
            <text:p>870472</text:p>
          </table:table-cell>
          <table:table-cell table:formula="of:=[.F560]-[.B560]" office:value-type="float" office:value="0" calcext:value-type="float">
            <text:p>0</text:p>
          </table:table-cell>
          <table:table-cell table:formula="of:=ROUNDUP(([.D560])/44100*90000)+23" office:value-type="float" office:value="870391" calcext:value-type="float">
            <text:p>870391</text:p>
          </table:table-cell>
          <table:table-cell table:formula="of:=[.H560]-[.C56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71860" calcext:value-type="float">
            <text:p>871860</text:p>
          </table:table-cell>
          <table:table-cell office:value-type="float" office:value="871779" calcext:value-type="float">
            <text:p>871779</text:p>
          </table:table-cell>
          <table:table-cell office:value-type="float" office:value="427160" calcext:value-type="float">
            <text:p>427160</text:p>
          </table:table-cell>
          <table:table-cell table:formula="of:=[.D561]/240" office:value-type="float" office:value="1779.83333333333" calcext:value-type="float">
            <text:p>1779,83333333333</text:p>
          </table:table-cell>
          <table:table-cell table:formula="of:=ROUNDUP(([.D561]+40)/44100*90000)+23" office:value-type="float" office:value="871860" calcext:value-type="float">
            <text:p>871860</text:p>
          </table:table-cell>
          <table:table-cell table:formula="of:=[.F561]-[.B561]" office:value-type="float" office:value="0" calcext:value-type="float">
            <text:p>0</text:p>
          </table:table-cell>
          <table:table-cell table:formula="of:=ROUNDUP(([.D561])/44100*90000)+23" office:value-type="float" office:value="871779" calcext:value-type="float">
            <text:p>871779</text:p>
          </table:table-cell>
          <table:table-cell table:formula="of:=[.H561]-[.C56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73248" calcext:value-type="float">
            <text:p>873248</text:p>
          </table:table-cell>
          <table:table-cell office:value-type="float" office:value="873166" calcext:value-type="float">
            <text:p>873166</text:p>
          </table:table-cell>
          <table:table-cell office:value-type="float" office:value="427840" calcext:value-type="float">
            <text:p>427840</text:p>
          </table:table-cell>
          <table:table-cell table:formula="of:=[.D562]/240" office:value-type="float" office:value="1782.66666666667" calcext:value-type="float">
            <text:p>1782,66666666667</text:p>
          </table:table-cell>
          <table:table-cell table:formula="of:=ROUNDUP(([.D562]+40)/44100*90000)+23" office:value-type="float" office:value="873248" calcext:value-type="float">
            <text:p>873248</text:p>
          </table:table-cell>
          <table:table-cell table:formula="of:=[.F562]-[.B562]" office:value-type="float" office:value="0" calcext:value-type="float">
            <text:p>0</text:p>
          </table:table-cell>
          <table:table-cell table:formula="of:=ROUNDUP(([.D562])/44100*90000)+23" office:value-type="float" office:value="873166" calcext:value-type="float">
            <text:p>873166</text:p>
          </table:table-cell>
          <table:table-cell table:formula="of:=[.H562]-[.C56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74636" calcext:value-type="float">
            <text:p>874636</text:p>
          </table:table-cell>
          <table:table-cell office:value-type="float" office:value="874554" calcext:value-type="float">
            <text:p>874554</text:p>
          </table:table-cell>
          <table:table-cell office:value-type="float" office:value="428520" calcext:value-type="float">
            <text:p>428520</text:p>
          </table:table-cell>
          <table:table-cell table:formula="of:=[.D563]/240" office:value-type="float" office:value="1785.5" calcext:value-type="float">
            <text:p>1785,5</text:p>
          </table:table-cell>
          <table:table-cell table:formula="of:=ROUNDUP(([.D563]+40)/44100*90000)+23" office:value-type="float" office:value="874636" calcext:value-type="float">
            <text:p>874636</text:p>
          </table:table-cell>
          <table:table-cell table:formula="of:=[.F563]-[.B563]" office:value-type="float" office:value="0" calcext:value-type="float">
            <text:p>0</text:p>
          </table:table-cell>
          <table:table-cell table:formula="of:=ROUNDUP(([.D563])/44100*90000)+23" office:value-type="float" office:value="874554" calcext:value-type="float">
            <text:p>874554</text:p>
          </table:table-cell>
          <table:table-cell table:formula="of:=[.H563]-[.C56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76024" calcext:value-type="float">
            <text:p>876024</text:p>
          </table:table-cell>
          <table:table-cell office:value-type="float" office:value="875942" calcext:value-type="float">
            <text:p>875942</text:p>
          </table:table-cell>
          <table:table-cell office:value-type="float" office:value="429200" calcext:value-type="float">
            <text:p>429200</text:p>
          </table:table-cell>
          <table:table-cell table:formula="of:=[.D564]/240" office:value-type="float" office:value="1788.33333333333" calcext:value-type="float">
            <text:p>1788,33333333333</text:p>
          </table:table-cell>
          <table:table-cell table:formula="of:=ROUNDUP(([.D564]+40)/44100*90000)+23" office:value-type="float" office:value="876023" calcext:value-type="float">
            <text:p>876023</text:p>
          </table:table-cell>
          <table:table-cell table:formula="of:=[.F564]-[.B564]" office:value-type="float" office:value="-1" calcext:value-type="float">
            <text:p>-1</text:p>
          </table:table-cell>
          <table:table-cell table:formula="of:=ROUNDUP(([.D564])/44100*90000)+23" office:value-type="float" office:value="875942" calcext:value-type="float">
            <text:p>875942</text:p>
          </table:table-cell>
          <table:table-cell table:formula="of:=[.H564]-[.C56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77493" calcext:value-type="float">
            <text:p>877493</text:p>
          </table:table-cell>
          <table:table-cell office:value-type="float" office:value="877411" calcext:value-type="float">
            <text:p>877411</text:p>
          </table:table-cell>
          <table:table-cell office:value-type="float" office:value="429920" calcext:value-type="float">
            <text:p>429920</text:p>
          </table:table-cell>
          <table:table-cell table:formula="of:=[.D565]/240" office:value-type="float" office:value="1791.33333333333" calcext:value-type="float">
            <text:p>1791,33333333333</text:p>
          </table:table-cell>
          <table:table-cell table:formula="of:=ROUNDUP(([.D565]+40)/44100*90000)+23" office:value-type="float" office:value="877493" calcext:value-type="float">
            <text:p>877493</text:p>
          </table:table-cell>
          <table:table-cell table:formula="of:=[.F565]-[.B565]" office:value-type="float" office:value="0" calcext:value-type="float">
            <text:p>0</text:p>
          </table:table-cell>
          <table:table-cell table:formula="of:=ROUNDUP(([.D565])/44100*90000)+23" office:value-type="float" office:value="877411" calcext:value-type="float">
            <text:p>877411</text:p>
          </table:table-cell>
          <table:table-cell table:formula="of:=[.H565]-[.C56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78881" calcext:value-type="float">
            <text:p>878881</text:p>
          </table:table-cell>
          <table:table-cell office:value-type="float" office:value="878799" calcext:value-type="float">
            <text:p>878799</text:p>
          </table:table-cell>
          <table:table-cell office:value-type="float" office:value="430600" calcext:value-type="float">
            <text:p>430600</text:p>
          </table:table-cell>
          <table:table-cell table:formula="of:=[.D566]/240" office:value-type="float" office:value="1794.16666666667" calcext:value-type="float">
            <text:p>1794,16666666667</text:p>
          </table:table-cell>
          <table:table-cell table:formula="of:=ROUNDUP(([.D566]+40)/44100*90000)+23" office:value-type="float" office:value="878881" calcext:value-type="float">
            <text:p>878881</text:p>
          </table:table-cell>
          <table:table-cell table:formula="of:=[.F566]-[.B566]" office:value-type="float" office:value="0" calcext:value-type="float">
            <text:p>0</text:p>
          </table:table-cell>
          <table:table-cell table:formula="of:=ROUNDUP(([.D566])/44100*90000)+23" office:value-type="float" office:value="878799" calcext:value-type="float">
            <text:p>878799</text:p>
          </table:table-cell>
          <table:table-cell table:formula="of:=[.H566]-[.C56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80350" calcext:value-type="float">
            <text:p>880350</text:p>
          </table:table-cell>
          <table:table-cell office:value-type="float" office:value="880268" calcext:value-type="float">
            <text:p>880268</text:p>
          </table:table-cell>
          <table:table-cell office:value-type="float" office:value="431320" calcext:value-type="float">
            <text:p>431320</text:p>
          </table:table-cell>
          <table:table-cell table:formula="of:=[.D567]/240" office:value-type="float" office:value="1797.16666666667" calcext:value-type="float">
            <text:p>1797,16666666667</text:p>
          </table:table-cell>
          <table:table-cell table:formula="of:=ROUNDUP(([.D567]+40)/44100*90000)+23" office:value-type="float" office:value="880350" calcext:value-type="float">
            <text:p>880350</text:p>
          </table:table-cell>
          <table:table-cell table:formula="of:=[.F567]-[.B567]" office:value-type="float" office:value="0" calcext:value-type="float">
            <text:p>0</text:p>
          </table:table-cell>
          <table:table-cell table:formula="of:=ROUNDUP(([.D567])/44100*90000)+23" office:value-type="float" office:value="880268" calcext:value-type="float">
            <text:p>880268</text:p>
          </table:table-cell>
          <table:table-cell table:formula="of:=[.H567]-[.C56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81901" calcext:value-type="float">
            <text:p>881901</text:p>
          </table:table-cell>
          <table:table-cell office:value-type="float" office:value="881819" calcext:value-type="float">
            <text:p>881819</text:p>
          </table:table-cell>
          <table:table-cell office:value-type="float" office:value="432080" calcext:value-type="float">
            <text:p>432080</text:p>
          </table:table-cell>
          <table:table-cell table:formula="of:=[.D568]/240" office:value-type="float" office:value="1800.33333333333" calcext:value-type="float">
            <text:p>1800,33333333333</text:p>
          </table:table-cell>
          <table:table-cell table:formula="of:=ROUNDUP(([.D568]+40)/44100*90000)+23" office:value-type="float" office:value="881901" calcext:value-type="float">
            <text:p>881901</text:p>
          </table:table-cell>
          <table:table-cell table:formula="of:=[.F568]-[.B568]" office:value-type="float" office:value="0" calcext:value-type="float">
            <text:p>0</text:p>
          </table:table-cell>
          <table:table-cell table:formula="of:=ROUNDUP(([.D568])/44100*90000)+23" office:value-type="float" office:value="881819" calcext:value-type="float">
            <text:p>881819</text:p>
          </table:table-cell>
          <table:table-cell table:formula="of:=[.H568]-[.C56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83370" calcext:value-type="float">
            <text:p>883370</text:p>
          </table:table-cell>
          <table:table-cell office:value-type="float" office:value="883289" calcext:value-type="float">
            <text:p>883289</text:p>
          </table:table-cell>
          <table:table-cell office:value-type="float" office:value="432800" calcext:value-type="float">
            <text:p>432800</text:p>
          </table:table-cell>
          <table:table-cell table:formula="of:=[.D569]/240" office:value-type="float" office:value="1803.33333333333" calcext:value-type="float">
            <text:p>1803,33333333333</text:p>
          </table:table-cell>
          <table:table-cell table:formula="of:=ROUNDUP(([.D569]+40)/44100*90000)+23" office:value-type="float" office:value="883370" calcext:value-type="float">
            <text:p>883370</text:p>
          </table:table-cell>
          <table:table-cell table:formula="of:=[.F569]-[.B569]" office:value-type="float" office:value="0" calcext:value-type="float">
            <text:p>0</text:p>
          </table:table-cell>
          <table:table-cell table:formula="of:=ROUNDUP(([.D569])/44100*90000)+23" office:value-type="float" office:value="883289" calcext:value-type="float">
            <text:p>883289</text:p>
          </table:table-cell>
          <table:table-cell table:formula="of:=[.H569]-[.C56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84840" calcext:value-type="float">
            <text:p>884840</text:p>
          </table:table-cell>
          <table:table-cell office:value-type="float" office:value="884758" calcext:value-type="float">
            <text:p>884758</text:p>
          </table:table-cell>
          <table:table-cell office:value-type="float" office:value="433520" calcext:value-type="float">
            <text:p>433520</text:p>
          </table:table-cell>
          <table:table-cell table:formula="of:=[.D570]/240" office:value-type="float" office:value="1806.33333333333" calcext:value-type="float">
            <text:p>1806,33333333333</text:p>
          </table:table-cell>
          <table:table-cell table:formula="of:=ROUNDUP(([.D570]+40)/44100*90000)+23" office:value-type="float" office:value="884840" calcext:value-type="float">
            <text:p>884840</text:p>
          </table:table-cell>
          <table:table-cell table:formula="of:=[.F570]-[.B570]" office:value-type="float" office:value="0" calcext:value-type="float">
            <text:p>0</text:p>
          </table:table-cell>
          <table:table-cell table:formula="of:=ROUNDUP(([.D570])/44100*90000)+23" office:value-type="float" office:value="884758" calcext:value-type="float">
            <text:p>884758</text:p>
          </table:table-cell>
          <table:table-cell table:formula="of:=[.H570]-[.C57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86391" calcext:value-type="float">
            <text:p>886391</text:p>
          </table:table-cell>
          <table:table-cell office:value-type="float" office:value="886309" calcext:value-type="float">
            <text:p>886309</text:p>
          </table:table-cell>
          <table:table-cell office:value-type="float" office:value="434280" calcext:value-type="float">
            <text:p>434280</text:p>
          </table:table-cell>
          <table:table-cell table:formula="of:=[.D571]/240" office:value-type="float" office:value="1809.5" calcext:value-type="float">
            <text:p>1809,5</text:p>
          </table:table-cell>
          <table:table-cell table:formula="of:=ROUNDUP(([.D571]+40)/44100*90000)+23" office:value-type="float" office:value="886391" calcext:value-type="float">
            <text:p>886391</text:p>
          </table:table-cell>
          <table:table-cell table:formula="of:=[.F571]-[.B571]" office:value-type="float" office:value="0" calcext:value-type="float">
            <text:p>0</text:p>
          </table:table-cell>
          <table:table-cell table:formula="of:=ROUNDUP(([.D571])/44100*90000)+23" office:value-type="float" office:value="886309" calcext:value-type="float">
            <text:p>886309</text:p>
          </table:table-cell>
          <table:table-cell table:formula="of:=[.H571]-[.C57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87942" calcext:value-type="float">
            <text:p>887942</text:p>
          </table:table-cell>
          <table:table-cell office:value-type="float" office:value="887860" calcext:value-type="float">
            <text:p>887860</text:p>
          </table:table-cell>
          <table:table-cell office:value-type="float" office:value="435040" calcext:value-type="float">
            <text:p>435040</text:p>
          </table:table-cell>
          <table:table-cell table:formula="of:=[.D572]/240" office:value-type="float" office:value="1812.66666666667" calcext:value-type="float">
            <text:p>1812,66666666667</text:p>
          </table:table-cell>
          <table:table-cell table:formula="of:=ROUNDUP(([.D572]+40)/44100*90000)+23" office:value-type="float" office:value="887942" calcext:value-type="float">
            <text:p>887942</text:p>
          </table:table-cell>
          <table:table-cell table:formula="of:=[.F572]-[.B572]" office:value-type="float" office:value="0" calcext:value-type="float">
            <text:p>0</text:p>
          </table:table-cell>
          <table:table-cell table:formula="of:=ROUNDUP(([.D572])/44100*90000)+23" office:value-type="float" office:value="887860" calcext:value-type="float">
            <text:p>887860</text:p>
          </table:table-cell>
          <table:table-cell table:formula="of:=[.H572]-[.C57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89411" calcext:value-type="float">
            <text:p>889411</text:p>
          </table:table-cell>
          <table:table-cell office:value-type="float" office:value="889330" calcext:value-type="float">
            <text:p>889330</text:p>
          </table:table-cell>
          <table:table-cell office:value-type="float" office:value="435760" calcext:value-type="float">
            <text:p>435760</text:p>
          </table:table-cell>
          <table:table-cell table:formula="of:=[.D573]/240" office:value-type="float" office:value="1815.66666666667" calcext:value-type="float">
            <text:p>1815,66666666667</text:p>
          </table:table-cell>
          <table:table-cell table:formula="of:=ROUNDUP(([.D573]+40)/44100*90000)+23" office:value-type="float" office:value="889411" calcext:value-type="float">
            <text:p>889411</text:p>
          </table:table-cell>
          <table:table-cell table:formula="of:=[.F573]-[.B573]" office:value-type="float" office:value="0" calcext:value-type="float">
            <text:p>0</text:p>
          </table:table-cell>
          <table:table-cell table:formula="of:=ROUNDUP(([.D573])/44100*90000)+23" office:value-type="float" office:value="889330" calcext:value-type="float">
            <text:p>889330</text:p>
          </table:table-cell>
          <table:table-cell table:formula="of:=[.H573]-[.C57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90962" calcext:value-type="float">
            <text:p>890962</text:p>
          </table:table-cell>
          <table:table-cell office:value-type="float" office:value="890881" calcext:value-type="float">
            <text:p>890881</text:p>
          </table:table-cell>
          <table:table-cell office:value-type="float" office:value="436520" calcext:value-type="float">
            <text:p>436520</text:p>
          </table:table-cell>
          <table:table-cell table:formula="of:=[.D574]/240" office:value-type="float" office:value="1818.83333333333" calcext:value-type="float">
            <text:p>1818,83333333333</text:p>
          </table:table-cell>
          <table:table-cell table:formula="of:=ROUNDUP(([.D574]+40)/44100*90000)+23" office:value-type="float" office:value="890962" calcext:value-type="float">
            <text:p>890962</text:p>
          </table:table-cell>
          <table:table-cell table:formula="of:=[.F574]-[.B574]" office:value-type="float" office:value="0" calcext:value-type="float">
            <text:p>0</text:p>
          </table:table-cell>
          <table:table-cell table:formula="of:=ROUNDUP(([.D574])/44100*90000)+23" office:value-type="float" office:value="890881" calcext:value-type="float">
            <text:p>890881</text:p>
          </table:table-cell>
          <table:table-cell table:formula="of:=[.H574]-[.C57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92595" calcext:value-type="float">
            <text:p>892595</text:p>
          </table:table-cell>
          <table:table-cell office:value-type="float" office:value="892513" calcext:value-type="float">
            <text:p>892513</text:p>
          </table:table-cell>
          <table:table-cell office:value-type="float" office:value="437320" calcext:value-type="float">
            <text:p>437320</text:p>
          </table:table-cell>
          <table:table-cell table:formula="of:=[.D575]/240" office:value-type="float" office:value="1822.16666666667" calcext:value-type="float">
            <text:p>1822,16666666667</text:p>
          </table:table-cell>
          <table:table-cell table:formula="of:=ROUNDUP(([.D575]+40)/44100*90000)+23" office:value-type="float" office:value="892595" calcext:value-type="float">
            <text:p>892595</text:p>
          </table:table-cell>
          <table:table-cell table:formula="of:=[.F575]-[.B575]" office:value-type="float" office:value="0" calcext:value-type="float">
            <text:p>0</text:p>
          </table:table-cell>
          <table:table-cell table:formula="of:=ROUNDUP(([.D575])/44100*90000)+23" office:value-type="float" office:value="892513" calcext:value-type="float">
            <text:p>892513</text:p>
          </table:table-cell>
          <table:table-cell table:formula="of:=[.H575]-[.C57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94064" calcext:value-type="float">
            <text:p>894064</text:p>
          </table:table-cell>
          <table:table-cell office:value-type="float" office:value="893983" calcext:value-type="float">
            <text:p>893983</text:p>
          </table:table-cell>
          <table:table-cell office:value-type="float" office:value="438040" calcext:value-type="float">
            <text:p>438040</text:p>
          </table:table-cell>
          <table:table-cell table:formula="of:=[.D576]/240" office:value-type="float" office:value="1825.16666666667" calcext:value-type="float">
            <text:p>1825,16666666667</text:p>
          </table:table-cell>
          <table:table-cell table:formula="of:=ROUNDUP(([.D576]+40)/44100*90000)+23" office:value-type="float" office:value="894064" calcext:value-type="float">
            <text:p>894064</text:p>
          </table:table-cell>
          <table:table-cell table:formula="of:=[.F576]-[.B576]" office:value-type="float" office:value="0" calcext:value-type="float">
            <text:p>0</text:p>
          </table:table-cell>
          <table:table-cell table:formula="of:=ROUNDUP(([.D576])/44100*90000)+23" office:value-type="float" office:value="893983" calcext:value-type="float">
            <text:p>893983</text:p>
          </table:table-cell>
          <table:table-cell table:formula="of:=[.H576]-[.C57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95697" calcext:value-type="float">
            <text:p>895697</text:p>
          </table:table-cell>
          <table:table-cell office:value-type="float" office:value="895615" calcext:value-type="float">
            <text:p>895615</text:p>
          </table:table-cell>
          <table:table-cell office:value-type="float" office:value="438840" calcext:value-type="float">
            <text:p>438840</text:p>
          </table:table-cell>
          <table:table-cell table:formula="of:=[.D577]/240" office:value-type="float" office:value="1828.5" calcext:value-type="float">
            <text:p>1828,5</text:p>
          </table:table-cell>
          <table:table-cell table:formula="of:=ROUNDUP(([.D577]+40)/44100*90000)+23" office:value-type="float" office:value="895697" calcext:value-type="float">
            <text:p>895697</text:p>
          </table:table-cell>
          <table:table-cell table:formula="of:=[.F577]-[.B577]" office:value-type="float" office:value="0" calcext:value-type="float">
            <text:p>0</text:p>
          </table:table-cell>
          <table:table-cell table:formula="of:=ROUNDUP(([.D577])/44100*90000)+23" office:value-type="float" office:value="895615" calcext:value-type="float">
            <text:p>895615</text:p>
          </table:table-cell>
          <table:table-cell table:formula="of:=[.H577]-[.C57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97248" calcext:value-type="float">
            <text:p>897248</text:p>
          </table:table-cell>
          <table:table-cell office:value-type="float" office:value="897166" calcext:value-type="float">
            <text:p>897166</text:p>
          </table:table-cell>
          <table:table-cell office:value-type="float" office:value="439600" calcext:value-type="float">
            <text:p>439600</text:p>
          </table:table-cell>
          <table:table-cell table:formula="of:=[.D578]/240" office:value-type="float" office:value="1831.66666666667" calcext:value-type="float">
            <text:p>1831,66666666667</text:p>
          </table:table-cell>
          <table:table-cell table:formula="of:=ROUNDUP(([.D578]+40)/44100*90000)+23" office:value-type="float" office:value="897248" calcext:value-type="float">
            <text:p>897248</text:p>
          </table:table-cell>
          <table:table-cell table:formula="of:=[.F578]-[.B578]" office:value-type="float" office:value="0" calcext:value-type="float">
            <text:p>0</text:p>
          </table:table-cell>
          <table:table-cell table:formula="of:=ROUNDUP(([.D578])/44100*90000)+23" office:value-type="float" office:value="897166" calcext:value-type="float">
            <text:p>897166</text:p>
          </table:table-cell>
          <table:table-cell table:formula="of:=[.H578]-[.C57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98881" calcext:value-type="float">
            <text:p>898881</text:p>
          </table:table-cell>
          <table:table-cell office:value-type="float" office:value="898799" calcext:value-type="float">
            <text:p>898799</text:p>
          </table:table-cell>
          <table:table-cell office:value-type="float" office:value="440400" calcext:value-type="float">
            <text:p>440400</text:p>
          </table:table-cell>
          <table:table-cell table:formula="of:=[.D579]/240" office:value-type="float" office:value="1835" calcext:value-type="float">
            <text:p>1835</text:p>
          </table:table-cell>
          <table:table-cell table:formula="of:=ROUNDUP(([.D579]+40)/44100*90000)+23" office:value-type="float" office:value="898881" calcext:value-type="float">
            <text:p>898881</text:p>
          </table:table-cell>
          <table:table-cell table:formula="of:=[.F579]-[.B579]" office:value-type="float" office:value="0" calcext:value-type="float">
            <text:p>0</text:p>
          </table:table-cell>
          <table:table-cell table:formula="of:=ROUNDUP(([.D579])/44100*90000)+23" office:value-type="float" office:value="898799" calcext:value-type="float">
            <text:p>898799</text:p>
          </table:table-cell>
          <table:table-cell table:formula="of:=[.H579]-[.C57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389376" calcext:value-type="float">
            <text:p>8389376</text:p>
          </table:table-cell>
          <table:table-cell/>
          <table:table-cell office:value-type="float" office:value="440960" calcext:value-type="float">
            <text:p>440960</text:p>
          </table:table-cell>
          <table:table-cell table:formula="of:=[.D580]/240" office:value-type="float" office:value="1837.33333333333" calcext:value-type="float">
            <text:p>1837,33333333333</text:p>
          </table:table-cell>
          <table:table-cell table:formula="of:=ROUNDUP(([.D580]+40)/44100*90000)+23" office:value-type="float" office:value="900023" calcext:value-type="float">
            <text:p>900023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441000" calcext:value-type="float">
            <text:p>441000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3T02:36:07.795325995</dc:date>
    <meta:editing-duration>PT49M27S</meta:editing-duration>
    <meta:editing-cycles>1</meta:editing-cycles>
    <meta:generator>LibreOffice/6.2.5.2$Linux_X86_64 LibreOffice_project/20$Build-2</meta:generator>
    <meta:document-statistic meta:table-count="1" meta:cell-count="5214" meta:object-count="0"/>
  </office:meta>
</office:document-meta>
</file>